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1000001BD496FB53995D0D7D1.png" manifest:media-type="image/png"/>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MBX9" svg:font-family="CMBX9"/>
    <style:font-face style:name="CMR9" svg:font-family="CMR9"/>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Segoe UI" svg:font-family="'Segoe UI'"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表1" style:family="table">
      <style:table-properties fo:margin-left="0.0104in" fo:margin-right="0in" table:align="margins" style:writing-mode="lr-tb"/>
    </style:style>
    <style:style style:name="表1.A" style:family="table-column">
      <style:table-column-properties style:rel-column-width="8308*"/>
    </style:style>
    <style:style style:name="表1.B" style:family="table-column">
      <style:table-column-properties style:rel-column-width="57227*"/>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1.B1" style:family="table-cell">
      <style:table-cell-properties style:vertical-align="top" fo:padding-left="0.075in" fo:padding-right="0.075in" fo:padding-top="0in" fo:padding-bottom="0in" fo:border="0.5pt solid #000000" style:writing-mode="lr-tb"/>
    </style:style>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au2" style:family="table">
      <style:table-properties style:width="6.7576in" fo:margin-left="0.0104in" fo:margin-right="0in" table:align="margins" style:writing-mode="lr-tb"/>
    </style:style>
    <style:style style:name="Tableau2.A" style:family="table-column">
      <style:table-column-properties style:column-width="0.9965in" style:rel-column-width="9664*"/>
    </style:style>
    <style:style style:name="Tableau2.B" style:family="table-column">
      <style:table-column-properties style:column-width="5.7611in" style:rel-column-width="55871*"/>
    </style:style>
    <style:style style:name="Tableau2.1" style:family="table-row">
      <style:table-row-properties fo:keep-together="auto"/>
    </style:style>
    <style:style style:name="Tableau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2.B1" style:family="table-cell">
      <style:table-cell-properties style:vertical-align="top" fo:padding-left="0.075in" fo:padding-right="0.075in" fo:padding-top="0in" fo:padding-bottom="0in" fo:border="0.5pt solid #000000" style:writing-mode="lr-tb"/>
    </style:style>
    <style:style style:name="表1" style:family="table">
      <style:table-properties fo:margin-left="0.0104in" fo:margin-right="0in" table:align="margins" style:writing-mode="lr-tb"/>
    </style:style>
    <style:style style:name="表1.A" style:family="table-column">
      <style:table-column-properties style:rel-column-width="8308*"/>
    </style:style>
    <style:style style:name="表1.B" style:family="table-column">
      <style:table-column-properties style:rel-column-width="57227*"/>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1.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2" style:family="paragraph" style:parent-style-name="Heading_20_2">
      <style:paragraph-properties fo:break-before="page"/>
    </style:style>
    <style:style style:name="P3" style:family="paragraph" style:parent-style-name="CellBody">
      <style:paragraph-properties style:snap-to-layout-grid="false"/>
      <style:text-properties fo:color="#000000" fo:font-style="normal" style:font-style-asian="normal" style:font-style-complex="normal"/>
    </style:style>
    <style:style style:name="P4" style:family="paragraph" style:parent-style-name="CellBody">
      <style:paragraph-properties style:snap-to-layout-grid="false"/>
      <style:text-properties officeooo:rsid="002c17a3" officeooo:paragraph-rsid="002c17a3"/>
    </style:style>
    <style:style style:name="P5"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6" style:family="paragraph" style:parent-style-name="CellBody">
      <style:paragraph-properties style:snap-to-layout-grid="false"/>
      <style:text-properties officeooo:rsid="003a2e35" officeooo:paragraph-rsid="003a2e35"/>
    </style:style>
    <style:style style:name="P7" style:family="paragraph" style:parent-style-name="CellBody">
      <style:paragraph-properties style:snap-to-layout-grid="false"/>
      <style:text-properties fo:color="#000000" fo:font-style="normal" officeooo:rsid="003a2e35" officeooo:paragraph-rsid="003a2e35" style:font-style-asian="normal" style:font-style-complex="normal"/>
    </style:style>
    <style:style style:name="P8" style:family="paragraph" style:parent-style-name="CellBody">
      <style:paragraph-properties style:snap-to-layout-grid="false"/>
    </style:style>
    <style:style style:name="P9" style:family="paragraph" style:parent-style-name="CellBody">
      <style:paragraph-properties style:snap-to-layout-gri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0" style:family="paragraph" style:parent-style-name="Body">
      <style:text-properties fo:color="#000000" fo:font-style="normal" style:font-style-asian="normal" style:font-style-complex="normal"/>
    </style:style>
    <style:style style:name="P11" style:family="paragraph" style:parent-style-name="Body">
      <style:paragraph-properties style:text-autospace="none" style:writing-mode="page"/>
      <style:text-properties fo:font-size="12pt" fo:language="en" fo:country="US" fo:font-style="normal" style:font-name-asian="Times New Roman" style:font-size-asian="12pt" style:font-style-asian="normal" style:font-name-complex="Times New Roman" style:font-size-complex="12pt" style:language-complex="zxx" style:country-complex="none" style:font-style-complex="normal"/>
    </style:style>
    <style:style style:name="P12" style:family="paragraph" style:parent-style-name="Standard">
      <style:paragraph-properties fo:text-align="justify" style:justify-single-word="false"/>
      <style:text-properties style:font-name="Arial" fo:font-size="12pt" style:font-size-asian="12pt" style:font-size-complex="12pt"/>
    </style:style>
    <style:style style:name="P13" style:family="paragraph" style:parent-style-name="Standard">
      <style:paragraph-properties fo:text-align="justify" style:justify-single-wor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4"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15"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start" style:justify-single-word="false" style:text-autospace="none"/>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start" style:justify-single-word="false" style:text-autospace="none"/>
      <style:text-properties style:font-name="Arial" fo:font-size="12pt" fo:font-weight="bold" style:font-name-asian="Helvetica-Bold" style:font-size-asian="12pt" style:font-weight-asian="bold" style:font-name-complex="Helvetica-Bold" style:font-size-complex="12pt" style:font-weight-complex="bold"/>
    </style:style>
    <style:style style:name="P19" style:family="paragraph" style:parent-style-name="Body" style:list-style-name="L1">
      <style:paragraph-properties style:text-autospace="none" style:writing-mode="page"/>
      <style:text-properties fo:font-size="10pt" fo:language="en" fo:country="US" style:font-name-asian="Times New Roman" style:font-size-asian="10pt" style:font-name-complex="Times New Roman" style:font-size-complex="10pt" style:language-complex="zxx" style:country-complex="none"/>
    </style:style>
    <style:style style:name="P20" style:family="paragraph" style:parent-style-name="Body" style:list-style-name="L1">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21" style:family="paragraph" style:parent-style-name="Body" style:list-style-name="L1"/>
    <style:style style:name="P22" style:family="paragraph" style:parent-style-name="Body">
      <style:paragraph-properties style:text-autospace="none" style:writing-mode="page"/>
      <style:text-properties fo:language="en" fo:country="US" style:language-complex="zxx" style:country-complex="none"/>
    </style:style>
    <style:style style:name="P23" style:family="paragraph" style:parent-style-name="Body">
      <style:paragraph-properties style:text-autospace="none" style:writing-mode="page"/>
    </style:style>
    <style:style style:name="P24" style:family="paragraph" style:parent-style-name="Body">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25"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26"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27" style:family="paragraph" style:parent-style-name="Standard">
      <style:paragraph-properties fo:text-align="start" style:justify-single-word="false" style:text-autospace="none"/>
      <style:text-properties style:font-name="Arial" fo:font-size="12pt" fo:font-weight="bold" officeooo:rsid="002d1d7a" officeooo:paragraph-rsid="002d1d7a" style:font-name-asian="ArialMT" style:font-size-asian="12pt" style:font-weight-asian="bold" style:font-name-complex="ArialMT" style:font-size-complex="12pt" style:font-weight-complex="bold"/>
    </style:style>
    <style:style style:name="P28"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29" style:family="paragraph" style:parent-style-name="Body" style:list-style-name="L2">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30" style:family="paragraph" style:parent-style-name="Body" style:list-style-name="L2"/>
    <style:style style:name="P31" style:family="paragraph" style:parent-style-name="Body">
      <style:text-properties officeooo:rsid="001db957" officeooo:paragraph-rsid="001db957"/>
    </style:style>
    <style:style style:name="P32" style:family="paragraph" style:parent-style-name="Body" style:list-style-name="L3"/>
    <style:style style:name="P33" style:family="paragraph" style:parent-style-name="Body">
      <style:text-properties style:font-name="Arial" fo:font-size="12pt" officeooo:rsid="001e1c08" officeooo:paragraph-rsid="001e1c08" style:font-size-asian="12pt" style:font-size-complex="12pt"/>
    </style:style>
    <style:style style:name="P34" style:family="paragraph" style:parent-style-name="Heading_20_2">
      <style:text-properties fo:font-size="14pt" fo:language="en" fo:country="US" style:font-name-asian="Times New Roman" style:font-size-asian="14pt" style:language-asian="ja" style:country-asian="JP" style:font-name-complex="Times New Roman" style:font-size-complex="14pt" style:language-complex="zxx" style:country-complex="none"/>
    </style:style>
    <style:style style:name="P35" style:family="paragraph" style:parent-style-name="Body">
      <style:paragraph-properties fo:text-align="center" style:justify-single-word="false"/>
      <style:text-properties style:font-name="Helvetica-Bold" fo:font-size="12pt" fo:font-weight="bold" style:font-name-asian="Helvetica-Bold" style:font-size-asian="12pt" style:font-weight-asian="bold" style:font-name-complex="Helvetica-Bold" style:font-size-complex="12pt" style:font-weight-complex="bold"/>
    </style:style>
    <style:style style:name="P36" style:family="paragraph" style:parent-style-name="Body">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37" style:family="paragraph" style:parent-style-name="Body">
      <style:text-properties style:font-name="Helvetica-Bold" fo:font-size="12pt" fo:language="en" fo:country="US" fo:font-weight="normal" officeooo:rsid="001e1c08" officeooo:paragraph-rsid="001e1c08"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38" style:family="paragraph" style:parent-style-name="Heading_20_2">
      <style:text-properties style:font-name="Arial" fo:font-size="12pt" officeooo:rsid="001e1c08" officeooo:paragraph-rsid="001e1c08" style:font-size-asian="12pt" style:font-size-complex="12pt"/>
    </style:style>
    <style:style style:name="P39" style:family="paragraph" style:parent-style-name="Heading_20_2">
      <style:text-properties style:language-asian="ja" style:country-asian="JP"/>
    </style:style>
    <style:style style:name="P40" style:family="paragraph" style:parent-style-name="Heading_20_2">
      <style:text-properties style:font-name="Helvetica-Bold" fo:font-size="12pt" fo:language="en" fo:country="US" fo:font-weight="normal"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41" style:family="paragraph" style:parent-style-name="Body">
      <style:text-properties fo:color="#000000" fo:font-style="normal" style:language-asian="ja" style:country-asian="JP" style:font-style-asian="normal" style:font-style-complex="normal"/>
    </style:style>
    <style:style style:name="P42" style:family="paragraph" style:parent-style-name="Body" style:list-style-name="L4"/>
    <style:style style:name="P43" style:family="paragraph" style:parent-style-name="Standard">
      <style:paragraph-properties fo:text-align="start" style:justify-single-word="false" style:text-autospace="none"/>
      <style:text-properties style:font-name="Arial" fo:font-size="12pt" style:font-size-asian="12pt" style:font-size-complex="12pt"/>
    </style:style>
    <style:style style:name="P44" style:family="paragraph" style:parent-style-name="Standard">
      <style:text-properties style:font-name="Arial" fo:font-size="12pt" style:font-name-asian="ArialMT" style:font-size-asian="12pt" style:font-name-complex="ArialMT" style:font-size-complex="12pt"/>
    </style:style>
    <style:style style:name="P45" style:family="paragraph" style:parent-style-name="Definition_20_Term" style:list-style-name="WW8Num3">
      <style:text-properties officeooo:paragraph-rsid="002a1e2f"/>
    </style:style>
    <style:style style:name="P46" style:family="paragraph" style:parent-style-name="Standard">
      <style:text-properties fo:font-style="italic" officeooo:rsid="0017926a" style:font-style-asian="italic" style:font-style-complex="italic"/>
    </style:style>
    <style:style style:name="P47" style:family="paragraph" style:parent-style-name="Standard" style:list-style-name="WW8Num3">
      <style:text-properties fo:font-style="italic" officeooo:rsid="0017926a" style:font-style-asian="italic" style:font-style-complex="italic"/>
    </style:style>
    <style:style style:name="P48" style:family="paragraph" style:parent-style-name="CellBody">
      <style:paragraph-properties style:snap-to-layout-grid="false"/>
      <style:text-properties style:font-name="Arial" fo:font-size="10pt" fo:language="en" fo:country="US" officeooo:rsid="0017926a" officeooo:paragraph-rsid="0017926a" style:font-name-asian="Arial" style:font-size-asian="10pt" style:font-size-complex="10pt"/>
    </style:style>
    <style:style style:name="P49" style:family="paragraph" style:parent-style-name="CellBody">
      <style:paragraph-properties fo:keep-with-next="always" style:snap-to-layout-grid="false"/>
    </style:style>
    <style:style style:name="P50" style:family="paragraph" style:parent-style-name="CellBody">
      <style:paragraph-properties style:snap-to-layout-grid="false"/>
      <style:text-properties fo:font-variant="normal" fo:text-transform="none" fo:color="#000000" style:font-name="Arial" fo:font-size="10pt" fo:letter-spacing="normal" fo:font-style="normal" fo:font-weight="normal" officeooo:rsid="0017926a" officeooo:paragraph-rsid="0017926a" style:font-name-asian="Arial" style:font-size-asian="10pt" style:font-size-complex="10pt"/>
    </style:style>
    <style:style style:name="P51" style:family="paragraph" style:parent-style-name="CellBody">
      <style:paragraph-properties fo:keep-with-next="always" style:snap-to-layout-grid="false"/>
      <style:text-properties officeooo:rsid="00189331" officeooo:paragraph-rsid="00189331"/>
    </style:style>
    <style:style style:name="P52" style:family="paragraph" style:parent-style-name="CellBody">
      <style:paragraph-properties style:snap-to-layout-grid="false"/>
      <style:text-properties style:font-name="Arial" fo:font-size="10pt" officeooo:rsid="0017926a" officeooo:paragraph-rsid="0017926a" style:font-name-asian="Arial" style:font-size-asian="10pt" style:font-size-complex="10pt"/>
    </style:style>
    <style:style style:name="P53" style:family="paragraph" style:parent-style-name="CellBody">
      <style:paragraph-properties style:snap-to-layout-grid="false"/>
      <style:text-properties officeooo:rsid="00189331" officeooo:paragraph-rsid="00189331"/>
    </style:style>
    <style:style style:name="P54" style:family="paragraph" style:parent-style-name="Text_20_body">
      <style:text-properties style:language-asian="ja" style:country-asian="JP"/>
    </style:style>
    <style:style style:name="P55" style:family="paragraph" style:parent-style-name="Standard">
      <style:paragraph-properties fo:margin-top="0.111in" fo:margin-bottom="0in" loext:contextual-spacing="false"/>
    </style:style>
    <style:style style:name="P56"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57" style:family="paragraph" style:parent-style-name="Standard">
      <style:paragraph-properties fo:text-align="start" style:justify-single-word="false"/>
      <style:text-properties style:font-name="ArialMT" fo:font-size="11pt" officeooo:rsid="00136830" officeooo:paragraph-rsid="00136830" style:font-name-asian="ArialMT" style:font-size-asian="11pt" style:font-name-complex="ArialMT" style:font-size-complex="11pt"/>
    </style:style>
    <style:style style:name="P58" style:family="paragraph" style:parent-style-name="Standard">
      <style:paragraph-properties fo:text-align="justify" style:justify-single-word="false"/>
      <style:text-properties style:font-name="Arial" fo:font-size="12pt" style:font-size-asian="12pt" style:font-size-complex="12pt"/>
    </style:style>
    <style:style style:name="P59" style:family="paragraph" style:parent-style-name="Standard">
      <style:paragraph-properties fo:text-align="start" style:justify-single-word="false" style:text-autospace="none"/>
      <style:text-properties style:font-name="Arial" fo:font-size="12pt" style:font-size-asian="12pt" style:font-size-complex="12pt"/>
    </style:style>
    <style:style style:name="P60" style:family="paragraph" style:parent-style-name="Standard">
      <style:paragraph-properties fo:text-align="start" style:justify-single-word="false" style:text-autospace="none"/>
      <style:text-properties style:font-name="Arial" fo:font-size="12pt" officeooo:rsid="00342fdd" officeooo:paragraph-rsid="00342fdd" style:font-size-asian="12pt" style:font-size-complex="12pt"/>
    </style:style>
    <style:style style:name="P61" style:family="paragraph" style:parent-style-name="Standard">
      <style:paragraph-properties fo:text-align="start" style:justify-single-word="false" style:text-autospace="none"/>
      <style:text-properties style:font-name="Arial" fo:font-size="12pt" officeooo:rsid="00386739" officeooo:paragraph-rsid="00386739" style:font-size-asian="12pt" style:font-size-complex="12pt"/>
    </style:style>
    <style:style style:name="P62"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63"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4"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65" style:family="paragraph" style:parent-style-name="Standard">
      <style:paragraph-properties fo:text-align="start" style:justify-single-word="false" style:text-autospace="none"/>
      <style:text-properties style:font-name="Arial" fo:font-size="12pt" fo:font-weight="bold" officeooo:rsid="002d1d7a" officeooo:paragraph-rsid="002d1d7a" style:font-name-asian="ArialMT" style:font-size-asian="12pt" style:font-weight-asian="bold" style:font-name-complex="ArialMT" style:font-size-complex="12pt" style:font-weight-complex="bold"/>
    </style:style>
    <style:style style:name="P66"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67" style:family="paragraph" style:parent-style-name="Standard">
      <style:paragraph-properties fo:text-align="justify" style:justify-single-wor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68" style:family="paragraph" style:parent-style-name="Standard">
      <style:paragraph-properties fo:text-align="start" style:justify-single-word="false"/>
      <style:text-properties fo:color="#000000" style:font-name="ArialMT" fo:font-size="11pt" fo:font-style="normal" style:font-name-asian="ArialMT" style:font-size-asian="11pt" style:language-asian="ja" style:country-asian="JP" style:font-style-asian="normal" style:font-name-complex="ArialMT" style:font-size-complex="11pt" style:font-style-complex="normal"/>
    </style:style>
    <style:style style:name="P69" style:family="paragraph" style:parent-style-name="Standard">
      <style:paragraph-properties fo:text-align="start" style:justify-single-word="false" style:text-autospace="none"/>
    </style:style>
    <style:style style:name="P70" style:family="paragraph" style:parent-style-name="Standard">
      <style:text-properties officeooo:paragraph-rsid="00136830"/>
    </style:style>
    <style:style style:name="P71" style:family="paragraph" style:parent-style-name="Standard">
      <style:paragraph-properties fo:break-before="page"/>
      <style:text-properties officeooo:paragraph-rsid="00136830"/>
    </style:style>
    <style:style style:name="P72" style:family="paragraph" style:parent-style-name="CellBody">
      <style:paragraph-properties style:snap-to-layout-grid="false"/>
      <style:text-properties fo:color="#000000" fo:font-style="normal" style:font-style-asian="normal" style:font-style-complex="normal"/>
    </style:style>
    <style:style style:name="P73"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74" style:family="paragraph" style:parent-style-name="CellBody">
      <style:paragraph-properties style:snap-to-layout-grid="false"/>
      <style:text-properties officeooo:rsid="002c17a3" officeooo:paragraph-rsid="002c17a3"/>
    </style:style>
    <style:style style:name="P75" style:family="paragraph" style:parent-style-name="CellBody">
      <style:paragraph-properties style:snap-to-layout-grid="false"/>
    </style:style>
    <style:style style:name="P76" style:family="paragraph" style:parent-style-name="CellBody">
      <style:paragraph-properties style:snap-to-layout-grid="false"/>
      <style:text-properties style:font-name="Arial" fo:font-size="10pt" fo:language="en" fo:country="US" officeooo:rsid="0017926a" officeooo:paragraph-rsid="0017926a" style:font-name-asian="Arial" style:font-size-asian="10pt" style:font-size-complex="10pt"/>
    </style:style>
    <style:style style:name="P77" style:family="paragraph" style:parent-style-name="CellBody">
      <style:paragraph-properties style:snap-to-layout-grid="false"/>
      <style:text-properties style:font-name="Arial" fo:font-size="10pt" officeooo:rsid="0017926a" officeooo:paragraph-rsid="0017926a" style:font-name-asian="Arial" style:font-size-asian="10pt" style:font-size-complex="10pt"/>
    </style:style>
    <style:style style:name="P78" style:family="paragraph" style:parent-style-name="CellBody">
      <style:paragraph-properties style:snap-to-layout-grid="false"/>
      <style:text-properties fo:font-variant="normal" fo:text-transform="none" fo:color="#000000" style:font-name="Arial" fo:font-size="10pt" fo:letter-spacing="normal" fo:font-style="normal" fo:font-weight="normal" officeooo:rsid="0017926a" officeooo:paragraph-rsid="0017926a" style:font-name-asian="Arial" style:font-size-asian="10pt" style:font-size-complex="10pt"/>
    </style:style>
    <style:style style:name="P79" style:family="paragraph" style:parent-style-name="CellBody">
      <style:paragraph-properties style:snap-to-layout-grid="false"/>
      <style:text-properties officeooo:rsid="00189331" officeooo:paragraph-rsid="00189331"/>
    </style:style>
    <style:style style:name="P80" style:family="paragraph" style:parent-style-name="Body">
      <style:text-properties fo:color="#000000" fo:font-style="normal" style:font-style-asian="normal" style:font-style-complex="normal"/>
    </style:style>
    <style:style style:name="P81" style:family="paragraph" style:parent-style-name="Body">
      <style:text-properties fo:color="#000000" fo:font-style="normal" style:language-asian="ja" style:country-asian="JP" style:font-style-asian="normal" style:font-style-complex="normal"/>
    </style:style>
    <style:style style:name="P82"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83" style:family="paragraph" style:parent-style-name="Body">
      <style:text-properties style:font-name="Helvetica-Bold" fo:font-size="12pt" fo:font-weight="normal" officeooo:rsid="001dc149" officeooo:paragraph-rsid="001dc149" style:font-name-asian="Helvetica-Bold" style:font-size-asian="12pt" style:font-weight-asian="normal" style:font-name-complex="Helvetica-Bold" style:font-size-complex="12pt" style:font-weight-complex="normal"/>
    </style:style>
    <style:style style:name="P84" style:family="paragraph" style:parent-style-name="Body">
      <style:text-properties style:language-asian="ja" style:country-asian="JP"/>
    </style:style>
    <style:style style:name="P85" style:family="paragraph" style:parent-style-name="Body">
      <style:text-properties fo:language="en" fo:country="GB"/>
    </style:style>
    <style:style style:name="P86" style:family="paragraph" style:parent-style-name="Body">
      <style:text-properties officeooo:rsid="001e1c08" officeooo:paragraph-rsid="001e1c08"/>
    </style:style>
    <style:style style:name="P87" style:family="paragraph" style:parent-style-name="Body">
      <style:text-properties officeooo:rsid="001e5b24" officeooo:paragraph-rsid="001e5b24"/>
    </style:style>
    <style:style style:name="P88" style:family="paragraph" style:parent-style-name="Body">
      <style:text-properties fo:font-style="italic" officeooo:rsid="0017926a" style:font-style-asian="italic" style:font-style-complex="italic"/>
    </style:style>
    <style:style style:name="P89" style:family="paragraph" style:parent-style-name="Body">
      <style:paragraph-properties style:text-autospace="none" style:writing-mode="page"/>
      <style:text-properties fo:font-size="12pt" fo:language="en" fo:country="US" fo:font-style="normal" style:font-name-asian="Times New Roman" style:font-size-asian="12pt" style:font-style-asian="normal" style:font-name-complex="Times New Roman" style:font-size-complex="12pt" style:language-complex="zxx" style:country-complex="none" style:font-style-complex="normal"/>
    </style:style>
    <style:style style:name="P90" style:family="paragraph" style:parent-style-name="Body">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91" style:family="paragraph" style:parent-style-name="Body">
      <style:paragraph-properties style:text-autospace="none" style:writing-mode="page"/>
    </style:style>
    <style:style style:name="P92" style:family="paragraph" style:parent-style-name="Heading_20_2">
      <style:text-properties style:font-name-asian="ArialMT" style:font-name-complex="ArialMT"/>
    </style:style>
    <style:style style:name="P93" style:family="paragraph" style:parent-style-name="Heading_20_2">
      <style:text-properties officeooo:rsid="001e1c08" officeooo:paragraph-rsid="001e5b24"/>
    </style:style>
    <style:style style:name="P94" style:family="paragraph" style:parent-style-name="Heading_20_2">
      <style:text-properties officeooo:paragraph-rsid="001e5b24"/>
    </style:style>
    <style:style style:name="P95" style:family="paragraph" style:parent-style-name="CellBody">
      <style:paragraph-properties fo:keep-with-next="always" style:snap-to-layout-grid="false"/>
    </style:style>
    <style:style style:name="P96" style:family="paragraph" style:parent-style-name="CellBody">
      <style:paragraph-properties fo:keep-with-next="always" style:snap-to-layout-grid="false"/>
      <style:text-properties officeooo:rsid="00189331" officeooo:paragraph-rsid="00189331"/>
    </style:style>
    <style:style style:name="P97" style:family="paragraph" style:parent-style-name="CellHeading">
      <style:paragraph-properties fo:text-align="center" style:justify-single-word="false" fo:keep-with-next="always" style:snap-to-layout-grid="false"/>
      <style:text-properties fo:language="fr" fo:country="FR"/>
    </style:style>
    <style:style style:name="P98" style:family="paragraph" style:parent-style-name="Text_20_body">
      <style:text-properties style:language-asian="ja" style:country-asian="JP"/>
    </style:style>
    <style:style style:name="P99"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00" style:family="paragraph" style:parent-style-name="Abstract">
      <style:text-properties fo:font-size="16pt" fo:font-weight="bold" style:font-size-asian="16pt" style:font-weight-asian="bold"/>
    </style:style>
    <style:style style:name="P10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0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3" style:family="paragraph" style:parent-style-name="Heading_20_2">
      <style:paragraph-properties fo:margin-left="0in" fo:margin-right="0in" fo:text-indent="0in" style:auto-text-indent="false"/>
      <style:text-properties fo:language="fr" fo:country="FR"/>
    </style:style>
    <style:style style:name="P104" style:family="paragraph" style:parent-style-name="Text_20_body">
      <style:paragraph-properties fo:text-align="justify" style:justify-single-word="false" fo:orphans="2" fo:widows="2" style:writing-mode="lr-tb"/>
      <style:text-properties style:use-window-font-color="true" style:font-name="Helvetica1" fo:font-size="10pt" fo:language="en" fo:country="US" style:font-name-asian="Times New Roman1" style:font-size-asian="10pt" style:font-name-complex="Times New Roman1" style:font-size-complex="10pt" style:language-complex="ar" style:country-complex="SA"/>
    </style:style>
    <style:style style:name="P105" style:family="paragraph" style:parent-style-name="Standard">
      <style:paragraph-properties fo:text-align="justify" style:justify-single-wor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06"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107" style:family="paragraph" style:parent-style-name="Standard">
      <style:text-properties style:font-name="Arial" fo:font-size="12pt" style:font-name-asian="ArialMT" style:font-size-asian="12pt" style:font-name-complex="ArialMT" style:font-size-complex="12pt"/>
    </style:style>
    <style:style style:name="P108"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109" style:family="paragraph" style:parent-style-name="Standard">
      <style:paragraph-properties fo:text-align="start" style:justify-single-word="false" style:text-autospace="none"/>
      <style:text-properties style:font-name="Arial" fo:font-size="12pt" officeooo:rsid="001fdb6f" style:font-name-asian="ArialMT" style:font-size-asian="12pt" style:font-name-complex="ArialMT" style:font-size-complex="12pt"/>
    </style:style>
    <style:style style:name="P110" style:family="paragraph" style:parent-style-name="Standard">
      <style:paragraph-properties fo:text-align="start" style:justify-single-word="false" style:text-autospace="none"/>
      <style:text-properties style:font-name="Arial" fo:font-size="12pt" officeooo:rsid="00342fdd" officeooo:paragraph-rsid="00342fdd" style:font-name-asian="ArialMT" style:font-size-asian="12pt" style:font-name-complex="ArialMT" style:font-size-complex="12pt"/>
    </style:style>
    <style:style style:name="P111" style:family="paragraph" style:parent-style-name="Standard">
      <style:paragraph-properties fo:text-align="start" style:justify-single-word="false" style:text-autospace="none"/>
      <style:text-properties style:font-name="Arial" fo:font-size="12pt" officeooo:rsid="00386739" officeooo:paragraph-rsid="00386739" style:font-name-asian="ArialMT" style:font-size-asian="12pt" style:font-name-complex="ArialMT" style:font-size-complex="12pt"/>
    </style:style>
    <style:style style:name="P112" style:family="paragraph" style:parent-style-name="Standard">
      <style:paragraph-properties fo:text-align="start" style:justify-single-word="false" style:text-autospace="none"/>
      <style:text-properties style:font-name="Arial" fo:font-size="12pt" officeooo:rsid="003928ff" officeooo:paragraph-rsid="003928ff" style:font-name-asian="ArialMT" style:font-size-asian="12pt" style:font-name-complex="ArialMT" style:font-size-complex="12pt"/>
    </style:style>
    <style:style style:name="P113"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114"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15" style:family="paragraph" style:parent-style-name="Standard">
      <style:paragraph-properties fo:text-align="start" style:justify-single-word="false" style:text-autospace="none"/>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P116"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117" style:family="paragraph" style:parent-style-name="Standard">
      <style:paragraph-properties fo:text-align="start" style:justify-single-word="false" style:text-autospace="none"/>
      <style:text-properties style:font-name="Arial" fo:font-size="12pt" fo:font-weight="bold" officeooo:rsid="002d1d7a" officeooo:paragraph-rsid="002d1d7a" style:font-name-asian="ArialMT" style:font-size-asian="12pt" style:font-weight-asian="bold" style:font-name-complex="ArialMT" style:font-size-complex="12pt" style:font-weight-complex="bold"/>
    </style:style>
    <style:style style:name="P118" style:family="paragraph" style:parent-style-name="Standard">
      <style:paragraph-properties fo:text-align="start" style:justify-single-word="false" style:text-autospace="none"/>
      <style:text-properties style:font-name="Arial" fo:font-size="12pt" fo:font-weight="bold" style:font-name-asian="Helvetica-Bold" style:font-size-asian="12pt" style:font-weight-asian="bold" style:font-name-complex="Helvetica-Bold" style:font-size-complex="12pt" style:font-weight-complex="bold"/>
    </style:style>
    <style:style style:name="P119" style:family="paragraph" style:parent-style-name="Standard">
      <style:paragraph-properties fo:text-align="justify" style:justify-single-word="false"/>
      <style:text-properties style:font-name="Arial" fo:font-size="12pt" style:font-size-asian="12pt" style:font-size-complex="12pt"/>
    </style:style>
    <style:style style:name="P120" style:family="paragraph" style:parent-style-name="Standard">
      <style:paragraph-properties fo:text-align="start" style:justify-single-word="false" style:text-autospace="none"/>
      <style:text-properties style:font-name="Arial" fo:font-size="12pt" style:font-size-asian="12pt" style:font-size-complex="12pt"/>
    </style:style>
    <style:style style:name="P121" style:family="paragraph" style:parent-style-name="Standard">
      <style:text-properties fo:font-style="italic" officeooo:rsid="0017926a" style:font-style-asian="italic" style:font-style-complex="italic"/>
    </style:style>
    <style:style style:name="P122" style:family="paragraph" style:parent-style-name="Standard" style:list-style-name="WW8Num3">
      <style:text-properties fo:font-style="italic" officeooo:rsid="0017926a" style:font-style-asian="italic" style:font-style-complex="italic"/>
    </style:style>
    <style:style style:name="P123" style:family="paragraph" style:parent-style-name="Standard">
      <style:paragraph-properties fo:text-align="start" style:justify-single-word="false" style:text-autospace="none"/>
    </style:style>
    <style:style style:name="P124" style:family="paragraph" style:parent-style-name="Heading_20_1">
      <style:paragraph-properties fo:margin-left="0in" fo:margin-right="0in" fo:text-indent="0in" style:auto-text-indent="false" fo:break-before="page"/>
      <style:text-properties fo:language="fr" fo:country="FR"/>
    </style:style>
    <style:style style:name="P125" style:family="paragraph" style:parent-style-name="Heading_20_2">
      <style:text-properties style:font-name="Helvetica-Bold" fo:font-size="12pt" fo:language="en" fo:country="US" fo:font-weight="normal"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126" style:family="paragraph" style:parent-style-name="Heading_20_2">
      <style:text-properties style:font-name="Arial" fo:font-size="12pt" officeooo:rsid="001e1c08" officeooo:paragraph-rsid="001e1c08" style:font-size-asian="12pt" style:font-size-complex="12pt"/>
    </style:style>
    <style:style style:name="P127" style:family="paragraph" style:parent-style-name="Heading_20_2">
      <style:text-properties fo:font-size="14pt" fo:language="en" fo:country="US" style:font-name-asian="Times New Roman" style:font-size-asian="14pt" style:language-asian="ja" style:country-asian="JP" style:font-name-complex="Times New Roman" style:font-size-complex="14pt" style:language-complex="zxx" style:country-complex="none"/>
    </style:style>
    <style:style style:name="P128" style:family="paragraph" style:parent-style-name="Heading_20_2">
      <style:text-properties style:language-asian="ja" style:country-asian="JP"/>
    </style:style>
    <style:style style:name="P129" style:family="paragraph" style:parent-style-name="Heading_20_2">
      <style:paragraph-properties fo:break-before="page"/>
    </style:style>
    <style:style style:name="P130" style:family="paragraph" style:parent-style-name="CellBody">
      <style:paragraph-properties style:snap-to-layout-grid="false"/>
      <style:text-properties fo:color="#000000" fo:font-style="normal" officeooo:rsid="003a2e35" officeooo:paragraph-rsid="003a2e35" style:font-style-asian="normal" style:font-style-complex="normal"/>
    </style:style>
    <style:style style:name="P131" style:family="paragraph" style:parent-style-name="CellBody">
      <style:paragraph-properties style:snap-to-layout-grid="false"/>
      <style:text-properties fo:color="#000000" fo:font-style="normal" style:font-style-asian="normal" style:font-style-complex="normal"/>
    </style:style>
    <style:style style:name="P132"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133" style:family="paragraph" style:parent-style-name="CellBody">
      <style:paragraph-properties style:snap-to-layout-gri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34" style:family="paragraph" style:parent-style-name="CellBody">
      <style:paragraph-properties style:snap-to-layout-grid="false"/>
      <style:text-properties style:font-name="Arial" fo:font-size="10pt" officeooo:rsid="0017926a" officeooo:paragraph-rsid="0017926a" style:font-name-asian="Arial" style:font-size-asian="10pt" style:font-size-complex="10pt"/>
    </style:style>
    <style:style style:name="P135" style:family="paragraph" style:parent-style-name="CellBody">
      <style:paragraph-properties style:snap-to-layout-grid="false"/>
      <style:text-properties style:font-name="Arial" fo:font-size="10pt" style:font-name-asian="Arial" style:font-size-asian="10pt" style:font-size-complex="10pt"/>
    </style:style>
    <style:style style:name="P136" style:family="paragraph" style:parent-style-name="CellBody">
      <style:paragraph-properties style:snap-to-layout-grid="false"/>
      <style:text-properties style:font-name="Arial" fo:font-size="10pt" fo:language="en" fo:country="US" officeooo:rsid="0017926a" officeooo:paragraph-rsid="0017926a" style:font-name-asian="Arial" style:font-size-asian="10pt" style:font-size-complex="10pt"/>
    </style:style>
    <style:style style:name="P137" style:family="paragraph" style:parent-style-name="CellBody">
      <style:paragraph-properties style:snap-to-layout-grid="false"/>
      <style:text-properties officeooo:rsid="003a2e35" officeooo:paragraph-rsid="003a2e35"/>
    </style:style>
    <style:style style:name="P138" style:family="paragraph" style:parent-style-name="CellBody">
      <style:paragraph-properties style:snap-to-layout-grid="false"/>
      <style:text-properties officeooo:rsid="002c17a3" officeooo:paragraph-rsid="002c17a3"/>
    </style:style>
    <style:style style:name="P139" style:family="paragraph" style:parent-style-name="CellBody">
      <style:paragraph-properties style:snap-to-layout-grid="false"/>
    </style:style>
    <style:style style:name="P140" style:family="paragraph" style:parent-style-name="CellBody">
      <style:paragraph-properties style:snap-to-layout-grid="false"/>
      <style:text-properties fo:font-variant="normal" fo:text-transform="none" fo:color="#000000" style:font-name="Arial" fo:font-size="10pt" fo:letter-spacing="normal" fo:font-style="normal" fo:font-weight="normal" officeooo:rsid="0017926a" officeooo:paragraph-rsid="0017926a" style:font-name-asian="Arial" style:font-size-asian="10pt" style:font-size-complex="10pt"/>
    </style:style>
    <style:style style:name="P141" style:family="paragraph" style:parent-style-name="CellBody">
      <style:paragraph-properties style:snap-to-layout-grid="false"/>
      <style:text-properties fo:font-variant="normal" fo:text-transform="none" fo:color="#000000" style:font-name="Arial" fo:font-size="10pt" fo:letter-spacing="normal" fo:font-style="normal" fo:font-weight="normal" style:font-name-asian="Arial" style:font-size-asian="10pt" style:font-size-complex="10pt"/>
    </style:style>
    <style:style style:name="P142" style:family="paragraph" style:parent-style-name="CellBody">
      <style:paragraph-properties style:snap-to-layout-grid="false"/>
      <style:text-properties officeooo:rsid="00189331" officeooo:paragraph-rsid="00189331"/>
    </style:style>
    <style:style style:name="P143" style:family="paragraph" style:parent-style-name="CellBody">
      <style:paragraph-properties fo:keep-with-next="always" style:snap-to-layout-grid="false"/>
    </style:style>
    <style:style style:name="P144" style:family="paragraph" style:parent-style-name="CellBody">
      <style:paragraph-properties fo:keep-with-next="always" style:snap-to-layout-grid="false"/>
      <style:text-properties officeooo:rsid="00189331" officeooo:paragraph-rsid="00189331"/>
    </style:style>
    <style:style style:name="P145" style:family="paragraph" style:parent-style-name="Text_20_body">
      <style:text-properties style:language-asian="ja" style:country-asian="JP"/>
    </style:style>
    <style:style style:name="P146" style:family="paragraph" style:parent-style-name="Body">
      <style:text-properties fo:color="#000000" fo:font-style="normal" style:font-style-asian="normal" style:font-style-complex="normal"/>
    </style:style>
    <style:style style:name="P147" style:family="paragraph" style:parent-style-name="Body">
      <style:text-properties fo:color="#000000" fo:font-style="normal" style:language-asian="ja" style:country-asian="JP" style:font-style-asian="normal" style:font-style-complex="normal"/>
    </style:style>
    <style:style style:name="P148" style:family="paragraph" style:parent-style-name="Body" style:list-style-name="L1"/>
    <style:style style:name="P149" style:family="paragraph" style:parent-style-name="Body" style:list-style-name="L2"/>
    <style:style style:name="P150" style:family="paragraph" style:parent-style-name="Body">
      <style:paragraph-properties fo:text-align="center" style:justify-single-word="false"/>
      <style:text-properties style:font-name="Helvetica-Bold" fo:font-size="12pt" fo:font-weight="bold" style:font-name-asian="Helvetica-Bold" style:font-size-asian="12pt" style:font-weight-asian="bold" style:font-name-complex="Helvetica-Bold" style:font-size-complex="12pt" style:font-weight-complex="bold"/>
    </style:style>
    <style:style style:name="P151" style:family="paragraph" style:parent-style-name="Body">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152" style:family="paragraph" style:parent-style-name="Body" style:list-style-name="L2">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153"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154" style:family="paragraph" style:parent-style-name="Body">
      <style:text-properties style:font-name="Helvetica-Bold" fo:font-size="12pt" fo:language="en" fo:country="US" fo:font-weight="normal" officeooo:rsid="001e1c08" officeooo:paragraph-rsid="001e1c08"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155" style:family="paragraph" style:parent-style-name="Body" style:list-style-name="L3"/>
    <style:style style:name="P156" style:family="paragraph" style:parent-style-name="Body" style:list-style-name="L4"/>
    <style:style style:name="P157" style:family="paragraph" style:parent-style-name="Body">
      <style:text-properties style:font-name="Arial" fo:font-size="12pt" officeooo:rsid="001e1c08" officeooo:paragraph-rsid="001e1c08" style:font-size-asian="12pt" style:font-size-complex="12pt"/>
    </style:style>
    <style:style style:name="P158" style:family="paragraph" style:parent-style-name="Body" style:list-style-name="L1">
      <style:text-properties officeooo:rsid="0025dc78" officeooo:paragraph-rsid="0025dc78"/>
    </style:style>
    <style:style style:name="P159" style:family="paragraph" style:parent-style-name="Body">
      <style:text-properties officeooo:rsid="001db957" officeooo:paragraph-rsid="001db957"/>
    </style:style>
    <style:style style:name="P160" style:family="paragraph" style:parent-style-name="Body" style:list-style-name="L1">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161" style:family="paragraph" style:parent-style-name="Body">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162" style:family="paragraph" style:parent-style-name="Body">
      <style:paragraph-properties style:text-autospace="none" style:writing-mode="page"/>
      <style:text-properties fo:font-size="12pt" fo:language="en" fo:country="US" fo:font-style="normal" style:font-name-asian="Times New Roman" style:font-size-asian="12pt" style:font-style-asian="normal" style:font-name-complex="Times New Roman" style:font-size-complex="12pt" style:language-complex="zxx" style:country-complex="none" style:font-style-complex="normal"/>
    </style:style>
    <style:style style:name="P163" style:family="paragraph" style:parent-style-name="Body" style:list-style-name="L1">
      <style:paragraph-properties style:text-autospace="none" style:writing-mode="page"/>
      <style:text-properties fo:font-size="10pt" fo:language="en" fo:country="US" style:font-name-asian="Times New Roman" style:font-size-asian="10pt" style:font-name-complex="Times New Roman" style:font-size-complex="10pt" style:language-complex="zxx" style:country-complex="none"/>
    </style:style>
    <style:style style:name="P164" style:family="paragraph" style:parent-style-name="Body" style:list-style-name="L1">
      <style:paragraph-properties style:text-autospace="none" style:writing-mode="page"/>
      <style:text-properties fo:language="en" fo:country="US" style:language-complex="zxx" style:country-complex="none"/>
    </style:style>
    <style:style style:name="P165" style:family="paragraph" style:parent-style-name="Body">
      <style:paragraph-properties style:text-autospace="none" style:writing-mode="page"/>
      <style:text-properties fo:language="en" fo:country="US" style:language-complex="zxx" style:country-complex="none"/>
    </style:style>
    <style:style style:name="P166" style:family="paragraph" style:parent-style-name="Body" style:list-style-name="L1">
      <style:paragraph-properties style:text-autospace="none" style:writing-mode="page"/>
    </style:style>
    <style:style style:name="P167" style:family="paragraph" style:parent-style-name="Body">
      <style:paragraph-properties style:text-autospace="none" style:writing-mode="page"/>
    </style:style>
    <style:style style:name="P168" style:family="paragraph" style:parent-style-name="Document_20_Title" style:master-page-name="First_20_Page">
      <style:paragraph-properties style:page-number="auto"/>
      <style:text-properties fo:font-size="10pt" fo:font-style="italic" style:font-size-asian="10pt" style:font-style-asian="italic"/>
    </style:style>
    <style:style style:name="P169" style:family="paragraph" style:parent-style-name="Definition_20_Term" style:list-style-name="WW8Num3">
      <style:text-properties officeooo:paragraph-rsid="002a1e2f"/>
    </style:style>
    <style:style style:name="P170" style:family="paragraph" style:parent-style-name="Definition_20_Term">
      <style:paragraph-properties fo:line-height="115%"/>
    </style:style>
    <style:style style:name="P1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tyle="normal" style:font-style-asian="normal" style:font-style-complex="normal"/>
    </style:style>
    <style:style style:name="T2" style:family="text">
      <style:text-properties officeooo:rsid="0012f3f9"/>
    </style:style>
    <style:style style:name="T3" style:family="text">
      <style:text-properties officeooo:rsid="00223631"/>
    </style:style>
    <style:style style:name="T4" style:family="text">
      <style:text-properties fo:color="#000000" fo:font-style="normal" style:language-asian="ja" style:country-asian="JP" style:font-style-asian="normal" style:font-style-complex="normal"/>
    </style:style>
    <style:style style:name="T5" style:family="text">
      <style:text-properties officeooo:rsid="0026008b"/>
    </style:style>
    <style:style style:name="T6" style:family="text">
      <style:text-properties style:text-position="super 58%"/>
    </style:style>
    <style:style style:name="T7" style:family="text">
      <style:text-properties style:font-name="Arial" fo:font-size="12pt" fo:language="en" fo:country="GB" style:font-name-asian="Times New Roman" style:font-size-asian="12pt" style:font-name-complex="Times New Roman" style:font-size-complex="12pt" style:language-complex="zxx" style:country-complex="none"/>
    </style:style>
    <style:style style:name="T8" style:family="text">
      <style:text-properties officeooo:rsid="0026e683"/>
    </style:style>
    <style:style style:name="T9" style:family="text">
      <style:text-properties officeooo:rsid="00230be9"/>
    </style:style>
    <style:style style:name="T10" style:family="text">
      <style:text-properties fo:color="#000000"/>
    </style:style>
    <style:style style:name="T11" style:family="text">
      <style:text-properties officeooo:rsid="00249e5b"/>
    </style:style>
    <style:style style:name="T12" style:family="text">
      <style:text-properties style:font-name-asian="ArialMT" style:font-name-complex="ArialMT"/>
    </style:style>
    <style:style style:name="T13"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14" style:family="text">
      <style:text-properties fo:font-size="10pt" style:font-size-asian="10pt" style:font-size-complex="10pt"/>
    </style:style>
    <style:style style:name="T15" style:family="text">
      <style:text-properties style:font-name="CMBX9" fo:font-size="12pt" style:font-name-asian="Times New Roman" style:font-size-asian="12pt" style:font-name-complex="Times New Roman" style:font-size-complex="12pt"/>
    </style:style>
    <style:style style:name="T16" style:family="text">
      <style:text-properties fo:font-size="12pt" style:font-name-asian="Times New Roman" style:font-size-asian="12pt" style:font-name-complex="Times New Roman" style:font-size-complex="12pt"/>
    </style:style>
    <style:style style:name="T17" style:family="text">
      <style:text-properties fo:font-size="12pt" fo:language="en" fo:country="US" style:font-name-asian="Times New Roman" style:font-size-asian="12pt" style:font-name-complex="Times New Roman" style:font-size-complex="12pt" style:language-complex="zxx" style:country-complex="none"/>
    </style:style>
    <style:style style:name="T18" style:family="text">
      <style:text-properties officeooo:rsid="0015b6b6"/>
    </style:style>
    <style:style style:name="T19" style:family="text"/>
    <style:style style:name="T20" style:family="text">
      <style:text-properties officeooo:rsid="002d1d7a"/>
    </style:style>
    <style:style style:name="T21" style:family="text">
      <style:text-properties officeooo:rsid="002e41d3"/>
    </style:style>
    <style:style style:name="T22" style:family="text">
      <style:text-properties fo:font-weight="bold" style:font-weight-asian="bold" style:font-weight-complex="bold"/>
    </style:style>
    <style:style style:name="T23" style:family="text">
      <style:text-properties fo:color="#000000" style:font-name="Helvetica-Bold"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24" style:family="text">
      <style:text-properties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25" style:family="text">
      <style:text-properties style:font-name="Helvetica-Bold" fo:font-size="14pt" fo:language="en" fo:country="US" fo:font-weight="normal" style:font-name-asian="Times New Roman" style:font-size-asian="14pt" style:language-asian="ja" style:country-asian="JP" style:font-weight-asian="normal" style:font-name-complex="Times New Roman" style:font-size-complex="14pt" style:language-complex="zxx" style:country-complex="none" style:font-weight-complex="normal"/>
    </style:style>
    <style:style style:name="T26" style:family="text">
      <style:text-properties fo:color="#000000" style:font-name="Helvetica-Bold" fo:font-size="14pt" fo:language="en" fo:country="US" fo:font-weight="normal" style:font-name-asian="Helvetica-Bold" style:font-size-asian="14pt" style:language-asian="ja" style:country-asian="JP" style:font-weight-asian="normal" style:font-name-complex="Helvetica-Bold" style:font-size-complex="14pt" style:language-complex="zxx" style:country-complex="none" style:font-weight-complex="normal"/>
    </style:style>
    <style:style style:name="T27" style:family="text">
      <style:text-properties fo:color="#000000"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28" style:family="text">
      <style:text-properties fo:color="#000000"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29" style:family="text">
      <style:text-properties style:font-name="Helvetica-Bold"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30" style:family="text">
      <style:text-properties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31" style:family="text">
      <style:text-properties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32" style:family="text">
      <style:text-properties style:font-name="CMR9"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33" style:family="text">
      <style:text-properties fo:color="#000000"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34" style:family="text">
      <style:text-properties fo:color="#000000" style:font-name="Arial"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35" style:family="text">
      <style:text-properties fo:color="#000000" fo:language="en" fo:country="US" style:font-name-asian="ArialMT" style:font-name-complex="ArialMT" style:language-complex="zxx" style:country-complex="none"/>
    </style:style>
    <style:style style:name="T36" style:family="text">
      <style:text-properties fo:color="#000000" fo:language="en" fo:country="US" officeooo:rsid="001fdb6f" style:font-name-asian="ArialMT" style:font-name-complex="ArialMT" style:language-complex="zxx" style:country-complex="none"/>
    </style:style>
    <style:style style:name="T37" style:family="text">
      <style:text-properties officeooo:rsid="0014f21a"/>
    </style:style>
    <style:style style:name="T38" style:family="text">
      <style:text-properties officeooo:rsid="001fdb6f"/>
    </style:style>
    <style:style style:name="T39" style:family="text">
      <style:text-properties style:font-name="Arial" fo:font-size="12pt" officeooo:rsid="0036434a" style:font-name-asian="ArialMT" style:font-size-asian="12pt" style:font-name-complex="ArialMT" style:font-size-complex="12pt"/>
    </style:style>
    <style:style style:name="T40" style:family="text">
      <style:text-properties officeooo:rsid="0036434a"/>
    </style:style>
    <style:style style:name="T41" style:family="text">
      <style:text-properties fo:font-style="italic" style:font-style-asian="italic" style:font-style-complex="italic"/>
    </style:style>
    <style:style style:name="T42" style:family="text">
      <style:text-properties fo:font-style="italic" officeooo:rsid="0017926a" style:font-style-asian="italic" style:font-style-complex="italic"/>
    </style:style>
    <style:style style:name="T43" style:family="text">
      <style:text-properties officeooo:rsid="0017926a"/>
    </style:style>
    <style:style style:name="T44" style:family="text">
      <style:text-properties officeooo:rsid="00391c8a"/>
    </style:style>
    <style:style style:name="T45" style:family="text">
      <style:text-properties officeooo:rsid="0012f3f9"/>
    </style:style>
    <style:style style:name="T46" style:family="text">
      <style:text-properties officeooo:rsid="0026008b"/>
    </style:style>
    <style:style style:name="T47" style:family="text">
      <style:text-properties fo:color="#000000"/>
    </style:style>
    <style:style style:name="T48" style:family="text">
      <style:text-properties fo:color="#000000" fo:font-style="normal" style:font-style-asian="normal" style:font-style-complex="normal"/>
    </style:style>
    <style:style style:name="T49" style:family="text">
      <style:text-properties fo:color="#000000" fo:font-style="normal" officeooo:rsid="0012f3f9" style:font-style-asian="normal" style:font-style-complex="normal"/>
    </style:style>
    <style:style style:name="T50" style:family="text">
      <style:text-properties fo:color="#000000" fo:font-style="normal" style:language-asian="ja" style:country-asian="JP" style:font-style-asian="normal" style:font-style-complex="normal"/>
    </style:style>
    <style:style style:name="T51" style:family="text">
      <style:text-properties fo:color="#000000" fo:font-style="normal" officeooo:rsid="0012f3f9" style:language-asian="ja" style:country-asian="JP" style:font-style-asian="normal" style:font-style-complex="normal"/>
    </style:style>
    <style:style style:name="T52" style:family="text">
      <style:text-properties fo:color="#000000" fo:font-style="normal" officeooo:rsid="001fdb6f" style:language-asian="ja" style:country-asian="JP" style:font-style-asian="normal" style:font-style-complex="normal"/>
    </style:style>
    <style:style style:name="T53" style:family="text">
      <style:text-properties fo:color="#000000" fo:font-style="normal" style:font-name-asian="ArialMT" style:font-style-asian="normal" style:font-name-complex="ArialMT" style:font-style-complex="normal"/>
    </style:style>
    <style:style style:name="T54" style:family="text">
      <style:text-properties fo:color="#000000" style:font-name="Helvetica-Bold" fo:font-size="14pt" fo:language="en" fo:country="US" fo:font-weight="normal" style:font-name-asian="Helvetica-Bold" style:font-size-asian="14pt" style:language-asian="ja" style:country-asian="JP" style:font-weight-asian="normal" style:font-name-complex="Helvetica-Bold" style:font-size-complex="14pt" style:language-complex="zxx" style:country-complex="none" style:font-weight-complex="normal"/>
    </style:style>
    <style:style style:name="T55" style:family="text">
      <style:text-properties fo:color="#000000"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56" style:family="text">
      <style:text-properties fo:color="#000000" style:font-name="Helvetica-Bold"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57" style:family="text">
      <style:text-properties fo:color="#000000"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58" style:family="text">
      <style:text-properties fo:color="#000000" fo:language="en" fo:country="US" fo:font-weight="normal" officeooo:rsid="002fdf61" style:font-name-asian="Times New Roman" style:language-asian="ja" style:country-asian="JP" style:font-weight-asian="normal" style:font-name-complex="Times New Roman" style:language-complex="zxx" style:country-complex="none" style:font-weight-complex="normal"/>
    </style:style>
    <style:style style:name="T59" style:family="text">
      <style:text-properties fo:color="#000000" fo:language="en" fo:country="US" style:font-name-asian="ArialMT" style:font-name-complex="ArialMT" style:language-complex="zxx" style:country-complex="none"/>
    </style:style>
    <style:style style:name="T60" style:family="text">
      <style:text-properties fo:color="#000000" fo:language="en" fo:country="US" officeooo:rsid="001fdb6f" style:font-name-asian="ArialMT" style:font-name-complex="ArialMT" style:language-complex="zxx" style:country-complex="none"/>
    </style:style>
    <style:style style:name="T61" style:family="text">
      <style:text-properties fo:color="#000000" fo:language="en" fo:country="US" officeooo:rsid="002d1d7a" style:language-complex="zxx" style:country-complex="none"/>
    </style:style>
    <style:style style:name="T62" style:family="text">
      <style:text-properties fo:color="#000000"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63" style:family="text">
      <style:text-properties fo:color="#000000" fo:font-size="12pt" fo:language="en" fo:country="US" fo:font-style="normal" officeooo:rsid="001fdb6f"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64" style:family="text">
      <style:text-properties fo:color="#000000" fo:font-size="12pt" fo:language="en" fo:country="US" fo:font-style="normal" officeooo:rsid="002fdf61"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65" style:family="text">
      <style:text-properties fo:color="#000000" style:font-name="Arial"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66" style:family="text">
      <style:text-properties fo:color="#000000" style:font-name="Arial" fo:font-size="12pt" fo:language="en" fo:country="US" fo:font-style="normal" officeooo:rsid="001fdb6f"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67" style:family="text">
      <style:text-properties fo:color="#000000" style:font-name="Arial" fo:font-size="12pt" fo:language="en" fo:country="US" fo:font-style="normal" style:font-name-asian="ArialMT" style:font-size-asian="12pt" style:language-asian="ja" style:country-asian="JP" style:font-style-asian="normal" style:font-name-complex="ArialMT" style:font-size-complex="12pt" style:language-complex="zxx" style:country-complex="none" style:font-style-complex="normal"/>
    </style:style>
    <style:style style:name="T68" style:family="text">
      <style:text-properties fo:color="#000000" style:font-name="Arial" fo:font-size="12pt" fo:language="en" fo:country="US" style:font-name-asian="Times New Roman" style:font-size-asian="12pt" style:font-name-complex="Times New Roman" style:font-size-complex="12pt" style:language-complex="zxx" style:country-complex="none"/>
    </style:style>
    <style:style style:name="T69" style:family="text">
      <style:text-properties fo:color="#000000" style:font-name="Arial" fo:font-size="12pt" fo:language="en" fo:country="US" officeooo:rsid="002ebfef" style:font-name-asian="Times New Roman" style:font-size-asian="12pt" style:font-name-complex="Times New Roman" style:font-size-complex="12pt" style:language-complex="zxx" style:country-complex="none"/>
    </style:style>
    <style:style style:name="T70" style:family="text">
      <style:text-properties fo:color="#000000" style:font-name="Arial" fo:font-size="12pt" officeooo:rsid="00159383" style:font-name-asian="Times New Roman" style:font-size-asian="12pt" style:font-name-complex="Times New Roman" style:font-size-complex="12pt"/>
    </style:style>
    <style:style style:name="T71" style:family="text">
      <style:text-properties fo:color="#000000" style:font-name="CMBX9" fo:font-size="12pt" style:font-name-asian="Times New Roman" style:font-size-asian="12pt" style:font-name-complex="Times New Roman" style:font-size-complex="12pt"/>
    </style:style>
    <style:style style:name="T72" style:family="text">
      <style:text-properties officeooo:rsid="00223631"/>
    </style:style>
    <style:style style:name="T73" style:family="text">
      <style:text-properties style:text-position="super 58%"/>
    </style:style>
    <style:style style:name="T74" style:family="text">
      <style:text-properties style:font-name="Arial" fo:font-size="12pt" fo:language="en" fo:country="GB" style:font-name-asian="Times New Roman" style:font-size-asian="12pt" style:font-name-complex="Times New Roman" style:font-size-complex="12pt" style:language-complex="zxx" style:country-complex="none"/>
    </style:style>
    <style:style style:name="T75"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76" style:family="text">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T77" style:family="text">
      <style:text-properties style:font-name="Arial" fo:font-size="12pt" fo:font-weight="normal" officeooo:rsid="0025dc78" style:font-name-asian="ArialMT" style:font-size-asian="12pt" style:font-weight-asian="normal" style:font-name-complex="ArialMT" style:font-size-complex="12pt" style:font-weight-complex="normal"/>
    </style:style>
    <style:style style:name="T78" style:family="text">
      <style:text-properties style:font-name="Arial" fo:font-size="12pt" officeooo:rsid="0036434a" style:font-name-asian="ArialMT" style:font-size-asian="12pt" style:font-name-complex="ArialMT" style:font-size-complex="12pt"/>
    </style:style>
    <style:style style:name="T79" style:family="text">
      <style:text-properties style:font-name="Arial" fo:font-size="12pt" fo:language="en" fo:country="US" style:font-name-asian="Times New Roman" style:font-size-asian="12pt" style:font-name-complex="Times New Roman" style:font-size-complex="12pt" style:language-complex="zxx" style:country-complex="none"/>
    </style:style>
    <style:style style:name="T80" style:family="text">
      <style:text-properties officeooo:rsid="0026e683"/>
    </style:style>
    <style:style style:name="T81" style:family="text">
      <style:text-properties officeooo:rsid="00230be9"/>
    </style:style>
    <style:style style:name="T82" style:family="text">
      <style:text-properties officeooo:rsid="00249e5b"/>
    </style:style>
    <style:style style:name="T83" style:family="text">
      <style:text-properties style:font-name-asian="ArialMT" style:font-name-complex="ArialMT"/>
    </style:style>
    <style:style style:name="T84" style:family="text">
      <style:text-properties officeooo:rsid="001fdb6f" style:font-name-asian="ArialMT" style:font-name-complex="ArialMT"/>
    </style:style>
    <style:style style:name="T85" style:family="text">
      <style:text-properties officeooo:rsid="00249e5b" style:font-name-asian="ArialMT" style:font-name-complex="ArialMT"/>
    </style:style>
    <style:style style:name="T86" style:family="text">
      <style:text-properties officeooo:rsid="00367f7f" style:font-name-asian="ArialMT" style:font-name-complex="ArialMT"/>
    </style:style>
    <style:style style:name="T87" style:family="text">
      <style:text-properties fo:font-size="10pt" style:font-size-asian="10pt" style:font-size-complex="10pt"/>
    </style:style>
    <style:style style:name="T88" style:family="text">
      <style:text-properties style:font-name="CMBX9" fo:font-size="12pt" style:font-name-asian="Times New Roman" style:font-size-asian="12pt" style:font-name-complex="Times New Roman" style:font-size-complex="12pt"/>
    </style:style>
    <style:style style:name="T89" style:family="text">
      <style:text-properties fo:font-size="12pt" style:font-name-asian="Times New Roman" style:font-size-asian="12pt" style:font-name-complex="Times New Roman" style:font-size-complex="12pt"/>
    </style:style>
    <style:style style:name="T90" style:family="text">
      <style:text-properties fo:font-size="12pt" officeooo:rsid="00159383" style:font-name-asian="Times New Roman" style:font-size-asian="12pt" style:font-name-complex="Times New Roman" style:font-size-complex="12pt"/>
    </style:style>
    <style:style style:name="T91" style:family="text">
      <style:text-properties fo:font-size="12pt" fo:language="en" fo:country="US" style:font-name-asian="Times New Roman" style:font-size-asian="12pt" style:font-name-complex="Times New Roman" style:font-size-complex="12pt" style:language-complex="zxx" style:country-complex="none"/>
    </style:style>
    <style:style style:name="T92" style:family="text">
      <style:text-properties fo:font-size="12pt" fo:language="en" fo:country="US" officeooo:rsid="00159383" style:font-name-asian="Times New Roman" style:font-size-asian="12pt" style:font-name-complex="Times New Roman" style:font-size-complex="12pt" style:language-complex="zxx" style:country-complex="none"/>
    </style:style>
    <style:style style:name="T93" style:family="text">
      <style:text-properties officeooo:rsid="0015b6b6"/>
    </style:style>
    <style:style style:name="T94" style:family="text">
      <style:text-properties officeooo:rsid="002d1d7a"/>
    </style:style>
    <style:style style:name="T95" style:family="text">
      <style:text-properties officeooo:rsid="002e41d3"/>
    </style:style>
    <style:style style:name="T96" style:family="text">
      <style:text-properties fo:font-weight="bold" style:font-weight-asian="bold" style:font-weight-complex="bold"/>
    </style:style>
    <style:style style:name="T97" style:family="text">
      <style:text-properties style:font-name="Helvetica-Bold"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98" style:family="text">
      <style:text-properties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99" style:family="text">
      <style:text-properties style:font-name="Helvetica-Bold" fo:font-size="14pt" fo:language="en" fo:country="US" fo:font-weight="normal" style:font-name-asian="Times New Roman" style:font-size-asian="14pt" style:language-asian="ja" style:country-asian="JP" style:font-weight-asian="normal" style:font-name-complex="Times New Roman" style:font-size-complex="14pt" style:language-complex="zxx" style:country-complex="none" style:font-weight-complex="normal"/>
    </style:style>
    <style:style style:name="T100" style:family="text">
      <style:text-properties fo:language="en" fo:country="US"/>
    </style:style>
    <style:style style:name="T101" style:family="text">
      <style:text-properties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102" style:family="text">
      <style:text-properties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103" style:family="text">
      <style:text-properties style:font-name="CMR9"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104" style:family="text">
      <style:text-properties officeooo:rsid="0014f21a"/>
    </style:style>
    <style:style style:name="T105" style:family="text">
      <style:text-properties officeooo:rsid="001fdb6f"/>
    </style:style>
    <style:style style:name="T106" style:family="text">
      <style:text-properties officeooo:rsid="0036434a"/>
    </style:style>
    <style:style style:name="T107" style:family="text">
      <style:text-properties fo:font-style="italic" style:font-style-asian="italic" style:font-style-complex="italic"/>
    </style:style>
    <style:style style:name="T108" style:family="text">
      <style:text-properties fo:font-style="italic" officeooo:rsid="0017926a" style:font-style-asian="italic" style:font-style-complex="italic"/>
    </style:style>
    <style:style style:name="T109" style:family="text">
      <style:text-properties fo:font-style="italic" officeooo:rsid="002621ea" style:font-style-asian="italic" style:font-style-complex="italic"/>
    </style:style>
    <style:style style:name="T110" style:family="text">
      <style:text-properties fo:font-style="italic" officeooo:rsid="002a1e2f" style:font-style-asian="italic" style:font-style-complex="italic"/>
    </style:style>
    <style:style style:name="T111" style:family="text">
      <style:text-properties officeooo:rsid="0017926a"/>
    </style:style>
    <style:style style:name="T112" style:family="text">
      <style:text-properties officeooo:rsid="00391c8a"/>
    </style:style>
    <style:style style:name="T113" style:family="text">
      <style:text-properties fo:font-size="14pt" fo:font-weight="normal" style:font-size-asian="14pt" style:font-weight-asian="normal"/>
    </style:style>
    <style:style style:name="T114" style:family="text">
      <style:text-properties style:font-name="Courier New"/>
    </style:style>
    <style:style style:name="T115" style:family="text">
      <style:text-properties officeooo:rsid="002889e7"/>
    </style:style>
    <style:style style:name="T116" style:family="text">
      <style:text-properties fo:language="fr" fo:country="FR"/>
    </style:style>
    <style:style style:name="T117" style:family="text">
      <style:text-properties officeooo:rsid="00136830"/>
    </style:style>
    <style:style style:name="T118" style:family="text">
      <style:text-properties officeooo:rsid="0015113b"/>
    </style:style>
    <style:style style:name="T119" style:family="text">
      <style:text-properties officeooo:rsid="00159383"/>
    </style:style>
    <style:style style:name="T120" style:family="text">
      <style:text-properties officeooo:rsid="001a20e0"/>
    </style:style>
    <style:style style:name="T121" style:family="text">
      <style:text-properties officeooo:rsid="001db957"/>
    </style:style>
    <style:style style:name="T122" style:family="text">
      <style:text-properties officeooo:rsid="001e5b24"/>
    </style:style>
    <style:style style:name="T123" style:family="text">
      <style:text-properties officeooo:rsid="0021dca1"/>
    </style:style>
    <style:style style:name="T124" style:family="text">
      <style:text-properties officeooo:rsid="0025dc78"/>
    </style:style>
    <style:style style:name="T125" style:family="text">
      <style:text-properties officeooo:rsid="002a1e2f"/>
    </style:style>
    <style:style style:name="T126" style:family="text">
      <style:text-properties officeooo:rsid="002c17a3"/>
    </style:style>
    <style:style style:name="T127" style:family="text">
      <style:text-properties officeooo:rsid="002ebfef"/>
    </style:style>
    <style:style style:name="T128" style:family="text">
      <style:text-properties officeooo:rsid="002fdf61"/>
    </style:style>
    <style:style style:name="T129" style:family="text">
      <style:text-properties officeooo:rsid="00342fdd"/>
    </style:style>
    <style:style style:name="T130" style:family="text">
      <style:text-properties officeooo:rsid="00361398"/>
    </style:style>
    <style:style style:name="T131" style:family="text">
      <style:text-properties officeooo:rsid="003630ac"/>
    </style:style>
    <style:style style:name="T132" style:family="text">
      <style:text-properties officeooo:rsid="00367f7f"/>
    </style:style>
    <style:style style:name="T133" style:family="text">
      <style:text-properties officeooo:rsid="003a2e35"/>
    </style:style>
    <style:style style:name="T134"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office:automatic-styles>
  <office:body>
    <office:text text:use-soft-page-breaks="true">
      <office:forms form:automatic-focus="false" form:apply-design-mode="false"/>
      <text:tracked-changes>
        <text:changed-region xml:id="ct93962665442560" text:id="ct93962665442560">
          <text:deletion>
            <office:change-info>
              <dc:creator>Arnaud Rinquin</dc:creator>
              <dc:date>2013-01-24T10:51:00</dc:date>
            </office:change-info>
            <text:p text:style-name="Document_20_Title">RFP - </text:p>
          </text:deletion>
        </text:changed-region>
        <text:changed-region xml:id="ct93962616604560" text:id="ct93962616604560">
          <text:insertion>
            <office:change-info>
              <dc:creator>Arnaud Rinquin</dc:creator>
              <dc:date>2013-01-24T10:53:00</dc:date>
            </office:change-info>
          </text:insertion>
        </text:changed-region>
        <text:changed-region xml:id="ct93962630875520" text:id="ct93962630875520">
          <text:deletion>
            <office:change-info>
              <dc:creator>Auteur inconnu</dc:creator>
              <dc:date>2013-01-28T13:06:00</dc:date>
            </office:change-info>
            <text:p text:style-name="P1"><text:span text:style-name="T1">propose a service that </text:span></text:p>
          </text:deletion>
        </text:changed-region>
        <text:changed-region xml:id="ct93962630876688" text:id="ct93962630876688">
          <text:insertion>
            <office:change-info>
              <dc:creator>Auteur inconnu</dc:creator>
              <dc:date>2013-01-28T13:06:00</dc:date>
            </office:change-info>
          </text:insertion>
        </text:changed-region>
        <text:changed-region xml:id="ct93962669963216" text:id="ct93962669963216">
          <text:deletion>
            <office:change-info>
              <dc:creator>James J. Hunt</dc:creator>
              <dc:date>2018-04-04T14:46:11</dc:date>
            </office:change-info>
            <text:p text:style-name="P1"><text:span text:style-name="T1">ing</text:span></text:p>
          </text:deletion>
        </text:changed-region>
        <text:changed-region xml:id="ct93962630877296" text:id="ct93962630877296">
          <text:deletion>
            <office:change-info>
              <dc:creator>Auteur inconnu</dc:creator>
              <dc:date>2013-01-28T13:06:00</dc:date>
            </office:change-info>
            <text:p text:style-name="P1"><text:span text:style-name="T1">s</text:span></text:p>
          </text:deletion>
        </text:changed-region>
        <text:changed-region xml:id="ct93962630876992" text:id="ct93962630876992">
          <text:deletion>
            <office:change-info>
              <dc:creator>James J. Hunt</dc:creator>
              <dc:date>2018-04-04T14:46:11</dc:date>
            </office:change-info>
            <text:p text:style-name="P1"><text:span text:style-name="T1">monitor</text:span></text:p>
          </text:deletion>
        </text:changed-region>
        <text:changed-region xml:id="ct93962669964544" text:id="ct93962669964544">
          <text:insertion>
            <office:change-info>
              <dc:creator>James J. Hunt</dc:creator>
              <dc:date>2018-04-04T14:46:11</dc:date>
            </office:change-info>
          </text:insertion>
        </text:changed-region>
        <text:changed-region xml:id="ct93962669964944" text:id="ct93962669964944">
          <text:insertion>
            <office:change-info>
              <dc:creator>Auteur inconnu</dc:creator>
              <dc:date>2013-01-28T13:06:00</dc:date>
            </office:change-info>
          </text:insertion>
        </text:changed-region>
        <text:changed-region xml:id="ct93962660778288" text:id="ct93962660778288">
          <text:deletion>
            <office:change-info>
              <dc:creator>James J. Hunt</dc:creator>
              <dc:date>2018-04-04T14:46:31</dc:date>
            </office:change-info>
            <text:p text:style-name="P1"><text:s/>the health off</text:p>
          </text:deletion>
        </text:changed-region>
        <text:changed-region xml:id="ct93962660779824" text:id="ct93962660779824">
          <text:insertion>
            <office:change-info>
              <dc:creator>James J. Hunt</dc:creator>
              <dc:date>2018-04-04T14:46:32</dc:date>
            </office:change-info>
          </text:insertion>
        </text:changed-region>
        <text:changed-region xml:id="ct93962627677184" text:id="ct93962627677184">
          <text:insertion>
            <office:change-info>
              <dc:creator>Arnaud Rinquin</dc:creator>
              <dc:date>2013-01-24T10:53:00</dc:date>
            </office:change-info>
          </text:insertion>
        </text:changed-region>
        <text:changed-region xml:id="ct93962627677488" text:id="ct93962627677488">
          <text:deletion>
            <office:change-info>
              <dc:creator>James J. Hunt</dc:creator>
              <dc:date>2018-04-04T14:47:23</dc:date>
            </office:change-info>
            <text:p text:style-name="P1">and </text:p>
          </text:deletion>
        </text:changed-region>
        <text:changed-region xml:id="ct93962619125312" text:id="ct93962619125312">
          <text:insertion>
            <office:change-info>
              <dc:creator>James J. Hunt</dc:creator>
              <dc:date>2018-04-04T14:47:24</dc:date>
            </office:change-info>
          </text:insertion>
        </text:changed-region>
        <text:changed-region xml:id="ct93962619125712" text:id="ct93962619125712">
          <text:insertion>
            <office:change-info>
              <dc:creator>Arnaud Rinquin</dc:creator>
              <dc:date>2013-01-24T10:53:00</dc:date>
            </office:change-info>
          </text:insertion>
        </text:changed-region>
        <text:changed-region xml:id="ct93962619126016" text:id="ct93962619126016">
          <text:deletion>
            <office:change-info>
              <dc:creator>James J. Hunt</dc:creator>
              <dc:date>2018-04-04T14:46:48</dc:date>
            </office:change-info>
            <text:p text:style-name="P1">work and provides means to recover from irregular states</text:p>
          </text:deletion>
        </text:changed-region>
        <text:changed-region xml:id="ct93962601793232" text:id="ct93962601793232">
          <text:insertion>
            <office:change-info>
              <dc:creator>James J. Hunt</dc:creator>
              <dc:date>2018-04-04T14:46:49</dc:date>
            </office:change-info>
          </text:insertion>
        </text:changed-region>
        <text:changed-region xml:id="ct93962601793584" text:id="ct93962601793584">
          <text:insertion>
            <office:change-info>
              <dc:creator>Arnaud Rinquin</dc:creator>
              <dc:date>2013-01-24T10:53:00</dc:date>
            </office:change-info>
          </text:insertion>
        </text:changed-region>
        <text:changed-region xml:id="ct93962601793888" text:id="ct93962601793888">
          <text:insertion>
            <office:change-info>
              <dc:creator>James J. Hunt</dc:creator>
              <dc:date>2018-04-04T14:46:54</dc:date>
            </office:change-info>
          </text:insertion>
        </text:changed-region>
        <text:changed-region xml:id="ct93962601794496" text:id="ct93962601794496">
          <text:insertion>
            <office:change-info>
              <dc:creator>Auteur inconnu</dc:creator>
              <dc:date>2013-01-28T13:07:00</dc:date>
            </office:change-info>
          </text:insertion>
        </text:changed-region>
        <text:changed-region xml:id="ct93962673008816" text:id="ct93962673008816">
          <text:deletion>
            <office:change-info>
              <dc:creator>James J. Hunt</dc:creator>
              <dc:date>2018-04-04T14:47:40</dc:date>
            </office:change-info>
            <text:p text:style-name="P1">state of health</text:p>
          </text:deletion>
        </text:changed-region>
        <text:changed-region xml:id="ct93962673010416" text:id="ct93962673010416">
          <text:insertion>
            <office:change-info>
              <dc:creator>James J. Hunt</dc:creator>
              <dc:date>2018-04-04T14:47:40</dc:date>
            </office:change-info>
          </text:insertion>
        </text:changed-region>
        <text:changed-region xml:id="ct93962663745536" text:id="ct93962663745536">
          <text:insertion>
            <office:change-info>
              <dc:creator>Auteur inconnu</dc:creator>
              <dc:date>2013-01-28T13:07:00</dc:date>
            </office:change-info>
          </text:insertion>
        </text:changed-region>
        <text:changed-region xml:id="ct93962663745840" text:id="ct93962663745840">
          <text:deletion>
            <office:change-info>
              <dc:creator>James J. Hunt</dc:creator>
              <dc:date>2018-04-04T14:48:18</dc:date>
            </office:change-info>
            <text:p text:style-name="P1">can</text:p>
          </text:deletion>
        </text:changed-region>
        <text:changed-region xml:id="ct93962663747328" text:id="ct93962663747328">
          <text:insertion>
            <office:change-info>
              <dc:creator>James J. Hunt</dc:creator>
              <dc:date>2018-04-04T14:48:18</dc:date>
            </office:change-info>
          </text:insertion>
        </text:changed-region>
        <text:changed-region xml:id="ct93962639278544" text:id="ct93962639278544">
          <text:insertion>
            <office:change-info>
              <dc:creator>Auteur inconnu</dc:creator>
              <dc:date>2013-01-28T13:07:00</dc:date>
            </office:change-info>
          </text:insertion>
        </text:changed-region>
        <text:changed-region xml:id="ct93962639280096" text:id="ct93962639280096">
          <text:insertion>
            <office:change-info>
              <dc:creator>James J. Hunt</dc:creator>
              <dc:date>2018-04-04T14:48:21</dc:date>
            </office:change-info>
          </text:insertion>
        </text:changed-region>
        <text:changed-region xml:id="ct93962642479936" text:id="ct93962642479936">
          <text:insertion>
            <office:change-info>
              <dc:creator>Auteur inconnu</dc:creator>
              <dc:date>2013-01-28T13:07:00</dc:date>
            </office:change-info>
          </text:insertion>
        </text:changed-region>
        <text:changed-region xml:id="ct93962642480240" text:id="ct93962642480240">
          <text:deletion>
            <office:change-info>
              <dc:creator>James J. Hunt</dc:creator>
              <dc:date>2018-04-04T14:47:59</dc:date>
            </office:change-info>
            <text:p text:style-name="P1">consumptions</text:p>
          </text:deletion>
        </text:changed-region>
        <text:changed-region xml:id="ct93962642481776" text:id="ct93962642481776">
          <text:insertion>
            <office:change-info>
              <dc:creator>James J. Hunt</dc:creator>
              <dc:date>2018-04-04T14:47:59</dc:date>
            </office:change-info>
          </text:insertion>
        </text:changed-region>
        <text:changed-region xml:id="ct93962670025824" text:id="ct93962670025824">
          <text:insertion>
            <office:change-info>
              <dc:creator>Auteur inconnu</dc:creator>
              <dc:date>2013-01-28T13:07:00</dc:date>
            </office:change-info>
          </text:insertion>
        </text:changed-region>
        <text:changed-region xml:id="ct93962670026128" text:id="ct93962670026128">
          <text:insertion>
            <office:change-info>
              <dc:creator>James J. Hunt</dc:creator>
              <dc:date>2018-04-04T20:22:37</dc:date>
            </office:change-info>
          </text:insertion>
        </text:changed-region>
        <text:changed-region xml:id="ct93962670026528" text:id="ct93962670026528">
          <text:insertion>
            <office:change-info>
              <dc:creator>Auteur inconnu</dc:creator>
              <dc:date>2013-01-28T13:07:00</dc:date>
            </office:change-info>
          </text:insertion>
        </text:changed-region>
        <text:changed-region xml:id="ct93962670026832" text:id="ct93962670026832">
          <text:deletion>
            <office:change-info>
              <dc:creator>James J. Hunt</dc:creator>
              <dc:date>2018-04-04T14:48:52</dc:date>
            </office:change-info>
            <text:p text:style-name="P1">, however,</text:p>
          </text:deletion>
        </text:changed-region>
        <text:changed-region xml:id="ct93962670027136" text:id="ct93962670027136">
          <text:insertion>
            <office:change-info>
              <dc:creator>Auteur inconnu</dc:creator>
              <dc:date>2013-01-28T13:07:00</dc:date>
            </office:change-info>
          </text:insertion>
        </text:changed-region>
        <text:changed-region xml:id="ct93962638446048" text:id="ct93962638446048">
          <text:insertion>
            <office:change-info>
              <dc:creator>James J. Hunt</dc:creator>
              <dc:date>2018-04-13T13:20:21</dc:date>
            </office:change-info>
          </text:insertion>
        </text:changed-region>
        <text:changed-region xml:id="ct93962638446576" text:id="ct93962638446576">
          <text:insertion>
            <office:change-info>
              <dc:creator>Auteur inconnu</dc:creator>
              <dc:date>2013-01-28T13:07:00</dc:date>
            </office:change-info>
          </text:insertion>
        </text:changed-region>
        <text:changed-region xml:id="ct93962638446880" text:id="ct93962638446880">
          <text:deletion>
            <office:change-info>
              <dc:creator>James J. Hunt</dc:creator>
              <dc:date>2018-04-04T14:49:20</dc:date>
            </office:change-info>
            <text:p text:style-name="P1"><text:s/>kind of resources that are important to the</text:p>
          </text:deletion>
        </text:changed-region>
        <text:changed-region xml:id="ct93962616586896" text:id="ct93962616586896">
          <text:insertion>
            <office:change-info>
              <dc:creator>James J. Hunt</dc:creator>
              <dc:date>2018-04-04T14:49:21</dc:date>
            </office:change-info>
          </text:insertion>
        </text:changed-region>
        <text:changed-region xml:id="ct93962616587424" text:id="ct93962616587424">
          <text:insertion>
            <office:change-info>
              <dc:creator>Auteur inconnu</dc:creator>
              <dc:date>2013-01-28T13:07:00</dc:date>
            </office:change-info>
          </text:insertion>
        </text:changed-region>
        <text:changed-region xml:id="ct93962616587728" text:id="ct93962616587728">
          <text:deletion>
            <office:change-info>
              <dc:creator>James J. Hunt</dc:creator>
              <dc:date>2018-04-04T14:49:32</dc:date>
            </office:change-info>
            <text:p text:style-name="P1">s itself</text:p>
          </text:deletion>
        </text:changed-region>
        <text:changed-region xml:id="ct93962616587120" text:id="ct93962616587120">
          <text:insertion>
            <office:change-info>
              <dc:creator>Auteur inconnu</dc:creator>
              <dc:date>2013-01-28T13:07:00</dc:date>
            </office:change-info>
          </text:insertion>
        </text:changed-region>
        <text:changed-region xml:id="ct93962638446272" text:id="ct93962638446272">
          <text:deletion>
            <office:change-info>
              <dc:creator>James J. Hunt</dc:creator>
              <dc:date>2018-04-04T14:50:38</dc:date>
            </office:change-info>
            <text:p text:style-name="P1">ava </text:p>
          </text:deletion>
        </text:changed-region>
        <text:changed-region xml:id="ct93962645485776" text:id="ct93962645485776">
          <text:insertion>
            <office:change-info>
              <dc:creator>James J. Hunt</dc:creator>
              <dc:date>2018-04-04T14:50:38</dc:date>
            </office:change-info>
          </text:insertion>
        </text:changed-region>
        <text:changed-region xml:id="ct93962638788928" text:id="ct93962638788928">
          <text:deletion>
            <office:change-info>
              <dc:creator>James J. Hunt</dc:creator>
              <dc:date>2018-04-04T14:50:50</dc:date>
            </office:change-info>
            <text:p text:style-name="P1"><text:span text:style-name="T2">enables</text:span></text:p>
          </text:deletion>
        </text:changed-region>
        <text:changed-region xml:id="ct93962657846032" text:id="ct93962657846032">
          <text:deletion>
            <office:change-info>
              <dc:creator>James J. Hunt</dc:creator>
              <dc:date>2018-04-04T14:51:22</dc:date>
            </office:change-info>
            <text:p text:style-name="P1"><text:span text:style-name="T2">already </text:span></text:p>
          </text:deletion>
        </text:changed-region>
        <text:changed-region xml:id="ct93962617086368" text:id="ct93962617086368">
          <text:deletion>
            <office:change-info>
              <dc:creator>James J. Hunt</dc:creator>
              <dc:date>2018-04-04T14:50:46</dc:date>
            </office:change-info>
            <text:p text:style-name="P1"><text:span text:style-name="T2">APIs </text:span></text:p>
          </text:deletion>
        </text:changed-region>
        <text:changed-region xml:id="ct93962670588240" text:id="ct93962670588240">
          <text:insertion>
            <office:change-info>
              <dc:creator>James J. Hunt</dc:creator>
              <dc:date>2018-04-04T14:51:06</dc:date>
            </office:change-info>
          </text:insertion>
        </text:changed-region>
        <text:changed-region xml:id="ct93962616568704" text:id="ct93962616568704">
          <text:insertion>
            <office:change-info>
              <dc:creator>James J. Hunt</dc:creator>
              <dc:date>2018-04-04T14:50:50</dc:date>
            </office:change-info>
          </text:insertion>
        </text:changed-region>
        <text:changed-region xml:id="ct93962627207792" text:id="ct93962627207792">
          <text:deletion>
            <office:change-info>
              <dc:creator>James J. Hunt</dc:creator>
              <dc:date>2018-04-04T14:51:03</dc:date>
            </office:change-info>
            <text:p text:style-name="P1"><text:span text:style-name="T2"><text:s/>the monitoring of </text:span></text:p>
          </text:deletion>
        </text:changed-region>
        <text:changed-region xml:id="ct93962670588592" text:id="ct93962670588592">
          <text:insertion>
            <office:change-info>
              <dc:creator>Auteur inconnu</dc:creator>
              <dc:date>2013-01-28T13:07:00</dc:date>
            </office:change-info>
          </text:insertion>
        </text:changed-region>
        <text:changed-region xml:id="ct93962644657680" text:id="ct93962644657680">
          <text:insertion>
            <office:change-info>
              <dc:creator>James J. Hunt</dc:creator>
              <dc:date>2018-04-04T14:51:29</dc:date>
            </office:change-info>
          </text:insertion>
        </text:changed-region>
        <text:changed-region xml:id="ct93962644657312" text:id="ct93962644657312">
          <text:deletion>
            <office:change-info>
              <dc:creator>James J. Hunt</dc:creator>
              <dc:date>2018-04-04T14:51:34</dc:date>
            </office:change-info>
            <text:p text:style-name="P1"><text:span text:style-name="T2">s</text:span></text:p>
          </text:deletion>
        </text:changed-region>
        <text:changed-region xml:id="ct93962616569056" text:id="ct93962616569056">
          <text:insertion>
            <office:change-info>
              <dc:creator>Auteur inconnu</dc:creator>
              <dc:date>2013-01-28T13:07:00</dc:date>
            </office:change-info>
          </text:insertion>
        </text:changed-region>
        <text:changed-region xml:id="ct93962623741712" text:id="ct93962623741712">
          <text:deletion>
            <office:change-info>
              <dc:creator>Auteur inconnu</dc:creator>
              <dc:date>2013-01-28T13:08:00</dc:date>
            </office:change-info>
            <text:p text:style-name="P1">Bundles that like to have monitored their healthiness and resource usage can register themselves and then are frequently checked. Bundles can define an interface that has to be called and actions that have to be taken in case of an irregular behavior. <text:span text:style-name="T3">Less cooperative or legacy bundles will also be monitored and their resource consumptions will be controlled.</text:span></text:p>
            <text:p text:style-name="P1"><text:span text:style-name="T4"/></text:p>
          </text:deletion>
        </text:changed-region>
        <text:changed-region xml:id="ct93962617087184" text:id="ct93962617087184">
          <text:deletion>
            <office:change-info>
              <dc:creator>Auteur inconnu</dc:creator>
              <dc:date>2013-01-28T13:07:00</dc:date>
            </office:change-info>
            <text:p text:style-name="P1"><text:span text:style-name="T4">The state of health of a </text:span></text:p>
          </text:deletion>
        </text:changed-region>
        <text:changed-region xml:id="ct93962616588624" text:id="ct93962616588624">
          <text:deletion>
            <office:change-info>
              <dc:creator>Auteur inconnu</dc:creator>
              <dc:date>2013-01-28T12:32:00</dc:date>
            </office:change-info>
            <text:p text:style-name="P1"><text:span text:style-name="T4">service</text:span></text:p>
          </text:deletion>
        </text:changed-region>
        <text:changed-region xml:id="ct93962651894288" text:id="ct93962651894288">
          <text:deletion>
            <office:change-info>
              <dc:creator>Auteur inconnu</dc:creator>
              <dc:date>2013-01-28T13:07:00</dc:date>
            </office:change-info>
            <text:p text:style-name="P1"><text:span text:style-name="T4"><text:s/>can include memory consumptions, number of threads, network connections, and other limited resources. These are, however, not limited to the runtime environment (Java VM, OSGi Framework, etc), but can also include any kind of resources that are important to the services itself.</text:span></text:p>
          </text:deletion>
        </text:changed-region>
        <text:changed-region xml:id="ct93962661192944" text:id="ct93962661192944">
          <text:deletion>
            <office:change-info>
              <dc:creator>Arnaud Rinquin</dc:creator>
              <dc:date>2013-01-24T10:53:00</dc:date>
            </office:change-info>
            <text:p text:style-name="P1"><text:span text:style-name="T4">This document describes needs and requirements for a</text:span></text:p>
          </text:deletion>
        </text:changed-region>
        <text:changed-region xml:id="ct93962638788448" text:id="ct93962638788448">
          <text:deletion>
            <office:change-info>
              <dc:creator>Andre Bottaro</dc:creator>
              <dc:date>2012-10-23T21:02:00</dc:date>
            </office:change-info>
            <text:p text:style-name="P1"><text:span text:style-name="T4">of</text:span></text:p>
          </text:deletion>
        </text:changed-region>
        <text:changed-region xml:id="ct93962645486064" text:id="ct93962645486064">
          <text:deletion>
            <office:change-info>
              <dc:creator>Arnaud Rinquin</dc:creator>
              <dc:date>2013-01-24T10:53:00</dc:date>
            </office:change-info>
            <text:p text:style-name="P1"><text:span text:style-name="T4"><text:s/>Java OSGi API to monitor</text:span></text:p>
          </text:deletion>
        </text:changed-region>
        <text:changed-region xml:id="ct93962657845600" text:id="ct93962657845600">
          <text:deletion>
            <office:change-info>
              <dc:creator>Andre Bottaro</dc:creator>
              <dc:date>2012-10-23T21:03:00</dc:date>
            </office:change-info>
            <text:p text:style-name="P1"><text:span text:style-name="T4">control</text:span></text:p>
          </text:deletion>
        </text:changed-region>
        <text:changed-region xml:id="ct93962651893680" text:id="ct93962651893680">
          <text:deletion>
            <office:change-info>
              <dc:creator>Arnaud Rinquin</dc:creator>
              <dc:date>2013-01-24T10:53:00</dc:date>
            </office:change-info>
            <text:p text:style-name="P1"><text:span text:style-name="T4"><text:s/>and manage resources consumed by bundles on an OSGi platform according to OSGi best practices.</text:span></text:p>
          </text:deletion>
        </text:changed-region>
        <text:changed-region xml:id="ct93962638447104" text:id="ct93962638447104">
          <text:insertion>
            <office:change-info>
              <dc:creator>James J. Hunt</dc:creator>
              <dc:date>2018-04-04T14:51:42</dc:date>
            </office:change-info>
          </text:insertion>
        </text:changed-region>
        <text:changed-region xml:id="ct93962638447408" text:id="ct93962638447408">
          <text:deletion>
            <office:change-info>
              <dc:creator>James J. Hunt</dc:creator>
              <dc:date>2018-04-04T14:51:46</dc:date>
            </office:change-info>
            <text:p text:style-name="P1"><text:span text:style-name="T4"><text:s/>iSeveral</text:span></text:p>
          </text:deletion>
        </text:changed-region>
        <text:changed-region xml:id="ct93962670027360" text:id="ct93962670027360">
          <text:insertion>
            <office:change-info>
              <dc:creator>James J. Hunt</dc:creator>
              <dc:date>2018-04-04T14:51:48</dc:date>
            </office:change-info>
          </text:insertion>
        </text:changed-region>
        <text:changed-region xml:id="ct93962630876064" text:id="ct93962630876064">
          <text:insertion>
            <office:change-info>
              <dc:creator>Auteur inconnu</dc:creator>
              <dc:date>2013-01-28T13:12:00</dc:date>
            </office:change-info>
          </text:insertion>
        </text:changed-region>
        <text:changed-region xml:id="ct93962630876368" text:id="ct93962630876368">
          <text:deletion>
            <office:change-info>
              <dc:creator>James J. Hunt</dc:creator>
              <dc:date>2018-04-04T14:51:53</dc:date>
            </office:change-info>
            <text:p text:style-name="P1"><text:span text:style-name="T4">it</text:span></text:p>
          </text:deletion>
        </text:changed-region>
        <text:changed-region xml:id="ct93962639279152" text:id="ct93962639279152">
          <text:insertion>
            <office:change-info>
              <dc:creator>James J. Hunt</dc:creator>
              <dc:date>2018-04-04T14:51:54</dc:date>
            </office:change-info>
          </text:insertion>
        </text:changed-region>
        <text:changed-region xml:id="ct93962660779264" text:id="ct93962660779264">
          <text:insertion>
            <office:change-info>
              <dc:creator>Auteur inconnu</dc:creator>
              <dc:date>2013-01-28T13:12:00</dc:date>
            </office:change-info>
          </text:insertion>
        </text:changed-region>
        <text:changed-region xml:id="ct93962627678048" text:id="ct93962627678048">
          <text:insertion>
            <office:change-info>
              <dc:creator>Auteur inconnu</dc:creator>
              <dc:date>2013-01-28T13:13:00</dc:date>
            </office:change-info>
          </text:insertion>
        </text:changed-region>
        <text:changed-region xml:id="ct93962642480816" text:id="ct93962642480816">
          <text:insertion>
            <office:change-info>
              <dc:creator>James J. Hunt</dc:creator>
              <dc:date>2018-04-04T20:22:49</dc:date>
            </office:change-info>
          </text:insertion>
        </text:changed-region>
        <text:changed-region xml:id="ct93962619127040" text:id="ct93962619127040">
          <text:insertion>
            <office:change-info>
              <dc:creator>Auteur inconnu</dc:creator>
              <dc:date>2013-01-28T13:13:00</dc:date>
            </office:change-info>
          </text:insertion>
        </text:changed-region>
        <text:changed-region xml:id="ct93962673009040" text:id="ct93962673009040">
          <text:deletion>
            <office:change-info>
              <dc:creator>James J. Hunt</dc:creator>
              <dc:date>2018-04-04T14:52:02</dc:date>
            </office:change-info>
            <text:p text:style-name="P1"><text:span text:style-name="T4">the need to </text:span></text:p>
          </text:deletion>
        </text:changed-region>
        <text:changed-region xml:id="ct93962616646304" text:id="ct93962616646304">
          <text:insertion>
            <office:change-info>
              <dc:creator>Auteur inconnu</dc:creator>
              <dc:date>2013-01-28T13:13:00</dc:date>
            </office:change-info>
          </text:insertion>
        </text:changed-region>
        <text:changed-region xml:id="ct93962616646832" text:id="ct93962616646832">
          <text:deletion>
            <office:change-info>
              <dc:creator>James J. Hunt</dc:creator>
              <dc:date>2018-04-04T14:52:03</dc:date>
            </office:change-info>
            <text:p text:style-name="P1"><text:span text:style-name="T4">e</text:span></text:p>
          </text:deletion>
        </text:changed-region>
        <text:changed-region xml:id="ct93962601670544" text:id="ct93962601670544">
          <text:insertion>
            <office:change-info>
              <dc:creator>James J. Hunt</dc:creator>
              <dc:date>2018-04-04T14:52:03</dc:date>
            </office:change-info>
          </text:insertion>
        </text:changed-region>
        <text:changed-region xml:id="ct93962601672160" text:id="ct93962601672160">
          <text:insertion>
            <office:change-info>
              <dc:creator>Auteur inconnu</dc:creator>
              <dc:date>2013-01-28T13:13:00</dc:date>
            </office:change-info>
          </text:insertion>
        </text:changed-region>
        <text:changed-region xml:id="ct93962646327072" text:id="ct93962646327072">
          <text:insertion>
            <office:change-info>
              <dc:creator>Auteur inconnu</dc:creator>
              <dc:date>2013-01-28T13:14:00</dc:date>
            </office:change-info>
          </text:insertion>
        </text:changed-region>
        <text:changed-region xml:id="ct93962616646000" text:id="ct93962616646000">
          <text:insertion>
            <office:change-info>
              <dc:creator>James J. Hunt</dc:creator>
              <dc:date>2018-04-04T14:55:31</dc:date>
            </office:change-info>
          </text:insertion>
        </text:changed-region>
        <text:changed-region xml:id="ct93962616646528" text:id="ct93962616646528">
          <text:insertion>
            <office:change-info>
              <dc:creator>James J. Hunt</dc:creator>
              <dc:date>2018-04-04T14:56:00</dc:date>
            </office:change-info>
          </text:insertion>
        </text:changed-region>
        <text:changed-region xml:id="ct93962642480512" text:id="ct93962642480512">
          <text:insertion>
            <office:change-info>
              <dc:creator>James J. Hunt</dc:creator>
              <dc:date>2018-04-04T14:58:29</dc:date>
            </office:change-info>
          </text:insertion>
        </text:changed-region>
        <text:changed-region xml:id="ct93962625197760" text:id="ct93962625197760">
          <text:deletion>
            <office:change-info>
              <dc:creator>James J. Hunt</dc:creator>
              <dc:date>2018-04-04T14:58:41</dc:date>
            </office:change-info>
            <text:h text:style-name="P2" text:outline-level="2"/>
            <text:h text:style-name="Heading_20_2" text:outline-level="2"/>
          </text:deletion>
        </text:changed-region>
        <text:changed-region xml:id="ct93962619311088" text:id="ct93962619311088">
          <text:deletion>
            <office:change-info>
              <dc:creator>James J. Hunt</dc:creator>
              <dc:date>2018-04-04T14:52:33</dc:date>
            </office:change-info>
            <text:p text:style-name="P3">Oct</text:p>
          </text:deletion>
        </text:changed-region>
        <text:changed-region xml:id="ct93962670162272" text:id="ct93962670162272">
          <text:insertion>
            <office:change-info>
              <dc:creator>James J. Hunt</dc:creator>
              <dc:date>2018-04-04T14:52:34</dc:date>
            </office:change-info>
          </text:insertion>
        </text:changed-region>
        <text:changed-region xml:id="ct93962637700896" text:id="ct93962637700896">
          <text:deletion>
            <office:change-info>
              <dc:creator>James J. Hunt</dc:creator>
              <dc:date>2018-04-04T14:52:42</dc:date>
            </office:change-info>
            <text:p text:style-name="P3">19</text:p>
          </text:deletion>
        </text:changed-region>
        <text:changed-region xml:id="ct93962637701968" text:id="ct93962637701968">
          <text:insertion>
            <office:change-info>
              <dc:creator>James J. Hunt</dc:creator>
              <dc:date>2018-04-13T19:09:19</dc:date>
            </office:change-info>
          </text:insertion>
        </text:changed-region>
        <text:changed-region xml:id="ct93962554355008" text:id="ct93962554355008">
          <text:insertion>
            <office:change-info>
              <dc:creator>James J. Hunt</dc:creator>
              <dc:date>2018-04-04T14:52:43</dc:date>
            </office:change-info>
          </text:insertion>
        </text:changed-region>
        <text:changed-region xml:id="ct93962554355360" text:id="ct93962554355360">
          <text:deletion>
            <office:change-info>
              <dc:creator>James J. Hunt</dc:creator>
              <dc:date>2018-04-04T14:52:45</dc:date>
            </office:change-info>
            <text:p text:style-name="P3">2</text:p>
          </text:deletion>
        </text:changed-region>
        <text:changed-region xml:id="ct93962627631136" text:id="ct93962627631136">
          <text:insertion>
            <office:change-info>
              <dc:creator>James J. Hunt</dc:creator>
              <dc:date>2018-04-04T14:52:47</dc:date>
            </office:change-info>
          </text:insertion>
        </text:changed-region>
        <text:changed-region xml:id="ct93962637702336" text:id="ct93962637702336">
          <text:deletion>
            <office:change-info>
              <dc:creator>Auteur inconnu</dc:creator>
              <dc:date>2013-01-28T13:14:00</dc:date>
            </office:change-info>
            <text:p text:style-name="P3">.</text:p>
          </text:deletion>
        </text:changed-region>
        <text:changed-region xml:id="ct93962669963488" text:id="ct93962669963488">
          <text:insertion>
            <office:change-info>
              <dc:creator>Auteur inconnu</dc:creator>
              <dc:date>2013-01-28T13:14:00</dc:date>
            </office:change-info>
          </text:insertion>
        </text:changed-region>
        <text:changed-region xml:id="ct93962554355712" text:id="ct93962554355712">
          <text:deletion>
            <office:change-info>
              <dc:creator>James J. Hunt</dc:creator>
              <dc:date>2018-04-04T14:52:52</dc:date>
            </office:change-info>
            <text:p text:style-name="P3"><text:s/>AG (RFP 153) and France Telecom OrangeDeutsche Telekom</text:p>
          </text:deletion>
        </text:changed-region>
        <text:changed-region xml:id="ct93962554354384" text:id="ct93962554354384">
          <text:insertion>
            <office:change-info>
              <dc:creator>James J. Hunt</dc:creator>
              <dc:date>2018-04-04T14:52:53</dc:date>
            </office:change-info>
          </text:insertion>
        </text:changed-region>
        <text:changed-region xml:id="ct93962554354688" text:id="ct93962554354688">
          <text:insertion>
            <office:change-info>
              <dc:creator>Auteur inconnu</dc:creator>
              <dc:date>2013-01-28T13:15:00</dc:date>
            </office:change-info>
          </text:insertion>
        </text:changed-region>
        <text:changed-region xml:id="ct93962637701120" text:id="ct93962637701120">
          <text:deletion>
            <office:change-info>
              <dc:creator>James J. Hunt</dc:creator>
              <dc:date>2018-04-04T14:52:58</dc:date>
            </office:change-info>
            <text:p text:style-name="P3"/>
            <text:p text:style-name="P3"/>
          </text:deletion>
        </text:changed-region>
        <text:changed-region xml:id="ct93962627631968" text:id="ct93962627631968">
          <text:deletion>
            <office:change-info>
              <dc:creator>Auteur inconnu</dc:creator>
              <dc:date>2013-01-29T20:44:00</dc:date>
            </office:change-info>
            <text:p text:style-name="P4">d</text:p>
          </text:deletion>
        </text:changed-region>
        <text:changed-region xml:id="ct93962637701600" text:id="ct93962637701600">
          <text:deletion>
            <office:change-info>
              <dc:creator>James J. Hunt</dc:creator>
              <dc:date>2018-04-04T14:53:26</dc:date>
            </office:change-info>
            <text:p text:style-name="P4">Merge</text:p>
          </text:deletion>
        </text:changed-region>
        <text:changed-region xml:id="ct93962627632272" text:id="ct93962627632272">
          <text:insertion>
            <office:change-info>
              <dc:creator>James J. Hunt</dc:creator>
              <dc:date>2018-04-13T19:08:54</dc:date>
            </office:change-info>
          </text:insertion>
        </text:changed-region>
        <text:changed-region xml:id="ct93962646614064" text:id="ct93962646614064">
          <text:deletion>
            <office:change-info>
              <dc:creator>James J. Hunt</dc:creator>
              <dc:date>2018-04-04T14:53:26</dc:date>
            </office:change-info>
            <text:p text:style-name="P5"><text:span text:style-name="T5">-20138</text:span></text:p>
          </text:deletion>
        </text:changed-region>
        <text:changed-region xml:id="ct93962646613760" text:id="ct93962646613760">
          <text:deletion>
            <office:change-info>
              <dc:creator>Auteur inconnu</dc:creator>
              <dc:date>2013-01-28T13:23:00</dc:date>
            </office:change-info>
            <text:p text:style-name="P5"><text:span text:style-name="T5">1</text:span></text:p>
          </text:deletion>
        </text:changed-region>
        <text:changed-region xml:id="ct93962635614032" text:id="ct93962635614032">
          <text:deletion>
            <office:change-info>
              <dc:creator>James J. Hunt</dc:creator>
              <dc:date>2018-04-04T14:53:26</dc:date>
            </office:change-info>
            <text:p text:style-name="P5"><text:span text:style-name="T5">2Jan-</text:span></text:p>
          </text:deletion>
        </text:changed-region>
        <text:changed-region xml:id="ct93962646614368" text:id="ct93962646614368">
          <text:insertion>
            <office:change-info>
              <dc:creator>James J. Hunt</dc:creator>
              <dc:date>2018-04-13T19:08:57</dc:date>
            </office:change-info>
          </text:insertion>
        </text:changed-region>
        <text:changed-region xml:id="ct93962646614816" text:id="ct93962646614816">
          <text:insertion>
            <office:change-info>
              <dc:creator>James J. Hunt</dc:creator>
              <dc:date>2018-04-13T19:09:07</dc:date>
            </office:change-info>
          </text:insertion>
        </text:changed-region>
        <text:changed-region xml:id="ct93962670906208" text:id="ct93962670906208">
          <text:deletion>
            <office:change-info>
              <dc:creator>James J. Hunt</dc:creator>
              <dc:date>2018-04-04T14:53:02</dc:date>
            </office:change-info>
            <text:p text:style-name="P5">both documentsof </text:p>
          </text:deletion>
        </text:changed-region>
        <text:changed-region xml:id="ct93962670905904" text:id="ct93962670905904">
          <text:deletion>
            <office:change-info>
              <dc:creator>Auteur inconnu</dc:creator>
              <dc:date>2013-01-28T13:15:00</dc:date>
            </office:change-info>
            <text:p text:style-name="P5">with RFP 0153,</text:p>
          </text:deletion>
        </text:changed-region>
        <text:changed-region xml:id="ct93962670905600" text:id="ct93962670905600">
          <text:deletion>
            <office:change-info>
              <dc:creator>James J. Hunt</dc:creator>
              <dc:date>2018-04-04T14:53:02</dc:date>
            </office:change-info>
            <text:p text:style-name="P5"><text:s/></text:p>
          </text:deletion>
        </text:changed-region>
        <text:changed-region xml:id="ct93962670905296" text:id="ct93962670905296">
          <text:deletion>
            <office:change-info>
              <dc:creator>Auteur inconnu</dc:creator>
              <dc:date>2013-01-28T13:15:00</dc:date>
            </office:change-info>
            <text:p text:style-name="P5">d</text:p>
          </text:deletion>
        </text:changed-region>
        <text:changed-region xml:id="ct93962670904992" text:id="ct93962670904992">
          <text:deletion>
            <office:change-info>
              <dc:creator>James J. Hunt</dc:creator>
              <dc:date>2018-04-04T14:53:02</dc:date>
            </office:change-info>
            <text:p text:style-name="P5">ergem</text:p>
          </text:deletion>
        </text:changed-region>
        <text:changed-region xml:id="ct93962646615600" text:id="ct93962646615600">
          <text:deletion>
            <office:change-info>
              <dc:creator>Auteur inconnu</dc:creator>
              <dc:date>2013-01-28T13:16:00</dc:date>
            </office:change-info>
            <text:p text:style-name="P5">M</text:p>
          </text:deletion>
        </text:changed-region>
        <text:changed-region xml:id="ct93962646615296" text:id="ct93962646615296">
          <text:deletion>
            <office:change-info>
              <dc:creator>James J. Hunt</dc:creator>
              <dc:date>2018-04-04T14:53:02</dc:date>
            </office:change-info>
            <text:p text:style-name="P5">1<text:span text:style-name="T6">st</text:span> proposal for a Arnaud Rinquin, André Bottaro, France Telecom Orange</text:p>
            <text:p text:style-name="P5"/>
          </text:deletion>
        </text:changed-region>
        <text:changed-region xml:id="ct93962640817936" text:id="ct93962640817936">
          <text:insertion>
            <office:change-info>
              <dc:creator>James J. Hunt</dc:creator>
              <dc:date>2018-04-17T12:23:16</dc:date>
            </office:change-info>
          </text:insertion>
        </text:changed-region>
        <text:changed-region xml:id="ct93962670906592" text:id="ct93962670906592">
          <text:insertion>
            <office:change-info>
              <dc:creator>James J. Hunt</dc:creator>
              <dc:date>2018-04-13T19:09:27</dc:date>
            </office:change-info>
          </text:insertion>
        </text:changed-region>
        <text:changed-region xml:id="ct93962670801312" text:id="ct93962670801312">
          <text:deletion>
            <office:change-info>
              <dc:creator>James J. Hunt</dc:creator>
              <dc:date>2018-04-04T14:53:26</dc:date>
            </office:change-info>
            <text:p text:style-name="P6">Revision</text:p>
          </text:deletion>
        </text:changed-region>
        <text:changed-region xml:id="ct93962641305104" text:id="ct93962641305104">
          <text:insertion>
            <office:change-info>
              <dc:creator>James J. Hunt</dc:creator>
              <dc:date>2018-04-17T12:22:44</dc:date>
            </office:change-info>
          </text:insertion>
        </text:changed-region>
        <text:changed-region xml:id="ct93962635614400" text:id="ct93962635614400">
          <text:deletion>
            <office:change-info>
              <dc:creator>James J. Hunt</dc:creator>
              <dc:date>2018-04-04T14:53:26</dc:date>
            </office:change-info>
            <text:p text:style-name="P7">-2013b-05Fe</text:p>
          </text:deletion>
        </text:changed-region>
        <text:changed-region xml:id="ct93962630659232" text:id="ct93962630659232">
          <text:insertion>
            <office:change-info>
              <dc:creator>James J. Hunt</dc:creator>
              <dc:date>2018-04-17T12:22:47</dc:date>
            </office:change-info>
          </text:insertion>
        </text:changed-region>
        <text:changed-region xml:id="ct93962638953424" text:id="ct93962638953424">
          <text:insertion>
            <office:change-info>
              <dc:creator>James J. Hunt</dc:creator>
              <dc:date>2018-04-17T12:23:02</dc:date>
            </office:change-info>
          </text:insertion>
        </text:changed-region>
        <text:changed-region xml:id="ct93962627396560" text:id="ct93962627396560">
          <text:deletion>
            <office:change-info>
              <dc:creator>James J. Hunt</dc:creator>
              <dc:date>2018-04-04T14:53:06</dc:date>
            </office:change-info>
            <text:p text:style-name="P7"/>
            <text:p text:style-name="P3">Technical references added.. as requested in OSGi common CPEG/EEG/REG meeting on January, 29<text:span text:style-name="T6">th</text:span>, 2013, in Austin, Texas</text:p>
            <text:p text:style-name="P3">Moved Figure 2 and the policy example <text:span text:style-name="T7">in the</text:span> Use Cases section.Revision of R3, R9, R17 accuracy thanks to the comments <text:s/>of Evegni Grigorov, ProSystAndré Bottaro, France Telecom Orange</text:p>
            <text:p text:style-name="P7"/>
          </text:deletion>
        </text:changed-region>
        <text:changed-region xml:id="ct93962660315168" text:id="ct93962660315168">
          <text:insertion>
            <office:change-info>
              <dc:creator>James J. Hunt</dc:creator>
              <dc:date>2018-04-17T12:23:09</dc:date>
            </office:change-info>
          </text:insertion>
        </text:changed-region>
        <text:changed-region xml:id="ct93962661723136" text:id="ct93962661723136">
          <text:deletion>
            <office:change-info>
              <dc:creator>James J. Hunt</dc:creator>
              <dc:date>2018-04-04T14:53:26</dc:date>
            </office:change-info>
            <text:p text:style-name="P8">Revision</text:p>
          </text:deletion>
        </text:changed-region>
        <text:changed-region xml:id="ct93962661723616" text:id="ct93962661723616">
          <text:deletion>
            <office:change-info>
              <dc:creator>James J. Hunt</dc:creator>
              <dc:date>2018-04-04T14:53:26</dc:date>
            </office:change-info>
            <text:p text:style-name="P3">Feb-19-2013</text:p>
          </text:deletion>
        </text:changed-region>
        <text:changed-region xml:id="ct93962661724320" text:id="ct93962661724320">
          <text:deletion>
            <office:change-info>
              <dc:creator>James J. Hunt</dc:creator>
              <dc:date>2018-04-04T14:53:13</dc:date>
            </office:change-info>
            <text:p text:style-name="P3">on Cloud Computing domain context to the Introduction section thanks to David Bosschaert, Redhat.Added a paragraph <text:s/>thanks to the comments of Gly Normington, VMWare.</text:p>
            <text:p text:style-name="P3">the capabilities of the underlying platform (i.e., which resources it can monitor)to discover André Bottaro, France Telecom Orange</text:p>
            <text:p text:style-name="P3">Added a new requirement on a query feature </text:p>
          </text:deletion>
        </text:changed-region>
        <text:changed-region xml:id="ct93962669937744" text:id="ct93962669937744">
          <text:deletion>
            <office:change-info>
              <dc:creator>James J. Hunt</dc:creator>
              <dc:date>2018-04-04T14:53:26</dc:date>
            </office:change-info>
            <text:p text:style-name="P8">Revision</text:p>
          </text:deletion>
        </text:changed-region>
        <text:changed-region xml:id="ct93962642446752" text:id="ct93962642446752">
          <text:deletion>
            <office:change-info>
              <dc:creator>James J. Hunt</dc:creator>
              <dc:date>2018-04-04T14:53:26</dc:date>
            </office:change-info>
            <text:p text:style-name="P3">-04-2013March</text:p>
          </text:deletion>
        </text:changed-region>
        <text:changed-region xml:id="ct93962670618416" text:id="ct93962670618416">
          <text:deletion>
            <office:change-info>
              <dc:creator>James J. Hunt</dc:creator>
              <dc:date>2018-04-04T14:53:19</dc:date>
            </office:change-info>
            <text:p text:style-name="P9">“Special (non standard, see standard Java Runtime definition) Java platform implementations MAY be necessary to support management of certain resource types.”: <text:s/>The definition of a standard VM is added is added in Application Domain section with the addition of the the follwing new requirementThus, memory management calls for non-standard Vms. André Bottaro, France Telecom Orange</text:p>
            <text:p text:style-name="P3">Thanks to BJ Hargrave, IBM, comments.</text:p>
            <text:p text:style-name="P3">4 revisions: - updated the date in the top of every page.</text:p>
            <text:p text:style-name="P3">- lowered Requirement 1 with a “must provide at least one algorithm” to leave room for legitimate technical discussions in the next phase.</text:p>
            <text:p text:style-name="P3">- removed the sentence "For the OSGi framework such a mechanism is mandatory" in R19.</text:p>
            <text:p text:style-name="P9">- added a new requirement to reflect the fact that JVMTI is an optional specification implemented outside the Java Runtime Environment.</text:p>
          </text:deletion>
        </text:changed-region>
        <text:changed-region xml:id="ct93962671043056" text:id="ct93962671043056">
          <text:insertion>
            <office:change-info>
              <dc:creator>James J. Hunt</dc:creator>
              <dc:date>2018-04-04T14:57:19</dc:date>
            </office:change-info>
          </text:insertion>
        </text:changed-region>
        <text:changed-region xml:id="ct93962645578368" text:id="ct93962645578368">
          <text:insertion>
            <office:change-info>
              <dc:creator>Auteur inconnu</dc:creator>
              <dc:date>2013-02-19T13:55:00</dc:date>
            </office:change-info>
          </text:insertion>
        </text:changed-region>
        <text:changed-region xml:id="ct93962631785504" text:id="ct93962631785504">
          <text:insertion>
            <office:change-info>
              <dc:creator>Andre Bottaro</dc:creator>
              <dc:date>2012-10-23T21:06:00</dc:date>
            </office:change-info>
          </text:insertion>
        </text:changed-region>
        <text:changed-region xml:id="ct93962631785984" text:id="ct93962631785984">
          <text:deletion>
            <office:change-info>
              <dc:creator>Andre Bottaro</dc:creator>
              <dc:date>2012-10-23T21:06:00</dc:date>
            </office:change-info>
            <text:p text:style-name="P10">s</text:p>
          </text:deletion>
        </text:changed-region>
        <text:changed-region xml:id="ct93962631786208" text:id="ct93962631786208">
          <text:insertion>
            <office:change-info>
              <dc:creator>James J. Hunt</dc:creator>
              <dc:date>2018-04-04T20:23:18</dc:date>
            </office:change-info>
          </text:insertion>
        </text:changed-region>
        <text:changed-region xml:id="ct93962631786432" text:id="ct93962631786432">
          <text:insertion>
            <office:change-info>
              <dc:creator>James J. Hunt</dc:creator>
              <dc:date>2018-04-13T15:55:56</dc:date>
            </office:change-info>
          </text:insertion>
        </text:changed-region>
        <text:changed-region xml:id="ct93962631786880" text:id="ct93962631786880">
          <text:deletion>
            <office:change-info>
              <dc:creator>James J. Hunt</dc:creator>
              <dc:date>2018-04-04T20:23:26</dc:date>
            </office:change-info>
            <text:p text:style-name="P10"><text:span text:style-name="T8"><text:s/></text:span></text:p>
          </text:deletion>
        </text:changed-region>
        <text:changed-region xml:id="ct93962631786656" text:id="ct93962631786656">
          <text:deletion>
            <office:change-info>
              <dc:creator>Arnaud Rinquin</dc:creator>
              <dc:date>2013-01-24T11:02:00</dc:date>
            </office:change-info>
            <text:p text:style-name="P10"><text:span text:style-name="T8"><text:s/></text:span></text:p>
          </text:deletion>
        </text:changed-region>
        <text:changed-region xml:id="ct93962671054592" text:id="ct93962671054592">
          <text:insertion>
            <office:change-info>
              <dc:creator>James J. Hunt</dc:creator>
              <dc:date>2018-04-04T20:23:27</dc:date>
            </office:change-info>
          </text:insertion>
        </text:changed-region>
        <text:changed-region xml:id="ct93962671055216" text:id="ct93962671055216">
          <text:insertion>
            <office:change-info>
              <dc:creator>Auteur inconnu</dc:creator>
              <dc:date>2013-01-28T13:17:00</dc:date>
            </office:change-info>
          </text:insertion>
        </text:changed-region>
        <text:changed-region xml:id="ct93962671055520" text:id="ct93962671055520">
          <text:deletion>
            <office:change-info>
              <dc:creator>James J. Hunt</dc:creator>
              <dc:date>2018-04-04T15:00:48</dc:date>
            </office:change-info>
            <text:p text:style-name="P10"><text:span text:style-name="T8">a general fact in the Enterprise and Residential markets. </text:span></text:p>
          </text:deletion>
        </text:changed-region>
        <text:changed-region xml:id="ct93962671056144" text:id="ct93962671056144">
          <text:insertion>
            <office:change-info>
              <dc:creator>James J. Hunt</dc:creator>
              <dc:date>2018-04-04T15:00:48</dc:date>
            </office:change-info>
          </text:insertion>
        </text:changed-region>
        <text:changed-region xml:id="ct93962671056448" text:id="ct93962671056448">
          <text:insertion>
            <office:change-info>
              <dc:creator>Auteur inconnu</dc:creator>
              <dc:date>2013-01-28T13:17:00</dc:date>
            </office:change-info>
          </text:insertion>
        </text:changed-region>
        <text:changed-region xml:id="ct93962556484400" text:id="ct93962556484400">
          <text:deletion>
            <office:change-info>
              <dc:creator>James J. Hunt</dc:creator>
              <dc:date>2018-04-13T14:16:04</dc:date>
            </office:change-info>
            <text:p text:style-name="P10"><text:span text:style-name="T8"><text:s/>fair</text:span></text:p>
          </text:deletion>
        </text:changed-region>
        <text:changed-region xml:id="ct93962556484944" text:id="ct93962556484944">
          <text:insertion>
            <office:change-info>
              <dc:creator>James J. Hunt</dc:creator>
              <dc:date>2018-04-13T14:16:04</dc:date>
            </office:change-info>
          </text:insertion>
        </text:changed-region>
        <text:changed-region xml:id="ct93962556486144" text:id="ct93962556486144">
          <text:insertion>
            <office:change-info>
              <dc:creator>Auteur inconnu</dc:creator>
              <dc:date>2013-01-28T13:17:00</dc:date>
            </office:change-info>
          </text:insertion>
        </text:changed-region>
        <text:changed-region xml:id="ct93962616998416" text:id="ct93962616998416">
          <text:deletion>
            <office:change-info>
              <dc:creator>Auteur inconnu</dc:creator>
              <dc:date>2013-01-28T13:17:00</dc:date>
            </office:change-info>
            <text:p text:style-name="P10"><text:span text:style-name="T8">Moreover</text:span></text:p>
          </text:deletion>
        </text:changed-region>
        <text:changed-region xml:id="ct93962616999744" text:id="ct93962616999744">
          <text:insertion>
            <office:change-info>
              <dc:creator>Auteur inconnu</dc:creator>
              <dc:date>2013-01-28T13:17:00</dc:date>
            </office:change-info>
          </text:insertion>
        </text:changed-region>
        <text:changed-region xml:id="ct93962670401456" text:id="ct93962670401456">
          <text:insertion>
            <office:change-info>
              <dc:creator>Auteur inconnu</dc:creator>
              <dc:date>2013-01-28T13:18:00</dc:date>
            </office:change-info>
          </text:insertion>
        </text:changed-region>
        <text:changed-region xml:id="ct93962670402048" text:id="ct93962670402048">
          <text:deletion>
            <office:change-info>
              <dc:creator>James J. Hunt</dc:creator>
              <dc:date>2018-04-04T15:01:26</dc:date>
            </office:change-info>
            <text:p text:style-name="P10"><text:span text:style-name="T8">the Smart Home to emerge</text:span></text:p>
          </text:deletion>
        </text:changed-region>
        <text:changed-region xml:id="ct93962665950288" text:id="ct93962665950288">
          <text:insertion>
            <office:change-info>
              <dc:creator>James J. Hunt</dc:creator>
              <dc:date>2018-04-04T15:01:59</dc:date>
            </office:change-info>
          </text:insertion>
        </text:changed-region>
        <text:changed-region xml:id="ct93962665952000" text:id="ct93962665952000">
          <text:insertion>
            <office:change-info>
              <dc:creator>James J. Hunt</dc:creator>
              <dc:date>2018-04-04T15:02:00</dc:date>
            </office:change-info>
          </text:insertion>
        </text:changed-region>
        <text:changed-region xml:id="ct93962665950512" text:id="ct93962665950512">
          <text:insertion>
            <office:change-info>
              <dc:creator>Auteur inconnu</dc:creator>
              <dc:date>2013-01-28T13:18:00</dc:date>
            </office:change-info>
          </text:insertion>
        </text:changed-region>
        <text:changed-region xml:id="ct93962670355792" text:id="ct93962670355792">
          <text:deletion>
            <office:change-info>
              <dc:creator>James J. Hunt</dc:creator>
              <dc:date>2018-04-04T15:02:41</dc:date>
            </office:change-info>
            <text:p text:style-name="P10"><text:span text:style-name="T8">Residential</text:span></text:p>
          </text:deletion>
        </text:changed-region>
        <text:changed-region xml:id="ct93962670355488" text:id="ct93962670355488">
          <text:deletion>
            <office:change-info>
              <dc:creator>Auteur inconnu</dc:creator>
              <dc:date>2013-01-28T13:18:00</dc:date>
            </office:change-info>
            <text:p text:style-name="P10"><text:span text:style-name="T8">, </text:span></text:p>
          </text:deletion>
        </text:changed-region>
        <text:changed-region xml:id="ct93962670355184" text:id="ct93962670355184">
          <text:deletion>
            <office:change-info>
              <dc:creator>Auteur inconnu</dc:creator>
              <dc:date>2013-01-28T13:19:00</dc:date>
            </office:change-info>
            <text:p text:style-name="P10"><text:span text:style-name="T8">many</text:span></text:p>
          </text:deletion>
        </text:changed-region>
        <text:changed-region xml:id="ct93962670354880" text:id="ct93962670354880">
          <text:deletion>
            <office:change-info>
              <dc:creator>Arnaud Rinquin</dc:creator>
              <dc:date>2013-01-24T10:57:00</dc:date>
            </office:change-info>
            <text:p text:style-name="P10"><text:span text:style-name="T8"><text:s/>players of the Smart Home market are about to open an </text:span></text:p>
          </text:deletion>
        </text:changed-region>
        <text:changed-region xml:id="ct93962670354576" text:id="ct93962670354576">
          <text:deletion>
            <office:change-info>
              <dc:creator>Auteur inconnu</dc:creator>
              <dc:date>2013-01-28T13:19:00</dc:date>
            </office:change-info>
            <text:p text:style-name="P10"><text:span text:style-name="T8"><text:s/>users SGiO </text:span></text:p>
          </text:deletion>
        </text:changed-region>
        <text:changed-region xml:id="ct93962550015136" text:id="ct93962550015136">
          <text:insertion>
            <office:change-info>
              <dc:creator>James J. Hunt</dc:creator>
              <dc:date>2018-04-04T15:02:41</dc:date>
            </office:change-info>
          </text:insertion>
        </text:changed-region>
        <text:changed-region xml:id="ct93962550015440" text:id="ct93962550015440">
          <text:insertion>
            <office:change-info>
              <dc:creator>Auteur inconnu</dc:creator>
              <dc:date>2013-01-28T13:19:00</dc:date>
            </office:change-info>
          </text:insertion>
        </text:changed-region>
        <text:changed-region xml:id="ct93962620557648" text:id="ct93962620557648">
          <text:deletion>
            <office:change-info>
              <dc:creator>James J. Hunt</dc:creator>
              <dc:date>2018-04-04T15:02:48</dc:date>
            </office:change-info>
            <text:p text:style-name="P10">are</text:p>
          </text:deletion>
        </text:changed-region>
        <text:changed-region xml:id="ct93962550016048" text:id="ct93962550016048">
          <text:deletion>
            <office:change-info>
              <dc:creator>Auteur inconnu</dc:creator>
              <dc:date>2013-01-28T13:23:00</dc:date>
            </office:change-info>
            <text:p text:style-name="P10">want </text:p>
          </text:deletion>
        </text:changed-region>
        <text:changed-region xml:id="ct93962550015744" text:id="ct93962550015744">
          <text:deletion>
            <office:change-info>
              <dc:creator>James J. Hunt</dc:creator>
              <dc:date>2018-04-04T15:02:48</dc:date>
            </office:change-info>
            <text:p text:style-name="P10">players </text:p>
          </text:deletion>
        </text:changed-region>
        <text:changed-region xml:id="ct93962620559472" text:id="ct93962620559472">
          <text:insertion>
            <office:change-info>
              <dc:creator>James J. Hunt</dc:creator>
              <dc:date>2018-04-04T15:02:48</dc:date>
            </office:change-info>
          </text:insertion>
        </text:changed-region>
        <text:changed-region xml:id="ct93962639050576" text:id="ct93962639050576">
          <text:insertion>
            <office:change-info>
              <dc:creator>Auteur inconnu</dc:creator>
              <dc:date>2013-01-28T13:23:00</dc:date>
            </office:change-info>
          </text:insertion>
        </text:changed-region>
        <text:changed-region xml:id="ct93962639050880" text:id="ct93962639050880">
          <text:deletion>
            <office:change-info>
              <dc:creator>Auteur inconnu</dc:creator>
              <dc:date>2013-01-28T13:23:00</dc:date>
            </office:change-info>
            <text:p text:style-name="P10">to </text:p>
          </text:deletion>
        </text:changed-region>
        <text:changed-region xml:id="ct93962559961584" text:id="ct93962559961584">
          <text:insertion>
            <office:change-info>
              <dc:creator>James J. Hunt</dc:creator>
              <dc:date>2018-04-13T14:17:01</dc:date>
            </office:change-info>
          </text:insertion>
        </text:changed-region>
        <text:changed-region xml:id="ct93962559963088" text:id="ct93962559963088">
          <text:insertion>
            <office:change-info>
              <dc:creator>Arnaud Rinquin</dc:creator>
              <dc:date>2013-01-24T10:57:00</dc:date>
            </office:change-info>
          </text:insertion>
        </text:changed-region>
        <text:changed-region xml:id="ct93962669705712" text:id="ct93962669705712">
          <text:deletion>
            <office:change-info>
              <dc:creator>James J. Hunt</dc:creator>
              <dc:date>2018-04-13T14:17:22</dc:date>
            </office:change-info>
            <text:p text:style-name="P10"><text:span text:style-name="T9">ing</text:span></text:p>
          </text:deletion>
        </text:changed-region>
        <text:changed-region xml:id="ct93962669705408" text:id="ct93962669705408">
          <text:deletion>
            <office:change-info>
              <dc:creator>James J. Hunt</dc:creator>
              <dc:date>2018-04-04T15:03:02</dc:date>
            </office:change-info>
            <text:p text:style-name="P10"><text:span text:style-name="T9">ir</text:span></text:p>
          </text:deletion>
        </text:changed-region>
        <text:changed-region xml:id="ct93962669705104" text:id="ct93962669705104">
          <text:deletion>
            <office:change-info>
              <dc:creator>Auteur inconnu</dc:creator>
              <dc:date>2013-01-28T13:24:00</dc:date>
            </office:change-info>
            <text:p text:style-name="P10"><text:span text:style-name="T9">ir</text:span></text:p>
          </text:deletion>
        </text:changed-region>
        <text:changed-region xml:id="ct93962669704800" text:id="ct93962669704800">
          <text:deletion>
            <office:change-info>
              <dc:creator>James J. Hunt</dc:creator>
              <dc:date>2018-04-04T15:03:03</dc:date>
            </office:change-info>
            <text:p text:style-name="P10"><text:span text:style-name="T9"><text:s/>the</text:span></text:p>
          </text:deletion>
        </text:changed-region>
        <text:changed-region xml:id="ct93962669704496" text:id="ct93962669704496">
          <text:deletion>
            <office:change-info>
              <dc:creator>James J. Hunt</dc:creator>
              <dc:date>2018-04-13T14:17:22</dc:date>
            </office:change-info>
            <text:p text:style-name="P10"><text:span text:style-name="T9"><text:s/></text:span></text:p>
          </text:deletion>
        </text:changed-region>
        <text:changed-region xml:id="ct93962669704272" text:id="ct93962669704272">
          <text:deletion>
            <office:change-info>
              <dc:creator>James J. Hunt</dc:creator>
              <dc:date>2018-04-04T15:03:09</dc:date>
            </office:change-info>
            <text:p text:style-name="P10"><text:span text:style-name="T9"><text:s/>gateway (or box)</text:span></text:p>
          </text:deletion>
        </text:changed-region>
        <text:changed-region xml:id="ct93962559963392" text:id="ct93962559963392">
          <text:deletion>
            <office:change-info>
              <dc:creator>James J. Hunt</dc:creator>
              <dc:date>2018-04-13T14:17:22</dc:date>
            </office:change-info>
            <text:p text:style-name="P10"><text:span text:style-name="T9">execution environment</text:span></text:p>
          </text:deletion>
        </text:changed-region>
        <text:changed-region xml:id="ct93962669706112" text:id="ct93962669706112">
          <text:insertion>
            <office:change-info>
              <dc:creator>Andre Bottaro</dc:creator>
              <dc:date>2012-10-23T21:10:00</dc:date>
            </office:change-info>
          </text:insertion>
        </text:changed-region>
        <text:changed-region xml:id="ct93962617066416" text:id="ct93962617066416">
          <text:insertion>
            <office:change-info>
              <dc:creator>James J. Hunt</dc:creator>
              <dc:date>2018-04-04T20:23:37</dc:date>
            </office:change-info>
          </text:insertion>
        </text:changed-region>
        <text:changed-region xml:id="ct93962617066720" text:id="ct93962617066720">
          <text:insertion>
            <office:change-info>
              <dc:creator>Andre Bottaro</dc:creator>
              <dc:date>2012-10-23T21:12:00</dc:date>
            </office:change-info>
          </text:insertion>
        </text:changed-region>
        <text:changed-region xml:id="ct93962617067024" text:id="ct93962617067024">
          <text:deletion>
            <office:change-info>
              <dc:creator>James J. Hunt</dc:creator>
              <dc:date>2018-04-04T15:03:39</dc:date>
            </office:change-info>
            <text:p text:style-name="P10">fairly </text:p>
          </text:deletion>
        </text:changed-region>
        <text:changed-region xml:id="ct93962617067328" text:id="ct93962617067328">
          <text:insertion>
            <office:change-info>
              <dc:creator>Andre Bottaro</dc:creator>
              <dc:date>2012-10-23T21:13:00</dc:date>
            </office:change-info>
          </text:insertion>
        </text:changed-region>
        <text:changed-region xml:id="ct93962617067632" text:id="ct93962617067632">
          <text:deletion>
            <office:change-info>
              <dc:creator>James J. Hunt</dc:creator>
              <dc:date>2018-04-13T14:17:40</dc:date>
            </office:change-info>
            <text:p text:style-name="P10">the same</text:p>
          </text:deletion>
        </text:changed-region>
        <text:changed-region xml:id="ct93962624892352" text:id="ct93962624892352">
          <text:insertion>
            <office:change-info>
              <dc:creator>James J. Hunt</dc:creator>
              <dc:date>2018-04-13T14:17:41</dc:date>
            </office:change-info>
          </text:insertion>
        </text:changed-region>
        <text:changed-region xml:id="ct93962624892784" text:id="ct93962624892784">
          <text:insertion>
            <office:change-info>
              <dc:creator>Andre Bottaro</dc:creator>
              <dc:date>2012-10-23T21:13:00</dc:date>
            </office:change-info>
          </text:insertion>
        </text:changed-region>
        <text:changed-region xml:id="ct93962624893088" text:id="ct93962624893088">
          <text:deletion>
            <office:change-info>
              <dc:creator>James J. Hunt</dc:creator>
              <dc:date>2018-04-04T15:03:54</dc:date>
            </office:change-info>
            <text:p text:style-name="P10">.</text:p>
          </text:deletion>
        </text:changed-region>
        <text:changed-region xml:id="ct93962639091872" text:id="ct93962639091872">
          <text:insertion>
            <office:change-info>
              <dc:creator>James J. Hunt</dc:creator>
              <dc:date>2018-04-04T15:03:54</dc:date>
            </office:change-info>
          </text:insertion>
        </text:changed-region>
        <text:changed-region xml:id="ct93962639093376" text:id="ct93962639093376">
          <text:insertion>
            <office:change-info>
              <dc:creator>James J. Hunt</dc:creator>
              <dc:date>2018-04-04T15:04:00</dc:date>
            </office:change-info>
          </text:insertion>
        </text:changed-region>
        <text:changed-region xml:id="ct93962655201728" text:id="ct93962655201728">
          <text:insertion>
            <office:change-info>
              <dc:creator>James J. Hunt</dc:creator>
              <dc:date>2018-04-13T14:17:56</dc:date>
            </office:change-info>
          </text:insertion>
        </text:changed-region>
        <text:changed-region xml:id="ct93962616650848" text:id="ct93962616650848">
          <text:insertion>
            <office:change-info>
              <dc:creator>James J. Hunt</dc:creator>
              <dc:date>2018-04-13T14:18:00</dc:date>
            </office:change-info>
          </text:insertion>
        </text:changed-region>
        <text:changed-region xml:id="ct93962626630512" text:id="ct93962626630512">
          <text:insertion>
            <office:change-info>
              <dc:creator>Auteur inconnu</dc:creator>
              <dc:date>2013-02-19T14:24:00</dc:date>
            </office:change-info>
          </text:insertion>
        </text:changed-region>
        <text:changed-region xml:id="ct93962609828208" text:id="ct93962609828208">
          <text:deletion>
            <office:change-info>
              <dc:creator>James J. Hunt</dc:creator>
              <dc:date>2018-04-04T15:04:27</dc:date>
            </office:change-info>
            <text:p text:style-name="P11">Monitoring</text:p>
          </text:deletion>
        </text:changed-region>
        <text:changed-region xml:id="ct93962547413024" text:id="ct93962547413024">
          <text:insertion>
            <office:change-info>
              <dc:creator>James J. Hunt</dc:creator>
              <dc:date>2018-04-04T15:04:28</dc:date>
            </office:change-info>
          </text:insertion>
        </text:changed-region>
        <text:changed-region xml:id="ct93962556484624" text:id="ct93962556484624">
          <text:insertion>
            <office:change-info>
              <dc:creator>Auteur inconnu</dc:creator>
              <dc:date>2013-02-19T14:24:00</dc:date>
            </office:change-info>
          </text:insertion>
        </text:changed-region>
        <text:changed-region xml:id="ct93962626631232" text:id="ct93962626631232">
          <text:insertion>
            <office:change-info>
              <dc:creator>James J. Hunt</dc:creator>
              <dc:date>2018-04-04T20:23:48</dc:date>
            </office:change-info>
          </text:insertion>
        </text:changed-region>
        <text:changed-region xml:id="ct93962671217200" text:id="ct93962671217200">
          <text:insertion>
            <office:change-info>
              <dc:creator>Auteur inconnu</dc:creator>
              <dc:date>2013-02-19T14:24:00</dc:date>
            </office:change-info>
          </text:insertion>
        </text:changed-region>
        <text:changed-region xml:id="ct93962618987264" text:id="ct93962618987264">
          <text:deletion>
            <office:change-info>
              <dc:creator>James J. Hunt</dc:creator>
              <dc:date>2018-04-04T15:04:42</dc:date>
            </office:change-info>
            <text:p text:style-name="P11">gets</text:p>
          </text:deletion>
        </text:changed-region>
        <text:changed-region xml:id="ct93962547413376" text:id="ct93962547413376">
          <text:insertion>
            <office:change-info>
              <dc:creator>James J. Hunt</dc:creator>
              <dc:date>2018-04-04T15:04:42</dc:date>
            </office:change-info>
          </text:insertion>
        </text:changed-region>
        <text:changed-region xml:id="ct93962670297760" text:id="ct93962670297760">
          <text:insertion>
            <office:change-info>
              <dc:creator>Auteur inconnu</dc:creator>
              <dc:date>2013-02-19T14:24:00</dc:date>
            </office:change-info>
          </text:insertion>
        </text:changed-region>
        <text:changed-region xml:id="ct93962666528608" text:id="ct93962666528608">
          <text:deletion>
            <office:change-info>
              <dc:creator>James J. Hunt</dc:creator>
              <dc:date>2018-04-04T15:04:52</dc:date>
            </office:change-info>
            <text:p text:style-name="P11">pre-</text:p>
          </text:deletion>
        </text:changed-region>
        <text:changed-region xml:id="ct93962666527808" text:id="ct93962666527808">
          <text:insertion>
            <office:change-info>
              <dc:creator>Auteur inconnu</dc:creator>
              <dc:date>2013-02-19T14:24:00</dc:date>
            </office:change-info>
          </text:insertion>
        </text:changed-region>
        <text:changed-region xml:id="ct93962617528944" text:id="ct93962617528944">
          <text:insertion>
            <office:change-info>
              <dc:creator>James J. Hunt</dc:creator>
              <dc:date>2018-04-04T20:23:56</dc:date>
            </office:change-info>
          </text:insertion>
        </text:changed-region>
        <text:changed-region xml:id="ct93962625760624" text:id="ct93962625760624">
          <text:insertion>
            <office:change-info>
              <dc:creator>Auteur inconnu</dc:creator>
              <dc:date>2013-02-19T14:24:00</dc:date>
            </office:change-info>
          </text:insertion>
        </text:changed-region>
        <text:changed-region xml:id="ct93962616684112" text:id="ct93962616684112">
          <text:insertion>
            <office:change-info>
              <dc:creator>James J. Hunt</dc:creator>
              <dc:date>2018-04-04T20:24:02</dc:date>
            </office:change-info>
          </text:insertion>
        </text:changed-region>
        <text:changed-region xml:id="ct93962626543808" text:id="ct93962626543808">
          <text:insertion>
            <office:change-info>
              <dc:creator>Auteur inconnu</dc:creator>
              <dc:date>2013-02-19T14:24:00</dc:date>
            </office:change-info>
          </text:insertion>
        </text:changed-region>
        <text:changed-region xml:id="ct93962645858880" text:id="ct93962645858880">
          <text:deletion>
            <office:change-info>
              <dc:creator>James J. Hunt</dc:creator>
              <dc:date>2018-04-04T15:05:34</dc:date>
            </office:change-info>
            <text:p text:style-name="P11">icity</text:p>
          </text:deletion>
        </text:changed-region>
        <text:changed-region xml:id="ct93962547766800" text:id="ct93962547766800">
          <text:insertion>
            <office:change-info>
              <dc:creator>James J. Hunt</dc:creator>
              <dc:date>2018-04-04T15:05:34</dc:date>
            </office:change-info>
          </text:insertion>
        </text:changed-region>
        <text:changed-region xml:id="ct93962660608528" text:id="ct93962660608528">
          <text:insertion>
            <office:change-info>
              <dc:creator>Auteur inconnu</dc:creator>
              <dc:date>2013-02-19T14:24:00</dc:date>
            </office:change-info>
          </text:insertion>
        </text:changed-region>
        <text:changed-region xml:id="ct93962645831232" text:id="ct93962645831232">
          <text:deletion>
            <office:change-info>
              <dc:creator>James J. Hunt</dc:creator>
              <dc:date>2018-04-04T15:05:37</dc:date>
            </office:change-info>
            <text:p text:style-name="P11">of </text:p>
          </text:deletion>
        </text:changed-region>
        <text:changed-region xml:id="ct93962644778400" text:id="ct93962644778400">
          <text:insertion>
            <office:change-info>
              <dc:creator>James J. Hunt</dc:creator>
              <dc:date>2018-04-13T14:23:13</dc:date>
            </office:change-info>
          </text:insertion>
        </text:changed-region>
        <text:changed-region xml:id="ct93962655201328" text:id="ct93962655201328">
          <text:insertion>
            <office:change-info>
              <dc:creator>Auteur inconnu</dc:creator>
              <dc:date>2013-02-19T14:24:00</dc:date>
            </office:change-info>
          </text:insertion>
        </text:changed-region>
        <text:changed-region xml:id="ct93962601792848" text:id="ct93962601792848">
          <text:deletion>
            <office:change-info>
              <dc:creator>Arnaud Rinquin</dc:creator>
              <dc:date>2013-01-24T11:01:00</dc:date>
            </office:change-info>
            <text:p text:style-name="P11"><text:span text:style-name="T10"><text:s/></text:span></text:p>
          </text:deletion>
        </text:changed-region>
        <text:changed-region xml:id="ct93962665952224" text:id="ct93962665952224">
          <text:insertion>
            <office:change-info>
              <dc:creator>Andre Bottaro</dc:creator>
              <dc:date>2012-10-23T21:07:00</dc:date>
            </office:change-info>
          </text:insertion>
        </text:changed-region>
        <text:changed-region xml:id="ct93962671043616" text:id="ct93962671043616">
          <text:insertion>
            <office:change-info>
              <dc:creator>Andre Bottaro</dc:creator>
              <dc:date>2012-10-23T21:06:00</dc:date>
            </office:change-info>
          </text:insertion>
        </text:changed-region>
        <text:changed-region xml:id="ct93962547766384" text:id="ct93962547766384">
          <text:insertion>
            <office:change-info>
              <dc:creator>Andre Bottaro</dc:creator>
              <dc:date>2012-10-23T21:06:00</dc:date>
            </office:change-info>
          </text:insertion>
        </text:changed-region>
        <text:changed-region xml:id="ct93962645859680" text:id="ct93962645859680">
          <text:deletion>
            <office:change-info>
              <dc:creator>Andre Bottaro</dc:creator>
              <dc:date>2012-10-23T21:06:00</dc:date>
            </office:change-info>
            <text:p text:style-name="P10">'</text:p>
          </text:deletion>
        </text:changed-region>
        <text:changed-region xml:id="ct93962670401680" text:id="ct93962670401680">
          <text:deletion>
            <office:change-info>
              <dc:creator>James J. Hunt</dc:creator>
              <dc:date>2018-04-04T15:05:50</dc:date>
            </office:change-info>
            <text:p text:style-name="P10">monitoring </text:p>
          </text:deletion>
        </text:changed-region>
        <text:changed-region xml:id="ct93962645830080" text:id="ct93962645830080">
          <text:insertion>
            <office:change-info>
              <dc:creator>James J. Hunt</dc:creator>
              <dc:date>2018-04-04T15:05:52</dc:date>
            </office:change-info>
          </text:insertion>
        </text:changed-region>
        <text:changed-region xml:id="ct93962601447792" text:id="ct93962601447792">
          <text:deletion>
            <office:change-info>
              <dc:creator>Arnaud Rinquin</dc:creator>
              <dc:date>2013-01-24T10:57:00</dc:date>
            </office:change-info>
            <text:p text:style-name="P10">n</text:p>
          </text:deletion>
        </text:changed-region>
        <text:changed-region xml:id="ct93962626544096" text:id="ct93962626544096">
          <text:deletion>
            <office:change-info>
              <dc:creator>Andre Bottaro</dc:creator>
              <dc:date>2012-10-23T21:06:00</dc:date>
            </office:change-info>
            <text:p text:style-name="P10">equitable</text:p>
          </text:deletion>
        </text:changed-region>
        <text:changed-region xml:id="ct93962626630800" text:id="ct93962626630800">
          <text:deletion>
            <office:change-info>
              <dc:creator>James J. Hunt</dc:creator>
              <dc:date>2018-04-13T14:23:32</dc:date>
            </office:change-info>
            <text:p text:style-name="P10">fair</text:p>
          </text:deletion>
        </text:changed-region>
        <text:changed-region xml:id="ct93962660608096" text:id="ct93962660608096">
          <text:insertion>
            <office:change-info>
              <dc:creator>James J. Hunt</dc:creator>
              <dc:date>2018-04-13T14:23:39</dc:date>
            </office:change-info>
          </text:insertion>
        </text:changed-region>
        <text:changed-region xml:id="ct93962645830432" text:id="ct93962645830432">
          <text:insertion>
            <office:change-info>
              <dc:creator>Andre Bottaro</dc:creator>
              <dc:date>2012-10-23T21:14:00</dc:date>
            </office:change-info>
          </text:insertion>
        </text:changed-region>
        <text:changed-region xml:id="ct93962624891952" text:id="ct93962624891952">
          <text:insertion>
            <office:change-info>
              <dc:creator>Andre Bottaro</dc:creator>
              <dc:date>2012-10-23T21:32:00</dc:date>
            </office:change-info>
          </text:insertion>
        </text:changed-region>
        <text:changed-region xml:id="ct93962670354096" text:id="ct93962670354096">
          <text:insertion>
            <office:change-info>
              <dc:creator>Andre Bottaro</dc:creator>
              <dc:date>2012-10-23T21:30:00</dc:date>
            </office:change-info>
          </text:insertion>
        </text:changed-region>
        <text:changed-region xml:id="ct93962645860096" text:id="ct93962645860096">
          <text:insertion>
            <office:change-info>
              <dc:creator>Andre Bottaro</dc:creator>
              <dc:date>2012-10-23T21:31:00</dc:date>
            </office:change-info>
          </text:insertion>
        </text:changed-region>
        <text:changed-region xml:id="ct93962639091440" text:id="ct93962639091440">
          <text:insertion>
            <office:change-info>
              <dc:creator>James J. Hunt</dc:creator>
              <dc:date>2018-04-04T20:24:13</dc:date>
            </office:change-info>
          </text:insertion>
        </text:changed-region>
        <text:changed-region xml:id="ct93962616931936" text:id="ct93962616931936">
          <text:insertion>
            <office:change-info>
              <dc:creator>James J. Hunt</dc:creator>
              <dc:date>2018-04-13T14:24:01</dc:date>
            </office:change-info>
          </text:insertion>
        </text:changed-region>
        <text:changed-region xml:id="ct93962656457824" text:id="ct93962656457824">
          <text:deletion>
            <office:change-info>
              <dc:creator>James J. Hunt</dc:creator>
              <dc:date>2018-04-13T14:24:04</dc:date>
            </office:change-info>
            <text:p text:style-name="P10"><text:span text:style-name="T11">T</text:span></text:p>
          </text:deletion>
        </text:changed-region>
        <text:changed-region xml:id="ct93962617528448" text:id="ct93962617528448">
          <text:insertion>
            <office:change-info>
              <dc:creator>James J. Hunt</dc:creator>
              <dc:date>2018-04-13T14:24:04</dc:date>
            </office:change-info>
          </text:insertion>
        </text:changed-region>
        <text:changed-region xml:id="ct93962659736960" text:id="ct93962659736960">
          <text:insertion>
            <office:change-info>
              <dc:creator>Andre Bottaro</dc:creator>
              <dc:date>2012-10-23T21:34:00</dc:date>
            </office:change-info>
          </text:insertion>
        </text:changed-region>
        <text:changed-region xml:id="ct93962626542800" text:id="ct93962626542800">
          <text:deletion>
            <office:change-info>
              <dc:creator>James J. Hunt</dc:creator>
              <dc:date>2018-04-13T14:24:11</dc:date>
            </office:change-info>
            <text:p text:style-name="P10">being</text:p>
          </text:deletion>
        </text:changed-region>
        <text:changed-region xml:id="ct93962625760096" text:id="ct93962625760096">
          <text:insertion>
            <office:change-info>
              <dc:creator>James J. Hunt</dc:creator>
              <dc:date>2018-04-13T14:24:12</dc:date>
            </office:change-info>
          </text:insertion>
        </text:changed-region>
        <text:changed-region xml:id="ct93962637397584" text:id="ct93962637397584">
          <text:insertion>
            <office:change-info>
              <dc:creator>Andre Bottaro</dc:creator>
              <dc:date>2012-10-23T21:34:00</dc:date>
            </office:change-info>
          </text:insertion>
        </text:changed-region>
        <text:changed-region xml:id="ct93962676316496" text:id="ct93962676316496">
          <text:insertion>
            <office:change-info>
              <dc:creator>James J. Hunt</dc:creator>
              <dc:date>2018-04-13T14:23:50</dc:date>
            </office:change-info>
          </text:insertion>
        </text:changed-region>
        <text:changed-region xml:id="ct93962637398128" text:id="ct93962637398128">
          <text:insertion>
            <office:change-info>
              <dc:creator>Andre Bottaro</dc:creator>
              <dc:date>2012-10-23T21:34:00</dc:date>
            </office:change-info>
          </text:insertion>
        </text:changed-region>
        <text:changed-region xml:id="ct93962655200752" text:id="ct93962655200752">
          <text:deletion>
            <office:change-info>
              <dc:creator>Andre Bottaro</dc:creator>
              <dc:date>2012-10-23T21:34:00</dc:date>
            </office:change-info>
            <text:p text:style-name="P10">T</text:p>
          </text:deletion>
        </text:changed-region>
        <text:changed-region xml:id="ct93962655201056" text:id="ct93962655201056">
          <text:insertion>
            <office:change-info>
              <dc:creator>Andre Bottaro</dc:creator>
              <dc:date>2012-10-23T21:34:00</dc:date>
            </office:change-info>
          </text:insertion>
        </text:changed-region>
        <text:changed-region xml:id="ct93962655202144" text:id="ct93962655202144">
          <text:insertion>
            <office:change-info>
              <dc:creator>Andre Bottaro</dc:creator>
              <dc:date>2012-10-23T21:15:00</dc:date>
            </office:change-info>
          </text:insertion>
        </text:changed-region>
        <text:changed-region xml:id="ct93962655202448" text:id="ct93962655202448">
          <text:insertion>
            <office:change-info>
              <dc:creator>Andre Bottaro</dc:creator>
              <dc:date>2012-10-23T21:15:00</dc:date>
            </office:change-info>
          </text:insertion>
        </text:changed-region>
        <text:changed-region xml:id="ct93962625491184" text:id="ct93962625491184">
          <text:insertion>
            <office:change-info>
              <dc:creator>Arnaud Rinquin</dc:creator>
              <dc:date>2013-01-24T11:02:00</dc:date>
            </office:change-info>
          </text:insertion>
        </text:changed-region>
        <text:changed-region xml:id="ct93962669652320" text:id="ct93962669652320">
          <text:deletion>
            <office:change-info>
              <dc:creator>James J. Hunt</dc:creator>
              <dc:date>2018-04-13T14:25:28</dc:date>
            </office:change-info>
            <text:p text:style-name="P12"><text:span text:style-name="T12">provide service</text:span></text:p>
          </text:deletion>
        </text:changed-region>
        <text:changed-region xml:id="ct93962669652624" text:id="ct93962669652624">
          <text:insertion>
            <office:change-info>
              <dc:creator>James J. Hunt</dc:creator>
              <dc:date>2018-04-13T14:25:28</dc:date>
            </office:change-info>
          </text:insertion>
        </text:changed-region>
        <text:changed-region xml:id="ct93962614654848" text:id="ct93962614654848">
          <text:insertion>
            <office:change-info>
              <dc:creator>Arnaud Rinquin</dc:creator>
              <dc:date>2013-01-24T11:02:00</dc:date>
            </office:change-info>
          </text:insertion>
        </text:changed-region>
        <text:changed-region xml:id="ct93962645902432" text:id="ct93962645902432">
          <text:insertion>
            <office:change-info>
              <dc:creator>James J. Hunt</dc:creator>
              <dc:date>2018-04-13T14:25:56</dc:date>
            </office:change-info>
          </text:insertion>
        </text:changed-region>
        <text:changed-region xml:id="ct93962640770848" text:id="ct93962640770848">
          <text:insertion>
            <office:change-info>
              <dc:creator>Arnaud Rinquin</dc:creator>
              <dc:date>2013-01-24T11:02:00</dc:date>
            </office:change-info>
          </text:insertion>
        </text:changed-region>
        <text:changed-region xml:id="ct93962639686256" text:id="ct93962639686256">
          <text:deletion>
            <office:change-info>
              <dc:creator>James J. Hunt</dc:creator>
              <dc:date>2018-04-13T14:24:54</dc:date>
            </office:change-info>
            <text:p text:style-name="P12"><text:span text:style-name="T12">like</text:span></text:p>
          </text:deletion>
        </text:changed-region>
        <text:changed-region xml:id="ct93962625318608" text:id="ct93962625318608">
          <text:insertion>
            <office:change-info>
              <dc:creator>James J. Hunt</dc:creator>
              <dc:date>2018-04-13T14:24:56</dc:date>
            </office:change-info>
          </text:insertion>
        </text:changed-region>
        <text:changed-region xml:id="ct93962660016416" text:id="ct93962660016416">
          <text:insertion>
            <office:change-info>
              <dc:creator>Auteur inconnu</dc:creator>
              <dc:date>2013-01-28T13:25:00</dc:date>
            </office:change-info>
          </text:insertion>
        </text:changed-region>
        <text:changed-region xml:id="ct93962601448400" text:id="ct93962601448400">
          <text:deletion>
            <office:change-info>
              <dc:creator>James J. Hunt</dc:creator>
              <dc:date>2018-04-13T14:26:03</dc:date>
            </office:change-info>
            <text:p text:style-name="P12"><text:span text:style-name="T12">as well </text:span></text:p>
          </text:deletion>
        </text:changed-region>
        <text:changed-region xml:id="ct93962610328592" text:id="ct93962610328592">
          <text:insertion>
            <office:change-info>
              <dc:creator>James J. Hunt</dc:creator>
              <dc:date>2018-04-13T14:25:38</dc:date>
            </office:change-info>
          </text:insertion>
        </text:changed-region>
        <text:changed-region xml:id="ct93962645616432" text:id="ct93962645616432">
          <text:insertion>
            <office:change-info>
              <dc:creator>Arnaud Rinquin</dc:creator>
              <dc:date>2013-01-24T11:02:00</dc:date>
            </office:change-info>
          </text:insertion>
        </text:changed-region>
        <text:changed-region xml:id="ct93962624893312" text:id="ct93962624893312">
          <text:insertion>
            <office:change-info>
              <dc:creator>James J. Hunt</dc:creator>
              <dc:date>2018-04-13T19:10:04</dc:date>
            </office:change-info>
          </text:insertion>
        </text:changed-region>
        <text:changed-region xml:id="ct93962624893536" text:id="ct93962624893536">
          <text:deletion>
            <office:change-info>
              <dc:creator>Arnaud Rinquin</dc:creator>
              <dc:date>2013-01-24T11:01:00</dc:date>
            </office:change-info>
            <text:p text:style-name="P13"><text:s/></text:p>
          </text:deletion>
        </text:changed-region>
        <text:changed-region xml:id="ct93962626393184" text:id="ct93962626393184">
          <text:insertion>
            <office:change-info>
              <dc:creator>Arnaud Rinquin</dc:creator>
              <dc:date>2013-01-24T11:04:00</dc:date>
            </office:change-info>
          </text:insertion>
        </text:changed-region>
        <text:changed-region xml:id="ct93962665467872" text:id="ct93962665467872">
          <text:insertion>
            <office:change-info>
              <dc:creator>James J. Hunt</dc:creator>
              <dc:date>2018-04-04T20:24:26</dc:date>
            </office:change-info>
          </text:insertion>
        </text:changed-region>
        <text:changed-region xml:id="ct93962656830592" text:id="ct93962656830592">
          <text:insertion>
            <office:change-info>
              <dc:creator>Arnaud Rinquin</dc:creator>
              <dc:date>2013-01-24T11:04:00</dc:date>
            </office:change-info>
          </text:insertion>
        </text:changed-region>
        <text:changed-region xml:id="ct93962670185776" text:id="ct93962670185776">
          <text:deletion>
            <office:change-info>
              <dc:creator>James J. Hunt</dc:creator>
              <dc:date>2018-04-04T15:07:48</dc:date>
            </office:change-info>
            <text:p text:style-name="P14">in</text:p>
          </text:deletion>
        </text:changed-region>
        <text:changed-region xml:id="ct93962632229504" text:id="ct93962632229504">
          <text:insertion>
            <office:change-info>
              <dc:creator>James J. Hunt</dc:creator>
              <dc:date>2018-04-04T15:07:48</dc:date>
            </office:change-info>
          </text:insertion>
        </text:changed-region>
        <text:changed-region xml:id="ct93962626393552" text:id="ct93962626393552">
          <text:insertion>
            <office:change-info>
              <dc:creator>Arnaud Rinquin</dc:creator>
              <dc:date>2013-01-24T11:04:00</dc:date>
            </office:change-info>
          </text:insertion>
        </text:changed-region>
        <text:changed-region xml:id="ct93962656830960" text:id="ct93962656830960">
          <text:insertion>
            <office:change-info>
              <dc:creator>James J. Hunt</dc:creator>
              <dc:date>2018-04-04T20:24:32</dc:date>
            </office:change-info>
          </text:insertion>
        </text:changed-region>
        <text:changed-region xml:id="ct93962662818000" text:id="ct93962662818000">
          <text:insertion>
            <office:change-info>
              <dc:creator>Arnaud Rinquin</dc:creator>
              <dc:date>2013-01-24T11:04:00</dc:date>
            </office:change-info>
          </text:insertion>
        </text:changed-region>
        <text:changed-region xml:id="ct93962631785120" text:id="ct93962631785120">
          <text:deletion>
            <office:change-info>
              <dc:creator>James J. Hunt</dc:creator>
              <dc:date>2018-04-04T15:07:59</dc:date>
            </office:change-info>
            <text:p text:style-name="P14">fferent</text:p>
          </text:deletion>
        </text:changed-region>
        <text:changed-region xml:id="ct93962617068128" text:id="ct93962617068128">
          <text:deletion>
            <office:change-info>
              <dc:creator>James J. Hunt</dc:creator>
              <dc:date>2018-04-04T15:08:00</dc:date>
            </office:change-info>
            <text:p text:style-name="P14">di</text:p>
          </text:deletion>
        </text:changed-region>
        <text:changed-region xml:id="ct93962556485168" text:id="ct93962556485168">
          <text:insertion>
            <office:change-info>
              <dc:creator>James J. Hunt</dc:creator>
              <dc:date>2018-04-04T15:08:01</dc:date>
            </office:change-info>
          </text:insertion>
        </text:changed-region>
        <text:changed-region xml:id="ct93962616651584" text:id="ct93962616651584">
          <text:insertion>
            <office:change-info>
              <dc:creator>Arnaud Rinquin</dc:creator>
              <dc:date>2013-01-24T11:04:00</dc:date>
            </office:change-info>
          </text:insertion>
        </text:changed-region>
        <text:changed-region xml:id="ct93962616651888" text:id="ct93962616651888">
          <text:insertion>
            <office:change-info>
              <dc:creator>James J. Hunt</dc:creator>
              <dc:date>2018-04-04T15:08:10</dc:date>
            </office:change-info>
          </text:insertion>
        </text:changed-region>
        <text:changed-region xml:id="ct93962616652192" text:id="ct93962616652192">
          <text:insertion>
            <office:change-info>
              <dc:creator>Arnaud Rinquin</dc:creator>
              <dc:date>2013-01-24T11:04:00</dc:date>
            </office:change-info>
          </text:insertion>
        </text:changed-region>
        <text:changed-region xml:id="ct93962550014112" text:id="ct93962550014112">
          <text:deletion>
            <office:change-info>
              <dc:creator>James J. Hunt</dc:creator>
              <dc:date>2018-04-13T14:26:35</dc:date>
            </office:change-info>
            <text:p text:style-name="P14">nice to have</text:p>
          </text:deletion>
        </text:changed-region>
        <text:changed-region xml:id="ct93962616998640" text:id="ct93962616998640">
          <text:insertion>
            <office:change-info>
              <dc:creator>James J. Hunt</dc:creator>
              <dc:date>2018-04-13T14:26:35</dc:date>
            </office:change-info>
          </text:insertion>
        </text:changed-region>
        <text:changed-region xml:id="ct93962616998944" text:id="ct93962616998944">
          <text:insertion>
            <office:change-info>
              <dc:creator>Arnaud Rinquin</dc:creator>
              <dc:date>2013-01-24T11:04:00</dc:date>
            </office:change-info>
          </text:insertion>
        </text:changed-region>
        <text:changed-region xml:id="ct93962616999248" text:id="ct93962616999248">
          <text:deletion>
            <office:change-info>
              <dc:creator>James J. Hunt</dc:creator>
              <dc:date>2018-04-04T15:08:45</dc:date>
            </office:change-info>
            <text:p text:style-name="P14">not</text:p>
          </text:deletion>
        </text:changed-region>
        <text:changed-region xml:id="ct93962559961984" text:id="ct93962559961984">
          <text:insertion>
            <office:change-info>
              <dc:creator>James J. Hunt</dc:creator>
              <dc:date>2018-04-04T15:08:45</dc:date>
            </office:change-info>
          </text:insertion>
        </text:changed-region>
        <text:changed-region xml:id="ct93962559962336" text:id="ct93962559962336">
          <text:insertion>
            <office:change-info>
              <dc:creator>Arnaud Rinquin</dc:creator>
              <dc:date>2013-01-24T11:04:00</dc:date>
            </office:change-info>
          </text:insertion>
        </text:changed-region>
        <text:changed-region xml:id="ct93962559962640" text:id="ct93962559962640">
          <text:deletion>
            <office:change-info>
              <dc:creator>James J. Hunt</dc:creator>
              <dc:date>2018-04-04T15:08:51</dc:date>
            </office:change-info>
            <text:p text:style-name="P14"><text:s/>anymore</text:p>
          </text:deletion>
        </text:changed-region>
        <text:changed-region xml:id="ct93962639092240" text:id="ct93962639092240">
          <text:insertion>
            <office:change-info>
              <dc:creator>Arnaud Rinquin</dc:creator>
              <dc:date>2013-01-24T11:04:00</dc:date>
            </office:change-info>
          </text:insertion>
        </text:changed-region>
        <text:changed-region xml:id="ct93962557205616" text:id="ct93962557205616">
          <text:insertion>
            <office:change-info>
              <dc:creator>Auteur inconnu</dc:creator>
              <dc:date>2013-02-19T14:26:00</dc:date>
            </office:change-info>
          </text:insertion>
        </text:changed-region>
        <text:changed-region xml:id="ct93962626022432" text:id="ct93962626022432">
          <text:insertion>
            <office:change-info>
              <dc:creator>Arnaud Rinquin</dc:creator>
              <dc:date>2013-01-24T11:04:00</dc:date>
            </office:change-info>
          </text:insertion>
        </text:changed-region>
        <text:changed-region xml:id="ct93962627627312" text:id="ct93962627627312">
          <text:deletion>
            <office:change-info>
              <dc:creator>James J. Hunt</dc:creator>
              <dc:date>2018-04-04T15:09:11</dc:date>
            </office:change-info>
            <text:p text:style-name="P15">a lot of </text:p>
          </text:deletion>
        </text:changed-region>
        <text:changed-region xml:id="ct93962626023520" text:id="ct93962626023520">
          <text:insertion>
            <office:change-info>
              <dc:creator>James J. Hunt</dc:creator>
              <dc:date>2018-04-04T15:09:13</dc:date>
            </office:change-info>
          </text:insertion>
        </text:changed-region>
        <text:changed-region xml:id="ct93962626023088" text:id="ct93962626023088">
          <text:insertion>
            <office:change-info>
              <dc:creator>Arnaud Rinquin</dc:creator>
              <dc:date>2013-01-24T11:04:00</dc:date>
            </office:change-info>
          </text:insertion>
        </text:changed-region>
        <text:changed-region xml:id="ct93962626022720" text:id="ct93962626022720">
          <text:insertion>
            <office:change-info>
              <dc:creator>James J. Hunt</dc:creator>
              <dc:date>2018-04-04T20:24:41</dc:date>
            </office:change-info>
          </text:insertion>
        </text:changed-region>
        <text:changed-region xml:id="ct93962671062160" text:id="ct93962671062160">
          <text:insertion>
            <office:change-info>
              <dc:creator>Arnaud Rinquin</dc:creator>
              <dc:date>2013-01-24T11:04:00</dc:date>
            </office:change-info>
          </text:insertion>
        </text:changed-region>
        <text:changed-region xml:id="ct93962671061792" text:id="ct93962671061792">
          <text:deletion>
            <office:change-info>
              <dc:creator>James J. Hunt</dc:creator>
              <dc:date>2018-04-04T15:09:26</dc:date>
            </office:change-info>
            <text:p text:style-name="P15">wrong</text:p>
          </text:deletion>
        </text:changed-region>
        <text:changed-region xml:id="ct93962550014384" text:id="ct93962550014384">
          <text:insertion>
            <office:change-info>
              <dc:creator>James J. Hunt</dc:creator>
              <dc:date>2018-04-04T15:09:27</dc:date>
            </office:change-info>
          </text:insertion>
        </text:changed-region>
        <text:changed-region xml:id="ct93962662818544" text:id="ct93962662818544">
          <text:insertion>
            <office:change-info>
              <dc:creator>Arnaud Rinquin</dc:creator>
              <dc:date>2013-01-24T11:04:00</dc:date>
            </office:change-info>
          </text:insertion>
        </text:changed-region>
        <text:changed-region xml:id="ct93962620558272" text:id="ct93962620558272">
          <text:deletion>
            <office:change-info>
              <dc:creator>James J. Hunt</dc:creator>
              <dc:date>2018-04-04T15:09:39</dc:date>
            </office:change-info>
            <text:p text:style-name="P15">wrong</text:p>
          </text:deletion>
        </text:changed-region>
        <text:changed-region xml:id="ct93962620559088" text:id="ct93962620559088">
          <text:insertion>
            <office:change-info>
              <dc:creator>James J. Hunt</dc:creator>
              <dc:date>2018-04-04T15:09:39</dc:date>
            </office:change-info>
          </text:insertion>
        </text:changed-region>
        <text:changed-region xml:id="ct93962665950736" text:id="ct93962665950736">
          <text:insertion>
            <office:change-info>
              <dc:creator>Arnaud Rinquin</dc:creator>
              <dc:date>2013-01-24T11:04:00</dc:date>
            </office:change-info>
          </text:insertion>
        </text:changed-region>
        <text:changed-region xml:id="ct93962665951040" text:id="ct93962665951040">
          <text:insertion>
            <office:change-info>
              <dc:creator>James J. Hunt</dc:creator>
              <dc:date>2018-04-04T15:09:45</dc:date>
            </office:change-info>
          </text:insertion>
        </text:changed-region>
        <text:changed-region xml:id="ct93962665951344" text:id="ct93962665951344">
          <text:insertion>
            <office:change-info>
              <dc:creator>Arnaud Rinquin</dc:creator>
              <dc:date>2013-01-24T11:04:00</dc:date>
            </office:change-info>
          </text:insertion>
        </text:changed-region>
        <text:changed-region xml:id="ct93962665951648" text:id="ct93962665951648">
          <text:insertion>
            <office:change-info>
              <dc:creator>James J. Hunt</dc:creator>
              <dc:date>2018-04-04T15:09:49</dc:date>
            </office:change-info>
          </text:insertion>
        </text:changed-region>
        <text:changed-region xml:id="ct93962670402272" text:id="ct93962670402272">
          <text:insertion>
            <office:change-info>
              <dc:creator>Arnaud Rinquin</dc:creator>
              <dc:date>2013-01-24T11:04:00</dc:date>
            </office:change-info>
          </text:insertion>
        </text:changed-region>
        <text:changed-region xml:id="ct93962670402576" text:id="ct93962670402576">
          <text:deletion>
            <office:change-info>
              <dc:creator>James J. Hunt</dc:creator>
              <dc:date>2018-04-04T15:09:57</dc:date>
            </office:change-info>
            <text:p text:style-name="P15">and/or</text:p>
          </text:deletion>
        </text:changed-region>
        <text:changed-region xml:id="ct93962670403200" text:id="ct93962670403200">
          <text:insertion>
            <office:change-info>
              <dc:creator>James J. Hunt</dc:creator>
              <dc:date>2018-04-04T15:09:58</dc:date>
            </office:change-info>
          </text:insertion>
        </text:changed-region>
        <text:changed-region xml:id="ct93962639051152" text:id="ct93962639051152">
          <text:insertion>
            <office:change-info>
              <dc:creator>Arnaud Rinquin</dc:creator>
              <dc:date>2013-01-24T11:04:00</dc:date>
            </office:change-info>
          </text:insertion>
        </text:changed-region>
        <text:changed-region xml:id="ct93962639051456" text:id="ct93962639051456">
          <text:deletion>
            <office:change-info>
              <dc:creator>James J. Hunt</dc:creator>
              <dc:date>2018-04-04T15:10:06</dc:date>
            </office:change-info>
            <text:p text:style-name="P15">/</text:p>
          </text:deletion>
        </text:changed-region>
        <text:changed-region xml:id="ct93962657749632" text:id="ct93962657749632">
          <text:insertion>
            <office:change-info>
              <dc:creator>James J. Hunt</dc:creator>
              <dc:date>2018-04-04T15:10:06</dc:date>
            </office:change-info>
          </text:insertion>
        </text:changed-region>
        <text:changed-region xml:id="ct93962657750032" text:id="ct93962657750032">
          <text:insertion>
            <office:change-info>
              <dc:creator>Arnaud Rinquin</dc:creator>
              <dc:date>2013-01-24T11:04:00</dc:date>
            </office:change-info>
          </text:insertion>
        </text:changed-region>
        <text:changed-region xml:id="ct93962657750336" text:id="ct93962657750336">
          <text:insertion>
            <office:change-info>
              <dc:creator>James J. Hunt</dc:creator>
              <dc:date>2018-04-04T15:10:18</dc:date>
            </office:change-info>
          </text:insertion>
        </text:changed-region>
        <text:changed-region xml:id="ct93962657750640" text:id="ct93962657750640">
          <text:insertion>
            <office:change-info>
              <dc:creator>Arnaud Rinquin</dc:creator>
              <dc:date>2013-01-24T11:04:00</dc:date>
            </office:change-info>
          </text:insertion>
        </text:changed-region>
        <text:changed-region xml:id="ct93962657750944" text:id="ct93962657750944">
          <text:deletion>
            <office:change-info>
              <dc:creator>James J. Hunt</dc:creator>
              <dc:date>2018-04-04T15:10:39</dc:date>
            </office:change-info>
            <text:p text:style-name="P15">monitor</text:p>
          </text:deletion>
        </text:changed-region>
        <text:changed-region xml:id="ct93962642542752" text:id="ct93962642542752">
          <text:insertion>
            <office:change-info>
              <dc:creator>James J. Hunt</dc:creator>
              <dc:date>2018-04-04T15:10:39</dc:date>
            </office:change-info>
          </text:insertion>
        </text:changed-region>
        <text:changed-region xml:id="ct93962642543104" text:id="ct93962642543104">
          <text:insertion>
            <office:change-info>
              <dc:creator>Arnaud Rinquin</dc:creator>
              <dc:date>2013-01-24T11:04:00</dc:date>
            </office:change-info>
          </text:insertion>
        </text:changed-region>
        <text:changed-region xml:id="ct93962642543408" text:id="ct93962642543408">
          <text:deletion>
            <office:change-info>
              <dc:creator>James J. Hunt</dc:creator>
              <dc:date>2018-04-04T15:10:58</dc:date>
            </office:change-info>
            <text:p text:style-name="P15">state</text:p>
          </text:deletion>
        </text:changed-region>
        <text:changed-region xml:id="ct93962642544176" text:id="ct93962642544176">
          <text:insertion>
            <office:change-info>
              <dc:creator>James J. Hunt</dc:creator>
              <dc:date>2018-04-04T15:10:58</dc:date>
            </office:change-info>
          </text:insertion>
        </text:changed-region>
        <text:changed-region xml:id="ct93962627251968" text:id="ct93962627251968">
          <text:insertion>
            <office:change-info>
              <dc:creator>James J. Hunt</dc:creator>
              <dc:date>2018-04-04T15:11:00</dc:date>
            </office:change-info>
          </text:insertion>
        </text:changed-region>
        <text:changed-region xml:id="ct93962627252368" text:id="ct93962627252368">
          <text:insertion>
            <office:change-info>
              <dc:creator>Arnaud Rinquin</dc:creator>
              <dc:date>2013-01-24T11:04:00</dc:date>
            </office:change-info>
          </text:insertion>
        </text:changed-region>
        <text:changed-region xml:id="ct93962627253248" text:id="ct93962627253248">
          <text:insertion>
            <office:change-info>
              <dc:creator>James J. Hunt</dc:creator>
              <dc:date>2018-04-13T14:27:24</dc:date>
            </office:change-info>
          </text:insertion>
        </text:changed-region>
        <text:changed-region xml:id="ct93962627253744" text:id="ct93962627253744">
          <text:insertion>
            <office:change-info>
              <dc:creator>Arnaud Rinquin</dc:creator>
              <dc:date>2013-01-24T11:04:00</dc:date>
            </office:change-info>
          </text:insertion>
        </text:changed-region>
        <text:changed-region xml:id="ct93962557218624" text:id="ct93962557218624">
          <text:deletion>
            <office:change-info>
              <dc:creator>James J. Hunt</dc:creator>
              <dc:date>2018-04-13T14:27:34</dc:date>
            </office:change-info>
            <text:p text:style-name="P15">s</text:p>
          </text:deletion>
        </text:changed-region>
        <text:changed-region xml:id="ct93962557218320" text:id="ct93962557218320">
          <text:deletion>
            <office:change-info>
              <dc:creator>James J. Hunt</dc:creator>
              <dc:date>2018-04-04T15:11:14</dc:date>
            </office:change-info>
            <text:p text:style-name="P15"><text:s/>and their resource consumption and also to provide mechanisms to react on detected failures.</text:p>
          </text:deletion>
        </text:changed-region>
        <text:changed-region xml:id="ct93962557218928" text:id="ct93962557218928">
          <text:insertion>
            <office:change-info>
              <dc:creator>James J. Hunt</dc:creator>
              <dc:date>2018-04-04T15:11:15</dc:date>
            </office:change-info>
          </text:insertion>
        </text:changed-region>
        <text:changed-region xml:id="ct93962634111936" text:id="ct93962634111936">
          <text:insertion>
            <office:change-info>
              <dc:creator>Arnaud Rinquin</dc:creator>
              <dc:date>2013-01-24T11:04:00</dc:date>
            </office:change-info>
          </text:insertion>
        </text:changed-region>
        <text:changed-region xml:id="ct93962557220288" text:id="ct93962557220288">
          <text:insertion>
            <office:change-info>
              <dc:creator>James J. Hunt</dc:creator>
              <dc:date>2018-04-13T14:27:53</dc:date>
            </office:change-info>
          </text:insertion>
        </text:changed-region>
        <text:changed-region xml:id="ct93962657185360" text:id="ct93962657185360">
          <text:insertion>
            <office:change-info>
              <dc:creator>Arnaud Rinquin</dc:creator>
              <dc:date>2013-01-24T11:04:00</dc:date>
            </office:change-info>
          </text:insertion>
        </text:changed-region>
        <text:changed-region xml:id="ct93962557206032" text:id="ct93962557206032">
          <text:deletion>
            <office:change-info>
              <dc:creator>Auteur inconnu</dc:creator>
              <dc:date>2013-01-28T13:32:00</dc:date>
            </office:change-info>
            <text:p text:style-name="P16"><text:span text:style-name="T13">, ports</text:span></text:p>
          </text:deletion>
        </text:changed-region>
        <text:changed-region xml:id="ct93962616943280" text:id="ct93962616943280">
          <text:insertion>
            <office:change-info>
              <dc:creator>Arnaud Rinquin</dc:creator>
              <dc:date>2013-01-24T11:04:00</dc:date>
            </office:change-info>
          </text:insertion>
        </text:changed-region>
        <text:changed-region xml:id="ct93962627567744" text:id="ct93962627567744">
          <text:insertion>
            <office:change-info>
              <dc:creator>James J. Hunt</dc:creator>
              <dc:date>2018-04-04T15:12:24</dc:date>
            </office:change-info>
          </text:insertion>
        </text:changed-region>
        <text:changed-region xml:id="ct93962601641328" text:id="ct93962601641328">
          <text:insertion>
            <office:change-info>
              <dc:creator>Arnaud Rinquin</dc:creator>
              <dc:date>2013-01-24T11:04:00</dc:date>
            </office:change-info>
          </text:insertion>
        </text:changed-region>
        <text:changed-region xml:id="ct93962657747536" text:id="ct93962657747536">
          <text:deletion>
            <office:change-info>
              <dc:creator>James J. Hunt</dc:creator>
              <dc:date>2018-04-04T15:12:34</dc:date>
            </office:change-info>
            <text:p text:style-name="P16"><text:span text:style-name="T13">, different</text:span></text:p>
          </text:deletion>
        </text:changed-region>
        <text:changed-region xml:id="ct93962634112592" text:id="ct93962634112592">
          <text:insertion>
            <office:change-info>
              <dc:creator>Arnaud Rinquin</dc:creator>
              <dc:date>2013-01-24T11:04:00</dc:date>
            </office:change-info>
          </text:insertion>
        </text:changed-region>
        <text:changed-region xml:id="ct93962627568560" text:id="ct93962627568560">
          <text:deletion>
            <office:change-info>
              <dc:creator>James J. Hunt</dc:creator>
              <dc:date>2018-04-04T15:12:40</dc:date>
            </office:change-info>
            <text:p text:style-name="P16"><text:span text:style-name="T13"><text:s/>(</text:span></text:p>
          </text:deletion>
        </text:changed-region>
        <text:changed-region xml:id="ct93962557219856" text:id="ct93962557219856">
          <text:insertion>
            <office:change-info>
              <dc:creator>James J. Hunt</dc:creator>
              <dc:date>2018-04-04T15:12:42</dc:date>
            </office:change-info>
          </text:insertion>
        </text:changed-region>
        <text:changed-region xml:id="ct93962661835872" text:id="ct93962661835872">
          <text:insertion>
            <office:change-info>
              <dc:creator>Arnaud Rinquin</dc:creator>
              <dc:date>2013-01-24T11:04:00</dc:date>
            </office:change-info>
          </text:insertion>
        </text:changed-region>
        <text:changed-region xml:id="ct93962661835504" text:id="ct93962661835504">
          <text:insertion>
            <office:change-info>
              <dc:creator>James J. Hunt</dc:creator>
              <dc:date>2018-04-04T15:12:46</dc:date>
            </office:change-info>
          </text:insertion>
        </text:changed-region>
        <text:changed-region xml:id="ct93962657824560" text:id="ct93962657824560">
          <text:insertion>
            <office:change-info>
              <dc:creator>Arnaud Rinquin</dc:creator>
              <dc:date>2013-01-24T11:04:00</dc:date>
            </office:change-info>
          </text:insertion>
        </text:changed-region>
        <text:changed-region xml:id="ct93962603102336" text:id="ct93962603102336">
          <text:deletion>
            <office:change-info>
              <dc:creator>James J. Hunt</dc:creator>
              <dc:date>2018-04-04T15:12:59</dc:date>
            </office:change-info>
            <text:p text:style-name="P16"><text:span text:style-name="T13">rtain </text:span></text:p>
          </text:deletion>
        </text:changed-region>
        <text:changed-region xml:id="ct93962603102704" text:id="ct93962603102704">
          <text:deletion>
            <office:change-info>
              <dc:creator>James J. Hunt</dc:creator>
              <dc:date>2018-04-04T15:13:00</dc:date>
            </office:change-info>
            <text:p text:style-name="P16"><text:span text:style-name="T13">ce</text:span></text:p>
          </text:deletion>
        </text:changed-region>
        <text:changed-region xml:id="ct93962645976656" text:id="ct93962645976656">
          <text:insertion>
            <office:change-info>
              <dc:creator>Arnaud Rinquin</dc:creator>
              <dc:date>2013-01-24T11:04:00</dc:date>
            </office:change-info>
          </text:insertion>
        </text:changed-region>
        <text:changed-region xml:id="ct93962603103392" text:id="ct93962603103392">
          <text:deletion>
            <office:change-info>
              <dc:creator>James J. Hunt</dc:creator>
              <dc:date>2018-04-04T15:13:17</dc:date>
            </office:change-info>
            <text:p text:style-name="P16"><text:span text:style-name="T13">and devices, room temperature etc.)</text:span></text:p>
          </text:deletion>
        </text:changed-region>
        <text:changed-region xml:id="ct93962619669376" text:id="ct93962619669376">
          <text:insertion>
            <office:change-info>
              <dc:creator>James J. Hunt</dc:creator>
              <dc:date>2018-04-04T15:13:33</dc:date>
            </office:change-info>
          </text:insertion>
        </text:changed-region>
        <text:changed-region xml:id="ct93962639051872" text:id="ct93962639051872">
          <text:insertion>
            <office:change-info>
              <dc:creator>Arnaud Rinquin</dc:creator>
              <dc:date>2013-01-24T11:04:00</dc:date>
            </office:change-info>
          </text:insertion>
        </text:changed-region>
        <text:changed-region xml:id="ct93962556619232" text:id="ct93962556619232">
          <text:insertion>
            <office:change-info>
              <dc:creator>James J. Hunt</dc:creator>
              <dc:date>2018-04-04T15:13:40</dc:date>
            </office:change-info>
          </text:insertion>
        </text:changed-region>
        <text:changed-region xml:id="ct93962556619536" text:id="ct93962556619536">
          <text:deletion>
            <office:change-info>
              <dc:creator>James J. Hunt</dc:creator>
              <dc:date>2018-04-04T15:13:52</dc:date>
            </office:change-info>
            <text:p text:style-name="P16"><text:span text:style-name="T13">Because of that</text:span></text:p>
          </text:deletion>
        </text:changed-region>
        <text:changed-region xml:id="ct93962619012464" text:id="ct93962619012464">
          <text:insertion>
            <office:change-info>
              <dc:creator>James J. Hunt</dc:creator>
              <dc:date>2018-04-04T15:13:52</dc:date>
            </office:change-info>
          </text:insertion>
        </text:changed-region>
        <text:changed-region xml:id="ct93962619014256" text:id="ct93962619014256">
          <text:insertion>
            <office:change-info>
              <dc:creator>James J. Hunt</dc:creator>
              <dc:date>2018-04-04T15:14:00</dc:date>
            </office:change-info>
          </text:insertion>
        </text:changed-region>
        <text:changed-region xml:id="ct93962625545264" text:id="ct93962625545264">
          <text:insertion>
            <office:change-info>
              <dc:creator>Arnaud Rinquin</dc:creator>
              <dc:date>2013-01-24T11:04:00</dc:date>
            </office:change-info>
          </text:insertion>
        </text:changed-region>
        <text:changed-region xml:id="ct93962649409136" text:id="ct93962649409136">
          <text:insertion>
            <office:change-info>
              <dc:creator>James J. Hunt</dc:creator>
              <dc:date>2018-04-13T14:28:35</dc:date>
            </office:change-info>
          </text:insertion>
        </text:changed-region>
        <text:changed-region xml:id="ct93962649410640" text:id="ct93962649410640">
          <text:insertion>
            <office:change-info>
              <dc:creator>Arnaud Rinquin</dc:creator>
              <dc:date>2013-01-24T11:04:00</dc:date>
            </office:change-info>
          </text:insertion>
        </text:changed-region>
        <text:changed-region xml:id="ct93962638980064" text:id="ct93962638980064">
          <text:insertion>
            <office:change-info>
              <dc:creator>James J. Hunt</dc:creator>
              <dc:date>2018-04-04T15:15:02</dc:date>
            </office:change-info>
          </text:insertion>
        </text:changed-region>
        <text:changed-region xml:id="ct93962638980288" text:id="ct93962638980288">
          <text:deletion>
            <office:change-info>
              <dc:creator>James J. Hunt</dc:creator>
              <dc:date>2018-04-04T15:14:55</dc:date>
            </office:change-info>
            <text:p text:style-name="P17"><text:s/>The following figure tries to illustrate that:</text:p>
            <text:p text:style-name="P15"/>
            <text:p text:style-name="P18">Figure 1: Origins of resources</text:p>
            <text:p text:style-name="P15"/>
            <text:p text:style-name="P15">Every circle in this picture stands for a certain resource. As illustrated these resources can come from:</text:p>
            <text:p text:style-name="P15">- the same OSGi Framework (e.g. service instances, exported packages …),</text:p>
            <text:p text:style-name="P15">- the same Java VM (e.g. threads, memory …),</text:p>
            <text:p text:style-name="P15">- the device (e.g. USB-Ports, network interfaces/ports …),</text:p>
            <text:p text:style-name="P15">- the local environment (e.g. room temperature, power consumption of the device, geo-location …),</text:p>
            <text:p text:style-name="P17">- or from completely external locations (e.g. special external services like maps, dictionary …)</text:p>
          </text:deletion>
        </text:changed-region>
        <text:changed-region xml:id="ct93962616650320" text:id="ct93962616650320">
          <text:insertion>
            <office:change-info>
              <dc:creator>Arnaud Rinquin</dc:creator>
              <dc:date>2013-01-24T11:04:00</dc:date>
            </office:change-info>
          </text:insertion>
        </text:changed-region>
        <text:changed-region xml:id="ct93962558168416" text:id="ct93962558168416">
          <text:deletion>
            <office:change-info>
              <dc:creator>Andre Bottaro</dc:creator>
              <dc:date>2012-10-23T21:24:00</dc:date>
            </office:change-info>
            <text:p text:style-name="P10">software</text:p>
          </text:deletion>
        </text:changed-region>
        <text:changed-region xml:id="ct93962639515760" text:id="ct93962639515760">
          <text:insertion>
            <office:change-info>
              <dc:creator>Andre Bottaro</dc:creator>
              <dc:date>2012-10-23T21:24:00</dc:date>
            </office:change-info>
          </text:insertion>
        </text:changed-region>
        <text:changed-region xml:id="ct93962605994640" text:id="ct93962605994640">
          <text:deletion>
            <office:change-info>
              <dc:creator>Andre Bottaro</dc:creator>
              <dc:date>2012-10-23T21:24:00</dc:date>
            </office:change-info>
            <text:p text:style-name="P10">These </text:p>
          </text:deletion>
        </text:changed-region>
        <text:changed-region xml:id="ct93962657512480" text:id="ct93962657512480">
          <text:deletion>
            <office:change-info>
              <dc:creator>James J. Hunt</dc:creator>
              <dc:date>2018-04-13T14:29:16</dc:date>
            </office:change-info>
            <text:p text:style-name="P10">Targeted</text:p>
          </text:deletion>
        </text:changed-region>
        <text:changed-region xml:id="ct93962551111904" text:id="ct93962551111904">
          <text:insertion>
            <office:change-info>
              <dc:creator>James J. Hunt</dc:creator>
              <dc:date>2018-04-13T14:29:17</dc:date>
            </office:change-info>
          </text:insertion>
        </text:changed-region>
        <text:changed-region xml:id="ct93962639515328" text:id="ct93962639515328">
          <text:insertion>
            <office:change-info>
              <dc:creator>Andre Bottaro</dc:creator>
              <dc:date>2012-10-23T21:24:00</dc:date>
            </office:change-info>
          </text:insertion>
        </text:changed-region>
        <text:changed-region xml:id="ct93962645868784" text:id="ct93962645868784">
          <text:deletion>
            <office:change-info>
              <dc:creator>James J. Hunt</dc:creator>
              <dc:date>2018-04-13T14:29:23</dc:date>
            </office:change-info>
            <text:p text:style-name="P10">:</text:p>
          </text:deletion>
        </text:changed-region>
        <text:changed-region xml:id="ct93962645869152" text:id="ct93962645869152">
          <text:format-change>
            <office:change-info>
              <dc:creator>Arnaud Rinquin</dc:creator>
              <dc:date>2013-01-24T11:12:00</dc:date>
            </office:change-info>
          </text:format-change>
        </text:changed-region>
        <text:changed-region xml:id="ct93962670609280" text:id="ct93962670609280">
          <text:deletion>
            <office:change-info>
              <dc:creator>Auteur inconnu</dc:creator>
              <dc:date>2013-01-28T13:29:00</dc:date>
            </office:change-info>
            <text:list xml:id="list1546393409" text:style-name="L1">
              <text:list-item>
                <text:p text:style-name="P19">Threads</text:p>
              </text:list-item>
              <text:list-item>
                <text:p text:style-name="P20"><text:span text:style-name="T14">Sockets</text:span></text:p>
              </text:list-item>
            </text:list>
          </text:deletion>
        </text:changed-region>
        <text:changed-region xml:id="ct93962670609712" text:id="ct93962670609712">
          <text:deletion>
            <office:change-info>
              <dc:creator>Andre Bottaro</dc:creator>
              <dc:date>2012-10-23T21:19:00</dc:date>
            </office:change-info>
            <text:list xml:id="list122338245799584" text:continue-numbering="true" text:style-name="L1">
              <text:list-item>
                <text:p text:style-name="P20"><text:span text:style-name="T14"/></text:p>
              </text:list-item>
              <text:list-item>
                <text:p text:style-name="P20"><text:span text:style-name="T14"/></text:p>
              </text:list-item>
            </text:list>
          </text:deletion>
        </text:changed-region>
        <text:changed-region xml:id="ct93962649409440" text:id="ct93962649409440">
          <text:insertion>
            <office:change-info>
              <dc:creator>Auteur inconnu</dc:creator>
              <dc:date>2013-01-28T13:30:00</dc:date>
            </office:change-info>
          </text:insertion>
        </text:changed-region>
        <text:changed-region xml:id="ct93962645901888" text:id="ct93962645901888">
          <text:insertion>
            <office:change-info>
              <dc:creator>Auteur inconnu</dc:creator>
              <dc:date>2013-01-28T13:29:00</dc:date>
            </office:change-info>
          </text:insertion>
        </text:changed-region>
        <text:changed-region xml:id="ct93962670402800" text:id="ct93962670402800">
          <text:insertion>
            <office:change-info>
              <dc:creator>Auteur inconnu</dc:creator>
              <dc:date>2013-01-28T13:30:00</dc:date>
            </office:change-info>
          </text:insertion>
        </text:changed-region>
        <text:changed-region xml:id="ct93962658898240" text:id="ct93962658898240">
          <text:insertion>
            <office:change-info>
              <dc:creator>Andre Bottaro</dc:creator>
              <dc:date>2012-10-23T21:16:00</dc:date>
            </office:change-info>
          </text:insertion>
        </text:changed-region>
        <text:changed-region xml:id="ct93962619668224" text:id="ct93962619668224">
          <text:insertion>
            <office:change-info>
              <dc:creator>Andre Bottaro</dc:creator>
              <dc:date>2012-10-23T21:23:00</dc:date>
            </office:change-info>
          </text:insertion>
        </text:changed-region>
        <text:changed-region xml:id="ct93962657824144" text:id="ct93962657824144">
          <text:insertion>
            <office:change-info>
              <dc:creator>Andre Bottaro</dc:creator>
              <dc:date>2012-10-23T21:23:00</dc:date>
            </office:change-info>
          </text:insertion>
        </text:changed-region>
        <text:changed-region xml:id="ct93962627252640" text:id="ct93962627252640">
          <text:deletion>
            <office:change-info>
              <dc:creator>James J. Hunt</dc:creator>
              <dc:date>2018-04-04T15:16:57</dc:date>
            </office:change-info>
            <text:p text:style-name="Body">:</text:p>
          </text:deletion>
        </text:changed-region>
        <text:changed-region xml:id="ct93962639514848" text:id="ct93962639514848">
          <text:insertion>
            <office:change-info>
              <dc:creator>James J. Hunt</dc:creator>
              <dc:date>2018-04-13T14:29:39</dc:date>
            </office:change-info>
          </text:insertion>
        </text:changed-region>
        <text:changed-region xml:id="ct93962616607488" text:id="ct93962616607488">
          <text:deletion>
            <office:change-info>
              <dc:creator>Andre Bottaro</dc:creator>
              <dc:date>2012-10-23T21:23:00</dc:date>
            </office:change-info>
            <text:list xml:id="list122338508709444" text:continue-numbering="true" text:style-name="L1">
              <text:list-item>
                <text:p text:style-name="P21"/>
              </text:list-item>
              <text:list-item>
                <text:p text:style-name="P21"/>
              </text:list-item>
            </text:list>
          </text:deletion>
        </text:changed-region>
        <text:changed-region xml:id="ct93962658897984" text:id="ct93962658897984">
          <text:insertion>
            <office:change-info>
              <dc:creator>Andre Bottaro</dc:creator>
              <dc:date>2012-10-23T21:23:00</dc:date>
            </office:change-info>
          </text:insertion>
        </text:changed-region>
        <text:changed-region xml:id="ct93962616607056" text:id="ct93962616607056">
          <text:deletion>
            <office:change-info>
              <dc:creator>James J. Hunt</dc:creator>
              <dc:date>2018-04-13T14:29:41</dc:date>
            </office:change-info>
            <text:p text:style-name="Body"><text:s/></text:p>
          </text:deletion>
        </text:changed-region>
        <text:changed-region xml:id="ct93962657748352" text:id="ct93962657748352">
          <text:insertion>
            <office:change-info>
              <dc:creator>James J. Hunt</dc:creator>
              <dc:date>2018-04-13T14:29:42</dc:date>
            </office:change-info>
          </text:insertion>
        </text:changed-region>
        <text:changed-region xml:id="ct93962649409952" text:id="ct93962649409952">
          <text:deletion>
            <office:change-info>
              <dc:creator>James J. Hunt</dc:creator>
              <dc:date>2018-04-04T20:25:11</dc:date>
            </office:change-info>
            <text:p text:style-name="Body"><text:s/>(</text:p>
          </text:deletion>
        </text:changed-region>
        <text:changed-region xml:id="ct93962601642144" text:id="ct93962601642144">
          <text:insertion>
            <office:change-info>
              <dc:creator>James J. Hunt</dc:creator>
              <dc:date>2018-04-04T20:25:12</dc:date>
            </office:change-info>
          </text:insertion>
        </text:changed-region>
        <text:changed-region xml:id="ct93962558167808" text:id="ct93962558167808">
          <text:insertion>
            <office:change-info>
              <dc:creator>Auteur inconnu</dc:creator>
              <dc:date>2013-01-28T13:31:00</dc:date>
            </office:change-info>
          </text:insertion>
        </text:changed-region>
        <text:changed-region xml:id="ct93962625545664" text:id="ct93962625545664">
          <text:insertion>
            <office:change-info>
              <dc:creator>Auteur inconnu</dc:creator>
              <dc:date>2013-02-05T00:08:00</dc:date>
            </office:change-info>
          </text:insertion>
        </text:changed-region>
        <text:changed-region xml:id="ct93962625545968" text:id="ct93962625545968">
          <text:insertion>
            <office:change-info>
              <dc:creator>Auteur inconnu</dc:creator>
              <dc:date>2013-01-28T13:31:00</dc:date>
            </office:change-info>
          </text:insertion>
        </text:changed-region>
        <text:changed-region xml:id="ct93962617080080" text:id="ct93962617080080">
          <text:insertion>
            <office:change-info>
              <dc:creator>Auteur inconnu</dc:creator>
              <dc:date>2013-01-28T13:31:00</dc:date>
            </office:change-info>
          </text:insertion>
        </text:changed-region>
        <text:changed-region xml:id="ct93962617080304" text:id="ct93962617080304">
          <text:insertion>
            <office:change-info>
              <dc:creator>Auteur inconnu</dc:creator>
              <dc:date>2013-01-28T13:31:00</dc:date>
            </office:change-info>
          </text:insertion>
        </text:changed-region>
        <text:changed-region xml:id="ct93962617079440" text:id="ct93962617079440">
          <text:deletion>
            <office:change-info>
              <dc:creator>James J. Hunt</dc:creator>
              <dc:date>2018-04-04T20:25:15</dc:date>
            </office:change-info>
            <text:p text:style-name="Body">)</text:p>
          </text:deletion>
        </text:changed-region>
        <text:changed-region xml:id="ct93962574359600" text:id="ct93962574359600">
          <text:insertion>
            <office:change-info>
              <dc:creator>James J. Hunt</dc:creator>
              <dc:date>2018-04-13T14:29:45</dc:date>
            </office:change-info>
          </text:insertion>
        </text:changed-region>
        <text:changed-region xml:id="ct93962638729136" text:id="ct93962638729136">
          <text:insertion>
            <office:change-info>
              <dc:creator>James J. Hunt</dc:creator>
              <dc:date>2018-04-13T14:30:00</dc:date>
            </office:change-info>
          </text:insertion>
        </text:changed-region>
        <text:changed-region xml:id="ct93962627190064" text:id="ct93962627190064">
          <text:insertion>
            <office:change-info>
              <dc:creator>Auteur inconnu</dc:creator>
              <dc:date>2013-02-04T23:30:00</dc:date>
            </office:change-info>
          </text:insertion>
        </text:changed-region>
        <text:changed-region xml:id="ct93962574359968" text:id="ct93962574359968">
          <text:insertion>
            <office:change-info>
              <dc:creator>Auteur inconnu</dc:creator>
              <dc:date>2013-02-04T23:31:00</dc:date>
            </office:change-info>
          </text:insertion>
        </text:changed-region>
        <text:changed-region xml:id="ct93962641417152" text:id="ct93962641417152">
          <text:insertion>
            <office:change-info>
              <dc:creator>Auteur inconnu</dc:creator>
              <dc:date>2013-02-04T23:32:00</dc:date>
            </office:change-info>
          </text:insertion>
        </text:changed-region>
        <text:changed-region xml:id="ct93962625544688" text:id="ct93962625544688">
          <text:insertion>
            <office:change-info>
              <dc:creator>Auteur inconnu</dc:creator>
              <dc:date>2013-02-04T23:34:00</dc:date>
            </office:change-info>
          </text:insertion>
        </text:changed-region>
        <text:changed-region xml:id="ct93962663776448" text:id="ct93962663776448">
          <text:deletion>
            <office:change-info>
              <dc:creator>James J. Hunt</dc:creator>
              <dc:date>2018-04-04T15:17:13</dc:date>
            </office:change-info>
            <text:p text:style-name="P22"><text:span text:style-name="T15">: </text:span></text:p>
          </text:deletion>
        </text:changed-region>
        <text:changed-region xml:id="ct93962663777072" text:id="ct93962663777072">
          <text:insertion>
            <office:change-info>
              <dc:creator>James J. Hunt</dc:creator>
              <dc:date>2018-04-04T15:17:17</dc:date>
            </office:change-info>
          </text:insertion>
        </text:changed-region>
        <text:changed-region xml:id="ct93962663778304" text:id="ct93962663778304">
          <text:insertion>
            <office:change-info>
              <dc:creator>Auteur inconnu</dc:creator>
              <dc:date>2013-02-04T23:34:00</dc:date>
            </office:change-info>
          </text:insertion>
        </text:changed-region>
        <text:changed-region xml:id="ct93962670247024" text:id="ct93962670247024">
          <text:deletion>
            <office:change-info>
              <dc:creator>James J. Hunt</dc:creator>
              <dc:date>2018-04-04T15:17:45</dc:date>
            </office:change-info>
            <text:p text:style-name="P22"><text:span text:style-name="T16">. In other words</text:span></text:p>
          </text:deletion>
        </text:changed-region>
        <text:changed-region xml:id="ct93962663777296" text:id="ct93962663777296">
          <text:insertion>
            <office:change-info>
              <dc:creator>James J. Hunt</dc:creator>
              <dc:date>2018-04-04T15:17:46</dc:date>
            </office:change-info>
          </text:insertion>
        </text:changed-region>
        <text:changed-region xml:id="ct93962625938224" text:id="ct93962625938224">
          <text:insertion>
            <office:change-info>
              <dc:creator>Auteur inconnu</dc:creator>
              <dc:date>2013-02-04T23:34:00</dc:date>
            </office:change-info>
          </text:insertion>
        </text:changed-region>
        <text:changed-region xml:id="ct93962625938720" text:id="ct93962625938720">
          <text:deletion>
            <office:change-info>
              <dc:creator>James J. Hunt</dc:creator>
              <dc:date>2018-04-04T15:17:58</dc:date>
            </office:change-info>
            <text:p text:style-name="P22"><text:span text:style-name="T16">. </text:span></text:p>
          </text:deletion>
        </text:changed-region>
        <text:changed-region xml:id="ct93962625939680" text:id="ct93962625939680">
          <text:insertion>
            <office:change-info>
              <dc:creator>James J. Hunt</dc:creator>
              <dc:date>2018-04-04T15:17:59</dc:date>
            </office:change-info>
          </text:insertion>
        </text:changed-region>
        <text:changed-region xml:id="ct93962641670512" text:id="ct93962641670512">
          <text:insertion>
            <office:change-info>
              <dc:creator>Auteur inconnu</dc:creator>
              <dc:date>2013-02-04T23:34:00</dc:date>
            </office:change-info>
          </text:insertion>
        </text:changed-region>
        <text:changed-region xml:id="ct93962651859664" text:id="ct93962651859664">
          <text:deletion>
            <office:change-info>
              <dc:creator>James J. Hunt</dc:creator>
              <dc:date>2018-04-04T15:17:26</dc:date>
            </office:change-info>
            <text:p text:style-name="P23"><text:span text:style-name="T17">: </text:span></text:p>
          </text:deletion>
        </text:changed-region>
        <text:changed-region xml:id="ct93962632900576" text:id="ct93962632900576">
          <text:insertion>
            <office:change-info>
              <dc:creator>James J. Hunt</dc:creator>
              <dc:date>2018-04-04T15:17:28</dc:date>
            </office:change-info>
          </text:insertion>
        </text:changed-region>
        <text:changed-region xml:id="ct93962645952672" text:id="ct93962645952672">
          <text:insertion>
            <office:change-info>
              <dc:creator>Auteur inconnu</dc:creator>
              <dc:date>2013-02-04T23:34:00</dc:date>
            </office:change-info>
          </text:insertion>
        </text:changed-region>
        <text:changed-region xml:id="ct93962625083168" text:id="ct93962625083168">
          <text:deletion>
            <office:change-info>
              <dc:creator>James J. Hunt</dc:creator>
              <dc:date>2018-04-04T15:18:20</dc:date>
            </office:change-info>
            <text:p text:style-name="P23"><text:span text:style-name="T17">.</text:span></text:p>
          </text:deletion>
        </text:changed-region>
        <text:changed-region xml:id="ct93962655198112" text:id="ct93962655198112">
          <text:insertion>
            <office:change-info>
              <dc:creator>James J. Hunt</dc:creator>
              <dc:date>2018-04-04T15:18:21</dc:date>
            </office:change-info>
          </text:insertion>
        </text:changed-region>
        <text:changed-region xml:id="ct93962655198704" text:id="ct93962655198704">
          <text:insertion>
            <office:change-info>
              <dc:creator>Auteur inconnu</dc:creator>
              <dc:date>2013-02-04T23:34:00</dc:date>
            </office:change-info>
          </text:insertion>
        </text:changed-region>
        <text:changed-region xml:id="ct93962655198928" text:id="ct93962655198928">
          <text:deletion>
            <office:change-info>
              <dc:creator>James J. Hunt</dc:creator>
              <dc:date>2018-04-04T15:18:31</dc:date>
            </office:change-info>
            <text:p text:style-name="P23"><text:span text:style-name="T17">Therefore</text:span></text:p>
          </text:deletion>
        </text:changed-region>
        <text:changed-region xml:id="ct93962655199648" text:id="ct93962655199648">
          <text:insertion>
            <office:change-info>
              <dc:creator>James J. Hunt</dc:creator>
              <dc:date>2018-04-04T15:18:33</dc:date>
            </office:change-info>
          </text:insertion>
        </text:changed-region>
        <text:changed-region xml:id="ct93962670404672" text:id="ct93962670404672">
          <text:insertion>
            <office:change-info>
              <dc:creator>Auteur inconnu</dc:creator>
              <dc:date>2013-02-04T23:34:00</dc:date>
            </office:change-info>
          </text:insertion>
        </text:changed-region>
        <text:changed-region xml:id="ct93962620801216" text:id="ct93962620801216">
          <text:insertion>
            <office:change-info>
              <dc:creator>Auteur inconnu</dc:creator>
              <dc:date>2013-02-04T23:47:00</dc:date>
            </office:change-info>
          </text:insertion>
        </text:changed-region>
        <text:changed-region xml:id="ct93962646419936" text:id="ct93962646419936">
          <text:deletion>
            <office:change-info>
              <dc:creator>James J. Hunt</dc:creator>
              <dc:date>2018-04-04T15:20:09</dc:date>
            </office:change-info>
            <text:p text:style-name="P24">anagement</text:p>
          </text:deletion>
        </text:changed-region>
        <text:changed-region xml:id="ct93962620800784" text:id="ct93962620800784">
          <text:insertion>
            <office:change-info>
              <dc:creator>James J. Hunt</dc:creator>
              <dc:date>2018-04-04T15:20:11</dc:date>
            </office:change-info>
          </text:insertion>
        </text:changed-region>
        <text:changed-region xml:id="ct93962655200016" text:id="ct93962655200016">
          <text:insertion>
            <office:change-info>
              <dc:creator>Auteur inconnu</dc:creator>
              <dc:date>2013-02-04T23:47:00</dc:date>
            </office:change-info>
          </text:insertion>
        </text:changed-region>
        <text:changed-region xml:id="ct93962663777712" text:id="ct93962663777712">
          <text:insertion>
            <office:change-info>
              <dc:creator>Auteur inconnu</dc:creator>
              <dc:date>2013-02-04T23:48:00</dc:date>
            </office:change-info>
          </text:insertion>
        </text:changed-region>
        <text:changed-region xml:id="ct93962670625744" text:id="ct93962670625744">
          <text:insertion>
            <office:change-info>
              <dc:creator>Auteur inconnu</dc:creator>
              <dc:date>2013-02-04T23:50:00</dc:date>
            </office:change-info>
          </text:insertion>
        </text:changed-region>
        <text:changed-region xml:id="ct93962670625968" text:id="ct93962670625968">
          <text:deletion>
            <office:change-info>
              <dc:creator>James J. Hunt</dc:creator>
              <dc:date>2018-04-04T15:20:18</dc:date>
            </office:change-info>
            <text:p text:style-name="P24"><text:s/></text:p>
          </text:deletion>
        </text:changed-region>
        <text:changed-region xml:id="ct93962670626512" text:id="ct93962670626512">
          <text:insertion>
            <office:change-info>
              <dc:creator>James J. Hunt</dc:creator>
              <dc:date>2018-04-04T15:20:29</dc:date>
            </office:change-info>
          </text:insertion>
        </text:changed-region>
        <text:changed-region xml:id="ct93962670405440" text:id="ct93962670405440">
          <text:insertion>
            <office:change-info>
              <dc:creator>James J. Hunt</dc:creator>
              <dc:date>2018-04-13T14:31:08</dc:date>
            </office:change-info>
          </text:insertion>
        </text:changed-region>
        <text:changed-region xml:id="ct93962670406272" text:id="ct93962670406272">
          <text:insertion>
            <office:change-info>
              <dc:creator>James J. Hunt</dc:creator>
              <dc:date>2018-04-04T15:22:17</dc:date>
            </office:change-info>
          </text:insertion>
        </text:changed-region>
        <text:changed-region xml:id="ct93962670406656" text:id="ct93962670406656">
          <text:insertion>
            <office:change-info>
              <dc:creator>Auteur inconnu</dc:creator>
              <dc:date>2013-02-04T23:50:00</dc:date>
            </office:change-info>
          </text:insertion>
        </text:changed-region>
        <text:changed-region xml:id="ct93962635707856" text:id="ct93962635707856">
          <text:deletion>
            <office:change-info>
              <dc:creator>James J. Hunt</dc:creator>
              <dc:date>2018-04-04T15:27:20</dc:date>
            </office:change-info>
            <text:p text:style-name="P24">However, memory management</text:p>
          </text:deletion>
        </text:changed-region>
        <text:changed-region xml:id="ct93962635708080" text:id="ct93962635708080">
          <text:insertion>
            <office:change-info>
              <dc:creator>James J. Hunt</dc:creator>
              <dc:date>2018-04-04T15:27:21</dc:date>
            </office:change-info>
          </text:insertion>
        </text:changed-region>
        <text:changed-region xml:id="ct93962635708304" text:id="ct93962635708304">
          <text:deletion>
            <office:change-info>
              <dc:creator>James J. Hunt</dc:creator>
              <dc:date>2018-04-04T15:27:48</dc:date>
            </office:change-info>
            <text:p text:style-name="P24"><text:span text:style-name="T18"><text:s/>require that </text:span></text:p>
          </text:deletion>
        </text:changed-region>
        <text:changed-region xml:id="ct93962635708528" text:id="ct93962635708528">
          <text:insertion>
            <office:change-info>
              <dc:creator>James J. Hunt</dc:creator>
              <dc:date>2018-04-04T15:27:56</dc:date>
            </office:change-info>
          </text:insertion>
        </text:changed-region>
        <text:changed-region xml:id="ct93962635708848" text:id="ct93962635708848">
          <text:insertion>
            <office:change-info>
              <dc:creator>Auteur inconnu</dc:creator>
              <dc:date>2013-02-04T23:50:00</dc:date>
            </office:change-info>
          </text:insertion>
        </text:changed-region>
        <text:changed-region xml:id="ct93962635709072" text:id="ct93962635709072">
          <text:deletion>
            <office:change-info>
              <dc:creator>James J. Hunt</dc:creator>
              <dc:date>2018-04-04T15:28:06</dc:date>
            </office:change-info>
            <text:p text:style-name="P24"><text:s/>either implement JVMTI Java standard <text:bookmark-ref text:reference-format="number-no-superior" text:ref-name="__RefNumPara__29223935">[7].</text:bookmark-ref><text:s/>or implement custom APIs</text:p>
          </text:deletion>
        </text:changed-region>
        <text:changed-region xml:id="ct93962635709696" text:id="ct93962635709696">
          <text:insertion>
            <office:change-info>
              <dc:creator>James J. Hunt</dc:creator>
              <dc:date>2018-04-04T15:28:07</dc:date>
            </office:change-info>
          </text:insertion>
        </text:changed-region>
        <text:changed-region xml:id="ct93962672761648" text:id="ct93962672761648">
          <text:insertion>
            <office:change-info>
              <dc:creator>Auteur inconnu</dc:creator>
              <dc:date>2013-02-04T23:50:00</dc:date>
            </office:change-info>
          </text:insertion>
        </text:changed-region>
        <text:changed-region xml:id="ct93962672762560" text:id="ct93962672762560">
          <text:deletion>
            <office:change-info>
              <dc:creator>James J. Hunt</dc:creator>
              <dc:date>2018-04-04T15:29:06</dc:date>
            </office:change-info>
            <text:p text:style-name="P24">It does not include tools like javac, javadoc, JVMTI, tools.jar which are outside the Java platform specification</text:p>
          </text:deletion>
        </text:changed-region>
        <text:changed-region xml:id="ct93962672762256" text:id="ct93962672762256">
          <text:deletion>
            <office:change-info>
              <dc:creator>James J. Hunt</dc:creator>
              <dc:date>2018-04-04T20:25:47</dc:date>
            </office:change-info>
            <text:p text:style-name="P24"><text:s/></text:p>
          </text:deletion>
        </text:changed-region>
        <text:changed-region xml:id="ct93962672761952" text:id="ct93962672761952">
          <text:deletion>
            <office:change-info>
              <dc:creator>James J. Hunt</dc:creator>
              <dc:date>2018-04-04T15:28:56</dc:date>
            </office:change-info>
            <text:p text:style-name="P24">not available on standard VMs, with the following definition: a standard Java platform implements the JVM Specification <text:bookmark-ref text:reference-format="number-no-superior" text:ref-name="__RefNumPara__29234332">[8].</text:bookmark-ref>, Java Language Specification <text:bookmark-ref text:reference-format="number-no-superior" text:ref-name="__RefNumPara__29234674">Error: Reference source not found</text:bookmark-ref><text:s/>and base class libraries (<text:a xlink:type="simple" xlink:href="http://docs.oracle.com/javase/7/docs/api" text:style-name="Internet_20_link" text:visited-style-name="Visited_20_Internet_20_Link">http://docs.oracle.com/javase/7/docs/api</text:a>).These features are <text:s/><text:bookmark-ref text:reference-format="number-no-superior" text:ref-name="__RefNumPara__43640332">[6].</text:bookmark-ref>. <text:s/><text:bookmark-ref text:reference-format="number-no-superior" text:ref-name="__RefNumPara__43636180">[5].</text:bookmark-ref></text:p>
          </text:deletion>
        </text:changed-region>
        <text:changed-region xml:id="ct93962672762864" text:id="ct93962672762864">
          <text:insertion>
            <office:change-info>
              <dc:creator>James J. Hunt</dc:creator>
              <dc:date>2018-04-04T20:25:49</dc:date>
            </office:change-info>
          </text:insertion>
        </text:changed-region>
        <text:changed-region xml:id="ct93962672763488" text:id="ct93962672763488">
          <text:insertion>
            <office:change-info>
              <dc:creator>James J. Hunt</dc:creator>
              <dc:date>2018-04-13T19:17:19</dc:date>
            </office:change-info>
          </text:insertion>
        </text:changed-region>
        <text:changed-region xml:id="ct93962646057904" text:id="ct93962646057904">
          <text:insertion>
            <office:change-info>
              <dc:creator>James J. Hunt</dc:creator>
              <dc:date>2018-04-04T15:29:19</dc:date>
            </office:change-info>
          </text:insertion>
        </text:changed-region>
        <text:changed-region xml:id="ct93962646059536" text:id="ct93962646059536">
          <text:insertion>
            <office:change-info>
              <dc:creator>James J. Hunt</dc:creator>
              <dc:date>2018-04-04T15:30:00</dc:date>
            </office:change-info>
          </text:insertion>
        </text:changed-region>
        <text:changed-region xml:id="ct93962609357648" text:id="ct93962609357648">
          <text:insertion>
            <office:change-info>
              <dc:creator>Auteur inconnu</dc:creator>
              <dc:date>2013-03-04T08:55:00</dc:date>
            </office:change-info>
          </text:insertion>
        </text:changed-region>
        <text:changed-region xml:id="ct93962609357952" text:id="ct93962609357952">
          <text:insertion>
            <office:change-info>
              <dc:creator>Auteur inconnu</dc:creator>
              <dc:date>2013-03-04T09:10:00</dc:date>
            </office:change-info>
          </text:insertion>
        </text:changed-region>
        <text:changed-region xml:id="ct93962552610960" text:id="ct93962552610960">
          <text:insertion>
            <office:change-info>
              <dc:creator>Arnaud Rinquin</dc:creator>
              <dc:date>2013-01-24T11:12:00</dc:date>
            </office:change-info>
          </text:insertion>
        </text:changed-region>
        <text:changed-region xml:id="ct93962626933664" text:id="ct93962626933664">
          <text:deletion>
            <office:change-info>
              <dc:creator>James J. Hunt</dc:creator>
              <dc:date>2018-04-13T19:12:02</dc:date>
            </office:change-info>
            <text:h text:style-name="Heading_20_2" text:outline-level="2">Healthiness</text:h>
          </text:deletion>
        </text:changed-region>
        <text:changed-region xml:id="ct93962646058944" text:id="ct93962646058944">
          <text:insertion>
            <office:change-info>
              <dc:creator>James J. Hunt</dc:creator>
              <dc:date>2018-04-13T19:12:02</dc:date>
            </office:change-info>
          </text:insertion>
        </text:changed-region>
        <text:changed-region xml:id="ct93962557455008" text:id="ct93962557455008">
          <text:insertion>
            <office:change-info>
              <dc:creator>Arnaud Rinquin</dc:creator>
              <dc:date>2013-01-24T11:12:00</dc:date>
            </office:change-info>
          </text:insertion>
        </text:changed-region>
        <text:changed-region xml:id="ct93962626249776" text:id="ct93962626249776">
          <text:deletion>
            <office:change-info>
              <dc:creator>James J. Hunt</dc:creator>
              <dc:date>2018-04-13T19:12:10</dc:date>
            </office:change-info>
            <text:p text:style-name="P25">Healthiness</text:p>
          </text:deletion>
        </text:changed-region>
        <text:changed-region xml:id="ct93962646240720" text:id="ct93962646240720">
          <text:insertion>
            <office:change-info>
              <dc:creator>James J. Hunt</dc:creator>
              <dc:date>2018-04-13T19:12:10</dc:date>
            </office:change-info>
          </text:insertion>
        </text:changed-region>
        <text:changed-region xml:id="ct93962629088400" text:id="ct93962629088400">
          <text:insertion>
            <office:change-info>
              <dc:creator>Arnaud Rinquin</dc:creator>
              <dc:date>2013-01-24T11:12:00</dc:date>
            </office:change-info>
          </text:insertion>
        </text:changed-region>
        <text:changed-region xml:id="ct93962670360880" text:id="ct93962670360880">
          <text:deletion>
            <office:change-info>
              <dc:creator>James J. Hunt</dc:creator>
              <dc:date>2018-04-13T19:12:30</dc:date>
            </office:change-info>
            <text:p text:style-name="P25">will be for the foreseeable future</text:p>
          </text:deletion>
        </text:changed-region>
        <text:changed-region xml:id="ct93962552611328" text:id="ct93962552611328">
          <text:insertion>
            <office:change-info>
              <dc:creator>James J. Hunt</dc:creator>
              <dc:date>2018-04-13T19:12:32</dc:date>
            </office:change-info>
          </text:insertion>
        </text:changed-region>
        <text:changed-region xml:id="ct93962672763088" text:id="ct93962672763088">
          <text:insertion>
            <office:change-info>
              <dc:creator>Arnaud Rinquin</dc:creator>
              <dc:date>2013-01-24T11:12:00</dc:date>
            </office:change-info>
          </text:insertion>
        </text:changed-region>
        <text:changed-region xml:id="ct93962635709296" text:id="ct93962635709296">
          <text:insertion>
            <office:change-info>
              <dc:creator>James J. Hunt</dc:creator>
              <dc:date>2018-04-04T20:25:58</dc:date>
            </office:change-info>
          </text:insertion>
        </text:changed-region>
        <text:changed-region xml:id="ct93962640466976" text:id="ct93962640466976">
          <text:insertion>
            <office:change-info>
              <dc:creator>Arnaud Rinquin</dc:creator>
              <dc:date>2013-01-24T11:12:00</dc:date>
            </office:change-info>
          </text:insertion>
        </text:changed-region>
        <text:changed-region xml:id="ct93962646058224" text:id="ct93962646058224">
          <text:deletion>
            <office:change-info>
              <dc:creator>James J. Hunt</dc:creator>
              <dc:date>2018-04-13T19:13:46</dc:date>
            </office:change-info>
            <text:p text:style-name="P25">, and perhaps a certain quality,</text:p>
          </text:deletion>
        </text:changed-region>
        <text:changed-region xml:id="ct93962617056720" text:id="ct93962617056720">
          <text:insertion>
            <office:change-info>
              <dc:creator>James J. Hunt</dc:creator>
              <dc:date>2018-04-13T19:13:47</dc:date>
            </office:change-info>
          </text:insertion>
        </text:changed-region>
        <text:changed-region xml:id="ct93962617057120" text:id="ct93962617057120">
          <text:insertion>
            <office:change-info>
              <dc:creator>Arnaud Rinquin</dc:creator>
              <dc:date>2013-01-24T11:12:00</dc:date>
            </office:change-info>
          </text:insertion>
        </text:changed-region>
        <text:changed-region xml:id="ct93962646058448" text:id="ct93962646058448">
          <text:insertion>
            <office:change-info>
              <dc:creator>James J. Hunt</dc:creator>
              <dc:date>2018-04-13T19:14:10</dc:date>
            </office:change-info>
          </text:insertion>
        </text:changed-region>
        <text:changed-region xml:id="ct93962601434160" text:id="ct93962601434160">
          <text:insertion>
            <office:change-info>
              <dc:creator>Arnaud Rinquin</dc:creator>
              <dc:date>2013-01-24T11:12:00</dc:date>
            </office:change-info>
          </text:insertion>
        </text:changed-region>
        <text:changed-region xml:id="ct93962601434464" text:id="ct93962601434464">
          <text:deletion>
            <office:change-info>
              <dc:creator>James J. Hunt</dc:creator>
              <dc:date>2018-04-13T19:14:07</dc:date>
            </office:change-info>
            <text:p text:style-name="P25"><text:s/>that</text:p>
          </text:deletion>
        </text:changed-region>
        <text:changed-region xml:id="ct93962601434816" text:id="ct93962601434816">
          <text:insertion>
            <office:change-info>
              <dc:creator>Arnaud Rinquin</dc:creator>
              <dc:date>2013-01-24T11:12:00</dc:date>
            </office:change-info>
          </text:insertion>
        </text:changed-region>
        <text:changed-region xml:id="ct93962601435616" text:id="ct93962601435616">
          <text:insertion>
            <office:change-info>
              <dc:creator>James J. Hunt</dc:creator>
              <dc:date>2018-04-13T19:14:17</dc:date>
            </office:change-info>
          </text:insertion>
        </text:changed-region>
        <text:changed-region xml:id="ct93962601435920" text:id="ct93962601435920">
          <text:insertion>
            <office:change-info>
              <dc:creator>Arnaud Rinquin</dc:creator>
              <dc:date>2013-01-24T11:12:00</dc:date>
            </office:change-info>
          </text:insertion>
        </text:changed-region>
        <text:changed-region xml:id="ct93962645779520" text:id="ct93962645779520">
          <text:insertion>
            <office:change-info>
              <dc:creator>James J. Hunt</dc:creator>
              <dc:date>2018-04-04T20:26:04</dc:date>
            </office:change-info>
          </text:insertion>
        </text:changed-region>
        <text:changed-region xml:id="ct93962645779824" text:id="ct93962645779824">
          <text:insertion>
            <office:change-info>
              <dc:creator>Arnaud Rinquin</dc:creator>
              <dc:date>2013-01-24T11:12:00</dc:date>
            </office:change-info>
          </text:insertion>
        </text:changed-region>
        <text:changed-region xml:id="ct93962645780128" text:id="ct93962645780128">
          <text:deletion>
            <office:change-info>
              <dc:creator>James J. Hunt</dc:creator>
              <dc:date>2018-04-04T15:30:24</dc:date>
            </office:change-info>
            <text:p text:style-name="P25">n’t</text:p>
          </text:deletion>
        </text:changed-region>
        <text:changed-region xml:id="ct93962645780800" text:id="ct93962645780800">
          <text:insertion>
            <office:change-info>
              <dc:creator>James J. Hunt</dc:creator>
              <dc:date>2018-04-04T15:30:24</dc:date>
            </office:change-info>
          </text:insertion>
        </text:changed-region>
        <text:changed-region xml:id="ct93962645781296" text:id="ct93962645781296">
          <text:insertion>
            <office:change-info>
              <dc:creator>Arnaud Rinquin</dc:creator>
              <dc:date>2013-01-24T11:12:00</dc:date>
            </office:change-info>
          </text:insertion>
        </text:changed-region>
        <text:changed-region xml:id="ct93962616532864" text:id="ct93962616532864">
          <text:deletion>
            <office:change-info>
              <dc:creator>James J. Hunt</dc:creator>
              <dc:date>2018-04-04T15:30:43</dc:date>
            </office:change-info>
            <text:p text:style-name="P25">get</text:p>
          </text:deletion>
        </text:changed-region>
        <text:changed-region xml:id="ct93962616533728" text:id="ct93962616533728">
          <text:insertion>
            <office:change-info>
              <dc:creator>James J. Hunt</dc:creator>
              <dc:date>2018-04-04T15:30:43</dc:date>
            </office:change-info>
          </text:insertion>
        </text:changed-region>
        <text:changed-region xml:id="ct93962616534032" text:id="ct93962616534032">
          <text:insertion>
            <office:change-info>
              <dc:creator>Arnaud Rinquin</dc:creator>
              <dc:date>2013-01-24T11:12:00</dc:date>
            </office:change-info>
          </text:insertion>
        </text:changed-region>
        <text:changed-region xml:id="ct93962616534336" text:id="ct93962616534336">
          <text:deletion>
            <office:change-info>
              <dc:creator>James J. Hunt</dc:creator>
              <dc:date>2018-04-13T19:14:31</dc:date>
            </office:change-info>
            <text:p text:style-name="P25">healthy</text:p>
          </text:deletion>
        </text:changed-region>
        <text:changed-region xml:id="ct93962454690736" text:id="ct93962454690736">
          <text:insertion>
            <office:change-info>
              <dc:creator>James J. Hunt</dc:creator>
              <dc:date>2018-04-13T19:14:32</dc:date>
            </office:change-info>
          </text:insertion>
        </text:changed-region>
        <text:changed-region xml:id="ct93962454691088" text:id="ct93962454691088">
          <text:insertion>
            <office:change-info>
              <dc:creator>Arnaud Rinquin</dc:creator>
              <dc:date>2013-01-24T11:12:00</dc:date>
            </office:change-info>
          </text:insertion>
        </text:changed-region>
        <text:changed-region xml:id="ct93962454691392" text:id="ct93962454691392">
          <text:deletion>
            <office:change-info>
              <dc:creator>James J. Hunt</dc:creator>
              <dc:date>2018-04-04T20:26:12</dc:date>
            </office:change-info>
            <text:p text:style-name="P25"><text:s/></text:p>
          </text:deletion>
        </text:changed-region>
        <text:changed-region xml:id="ct93962454691696" text:id="ct93962454691696">
          <text:insertion>
            <office:change-info>
              <dc:creator>James J. Hunt</dc:creator>
              <dc:date>2018-04-04T20:26:14</dc:date>
            </office:change-info>
          </text:insertion>
        </text:changed-region>
        <text:changed-region xml:id="ct93962556516272" text:id="ct93962556516272">
          <text:insertion>
            <office:change-info>
              <dc:creator>Arnaud Rinquin</dc:creator>
              <dc:date>2013-01-24T11:12:00</dc:date>
            </office:change-info>
          </text:insertion>
        </text:changed-region>
        <text:changed-region xml:id="ct93962669650992" text:id="ct93962669650992">
          <text:insertion>
            <office:change-info>
              <dc:creator>Arnaud Rinquin</dc:creator>
              <dc:date>2013-01-24T11:15:00</dc:date>
            </office:change-info>
          </text:insertion>
        </text:changed-region>
        <text:changed-region xml:id="ct93962656958240" text:id="ct93962656958240">
          <text:deletion>
            <office:change-info>
              <dc:creator>James J. Hunt</dc:creator>
              <dc:date>2018-04-04T15:30:59</dc:date>
            </office:change-info>
            <text:p text:style-name="P25">non-</text:p>
          </text:deletion>
        </text:changed-region>
        <text:changed-region xml:id="ct93962624675648" text:id="ct93962624675648">
          <text:deletion>
            <office:change-info>
              <dc:creator>James J. Hunt</dc:creator>
              <dc:date>2018-04-13T19:14:48</dc:date>
            </office:change-info>
            <text:p text:style-name="P25">healthy</text:p>
          </text:deletion>
        </text:changed-region>
        <text:changed-region xml:id="ct93962609428304" text:id="ct93962609428304">
          <text:insertion>
            <office:change-info>
              <dc:creator>James J. Hunt</dc:creator>
              <dc:date>2018-04-13T19:16:11</dc:date>
            </office:change-info>
          </text:insertion>
        </text:changed-region>
        <text:changed-region xml:id="ct93962609427232" text:id="ct93962609427232">
          <text:insertion>
            <office:change-info>
              <dc:creator>Arnaud Rinquin</dc:creator>
              <dc:date>2013-01-24T11:15:00</dc:date>
            </office:change-info>
          </text:insertion>
        </text:changed-region>
        <text:changed-region xml:id="ct93962609426864" text:id="ct93962609426864">
          <text:deletion>
            <office:change-info>
              <dc:creator>James J. Hunt</dc:creator>
              <dc:date>2018-04-13T19:14:55</dc:date>
            </office:change-info>
            <text:p text:style-name="P25">entities </text:p>
          </text:deletion>
        </text:changed-region>
        <text:changed-region xml:id="ct93962671327120" text:id="ct93962671327120">
          <text:insertion>
            <office:change-info>
              <dc:creator>Arnaud Rinquin</dc:creator>
              <dc:date>2013-01-24T11:15:00</dc:date>
            </office:change-info>
          </text:insertion>
        </text:changed-region>
        <text:changed-region xml:id="ct93962617503008" text:id="ct93962617503008">
          <text:insertion>
            <office:change-info>
              <dc:creator>James J. Hunt</dc:creator>
              <dc:date>2018-04-04T15:31:04</dc:date>
            </office:change-info>
          </text:insertion>
        </text:changed-region>
        <text:changed-region xml:id="ct93962646241040" text:id="ct93962646241040">
          <text:insertion>
            <office:change-info>
              <dc:creator>Arnaud Rinquin</dc:creator>
              <dc:date>2013-01-24T11:15:00</dc:date>
            </office:change-info>
          </text:insertion>
        </text:changed-region>
        <text:changed-region xml:id="ct93962617503920" text:id="ct93962617503920">
          <text:insertion>
            <office:change-info>
              <dc:creator>James J. Hunt</dc:creator>
              <dc:date>2018-04-13T19:18:13</dc:date>
            </office:change-info>
          </text:insertion>
        </text:changed-region>
        <text:changed-region xml:id="ct93962669651712" text:id="ct93962669651712">
          <text:insertion>
            <office:change-info>
              <dc:creator>Arnaud Rinquin</dc:creator>
              <dc:date>2013-01-24T11:15:00</dc:date>
            </office:change-info>
          </text:insertion>
        </text:changed-region>
        <text:changed-region xml:id="ct93962670247936" text:id="ct93962670247936">
          <text:deletion>
            <office:change-info>
              <dc:creator>James J. Hunt</dc:creator>
              <dc:date>2018-04-13T19:15:37</dc:date>
            </office:change-info>
            <text:p text:style-name="P25">healthiness</text:p>
          </text:deletion>
        </text:changed-region>
        <text:changed-region xml:id="ct93962548085840" text:id="ct93962548085840">
          <text:insertion>
            <office:change-info>
              <dc:creator>James J. Hunt</dc:creator>
              <dc:date>2018-04-13T19:15:37</dc:date>
            </office:change-info>
          </text:insertion>
        </text:changed-region>
        <text:changed-region xml:id="ct93962671326688" text:id="ct93962671326688">
          <text:insertion>
            <office:change-info>
              <dc:creator>Arnaud Rinquin</dc:creator>
              <dc:date>2013-01-24T11:15:00</dc:date>
            </office:change-info>
          </text:insertion>
        </text:changed-region>
        <text:changed-region xml:id="ct93962671326320" text:id="ct93962671326320">
          <text:insertion>
            <office:change-info>
              <dc:creator>James J. Hunt</dc:creator>
              <dc:date>2018-04-04T15:31:18</dc:date>
            </office:change-info>
          </text:insertion>
        </text:changed-region>
        <text:changed-region xml:id="ct93962617503312" text:id="ct93962617503312">
          <text:insertion>
            <office:change-info>
              <dc:creator>Arnaud Rinquin</dc:creator>
              <dc:date>2013-01-24T11:15:00</dc:date>
            </office:change-info>
          </text:insertion>
        </text:changed-region>
        <text:changed-region xml:id="ct93962626250384" text:id="ct93962626250384">
          <text:deletion>
            <office:change-info>
              <dc:creator>James J. Hunt</dc:creator>
              <dc:date>2018-04-04T15:32:44</dc:date>
            </office:change-info>
            <text:p text:style-name="P25"><text:span text:style-name="T18"><text:s/>be done is to ask themselves, “how do you feel?”</text:span></text:p>
          </text:deletion>
        </text:changed-region>
        <text:changed-region xml:id="ct93962617056320" text:id="ct93962617056320">
          <text:deletion>
            <office:change-info>
              <dc:creator>James J. Hunt</dc:creator>
              <dc:date>2018-04-04T15:31:25</dc:date>
            </office:change-info>
            <text:p text:style-name="P25"><text:span text:style-name="T18">hat should</text:span></text:p>
          </text:deletion>
        </text:changed-region>
        <text:changed-region xml:id="ct93962669651280" text:id="ct93962669651280">
          <text:deletion>
            <office:change-info>
              <dc:creator>James J. Hunt</dc:creator>
              <dc:date>2018-04-04T15:32:48</dc:date>
            </office:change-info>
            <text:p text:style-name="P25"><text:span text:style-name="T18">irst step t</text:span></text:p>
          </text:deletion>
        </text:changed-region>
        <text:changed-region xml:id="ct93962624675168" text:id="ct93962624675168">
          <text:insertion>
            <office:change-info>
              <dc:creator>James J. Hunt</dc:creator>
              <dc:date>2018-04-04T15:32:50</dc:date>
            </office:change-info>
          </text:insertion>
        </text:changed-region>
        <text:changed-region xml:id="ct93962651889392" text:id="ct93962651889392">
          <text:insertion>
            <office:change-info>
              <dc:creator>James J. Hunt</dc:creator>
              <dc:date>2018-04-13T19:19:14</dc:date>
            </office:change-info>
          </text:insertion>
        </text:changed-region>
        <text:changed-region xml:id="ct93962672474016" text:id="ct93962672474016">
          <text:insertion>
            <office:change-info>
              <dc:creator>James J. Hunt</dc:creator>
              <dc:date>2018-04-13T19:20:00</dc:date>
            </office:change-info>
          </text:insertion>
        </text:changed-region>
        <text:changed-region xml:id="ct93962617057344" text:id="ct93962617057344">
          <text:insertion>
            <office:change-info>
              <dc:creator>Arnaud Rinquin</dc:creator>
              <dc:date>2013-01-24T11:15:00</dc:date>
            </office:change-info>
          </text:insertion>
        </text:changed-region>
        <text:changed-region xml:id="ct93962645780352" text:id="ct93962645780352">
          <text:insertion>
            <office:change-info>
              <dc:creator>James J. Hunt</dc:creator>
              <dc:date>2018-04-04T15:31:55</dc:date>
            </office:change-info>
          </text:insertion>
        </text:changed-region>
        <text:changed-region xml:id="ct93962556516640" text:id="ct93962556516640">
          <text:insertion>
            <office:change-info>
              <dc:creator>James J. Hunt</dc:creator>
              <dc:date>2018-04-13T19:19:47</dc:date>
            </office:change-info>
          </text:insertion>
        </text:changed-region>
        <text:changed-region xml:id="ct93962601435136" text:id="ct93962601435136">
          <text:insertion>
            <office:change-info>
              <dc:creator>James J. Hunt</dc:creator>
              <dc:date>2018-04-13T19:20:04</dc:date>
            </office:change-info>
          </text:insertion>
        </text:changed-region>
        <text:changed-region xml:id="ct93962454692480" text:id="ct93962454692480">
          <text:deletion>
            <office:change-info>
              <dc:creator>James J. Hunt</dc:creator>
              <dc:date>2018-04-13T19:20:56</dc:date>
            </office:change-info>
            <text:p text:style-name="P25"><text:span text:style-name="T20">As a second step </text:span></text:p>
          </text:deletion>
        </text:changed-region>
        <text:changed-region xml:id="ct93962454692176" text:id="ct93962454692176">
          <text:deletion>
            <office:change-info>
              <dc:creator>James J. Hunt</dc:creator>
              <dc:date>2018-04-04T15:33:26</dc:date>
            </office:change-info>
            <text:p text:style-name="P25"><text:span text:style-name="T20">it is important to</text:span></text:p>
          </text:deletion>
        </text:changed-region>
        <text:changed-region xml:id="ct93962616533136" text:id="ct93962616533136">
          <text:deletion>
            <office:change-info>
              <dc:creator>James J. Hunt</dc:creator>
              <dc:date>2018-04-13T19:20:56</dc:date>
            </office:change-info>
            <text:p text:style-name="P25"><text:span text:style-name="T20"><text:s/>k</text:span></text:p>
          </text:deletion>
        </text:changed-region>
        <text:changed-region xml:id="ct93962548085296" text:id="ct93962548085296">
          <text:deletion>
            <office:change-info>
              <dc:creator>James J. Hunt</dc:creator>
              <dc:date>2018-04-04T15:33:39</dc:date>
            </office:change-info>
            <text:p text:style-name="P25"><text:span text:style-name="T20">now for entities their </text:span></text:p>
          </text:deletion>
        </text:changed-region>
        <text:changed-region xml:id="ct93962656827296" text:id="ct93962656827296">
          <text:deletion>
            <office:change-info>
              <dc:creator>James J. Hunt</dc:creator>
              <dc:date>2018-04-13T19:20:56</dc:date>
            </office:change-info>
            <text:p text:style-name="P25"><text:span text:style-name="T20">resource requirements and to monitor their availability.</text:span></text:p>
          </text:deletion>
        </text:changed-region>
        <text:changed-region xml:id="ct93962649393680" text:id="ct93962649393680">
          <text:insertion>
            <office:change-info>
              <dc:creator>James J. Hunt</dc:creator>
              <dc:date>2018-04-13T19:20:58</dc:date>
            </office:change-info>
          </text:insertion>
        </text:changed-region>
        <text:changed-region xml:id="ct93962625428144" text:id="ct93962625428144">
          <text:insertion>
            <office:change-info>
              <dc:creator>James J. Hunt</dc:creator>
              <dc:date>2018-04-13T19:21:00</dc:date>
            </office:change-info>
          </text:insertion>
        </text:changed-region>
        <text:changed-region xml:id="ct93962625428880" text:id="ct93962625428880">
          <text:insertion>
            <office:change-info>
              <dc:creator>James J. Hunt</dc:creator>
              <dc:date>2018-04-13T19:22:00</dc:date>
            </office:change-info>
          </text:insertion>
        </text:changed-region>
        <text:changed-region xml:id="ct93962642417696" text:id="ct93962642417696">
          <text:insertion>
            <office:change-info>
              <dc:creator>Arnaud Rinquin</dc:creator>
              <dc:date>2013-01-25T16:12:00</dc:date>
            </office:change-info>
          </text:insertion>
        </text:changed-region>
        <text:changed-region xml:id="ct93962670080400" text:id="ct93962670080400">
          <text:insertion>
            <office:change-info>
              <dc:creator>Auteur inconnu</dc:creator>
              <dc:date>2013-02-01T02:14:00</dc:date>
            </office:change-info>
          </text:insertion>
        </text:changed-region>
        <text:changed-region xml:id="ct93962638765216" text:id="ct93962638765216">
          <text:deletion>
            <office:change-info>
              <dc:creator>Auteur inconnu</dc:creator>
              <dc:date>2013-02-01T02:14:00</dc:date>
            </office:change-info>
            <text:p text:style-name="P26"/>
            <text:p text:style-name="P26"/>
          </text:deletion>
        </text:changed-region>
        <text:changed-region xml:id="ct93962651888496" text:id="ct93962651888496">
          <text:insertion>
            <office:change-info>
              <dc:creator>Auteur inconnu</dc:creator>
              <dc:date>2013-02-01T02:14:00</dc:date>
            </office:change-info>
          </text:insertion>
        </text:changed-region>
        <text:changed-region xml:id="ct93962669939200" text:id="ct93962669939200">
          <text:deletion>
            <office:change-info>
              <dc:creator>James J. Hunt</dc:creator>
              <dc:date>2018-04-13T19:22:18</dc:date>
            </office:change-info>
            <text:p text:style-name="P27">Observable</text:p>
          </text:deletion>
        </text:changed-region>
        <text:changed-region xml:id="ct93962640774288" text:id="ct93962640774288">
          <text:insertion>
            <office:change-info>
              <dc:creator>James J. Hunt</dc:creator>
              <dc:date>2018-04-13T19:22:20</dc:date>
            </office:change-info>
          </text:insertion>
        </text:changed-region>
        <text:changed-region xml:id="ct93962646151376" text:id="ct93962646151376">
          <text:insertion>
            <office:change-info>
              <dc:creator>Arnaud Rinquin</dc:creator>
              <dc:date>2013-01-25T16:13:00</dc:date>
            </office:change-info>
          </text:insertion>
        </text:changed-region>
        <text:changed-region xml:id="ct93962557222096" text:id="ct93962557222096">
          <text:deletion>
            <office:change-info>
              <dc:creator>James J. Hunt</dc:creator>
              <dc:date>2018-04-13T19:22:29</dc:date>
            </office:change-info>
            <text:p text:style-name="P25">Health</text:p>
          </text:deletion>
        </text:changed-region>
        <text:changed-region xml:id="ct93962556516864" text:id="ct93962556516864">
          <text:insertion>
            <office:change-info>
              <dc:creator>James J. Hunt</dc:creator>
              <dc:date>2018-04-13T19:22:29</dc:date>
            </office:change-info>
          </text:insertion>
        </text:changed-region>
        <text:changed-region xml:id="ct93962625429968" text:id="ct93962625429968">
          <text:insertion>
            <office:change-info>
              <dc:creator>Arnaud Rinquin</dc:creator>
              <dc:date>2013-01-25T16:13:00</dc:date>
            </office:change-info>
          </text:insertion>
        </text:changed-region>
        <text:changed-region xml:id="ct93962625141632" text:id="ct93962625141632">
          <text:insertion>
            <office:change-info>
              <dc:creator>James J. Hunt</dc:creator>
              <dc:date>2018-04-04T20:26:30</dc:date>
            </office:change-info>
          </text:insertion>
        </text:changed-region>
        <text:changed-region xml:id="ct93962625141856" text:id="ct93962625141856">
          <text:insertion>
            <office:change-info>
              <dc:creator>Arnaud Rinquin</dc:creator>
              <dc:date>2013-01-25T16:13:00</dc:date>
            </office:change-info>
          </text:insertion>
        </text:changed-region>
        <text:changed-region xml:id="ct93962609478176" text:id="ct93962609478176">
          <text:deletion>
            <office:change-info>
              <dc:creator>James J. Hunt</dc:creator>
              <dc:date>2018-04-13T19:22:51</dc:date>
            </office:change-info>
            <text:p text:style-name="P25"><text:s/>usually used to name</text:p>
          </text:deletion>
        </text:changed-region>
        <text:changed-region xml:id="ct93962625227296" text:id="ct93962625227296">
          <text:insertion>
            <office:change-info>
              <dc:creator>Arnaud Rinquin</dc:creator>
              <dc:date>2013-01-25T16:13:00</dc:date>
            </office:change-info>
          </text:insertion>
        </text:changed-region>
        <text:changed-region xml:id="ct93962645474464" text:id="ct93962645474464">
          <text:deletion>
            <office:change-info>
              <dc:creator>James J. Hunt</dc:creator>
              <dc:date>2018-04-13T19:23:14</dc:date>
            </office:change-info>
            <text:p text:style-name="P25">category of the </text:p>
          </text:deletion>
        </text:changed-region>
        <text:changed-region xml:id="ct93962641674384" text:id="ct93962641674384">
          <text:insertion>
            <office:change-info>
              <dc:creator>Arnaud Rinquin</dc:creator>
              <dc:date>2013-01-25T16:13:00</dc:date>
            </office:change-info>
          </text:insertion>
        </text:changed-region>
        <text:changed-region xml:id="ct93962641674688" text:id="ct93962641674688">
          <text:deletion>
            <office:change-info>
              <dc:creator>James J. Hunt</dc:creator>
              <dc:date>2018-04-13T19:23:36</dc:date>
            </office:change-info>
            <text:p text:style-name="P25">.</text:p>
          </text:deletion>
        </text:changed-region>
        <text:changed-region xml:id="ct93962645448736" text:id="ct93962645448736">
          <text:insertion>
            <office:change-info>
              <dc:creator>James J. Hunt</dc:creator>
              <dc:date>2018-04-13T19:23:36</dc:date>
            </office:change-info>
          </text:insertion>
        </text:changed-region>
        <text:changed-region xml:id="ct93962606613296" text:id="ct93962606613296">
          <text:insertion>
            <office:change-info>
              <dc:creator>Arnaud Rinquin</dc:creator>
              <dc:date>2013-01-25T16:18:00</dc:date>
            </office:change-info>
          </text:insertion>
        </text:changed-region>
        <text:changed-region xml:id="ct93962638764864" text:id="ct93962638764864">
          <text:deletion>
            <office:change-info>
              <dc:creator>Arnaud Rinquin</dc:creator>
              <dc:date>2013-01-25T16:17:00</dc:date>
            </office:change-info>
            <text:h text:style-name="Heading_20_1" text:outline-level="1"/>
            <text:h text:style-name="Heading_20_1" text:outline-level="1"/>
          </text:deletion>
        </text:changed-region>
        <text:changed-region xml:id="ct93962656316080" text:id="ct93962656316080">
          <text:insertion>
            <office:change-info>
              <dc:creator>James J. Hunt</dc:creator>
              <dc:date>2018-04-13T19:24:11</dc:date>
            </office:change-info>
          </text:insertion>
        </text:changed-region>
        <text:changed-region xml:id="ct93962670190000" text:id="ct93962670190000">
          <text:insertion>
            <office:change-info>
              <dc:creator>James J. Hunt</dc:creator>
              <dc:date>2018-04-13T19:28:29</dc:date>
            </office:change-info>
          </text:insertion>
        </text:changed-region>
        <text:changed-region xml:id="ct93962629087408" text:id="ct93962629087408">
          <text:insertion>
            <office:change-info>
              <dc:creator>James J. Hunt</dc:creator>
              <dc:date>2018-04-13T19:25:20</dc:date>
            </office:change-info>
          </text:insertion>
        </text:changed-region>
        <text:changed-region xml:id="ct93962641674992" text:id="ct93962641674992">
          <text:insertion>
            <office:change-info>
              <dc:creator>James J. Hunt</dc:creator>
              <dc:date>2018-04-13T19:26:02</dc:date>
            </office:change-info>
          </text:insertion>
        </text:changed-region>
        <text:changed-region xml:id="ct93962657007792" text:id="ct93962657007792">
          <text:insertion>
            <office:change-info>
              <dc:creator>James J. Hunt</dc:creator>
              <dc:date>2018-04-13T19:27:00</dc:date>
            </office:change-info>
          </text:insertion>
        </text:changed-region>
        <text:changed-region xml:id="ct93962656535392" text:id="ct93962656535392">
          <text:insertion>
            <office:change-info>
              <dc:creator>James J. Hunt</dc:creator>
              <dc:date>2018-04-13T19:28:00</dc:date>
            </office:change-info>
          </text:insertion>
        </text:changed-region>
        <text:changed-region xml:id="ct93962656535776" text:id="ct93962656535776">
          <text:insertion>
            <office:change-info>
              <dc:creator>James J. Hunt</dc:creator>
              <dc:date>2018-04-13T19:29:50</dc:date>
            </office:change-info>
          </text:insertion>
        </text:changed-region>
        <text:changed-region xml:id="ct93962656536000" text:id="ct93962656536000">
          <text:insertion>
            <office:change-info>
              <dc:creator>James J. Hunt</dc:creator>
              <dc:date>2018-04-13T19:30:00</dc:date>
            </office:change-info>
          </text:insertion>
        </text:changed-region>
        <text:changed-region xml:id="ct93962670189760" text:id="ct93962670189760">
          <text:insertion>
            <office:change-info>
              <dc:creator>Arnaud Rinquin</dc:creator>
              <dc:date>2013-01-25T16:26:00</dc:date>
            </office:change-info>
          </text:insertion>
        </text:changed-region>
        <text:changed-region xml:id="ct93962616855072" text:id="ct93962616855072">
          <text:deletion>
            <office:change-info>
              <dc:creator>James J. Hunt</dc:creator>
              <dc:date>2018-04-04T17:38:49</dc:date>
            </office:change-info>
            <text:h text:style-name="Heading_20_2" text:outline-level="2">Cooperative applications</text:h>
          </text:deletion>
        </text:changed-region>
        <text:changed-region xml:id="ct93962616854560" text:id="ct93962616854560">
          <text:insertion>
            <office:change-info>
              <dc:creator>James J. Hunt</dc:creator>
              <dc:date>2018-04-04T17:38:49</dc:date>
            </office:change-info>
          </text:insertion>
        </text:changed-region>
        <text:changed-region xml:id="ct93962656536752" text:id="ct93962656536752">
          <text:insertion>
            <office:change-info>
              <dc:creator>Arnaud Rinquin</dc:creator>
              <dc:date>2013-01-25T16:26:00</dc:date>
            </office:change-info>
          </text:insertion>
        </text:changed-region>
        <text:changed-region xml:id="ct93962656536976" text:id="ct93962656536976">
          <text:deletion>
            <office:change-info>
              <dc:creator>James J. Hunt</dc:creator>
              <dc:date>2018-04-04T17:39:03</dc:date>
            </office:change-info>
            <text:p text:style-name="Body"><text:span text:style-name="T21">se</text:span></text:p>
          </text:deletion>
        </text:changed-region>
        <text:changed-region xml:id="ct93962630861680" text:id="ct93962630861680">
          <text:insertion>
            <office:change-info>
              <dc:creator>James J. Hunt</dc:creator>
              <dc:date>2018-04-04T17:39:03</dc:date>
            </office:change-info>
          </text:insertion>
        </text:changed-region>
        <text:changed-region xml:id="ct93962641675488" text:id="ct93962641675488">
          <text:insertion>
            <office:change-info>
              <dc:creator>Arnaud Rinquin</dc:creator>
              <dc:date>2013-01-25T16:26:00</dc:date>
            </office:change-info>
          </text:insertion>
        </text:changed-region>
        <text:changed-region xml:id="ct93962609099744" text:id="ct93962609099744">
          <text:deletion>
            <office:change-info>
              <dc:creator>James J. Hunt</dc:creator>
              <dc:date>2018-04-04T17:39:07</dc:date>
            </office:change-info>
            <text:p text:style-name="Body"><text:span text:style-name="T21">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span></text:p>
          </text:deletion>
        </text:changed-region>
        <text:changed-region xml:id="ct93962670004896" text:id="ct93962670004896">
          <text:insertion>
            <office:change-info>
              <dc:creator>James J. Hunt</dc:creator>
              <dc:date>2018-04-04T19:45:31</dc:date>
            </office:change-info>
          </text:insertion>
        </text:changed-region>
        <text:changed-region xml:id="ct93962644765728" text:id="ct93962644765728">
          <text:insertion>
            <office:change-info>
              <dc:creator>James J. Hunt</dc:creator>
              <dc:date>2018-04-04T17:39:08</dc:date>
            </office:change-info>
          </text:insertion>
        </text:changed-region>
        <text:changed-region xml:id="ct93962644765952" text:id="ct93962644765952">
          <text:insertion>
            <office:change-info>
              <dc:creator>James J. Hunt</dc:creator>
              <dc:date>2018-04-04T20:26:56</dc:date>
            </office:change-info>
          </text:insertion>
        </text:changed-region>
        <text:changed-region xml:id="ct93962670005120" text:id="ct93962670005120">
          <text:insertion>
            <office:change-info>
              <dc:creator>James J. Hunt</dc:creator>
              <dc:date>2018-04-04T17:40:07</dc:date>
            </office:change-info>
          </text:insertion>
        </text:changed-region>
        <text:changed-region xml:id="ct93962644767152" text:id="ct93962644767152">
          <text:insertion>
            <office:change-info>
              <dc:creator>James J. Hunt</dc:creator>
              <dc:date>2018-04-04T17:42:26</dc:date>
            </office:change-info>
          </text:insertion>
        </text:changed-region>
        <text:changed-region xml:id="ct93962607939392" text:id="ct93962607939392">
          <text:insertion>
            <office:change-info>
              <dc:creator>James J. Hunt</dc:creator>
              <dc:date>2018-04-04T17:43:15</dc:date>
            </office:change-info>
          </text:insertion>
        </text:changed-region>
        <text:changed-region xml:id="ct93962607940144" text:id="ct93962607940144">
          <text:insertion>
            <office:change-info>
              <dc:creator>Arnaud Rinquin</dc:creator>
              <dc:date>2013-01-25T16:26:00</dc:date>
            </office:change-info>
          </text:insertion>
        </text:changed-region>
        <text:changed-region xml:id="ct93962661400368" text:id="ct93962661400368">
          <text:deletion>
            <office:change-info>
              <dc:creator>James J. Hunt</dc:creator>
              <dc:date>2018-04-04T19:49:07</dc:date>
            </office:change-info>
            <text:p text:style-name="P28"/>
            <text:p text:style-name="P28">For the monitoring part the MonitorAdmin service looks like a logical candidate, perhaps extended with new features that might be necessary.</text:p>
          </text:deletion>
        </text:changed-region>
        <text:changed-region xml:id="ct93962661400144" text:id="ct93962661400144">
          <text:deletion>
            <office:change-info>
              <dc:creator>Auteur inconnu</dc:creator>
              <dc:date>2013-02-05T00:01:00</dc:date>
            </office:change-info>
            <text:p text:style-name="P28"><text:span text:style-name="T22">Figure 2 High-Level flowchart of monitoring and resolving cycles</text:span></text:p>
            <text:list xml:id="list3034429398" text:style-name="L2">
              <text:list-item>
                <text:p text:style-name="P29"/>
              </text:list-item>
            </text:list>
            <text:p text:style-name="Body"><draw:frame draw:style-name="fr1" draw:name="images2" text:anchor-type="paragraph" svg:x="2.3146in" svg:y="0.1563in" svg:width="2.5102in" svg:height="4.6362in" draw:z-index="11"><draw:image xlink:href="Pictures/10000201000000F1000001BD496FB53995D0D7D1.png" xlink:type="simple" xlink:show="embed" xlink:actuate="onLoad" loext:mime-type="image/png"/></draw:frame>The following figure shows an exemplary high-level sequence of operations that such a framework could have.</text:p>
            <text:p text:style-name="P28"/>
          </text:deletion>
        </text:changed-region>
        <text:changed-region xml:id="ct93962661399920" text:id="ct93962661399920">
          <text:deletion>
            <office:change-info>
              <dc:creator>Auteur inconnu</dc:creator>
              <dc:date>2013-01-28T13:46:00</dc:date>
            </office:change-info>
            <text:p text:style-name="P28">One of the main intentions of the framework is to</text:p>
          </text:deletion>
        </text:changed-region>
        <text:changed-region xml:id="ct93962661399696" text:id="ct93962661399696">
          <text:deletion>
            <office:change-info>
              <dc:creator>Auteur inconnu</dc:creator>
              <dc:date>2013-02-05T00:01:00</dc:date>
            </office:change-info>
            <text:p text:style-name="P28"><text:s/>include the bundle</text:p>
          </text:deletion>
        </text:changed-region>
        <text:changed-region xml:id="ct93962661399472" text:id="ct93962661399472">
          <text:deletion>
            <office:change-info>
              <dc:creator>Auteur inconnu</dc:creator>
              <dc:date>2013-01-28T13:46:00</dc:date>
            </office:change-info>
            <text:p text:style-name="P28">s</text:p>
          </text:deletion>
        </text:changed-region>
        <text:changed-region xml:id="ct93962661399248" text:id="ct93962661399248">
          <text:deletion>
            <office:change-info>
              <dc:creator>Auteur inconnu</dc:creator>
              <dc:date>2013-02-05T00:01:00</dc:date>
            </office:change-info>
            <text:p text:style-name="P28"><text:s/>itself into the resolving process. Bundles </text:p>
          </text:deletion>
        </text:changed-region>
        <text:changed-region xml:id="ct93962601744592" text:id="ct93962601744592">
          <text:deletion>
            <office:change-info>
              <dc:creator>Auteur inconnu</dc:creator>
              <dc:date>2013-01-28T13:47:00</dc:date>
            </office:change-info>
            <text:p text:style-name="P28">should</text:p>
          </text:deletion>
        </text:changed-region>
        <text:changed-region xml:id="ct93962601744368" text:id="ct93962601744368">
          <text:deletion>
            <office:change-info>
              <dc:creator>Auteur inconnu</dc:creator>
              <dc:date>2013-02-05T00:01:00</dc:date>
            </office:change-info>
            <text:p text:style-name="P28"><text:s/>have a chance to solve their problems </text:p>
          </text:deletion>
        </text:changed-region>
        <text:changed-region xml:id="ct93962601744144" text:id="ct93962601744144">
          <text:deletion>
            <office:change-info>
              <dc:creator>Auteur inconnu</dc:creator>
              <dc:date>2013-01-28T13:48:00</dc:date>
            </office:change-info>
            <text:p text:style-name="P28">first, </text:p>
          </text:deletion>
        </text:changed-region>
        <text:changed-region xml:id="ct93962601743920" text:id="ct93962601743920">
          <text:deletion>
            <office:change-info>
              <dc:creator>Auteur inconnu</dc:creator>
              <dc:date>2013-02-05T00:01:00</dc:date>
            </office:change-info>
            <text:p text:style-name="P28">before some stronger actions might be taken by a privileged entity, e.g. restart/stopping of that certain bundle.</text:p>
            <text:p text:style-name="P28">The example above just describes a very basic policy. Of course the mechanism should have advanced algorithms and policies that might take more of the history into account. Also for some well-known and always interesting types of resources there might be standard entities that work on behalf of other bundles.</text:p>
          </text:deletion>
        </text:changed-region>
        <text:changed-region xml:id="ct93962601743696" text:id="ct93962601743696">
          <text:deletion>
            <office:change-info>
              <dc:creator>James J. Hunt</dc:creator>
              <dc:date>2018-04-04T19:49:07</dc:date>
            </office:change-info>
            <text:p text:style-name="P28">evaluate the severity of deviations of the currently monitored state from the intended state,</text:p>
            <text:list xml:id="list122338488411480" text:continue-numbering="true" text:style-name="L2">
              <text:list-item>
                <text:p text:style-name="P30">take decisions and perform actions to recover the intended state,</text:p>
              </text:list-item>
            </text:list>
            <text:p text:style-name="P28">control/monitor the success of the actions taken.</text:p>
            <text:p text:style-name="P28">monitored consumptions are above thresholds. warn interested and legitimate applications when <text:s/>resources (as defined above) and ask services for their health status,</text:p>
            <text:p text:style-name="P28">those</text:p>
          </text:deletion>
        </text:changed-region>
        <text:changed-region xml:id="ct93962601743472" text:id="ct93962601743472">
          <text:deletion>
            <office:change-info>
              <dc:creator>Auteur inconnu</dc:creator>
              <dc:date>2013-01-28T13:41:00</dc:date>
            </office:change-info>
            <text:p text:style-name="P28">arbitrary</text:p>
          </text:deletion>
        </text:changed-region>
        <text:changed-region xml:id="ct93962601743248" text:id="ct93962601743248">
          <text:deletion>
            <office:change-info>
              <dc:creator>James J. Hunt</dc:creator>
              <dc:date>2018-04-04T19:49:07</dc:date>
            </office:change-info>
            <text:p text:style-name="P28">the normal, intended states of the monitored entities,</text:p>
            <text:p text:style-name="P28">monitor resource requirements, and further, <text:s/></text:p>
          </text:deletion>
        </text:changed-region>
        <text:changed-region xml:id="ct93962601743024" text:id="ct93962601743024">
          <text:deletion>
            <office:change-info>
              <dc:creator>Auteur inconnu</dc:creator>
              <dc:date>2013-01-28T13:41:00</dc:date>
            </office:change-info>
            <text:p text:style-name="P28"><text:s/></text:p>
          </text:deletion>
        </text:changed-region>
        <text:changed-region xml:id="ct93962601742800" text:id="ct93962601742800">
          <text:deletion>
            <office:change-info>
              <dc:creator>James J. Hunt</dc:creator>
              <dc:date>2018-04-04T19:49:07</dc:date>
            </office:change-info>
            <text:p text:style-name="P28"><text:s/>dynamic provisioning of modules to:</text:p>
            <text:p text:style-name="P28">collect information about</text:p>
          </text:deletion>
        </text:changed-region>
        <text:changed-region xml:id="ct93962601742576" text:id="ct93962601742576">
          <text:deletion>
            <office:change-info>
              <dc:creator>James J. Hunt</dc:creator>
              <dc:date>2018-04-04T19:46:34</dc:date>
            </office:change-info>
            <text:p text:style-name="P28">allows</text:p>
          </text:deletion>
        </text:changed-region>
        <text:changed-region xml:id="ct93962607941264" text:id="ct93962607941264">
          <text:deletion>
            <office:change-info>
              <dc:creator>James J. Hunt</dc:creator>
              <dc:date>2018-04-04T19:49:07</dc:date>
            </office:change-info>
            <text:p text:style-name="P28"><text:s/>flexible framework that </text:p>
          </text:deletion>
        </text:changed-region>
        <text:changed-region xml:id="ct93962607941040" text:id="ct93962607941040">
          <text:deletion>
            <office:change-info>
              <dc:creator>James J. Hunt</dc:creator>
              <dc:date>2018-04-04T19:46:27</dc:date>
            </office:change-info>
            <text:p text:style-name="P28">Needed is a</text:p>
          </text:deletion>
        </text:changed-region>
        <text:changed-region xml:id="ct93962607940816" text:id="ct93962607940816">
          <text:deletion>
            <office:change-info>
              <dc:creator>James J. Hunt</dc:creator>
              <dc:date>2018-04-04T19:49:07</dc:date>
            </office:change-info>
            <text:p text:style-name="P28">t be achieved by a fixed and inflexible mechanism that handles a fixed set of predefined problems.</text:p>
            <text:p text:style-name="P28"><text:s/>no</text:p>
          </text:deletion>
        </text:changed-region>
        <text:changed-region xml:id="ct93962607940592" text:id="ct93962607940592">
          <text:deletion>
            <office:change-info>
              <dc:creator>Auteur inconnu</dc:creator>
              <dc:date>2013-01-28T13:40:00</dc:date>
            </office:change-info>
            <text:p text:style-name="P28">’</text:p>
          </text:deletion>
        </text:changed-region>
        <text:changed-region xml:id="ct93962607940368" text:id="ct93962607940368">
          <text:deletion>
            <office:change-info>
              <dc:creator>James J. Hunt</dc:creator>
              <dc:date>2018-04-04T19:49:07</dc:date>
            </office:change-info>
            <text:p text:style-name="P28">Due to the wide range of potential failures and the definition of resources as very generic and application specific, this can</text:p>
          </text:deletion>
        </text:changed-region>
        <text:changed-region xml:id="ct93962661400592" text:id="ct93962661400592">
          <text:insertion>
            <office:change-info>
              <dc:creator>James J. Hunt</dc:creator>
              <dc:date>2018-04-04T19:52:03</dc:date>
            </office:change-info>
          </text:insertion>
        </text:changed-region>
        <text:changed-region xml:id="ct93962661400816" text:id="ct93962661400816">
          <text:insertion>
            <office:change-info>
              <dc:creator>James J. Hunt</dc:creator>
              <dc:date>2018-04-04T19:50:42</dc:date>
            </office:change-info>
          </text:insertion>
        </text:changed-region>
        <text:changed-region xml:id="ct93962661401040" text:id="ct93962661401040">
          <text:insertion>
            <office:change-info>
              <dc:creator>James J. Hunt</dc:creator>
              <dc:date>2018-04-04T19:51:46</dc:date>
            </office:change-info>
          </text:insertion>
        </text:changed-region>
        <text:changed-region xml:id="ct93962636623776" text:id="ct93962636623776">
          <text:insertion>
            <office:change-info>
              <dc:creator>James J. Hunt</dc:creator>
              <dc:date>2018-04-04T19:52:09</dc:date>
            </office:change-info>
          </text:insertion>
        </text:changed-region>
        <text:changed-region xml:id="ct93962636624000" text:id="ct93962636624000">
          <text:insertion>
            <office:change-info>
              <dc:creator>James J. Hunt</dc:creator>
              <dc:date>2018-04-04T19:53:01</dc:date>
            </office:change-info>
          </text:insertion>
        </text:changed-region>
        <text:changed-region xml:id="ct93962636624224" text:id="ct93962636624224">
          <text:insertion>
            <office:change-info>
              <dc:creator>James J. Hunt</dc:creator>
              <dc:date>2018-04-04T19:54:00</dc:date>
            </office:change-info>
          </text:insertion>
        </text:changed-region>
        <text:changed-region xml:id="ct93962636624992" text:id="ct93962636624992">
          <text:insertion>
            <office:change-info>
              <dc:creator>James J. Hunt</dc:creator>
              <dc:date>2018-04-04T19:55:00</dc:date>
            </office:change-info>
          </text:insertion>
        </text:changed-region>
        <text:changed-region xml:id="ct93962557166896" text:id="ct93962557166896">
          <text:insertion>
            <office:change-info>
              <dc:creator>James J. Hunt</dc:creator>
              <dc:date>2018-04-04T19:56:10</dc:date>
            </office:change-info>
          </text:insertion>
        </text:changed-region>
        <text:changed-region xml:id="ct93962557167200" text:id="ct93962557167200">
          <text:insertion>
            <office:change-info>
              <dc:creator>James J. Hunt</dc:creator>
              <dc:date>2018-04-04T20:02:10</dc:date>
            </office:change-info>
          </text:insertion>
        </text:changed-region>
        <text:changed-region xml:id="ct93962557167424" text:id="ct93962557167424">
          <text:insertion>
            <office:change-info>
              <dc:creator>James J. Hunt</dc:creator>
              <dc:date>2018-04-04T20:03:11</dc:date>
            </office:change-info>
          </text:insertion>
        </text:changed-region>
        <text:changed-region xml:id="ct93962642604304" text:id="ct93962642604304">
          <text:insertion>
            <office:change-info>
              <dc:creator>Arnaud Rinquin</dc:creator>
              <dc:date>2013-01-25T16:26:00</dc:date>
            </office:change-info>
          </text:insertion>
        </text:changed-region>
        <text:changed-region xml:id="ct93962661401264" text:id="ct93962661401264">
          <text:deletion>
            <office:change-info>
              <dc:creator>James J. Hunt</dc:creator>
              <dc:date>2018-04-04T19:57:05</dc:date>
            </office:change-info>
            <text:h text:style-name="Heading_20_2" text:outline-level="2">Less cooperative or legacy</text:h>
          </text:deletion>
        </text:changed-region>
        <text:changed-region xml:id="ct93962657450688" text:id="ct93962657450688">
          <text:insertion>
            <office:change-info>
              <dc:creator>James J. Hunt</dc:creator>
              <dc:date>2018-04-04T19:57:05</dc:date>
            </office:change-info>
          </text:insertion>
        </text:changed-region>
        <text:changed-region xml:id="ct93962640549760" text:id="ct93962640549760">
          <text:insertion>
            <office:change-info>
              <dc:creator>Arnaud Rinquin</dc:creator>
              <dc:date>2013-01-25T16:26:00</dc:date>
            </office:change-info>
          </text:insertion>
        </text:changed-region>
        <text:changed-region xml:id="ct93962671190048" text:id="ct93962671190048">
          <text:deletion>
            <office:change-info>
              <dc:creator>James J. Hunt</dc:creator>
              <dc:date>2018-04-04T19:59:22</dc:date>
            </office:change-info>
            <text:h text:style-name="Heading_20_2" text:outline-level="2">a</text:h>
          </text:deletion>
        </text:changed-region>
        <text:changed-region xml:id="ct93962625428368" text:id="ct93962625428368">
          <text:insertion>
            <office:change-info>
              <dc:creator>James J. Hunt</dc:creator>
              <dc:date>2018-04-04T19:59:22</dc:date>
            </office:change-info>
          </text:insertion>
        </text:changed-region>
        <text:changed-region xml:id="ct93962657450992" text:id="ct93962657450992">
          <text:insertion>
            <office:change-info>
              <dc:creator>Arnaud Rinquin</dc:creator>
              <dc:date>2013-01-25T16:26:00</dc:date>
            </office:change-info>
          </text:insertion>
        </text:changed-region>
        <text:changed-region xml:id="ct93962549157840" text:id="ct93962549157840">
          <text:deletion>
            <office:change-info>
              <dc:creator>James J. Hunt</dc:creator>
              <dc:date>2018-04-04T19:57:18</dc:date>
            </office:change-info>
            <text:p text:style-name="P31">installed on the platform. sets of bundles </text:p>
          </text:deletion>
        </text:changed-region>
        <text:changed-region xml:id="ct93962503423392" text:id="ct93962503423392">
          <text:deletion>
            <office:change-info>
              <dc:creator>Andre Bottaro</dc:creator>
              <dc:date>2012-10-23T21:23:00</dc:date>
            </office:change-info>
            <text:p text:style-name="P31">applications </text:p>
          </text:deletion>
        </text:changed-region>
        <text:changed-region xml:id="ct93962645895712" text:id="ct93962645895712">
          <text:deletion>
            <office:change-info>
              <dc:creator>James J. Hunt</dc:creator>
              <dc:date>2018-04-04T19:57:18</dc:date>
            </office:change-info>
            <text:p text:style-name="P31">bundles and a standard unified OSGi-level API managing resources of the specification of </text:p>
          </text:deletion>
        </text:changed-region>
        <text:changed-region xml:id="ct93962642603488" text:id="ct93962642603488">
          <text:deletion>
            <office:change-info>
              <dc:creator>Andre Bottaro</dc:creator>
              <dc:date>2012-10-23T21:22:00</dc:date>
            </office:change-info>
            <text:p text:style-name="P31">to have </text:p>
          </text:deletion>
        </text:changed-region>
        <text:changed-region xml:id="ct93962671191216" text:id="ct93962671191216">
          <text:deletion>
            <office:change-info>
              <dc:creator>James J. Hunt</dc:creator>
              <dc:date>2018-04-04T19:57:18</dc:date>
            </office:change-info>
            <text:p text:style-name="P31"><text:s/>sencourage</text:p>
          </text:deletion>
        </text:changed-region>
        <text:changed-region xml:id="ct93962616756560" text:id="ct93962616756560">
          <text:deletion>
            <office:change-info>
              <dc:creator>Andre Bottaro</dc:creator>
              <dc:date>2012-10-23T21:22:00</dc:date>
            </office:change-info>
            <text:p text:style-name="P31">drawbacks </text:p>
          </text:deletion>
        </text:changed-region>
        <text:changed-region xml:id="ct93962557632464" text:id="ct93962557632464">
          <text:deletion>
            <office:change-info>
              <dc:creator>James J. Hunt</dc:creator>
              <dc:date>2018-04-04T19:57:18</dc:date>
            </office:change-info>
            <text:p text:style-name="P31">his </text:p>
          </text:deletion>
        </text:changed-region>
        <text:changed-region xml:id="ct93962670047216" text:id="ct93962670047216">
          <text:deletion>
            <office:change-info>
              <dc:creator>Andre Bottaro</dc:creator>
              <dc:date>2012-10-23T21:22:00</dc:date>
            </office:change-info>
            <text:p text:style-name="P31">t</text:p>
          </text:deletion>
        </text:changed-region>
        <text:changed-region xml:id="ct93962646166336" text:id="ct93962646166336">
          <text:deletion>
            <office:change-info>
              <dc:creator>James J. Hunt</dc:creator>
              <dc:date>2018-04-04T19:57:18</dc:date>
            </office:change-info>
            <text:p text:style-name="P31">T</text:p>
          </text:deletion>
        </text:changed-region>
        <text:changed-region xml:id="ct93962630587712" text:id="ct93962630587712">
          <text:deletion>
            <office:change-info>
              <dc:creator>Andre Bottaro</dc:creator>
              <dc:date>2012-10-23T21:20:00</dc:date>
            </office:change-info>
            <text:p text:style-name="P31">important drawbacks make difficult their use on OSGi platforms :</text:p>
            <text:list xml:id="list1259433443" text:style-name="L3">
              <text:list-item>
                <text:p text:style-name="P32">they don't use the same API</text:p>
              </text:list-item>
            </text:list>
            <text:p text:style-name="P31">they don't propose a suitable granularity of resource monitoring for OSGi applications.</text:p>
          </text:deletion>
        </text:changed-region>
        <text:changed-region xml:id="ct93962616426240" text:id="ct93962616426240">
          <text:deletion>
            <office:change-info>
              <dc:creator>Andre Bottaro</dc:creator>
              <dc:date>2012-10-23T21:22:00</dc:date>
            </office:change-info>
            <text:p text:style-name="P31"><text:span text:style-name="T17"/></text:p>
            <text:p text:style-name="P31">All </text:p>
          </text:deletion>
        </text:changed-region>
        <text:changed-region xml:id="ct93962557633200" text:id="ct93962557633200">
          <text:deletion>
            <office:change-info>
              <dc:creator>James J. Hunt</dc:creator>
              <dc:date>2018-04-04T19:57:18</dc:date>
            </office:change-info>
            <text:p text:style-name="P31">a<text:span text:style-name="T17">ll these solutions are designed to monitor low granularity elements: e.g., threads, classes, objects or methods. </text:span></text:p>
            <text:p text:style-name="P31"><text:span text:style-name="T17">As such, these data are of limited interest and there is a need to raise the abstraction to the primitive deployment unit in OSGi, bundles and applications (or sets of bundles). </text:span>In case of an application consumes too much resources, it may affect the quality of service of <text:s/>the other applications installed on the platform. Those situations have to be prevented by OSGi platforms. </text:p>
            <text:p text:style-name="P31">As described in the previous chapter, JVMs may provide resource management mechanisms. However, </text:p>
          </text:deletion>
        </text:changed-region>
        <text:changed-region xml:id="ct93962640550576" text:id="ct93962640550576">
          <text:insertion>
            <office:change-info>
              <dc:creator>James J. Hunt</dc:creator>
              <dc:date>2018-04-04T19:57:20</dc:date>
            </office:change-info>
          </text:insertion>
        </text:changed-region>
        <text:changed-region xml:id="ct93962557167920" text:id="ct93962557167920">
          <text:insertion>
            <office:change-info>
              <dc:creator>James J. Hunt</dc:creator>
              <dc:date>2018-04-04T19:58:00</dc:date>
            </office:change-info>
          </text:insertion>
        </text:changed-region>
        <text:changed-region xml:id="ct93962557168224" text:id="ct93962557168224">
          <text:insertion>
            <office:change-info>
              <dc:creator>James J. Hunt</dc:creator>
              <dc:date>2018-04-04T19:59:00</dc:date>
            </office:change-info>
          </text:insertion>
        </text:changed-region>
        <text:changed-region xml:id="ct93962656985328" text:id="ct93962656985328">
          <text:insertion>
            <office:change-info>
              <dc:creator>James J. Hunt</dc:creator>
              <dc:date>2018-04-04T20:00:01</dc:date>
            </office:change-info>
          </text:insertion>
        </text:changed-region>
        <text:changed-region xml:id="ct93962616426720" text:id="ct93962616426720">
          <text:insertion>
            <office:change-info>
              <dc:creator>James J. Hunt</dc:creator>
              <dc:date>2018-04-04T20:03:35</dc:date>
            </office:change-info>
          </text:insertion>
        </text:changed-region>
        <text:changed-region xml:id="ct93962646360352" text:id="ct93962646360352">
          <text:deletion>
            <office:change-info>
              <dc:creator>James J. Hunt</dc:creator>
              <dc:date>2018-04-04T20:01:18</dc:date>
            </office:change-info>
            <text:p text:style-name="P33"><text:span text:style-name="T23"/></text:p>
            <text:h text:style-name="P34" text:outline-level="2">Taking actions when problems are detected</text:h>
            <text:p text:style-name="Body"><draw:frame draw:style-name="fr1" draw:name="images3" text:anchor-type="paragraph" svg:x="2.3146in" svg:y="0.1563in" svg:width="2.5102in" svg:height="4.6362in" draw:z-index="12"><draw:image xlink:href="Pictures/10000201000000F1000001BD496FB53995D0D7D1.png" xlink:type="simple" xlink:show="embed" xlink:actuate="onLoad" loext:mime-type="image/png"/></draw:frame>The following figure shows an exemplary high-level sequence of operations that such a framework could have.</text:p>
            <text:p text:style-name="P35">Figure 2 High-Level flowchart of monitoring and resolving cycles</text:p>
            <text:p text:style-name="P36">This framework may include the bundle itself into the resolving process. Bundles may have a chance to solve their problems before some stronger actions might be taken by a privileged entity, e.g. restart/stopping of that certain bundle.</text:p>
            <text:p text:style-name="P37">The example above just describes a very basic policy. Of course the mechanism should have advanced algorithms and policies that might take more of the history into account. Also for some well-known and always interesting types of resources there might be standard entities that work on behalf of other bundles.</text:p>
            <text:p text:style-name="P33"><text:span text:style-name="T24">A bundle defines its needs in terms of a special resource (e.g. availability of certain TCP/IP ports) and wants to be notified, as soon as those resources become available.</text:span><text:span text:style-name="T25">Resource requirements declaration</text:span></text:p>
          </text:deletion>
        </text:changed-region>
        <text:changed-region xml:id="ct93962646360048" text:id="ct93962646360048">
          <text:deletion>
            <office:change-info>
              <dc:creator>Auteur inconnu</dc:creator>
              <dc:date>2013-01-28T14:11:00</dc:date>
            </office:change-info>
            <text:p text:style-name="P33"><text:span text:style-name="T25">Needs definitions</text:span></text:p>
          </text:deletion>
        </text:changed-region>
        <text:changed-region xml:id="ct93962646359744" text:id="ct93962646359744">
          <text:deletion>
            <office:change-info>
              <dc:creator>James J. Hunt</dc:creator>
              <dc:date>2018-04-04T20:01:18</dc:date>
            </office:change-info>
            <text:p text:style-name="P33"><text:span text:style-name="T26"/></text:p>
            <text:p text:style-name="P33"><text:span text:style-name="T24">.age</text:span></text:p>
          </text:deletion>
        </text:changed-region>
        <text:changed-region xml:id="ct93962646359440" text:id="ct93962646359440">
          <text:deletion>
            <office:change-info>
              <dc:creator>Andre Bottaro</dc:creator>
              <dc:date>2012-10-23T21:42:00</dc:date>
            </office:change-info>
            <text:p text:style-name="P33"><text:span text:style-name="T24">es</text:span></text:p>
          </text:deletion>
        </text:changed-region>
        <text:changed-region xml:id="ct93962646359136" text:id="ct93962646359136">
          <text:deletion>
            <office:change-info>
              <dc:creator>James J. Hunt</dc:creator>
              <dc:date>2018-04-04T20:01:26</dc:date>
            </office:change-info>
            <text:p text:style-name="P33"><text:span text:style-name="T24"><text:s/>to reduce resource us</text:span></text:p>
          </text:deletion>
        </text:changed-region>
        <text:changed-region xml:id="ct93962646358832" text:id="ct93962646358832">
          <text:deletion>
            <office:change-info>
              <dc:creator>Andre Bottaro</dc:creator>
              <dc:date>2012-10-23T21:51:00</dc:date>
            </office:change-info>
            <text:p text:style-name="P33"><text:span text:style-name="T24">s</text:span></text:p>
          </text:deletion>
        </text:changed-region>
        <text:changed-region xml:id="ct93962646358528" text:id="ct93962646358528">
          <text:deletion>
            <office:change-info>
              <dc:creator>James J. Hunt</dc:creator>
              <dc:date>2018-04-04T20:01:26</dc:date>
            </office:change-info>
            <text:p text:style-name="P33"><text:span text:style-name="T24"><text:s/>may take any appropriate action</text:span></text:p>
          </text:deletion>
        </text:changed-region>
        <text:changed-region xml:id="ct93962646170112" text:id="ct93962646170112">
          <text:deletion>
            <office:change-info>
              <dc:creator>Andre Bottaro</dc:creator>
              <dc:date>2012-10-23T21:51:00</dc:date>
            </office:change-info>
            <text:p text:style-name="P33"><text:span text:style-name="T24">s</text:span></text:p>
          </text:deletion>
        </text:changed-region>
        <text:changed-region xml:id="ct93962646169808" text:id="ct93962646169808">
          <text:deletion>
            <office:change-info>
              <dc:creator>James J. Hunt</dc:creator>
              <dc:date>2018-04-04T20:01:26</dc:date>
            </office:change-info>
            <text:p text:style-name="P33"><text:span text:style-name="T24">pplication</text:span></text:p>
          </text:deletion>
        </text:changed-region>
        <text:changed-region xml:id="ct93962646169504" text:id="ct93962646169504">
          <text:deletion>
            <office:change-info>
              <dc:creator>Andre Bottaro</dc:creator>
              <dc:date>2012-10-23T21:51:00</dc:date>
            </office:change-info>
            <text:p text:style-name="P33"><text:span text:style-name="T24">A</text:span></text:p>
          </text:deletion>
        </text:changed-region>
        <text:changed-region xml:id="ct93962646169200" text:id="ct93962646169200">
          <text:deletion>
            <office:change-info>
              <dc:creator>James J. Hunt</dc:creator>
              <dc:date>2018-04-04T20:01:18</dc:date>
            </office:change-info>
            <text:p text:style-name="P33"><text:span text:style-name="T24"><text:s/>The targeted a</text:span></text:p>
          </text:deletion>
        </text:changed-region>
        <text:changed-region xml:id="ct93962646168896" text:id="ct93962646168896">
          <text:deletion>
            <office:change-info>
              <dc:creator>Andre Bottaro</dc:creator>
              <dc:date>2012-10-23T21:51:00</dc:date>
            </office:change-info>
            <text:p text:style-name="P33"><text:span text:style-name="T26"/></text:p>
            <text:p text:style-name="P33"><text:span text:style-name="T27"/></text:p>
          </text:deletion>
        </text:changed-region>
        <text:changed-region xml:id="ct93962646168592" text:id="ct93962646168592">
          <text:deletion>
            <office:change-info>
              <dc:creator>James J. Hunt</dc:creator>
              <dc:date>2018-04-04T20:01:26</dc:date>
            </office:change-info>
            <text:p text:style-name="P33"><text:span text:style-name="T27">. for the calling bundleno more available</text:span></text:p>
          </text:deletion>
        </text:changed-region>
        <text:changed-region xml:id="ct93962646168288" text:id="ct93962646168288">
          <text:deletion>
            <office:change-info>
              <dc:creator>Andre Bottaro</dc:creator>
              <dc:date>2012-10-23T21:50:00</dc:date>
            </office:change-info>
            <text:p text:style-name="P33"><text:span text:style-name="T27">is </text:span></text:p>
          </text:deletion>
        </text:changed-region>
        <text:changed-region xml:id="ct93962626252752" text:id="ct93962626252752">
          <text:deletion>
            <office:change-info>
              <dc:creator>James J. Hunt</dc:creator>
              <dc:date>2018-04-04T20:01:26</dc:date>
            </office:change-info>
            <text:p text:style-name="P33"><text:span text:style-name="T27">resource </text:span></text:p>
          </text:deletion>
        </text:changed-region>
        <text:changed-region xml:id="ct93962626252448" text:id="ct93962626252448">
          <text:deletion>
            <office:change-info>
              <dc:creator>Andre Bottaro</dc:creator>
              <dc:date>2012-10-23T21:50:00</dc:date>
            </office:change-info>
            <text:p text:style-name="P33"><text:span text:style-name="T27">if a </text:span></text:p>
          </text:deletion>
        </text:changed-region>
        <text:changed-region xml:id="ct93962626252144" text:id="ct93962626252144">
          <text:deletion>
            <office:change-info>
              <dc:creator>James J. Hunt</dc:creator>
              <dc:date>2018-04-04T20:01:18</dc:date>
            </office:change-info>
            <text:p text:style-name="P33"><text:span text:style-name="T27">during the execution of the relevant method and makes the error exception or an an throws </text:span></text:p>
          </text:deletion>
        </text:changed-region>
        <text:changed-region xml:id="ct93962626251840" text:id="ct93962626251840">
          <text:deletion>
            <office:change-info>
              <dc:creator>Andre Bottaro</dc:creator>
              <dc:date>2012-10-23T21:49:00</dc:date>
            </office:change-info>
            <text:p text:style-name="P33"><text:span text:style-name="T27">raises </text:span></text:p>
          </text:deletion>
        </text:changed-region>
        <text:changed-region xml:id="ct93962626251536" text:id="ct93962626251536">
          <text:deletion>
            <office:change-info>
              <dc:creator>James J. Hunt</dc:creator>
              <dc:date>2018-04-04T20:01:26</dc:date>
            </office:change-info>
            <text:p text:style-name="P33"><text:span text:style-name="T27">OSGi platform the </text:span></text:p>
          </text:deletion>
        </text:changed-region>
        <text:changed-region xml:id="ct93962626251232" text:id="ct93962626251232">
          <text:deletion>
            <office:change-info>
              <dc:creator>Andre Bottaro</dc:creator>
              <dc:date>2012-10-23T21:48:00</dc:date>
            </office:change-info>
            <text:p text:style-name="P33"><text:span text:style-name="T27">, </text:span></text:p>
          </text:deletion>
        </text:changed-region>
        <text:changed-region xml:id="ct93962626250928" text:id="ct93962626250928">
          <text:deletion>
            <office:change-info>
              <dc:creator>James J. Hunt</dc:creator>
              <dc:date>2018-04-04T20:01:18</dc:date>
            </office:change-info>
            <text:p text:style-name="P33"><text:span text:style-name="T28">. </text:span><text:span text:style-name="T27">If the execution of one of the bundles or of the set of bundles exceeds a quota, </text:span><text:span text:style-name="T28">metadata</text:span></text:p>
          </text:deletion>
        </text:changed-region>
        <text:changed-region xml:id="ct93962641299136" text:id="ct93962641299136">
          <text:deletion>
            <office:change-info>
              <dc:creator>Auteur inconnu</dc:creator>
              <dc:date>2013-01-28T14:10:00</dc:date>
            </office:change-info>
            <text:p text:style-name="P33"><text:span text:style-name="T28">developers</text:span></text:p>
          </text:deletion>
        </text:changed-region>
        <text:changed-region xml:id="ct93962641298832" text:id="ct93962641298832">
          <text:deletion>
            <office:change-info>
              <dc:creator>James J. Hunt</dc:creator>
              <dc:date>2018-04-04T20:01:18</dc:date>
            </office:change-info>
            <text:p text:style-name="P33"><text:span text:style-name="T28"><text:s text:c="2"/>bundle in</text:span></text:p>
          </text:deletion>
        </text:changed-region>
        <text:changed-region xml:id="ct93962641298528" text:id="ct93962641298528">
          <text:deletion>
            <office:change-info>
              <dc:creator>Auteur inconnu</dc:creator>
              <dc:date>2013-01-28T14:10:00</dc:date>
            </office:change-info>
            <text:p text:style-name="P33"><text:span text:style-name="T28">by</text:span></text:p>
          </text:deletion>
        </text:changed-region>
        <text:changed-region xml:id="ct93962641298224" text:id="ct93962641298224">
          <text:deletion>
            <office:change-info>
              <dc:creator>James J. Hunt</dc:creator>
              <dc:date>2018-04-04T20:01:11</dc:date>
            </office:change-info>
            <text:p text:style-name="P33"><text:span text:style-name="T28">uotas to bundles or to a set of bundles according to platform resource constraints and according to requirements declared The OSGi platform assigns resource q</text:span></text:p>
          </text:deletion>
        </text:changed-region>
        <text:changed-region xml:id="ct93962641297920" text:id="ct93962641297920">
          <text:deletion>
            <office:change-info>
              <dc:creator>Andre Bottaro</dc:creator>
              <dc:date>2012-10-23T21:45:00</dc:date>
            </office:change-info>
            <text:p text:style-name="P33"><text:span text:style-name="T28">Based on</text:span></text:p>
          </text:deletion>
        </text:changed-region>
        <text:changed-region xml:id="ct93962641297616" text:id="ct93962641297616">
          <text:deletion>
            <office:change-info>
              <dc:creator>Andre Bottaro</dc:creator>
              <dc:date>2012-10-23T21:44:00</dc:date>
            </office:change-info>
            <text:p text:style-name="P33"><text:span text:style-name="T28"><text:s/>the</text:span></text:p>
          </text:deletion>
        </text:changed-region>
        <text:changed-region xml:id="ct93962641297312" text:id="ct93962641297312">
          <text:deletion>
            <office:change-info>
              <dc:creator>Andre Bottaro</dc:creator>
              <dc:date>2012-10-23T21:45:00</dc:date>
            </office:change-info>
            <text:p text:style-name="P33"><text:span text:style-name="T28"><text:s/>resource monitoring mechanism</text:span></text:p>
          </text:deletion>
        </text:changed-region>
        <text:changed-region xml:id="ct93962618835008" text:id="ct93962618835008">
          <text:deletion>
            <office:change-info>
              <dc:creator>Andre Bottaro</dc:creator>
              <dc:date>2012-10-23T21:44:00</dc:date>
            </office:change-info>
            <text:p text:style-name="P33"><text:span text:style-name="T28"><text:s/>described in </text:span><text:span text:style-name="T28"><text:bookmark-ref text:reference-format="chapter" text:ref-name="resource monitoring">Error: Reference source not found</text:bookmark-ref></text:span></text:p>
          </text:deletion>
        </text:changed-region>
        <text:changed-region xml:id="ct93962618834704" text:id="ct93962618834704">
          <text:deletion>
            <office:change-info>
              <dc:creator>James J. Hunt</dc:creator>
              <dc:date>2018-04-04T20:01:26</dc:date>
            </office:change-info>
            <text:p text:style-name="P33"><text:span text:style-name="T26"/></text:p>
            <text:p text:style-name="P33"><text:span text:style-name="T24">sresource quotaand <text:s/>s</text:span><text:span text:style-name="T29"> in order to preserve application quality of service.</text:span></text:p>
            <text:h text:style-name="P38" text:outline-level="2"><text:span text:style-name="T24">Error</text:span><text:span text:style-name="T29">non critical bundles that consumes too many resources,, e.g, stop to execute appropriate actions</text:span></text:h>
          </text:deletion>
        </text:changed-region>
        <text:changed-region xml:id="ct93962618834400" text:id="ct93962618834400">
          <text:deletion>
            <office:change-info>
              <dc:creator>Andre Bottaro</dc:creator>
              <dc:date>2012-10-23T21:39:00</dc:date>
            </office:change-info>
            <text:h text:style-name="P38" text:outline-level="2"><text:span text:style-name="T29">or any other entities which are able </text:span></text:h>
          </text:deletion>
        </text:changed-region>
        <text:changed-region xml:id="ct93962618834096" text:id="ct93962618834096">
          <text:deletion>
            <office:change-info>
              <dc:creator>James J. Hunt</dc:creator>
              <dc:date>2018-04-04T20:01:26</dc:date>
            </office:change-info>
            <text:h text:style-name="P38" text:outline-level="2"><text:span text:style-name="T29">applications administrator a resource is going to become unavailable.</text:span></text:h>
            <text:p text:style-name="P33"><text:span text:style-name="T29">These events could be used by hold or a bundle has reached a thresthe resource consumption of <text:s/>when</text:span></text:p>
          </text:deletion>
        </text:changed-region>
        <text:changed-region xml:id="ct93962618833792" text:id="ct93962618833792">
          <text:deletion>
            <office:change-info>
              <dc:creator>Auteur inconnu</dc:creator>
              <dc:date>2013-01-28T14:08:00</dc:date>
            </office:change-info>
            <text:p text:style-name="P33"><text:span text:style-name="T29">if</text:span></text:p>
          </text:deletion>
        </text:changed-region>
        <text:changed-region xml:id="ct93962618833488" text:id="ct93962618833488">
          <text:deletion>
            <office:change-info>
              <dc:creator>James J. Hunt</dc:creator>
              <dc:date>2018-04-04T20:01:26</dc:date>
            </office:change-info>
            <text:p text:style-name="P33"><text:span text:style-name="T29">OSGi platform raises events he T</text:span></text:p>
          </text:deletion>
        </text:changed-region>
        <text:changed-region xml:id="ct93962618833184" text:id="ct93962618833184">
          <text:deletion>
            <office:change-info>
              <dc:creator>Auteur inconnu</dc:creator>
              <dc:date>2013-01-28T14:08:00</dc:date>
            </office:change-info>
            <text:p text:style-name="P33"><text:span text:style-name="T29">tBased on the resource monitoring mechanism described in </text:span><text:span text:style-name="T29"><text:bookmark-ref text:reference-format="chapter" text:ref-name="resource monitoring">Error: Reference source not found</text:bookmark-ref></text:span><text:span text:style-name="T29">, </text:span></text:p>
          </text:deletion>
        </text:changed-region>
        <text:changed-region xml:id="ct93962656986400" text:id="ct93962656986400">
          <text:deletion>
            <office:change-info>
              <dc:creator>James J. Hunt</dc:creator>
              <dc:date>2018-04-04T20:01:26</dc:date>
            </office:change-info>
            <text:p text:style-name="P33"><text:span text:style-name="T26"/></text:p>
            <text:h text:style-name="P39" text:outline-level="2">Eventing</text:h>
            <text:p text:style-name="P33"><text:span text:style-name="T29"><text:s/>only when a problem </text:span><text:span text:style-name="T30">is </text:span><text:span text:style-name="T31">detected</text:span><text:span text:style-name="T32">.</text:span><text:span text:style-name="T29">– a bundle or a set of bundles –onitoring mechanisms are inactive most of the time and the resource manager triggers the more accurate monitoring mechanisms to monitor the suspected part of the system M</text:span></text:p>
            <text:h text:style-name="P39" text:outline-level="2">Resource Monitoring activation and deactivation on a bundle basis</text:h>
            <text:p text:style-name="P33"><text:span text:style-name="T29"/></text:p>
          </text:deletion>
        </text:changed-region>
        <text:changed-region xml:id="ct93962656986096" text:id="ct93962656986096">
          <text:deletion>
            <office:change-info>
              <dc:creator>Arnaud Rinquin</dc:creator>
              <dc:date>2013-01-25T16:36:00</dc:date>
            </office:change-info>
            <text:p text:style-name="P33"><text:span text:style-name="T29"><text:s/></text:span></text:p>
          </text:deletion>
        </text:changed-region>
        <text:changed-region xml:id="ct93962547788912" text:id="ct93962547788912">
          <text:deletion>
            <office:change-info>
              <dc:creator>James J. Hunt</dc:creator>
              <dc:date>2018-04-04T20:01:26</dc:date>
            </office:change-info>
            <text:p text:style-name="P33"><text:span text:style-name="T29">.s considered as a set of bundleapplication and bundle every</text:span></text:p>
          </text:deletion>
        </text:changed-region>
        <text:changed-region xml:id="ct93962612869792" text:id="ct93962612869792">
          <text:deletion>
            <office:change-info>
              <dc:creator>Andre Bottaro</dc:creator>
              <dc:date>2012-10-23T21:35:00</dc:date>
            </office:change-info>
            <text:p text:style-name="P33"><text:span text:style-name="T29">each</text:span></text:p>
          </text:deletion>
        </text:changed-region>
        <text:changed-region xml:id="ct93962612870160" text:id="ct93962612870160">
          <text:deletion>
            <office:change-info>
              <dc:creator>James J. Hunt</dc:creator>
              <dc:date>2018-04-04T20:01:26</dc:date>
            </office:change-info>
            <text:p text:style-name="P33"><text:span text:style-name="T29">monitors resource allocation for administrator OSGi platform The <text:s/>for requesting resources such as CPU, memory, disk storage space, threads and sockets. s APIava</text:span></text:p>
          </text:deletion>
        </text:changed-region>
        <text:changed-region xml:id="ct93962556485392" text:id="ct93962556485392">
          <text:deletion>
            <office:change-info>
              <dc:creator>Andre Bottaro</dc:creator>
              <dc:date>2012-10-23T21:34:00</dc:date>
            </office:change-info>
            <text:p text:style-name="P33"><text:span text:style-name="T29">AVA</text:span></text:p>
          </text:deletion>
        </text:changed-region>
        <text:changed-region xml:id="ct93962669696576" text:id="ct93962669696576">
          <text:deletion>
            <office:change-info>
              <dc:creator>James J. Hunt</dc:creator>
              <dc:date>2018-04-04T20:01:26</dc:date>
            </office:change-info>
            <text:p text:style-name="P33"><text:span text:style-name="T29">standard Jimplicit </text:span></text:p>
            <text:h text:style-name="P40" text:outline-level="2"><text:bookmark-start text:name="resource monito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source Monitoring<text:bookmark-end text:name="resource monito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3"><text:span text:style-name="T29">Applications, hosted on the OSGi platform, use </text:span></text:p>
          </text:deletion>
        </text:changed-region>
        <text:changed-region xml:id="ct93962646360576" text:id="ct93962646360576">
          <text:insertion>
            <office:change-info>
              <dc:creator>James J. Hunt</dc:creator>
              <dc:date>2018-04-04T20:04:01</dc:date>
            </office:change-info>
          </text:insertion>
        </text:changed-region>
        <text:changed-region xml:id="ct93962626059088" text:id="ct93962626059088">
          <text:insertion>
            <office:change-info>
              <dc:creator>James J. Hunt</dc:creator>
              <dc:date>2018-04-04T20:05:00</dc:date>
            </office:change-info>
          </text:insertion>
        </text:changed-region>
        <text:changed-region xml:id="ct93962626059984" text:id="ct93962626059984">
          <text:insertion>
            <office:change-info>
              <dc:creator>James J. Hunt</dc:creator>
              <dc:date>2018-04-04T20:06:42</dc:date>
            </office:change-info>
          </text:insertion>
        </text:changed-region>
        <text:changed-region xml:id="ct93962601620896" text:id="ct93962601620896">
          <text:insertion>
            <office:change-info>
              <dc:creator>James J. Hunt</dc:creator>
              <dc:date>2018-04-04T20:07:00</dc:date>
            </office:change-info>
          </text:insertion>
        </text:changed-region>
        <text:changed-region xml:id="ct93962601622016" text:id="ct93962601622016">
          <text:insertion>
            <office:change-info>
              <dc:creator>James J. Hunt</dc:creator>
              <dc:date>2018-04-04T20:08:00</dc:date>
            </office:change-info>
          </text:insertion>
        </text:changed-region>
        <text:changed-region xml:id="ct93962664587376" text:id="ct93962664587376">
          <text:insertion>
            <office:change-info>
              <dc:creator>James J. Hunt</dc:creator>
              <dc:date>2018-04-04T20:09:09</dc:date>
            </office:change-info>
          </text:insertion>
        </text:changed-region>
        <text:changed-region xml:id="ct93962618855728" text:id="ct93962618855728">
          <text:insertion>
            <office:change-info>
              <dc:creator>James J. Hunt</dc:creator>
              <dc:date>2018-04-04T20:11:00</dc:date>
            </office:change-info>
          </text:insertion>
        </text:changed-region>
        <text:changed-region xml:id="ct93962672758928" text:id="ct93962672758928">
          <text:insertion>
            <office:change-info>
              <dc:creator>James J. Hunt</dc:creator>
              <dc:date>2018-04-04T20:12:38</dc:date>
            </office:change-info>
          </text:insertion>
        </text:changed-region>
        <text:changed-region xml:id="ct93962662292208" text:id="ct93962662292208">
          <text:insertion>
            <office:change-info>
              <dc:creator>James J. Hunt</dc:creator>
              <dc:date>2018-04-04T20:13:00</dc:date>
            </office:change-info>
          </text:insertion>
        </text:changed-region>
        <text:changed-region xml:id="ct93962641645888" text:id="ct93962641645888">
          <text:insertion>
            <office:change-info>
              <dc:creator>James J. Hunt</dc:creator>
              <dc:date>2018-04-04T20:14:00</dc:date>
            </office:change-info>
          </text:insertion>
        </text:changed-region>
        <text:changed-region xml:id="ct93962601622608" text:id="ct93962601622608">
          <text:insertion>
            <office:change-info>
              <dc:creator>James J. Hunt</dc:creator>
              <dc:date>2018-04-04T20:15:01</dc:date>
            </office:change-info>
          </text:insertion>
        </text:changed-region>
        <text:changed-region xml:id="ct93962612597296" text:id="ct93962612597296">
          <text:insertion>
            <office:change-info>
              <dc:creator>James J. Hunt</dc:creator>
              <dc:date>2018-04-04T20:18:53</dc:date>
            </office:change-info>
          </text:insertion>
        </text:changed-region>
        <text:changed-region xml:id="ct93962660820224" text:id="ct93962660820224">
          <text:insertion>
            <office:change-info>
              <dc:creator>James J. Hunt</dc:creator>
              <dc:date>2018-04-04T20:19:27</dc:date>
            </office:change-info>
          </text:insertion>
        </text:changed-region>
        <text:changed-region xml:id="ct93962626061056" text:id="ct93962626061056">
          <text:insertion>
            <office:change-info>
              <dc:creator>James J. Hunt</dc:creator>
              <dc:date>2018-04-04T20:20:00</dc:date>
            </office:change-info>
          </text:insertion>
        </text:changed-region>
        <text:changed-region xml:id="ct93962651909152" text:id="ct93962651909152">
          <text:insertion>
            <office:change-info>
              <dc:creator>James J. Hunt</dc:creator>
              <dc:date>2018-04-04T20:21:00</dc:date>
            </office:change-info>
          </text:insertion>
        </text:changed-region>
        <text:changed-region xml:id="ct93962558740032" text:id="ct93962558740032">
          <text:deletion>
            <office:change-info>
              <dc:creator>Auteur inconnu</dc:creator>
              <dc:date>2013-03-04T08:50:00</dc:date>
            </office:change-info>
            <text:p text:style-name="P41">provide </text:p>
          </text:deletion>
        </text:changed-region>
        <text:changed-region xml:id="ct93962636617936" text:id="ct93962636617936">
          <text:deletion>
            <office:change-info>
              <dc:creator>Auteur inconnu</dc:creator>
              <dc:date>2013-02-04T23:57:00</dc:date>
            </office:change-info>
            <text:p text:style-name="P41">a </text:p>
          </text:deletion>
        </text:changed-region>
        <text:changed-region xml:id="ct93962560579680" text:id="ct93962560579680">
          <text:insertion>
            <office:change-info>
              <dc:creator>Auteur inconnu</dc:creator>
              <dc:date>2013-03-04T08:50:00</dc:date>
            </office:change-info>
          </text:insertion>
        </text:changed-region>
        <text:changed-region xml:id="ct93962558738864" text:id="ct93962558738864">
          <text:deletion>
            <office:change-info>
              <dc:creator>James J. Hunt</dc:creator>
              <dc:date>2018-04-13T19:35:42</dc:date>
            </office:change-info>
            <text:p text:style-name="P41">least one </text:p>
          </text:deletion>
        </text:changed-region>
        <text:changed-region xml:id="ct93962558739600" text:id="ct93962558739600">
          <text:insertion>
            <office:change-info>
              <dc:creator>James J. Hunt</dc:creator>
              <dc:date>2018-04-13T19:35:43</dc:date>
            </office:change-info>
          </text:insertion>
        </text:changed-region>
        <text:changed-region xml:id="ct93962639148272" text:id="ct93962639148272">
          <text:deletion>
            <office:change-info>
              <dc:creator>Auteur inconnu</dc:creator>
              <dc:date>2013-03-04T08:50:00</dc:date>
            </office:change-info>
            <text:p text:style-name="P41">monitoring</text:p>
          </text:deletion>
        </text:changed-region>
        <text:changed-region xml:id="ct93962639147968" text:id="ct93962639147968">
          <text:deletion>
            <office:change-info>
              <dc:creator>James J. Hunt</dc:creator>
              <dc:date>2018-04-13T19:36:00</dc:date>
            </office:change-info>
            <text:p text:style-name="P41"><text:s/>accounting</text:p>
          </text:deletion>
        </text:changed-region>
        <text:changed-region xml:id="ct93962639147664" text:id="ct93962639147664">
          <text:deletion>
            <office:change-info>
              <dc:creator>Auteur inconnu</dc:creator>
              <dc:date>2013-03-04T08:50:00</dc:date>
            </office:change-info>
            <text:p text:style-name="P41">OSGi </text:p>
          </text:deletion>
        </text:changed-region>
        <text:changed-region xml:id="ct93962639147360" text:id="ct93962639147360">
          <text:deletion>
            <office:change-info>
              <dc:creator>Auteur inconnu</dc:creator>
              <dc:date>2013-02-04T23:57:00</dc:date>
            </office:change-info>
            <text:p text:style-name="P41">service</text:p>
          </text:deletion>
        </text:changed-region>
        <text:changed-region xml:id="ct93962639147056" text:id="ct93962639147056">
          <text:deletion>
            <office:change-info>
              <dc:creator>Auteur inconnu</dc:creator>
              <dc:date>2013-02-04T23:28:00</dc:date>
            </office:change-info>
            <text:p text:style-name="P41">.</text:p>
          </text:deletion>
        </text:changed-region>
        <text:changed-region xml:id="ct93962639146752" text:id="ct93962639146752">
          <text:deletion>
            <office:change-info>
              <dc:creator>James J. Hunt</dc:creator>
              <dc:date>2018-04-13T19:36:00</dc:date>
            </office:change-info>
            <text:p text:style-name="P41">algorithm</text:p>
          </text:deletion>
        </text:changed-region>
        <text:changed-region xml:id="ct93962664589152" text:id="ct93962664589152">
          <text:deletion>
            <office:change-info>
              <dc:creator>James J. Hunt</dc:creator>
              <dc:date>2018-04-04T20:28:01</dc:date>
            </office:change-info>
            <text:p text:style-name="P41"><text:s/>(</text:p>
          </text:deletion>
        </text:changed-region>
        <text:changed-region xml:id="ct93962664588848" text:id="ct93962664588848">
          <text:deletion>
            <office:change-info>
              <dc:creator>James J. Hunt</dc:creator>
              <dc:date>2018-04-13T19:36:00</dc:date>
            </office:change-info>
            <text:p text:style-name="P41">e.g., direct accounting algorithm</text:p>
          </text:deletion>
        </text:changed-region>
        <text:changed-region xml:id="ct93962645601744" text:id="ct93962645601744">
          <text:deletion>
            <office:change-info>
              <dc:creator>James J. Hunt</dc:creator>
              <dc:date>2018-04-04T20:28:07</dc:date>
            </office:change-info>
            <text:p text:style-name="P41">)</text:p>
          </text:deletion>
        </text:changed-region>
        <text:changed-region xml:id="ct93962645601392" text:id="ct93962645601392">
          <text:deletion>
            <office:change-info>
              <dc:creator>James J. Hunt</dc:creator>
              <dc:date>2018-04-13T19:36:00</dc:date>
            </office:change-info>
            <text:p text:style-name="P41">.</text:p>
          </text:deletion>
        </text:changed-region>
        <text:changed-region xml:id="ct93962558739232" text:id="ct93962558739232">
          <text:deletion>
            <office:change-info>
              <dc:creator>James J. Hunt</dc:creator>
              <dc:date>2018-04-13T14:34:13</dc:date>
            </office:change-info>
            <text:p text:style-name="P41"><office:annotation><dc:creator>Arnaud Rinquin</dc:creator><dc:date>2012-10-25T11:19:03.410000000</dc:date><text:p text:style-name="P171"><text:span text:style-name="T134">Nicola : Include the way of billing bundles (indirect or direct billing)</text:span></text:p></office:annotation></text:p>
          </text:deletion>
        </text:changed-region>
        <text:changed-region xml:id="ct93962645560816" text:id="ct93962645560816">
          <text:insertion>
            <office:change-info>
              <dc:creator>James J. Hunt</dc:creator>
              <dc:date>2018-04-13T19:36:00</dc:date>
            </office:change-info>
          </text:insertion>
        </text:changed-region>
        <text:changed-region xml:id="ct93962645579200" text:id="ct93962645579200">
          <text:deletion>
            <office:change-info>
              <dc:creator>James J. Hunt</dc:creator>
              <dc:date>2018-04-04T20:29:36</dc:date>
            </office:change-info>
            <text:p text:style-name="P41">2</text:p>
          </text:deletion>
        </text:changed-region>
        <text:changed-region xml:id="ct93962639058976" text:id="ct93962639058976">
          <text:insertion>
            <office:change-info>
              <dc:creator>James J. Hunt</dc:creator>
              <dc:date>2018-04-04T20:29:36</dc:date>
            </office:change-info>
          </text:insertion>
        </text:changed-region>
        <text:changed-region xml:id="ct93962645562192" text:id="ct93962645562192">
          <text:deletion>
            <office:change-info>
              <dc:creator>James J. Hunt</dc:creator>
              <dc:date>2018-04-04T16:05:07</dc:date>
            </office:change-info>
            <text:p text:style-name="P41"><text:s/>runtime per bundle or per bundle set.</text:p>
          </text:deletion>
        </text:changed-region>
        <text:changed-region xml:id="ct93962645561888" text:id="ct93962645561888">
          <text:deletion>
            <office:change-info>
              <dc:creator>Andre Bottaro</dc:creator>
              <dc:date>2012-10-23T21:52:00</dc:date>
            </office:change-info>
            <text:p text:style-name="P41"><text:s/>the</text:p>
          </text:deletion>
        </text:changed-region>
        <text:changed-region xml:id="ct93962645561584" text:id="ct93962645561584">
          <text:deletion>
            <office:change-info>
              <dc:creator>James J. Hunt</dc:creator>
              <dc:date>2018-04-04T16:05:08</dc:date>
            </office:change-info>
            <text:p text:style-name="P41">solution MUST be configurable, enabled and disabled atresource monitoring </text:p>
            <text:p text:style-name="P41">R3: The </text:p>
          </text:deletion>
        </text:changed-region>
        <text:changed-region xml:id="ct93962620572000" text:id="ct93962620572000">
          <text:deletion>
            <office:change-info>
              <dc:creator>Auteur inconnu</dc:creator>
              <dc:date>2013-02-01T02:29:00</dc:date>
            </office:change-info>
            <text:p text:style-name="P41"><office:annotation><dc:creator>Arnaud Rinquin</dc:creator><dc:date>2012-10-25T11:21:43.340000000</dc:date><text:p text:style-name="P171"><text:span text:style-name="T134">Andreas : monitor on vendor level ?</text:span></text:p></office:annotation></text:p>
          </text:deletion>
        </text:changed-region>
        <text:changed-region xml:id="ct93962636618240" text:id="ct93962636618240">
          <text:deletion>
            <office:change-info>
              <dc:creator>James J. Hunt</dc:creator>
              <dc:date>2018-04-04T20:28:24</dc:date>
            </office:change-info>
            <text:p text:style-name="P41"><text:s/>.</text:p>
          </text:deletion>
        </text:changed-region>
        <text:changed-region xml:id="ct93962651913248" text:id="ct93962651913248">
          <text:deletion>
            <office:change-info>
              <dc:creator>James J. Hunt</dc:creator>
              <dc:date>2018-04-17T10:47:21</dc:date>
            </office:change-info>
            <text:p text:style-name="P41">bundle set</text:p>
          </text:deletion>
        </text:changed-region>
        <text:changed-region xml:id="ct93962652460352" text:id="ct93962652460352">
          <text:deletion>
            <office:change-info>
              <dc:creator>James J. Hunt</dc:creator>
              <dc:date>2018-04-17T10:48:10</dc:date>
            </office:change-info>
            <text:p text:style-name="P41">per </text:p>
          </text:deletion>
        </text:changed-region>
        <text:changed-region xml:id="ct93962645562816" text:id="ct93962645562816">
          <text:insertion>
            <office:change-info>
              <dc:creator>James J. Hunt</dc:creator>
              <dc:date>2018-04-17T10:48:11</dc:date>
            </office:change-info>
          </text:insertion>
        </text:changed-region>
        <text:changed-region xml:id="ct93962670438352" text:id="ct93962670438352">
          <text:insertion>
            <office:change-info>
              <dc:creator>James J. Hunt</dc:creator>
              <dc:date>2018-04-04T20:28:25</dc:date>
            </office:change-info>
          </text:insertion>
        </text:changed-region>
        <text:changed-region xml:id="ct93962670439424" text:id="ct93962670439424">
          <text:deletion>
            <office:change-info>
              <dc:creator>James J. Hunt</dc:creator>
              <dc:date>2018-04-04T20:29:39</dc:date>
            </office:change-info>
            <text:p text:style-name="P23"><text:span text:style-name="T33">4</text:span></text:p>
          </text:deletion>
        </text:changed-region>
        <text:changed-region xml:id="ct93962670439200" text:id="ct93962670439200">
          <text:deletion>
            <office:change-info>
              <dc:creator>Auteur inconnu</dc:creator>
              <dc:date>2013-03-04T07:58:00</dc:date>
            </office:change-info>
            <text:p text:style-name="P23"><text:span text:style-name="T33">3</text:span></text:p>
          </text:deletion>
        </text:changed-region>
        <text:changed-region xml:id="ct93962670439824" text:id="ct93962670439824">
          <text:insertion>
            <office:change-info>
              <dc:creator>James J. Hunt</dc:creator>
              <dc:date>2018-04-04T20:29:40</dc:date>
            </office:change-info>
          </text:insertion>
        </text:changed-region>
        <text:changed-region xml:id="ct93962671079424" text:id="ct93962671079424">
          <text:format-change>
            <office:change-info>
              <dc:creator>Auteur inconnu</dc:creator>
              <dc:date>2013-01-29T20:21:00</dc:date>
            </office:change-info>
          </text:format-change>
        </text:changed-region>
        <text:changed-region xml:id="ct93962671080336" text:id="ct93962671080336">
          <text:deletion>
            <office:change-info>
              <dc:creator>James J. Hunt</dc:creator>
              <dc:date>2018-04-04T20:28:48</dc:date>
            </office:change-info>
            <text:p text:style-name="P23"><text:span text:style-name="T33">r</text:span></text:p>
          </text:deletion>
        </text:changed-region>
        <text:changed-region xml:id="ct93962671080032" text:id="ct93962671080032">
          <text:deletion>
            <office:change-info>
              <dc:creator>Auteur inconnu</dc:creator>
              <dc:date>2013-02-01T02:28:00</dc:date>
            </office:change-info>
            <text:p text:style-name="P23"><text:span text:style-name="T33"><office:annotation><dc:creator>Arnaud Rinquin</dc:creator><dc:date>2012-10-25T11:13:55.340000000</dc:date><text:p text:style-name="P171"><text:span text:style-name="T134">SHIGE : split into several requirement SHOULD be able to handle the some of the following resources</text:span></text:p></office:annotation></text:span></text:p>
          </text:deletion>
        </text:changed-region>
        <text:changed-region xml:id="ct93962671079728" text:id="ct93962671079728">
          <text:deletion>
            <office:change-info>
              <dc:creator>James J. Hunt</dc:creator>
              <dc:date>2018-04-04T20:28:50</dc:date>
            </office:change-info>
            <text:p text:style-name="P23"><text:span text:style-name="T33">monito</text:span></text:p>
          </text:deletion>
        </text:changed-region>
        <text:changed-region xml:id="ct93962671081392" text:id="ct93962671081392">
          <text:insertion>
            <office:change-info>
              <dc:creator>James J. Hunt</dc:creator>
              <dc:date>2018-04-13T19:34:55</dc:date>
            </office:change-info>
          </text:insertion>
        </text:changed-region>
        <text:changed-region xml:id="ct93962665057872" text:id="ct93962665057872">
          <text:insertion>
            <office:change-info>
              <dc:creator>James J. Hunt</dc:creator>
              <dc:date>2018-04-13T19:35:02</dc:date>
            </office:change-info>
          </text:insertion>
        </text:changed-region>
        <text:changed-region xml:id="ct93962665058832" text:id="ct93962665058832">
          <text:insertion>
            <office:change-info>
              <dc:creator>James J. Hunt</dc:creator>
              <dc:date>2018-04-04T20:28:50</dc:date>
            </office:change-info>
          </text:insertion>
        </text:changed-region>
        <text:changed-region xml:id="ct93962665059712" text:id="ct93962665059712">
          <text:format-change>
            <office:change-info>
              <dc:creator>Auteur inconnu</dc:creator>
              <dc:date>2013-01-29T20:21:00</dc:date>
            </office:change-info>
          </text:format-change>
        </text:changed-region>
        <text:changed-region xml:id="ct93962658199120" text:id="ct93962658199120">
          <text:insertion>
            <office:change-info>
              <dc:creator>Auteur inconnu</dc:creator>
              <dc:date>2013-01-29T20:20:00</dc:date>
            </office:change-info>
          </text:insertion>
        </text:changed-region>
        <text:changed-region xml:id="ct93962658199616" text:id="ct93962658199616">
          <text:deletion>
            <office:change-info>
              <dc:creator>James J. Hunt</dc:creator>
              <dc:date>2018-04-04T20:29:08</dc:date>
            </office:change-info>
            <text:p text:style-name="P23"><text:span text:style-name="T34">if</text:span></text:p>
          </text:deletion>
        </text:changed-region>
        <text:changed-region xml:id="ct93962658200480" text:id="ct93962658200480">
          <text:insertion>
            <office:change-info>
              <dc:creator>James J. Hunt</dc:creator>
              <dc:date>2018-04-04T20:29:09</dc:date>
            </office:change-info>
          </text:insertion>
        </text:changed-region>
        <text:changed-region xml:id="ct93962670070032" text:id="ct93962670070032">
          <text:insertion>
            <office:change-info>
              <dc:creator>Auteur inconnu</dc:creator>
              <dc:date>2013-01-29T20:20:00</dc:date>
            </office:change-info>
          </text:insertion>
        </text:changed-region>
        <text:changed-region xml:id="ct93962670070336" text:id="ct93962670070336">
          <text:deletion>
            <office:change-info>
              <dc:creator>James J. Hunt</dc:creator>
              <dc:date>2018-04-04T20:29:04</dc:date>
            </office:change-info>
            <text:p text:style-name="P23"><text:span text:style-name="T34"><text:s/></text:span></text:p>
          </text:deletion>
        </text:changed-region>
        <text:changed-region xml:id="ct93962670071152" text:id="ct93962670071152">
          <text:format-change>
            <office:change-info>
              <dc:creator>Auteur inconnu</dc:creator>
              <dc:date>2013-01-29T20:21:00</dc:date>
            </office:change-info>
          </text:format-change>
        </text:changed-region>
        <text:changed-region xml:id="ct93962670045824" text:id="ct93962670045824">
          <text:deletion>
            <office:change-info>
              <dc:creator>Auteur inconnu</dc:creator>
              <dc:date>2013-01-28T14:12:00</dc:date>
            </office:change-info>
            <text:list xml:id="list2134367507" text:style-name="L4">
              <text:list-item>
                <text:p text:style-name="P42">Threads</text:p>
              </text:list-item>
              <text:list-item>
                <text:p text:style-name="P42">Sockets</text:p>
              </text:list-item>
            </text:list>
          </text:deletion>
        </text:changed-region>
        <text:changed-region xml:id="ct93962620573136" text:id="ct93962620573136">
          <text:insertion>
            <office:change-info>
              <dc:creator>Auteur inconnu</dc:creator>
              <dc:date>2013-01-28T14:12:00</dc:date>
            </office:change-info>
          </text:insertion>
        </text:changed-region>
        <text:changed-region xml:id="ct93962658201120" text:id="ct93962658201120">
          <text:deletion>
            <office:change-info>
              <dc:creator>James J. Hunt</dc:creator>
              <dc:date>2018-04-04T20:29:24</dc:date>
            </office:change-info>
            <text:p text:style-name="Body">connected </text:p>
          </text:deletion>
        </text:changed-region>
        <text:changed-region xml:id="ct93962600381520" text:id="ct93962600381520">
          <text:insertion>
            <office:change-info>
              <dc:creator>Auteur inconnu</dc:creator>
              <dc:date>2013-01-28T14:12:00</dc:date>
            </office:change-info>
          </text:insertion>
        </text:changed-region>
        <text:changed-region xml:id="ct93962661500048" text:id="ct93962661500048">
          <text:deletion>
            <office:change-info>
              <dc:creator>Auteur inconnu</dc:creator>
              <dc:date>2013-02-01T02:28:00</dc:date>
            </office:change-info>
            <text:p text:style-name="Body"><office:annotation><dc:creator>Arnaud Rinquin</dc:creator><dc:date>2012-10-25T13:00:45.340000000</dc:date><text:p text:style-name="P171"><text:span text:style-name="T134">Is there really a problem with sockets (file descriptors)</text:span></text:p></office:annotation></text:p>
          </text:deletion>
        </text:changed-region>
        <text:changed-region xml:id="ct93962627605312" text:id="ct93962627605312">
          <text:insertion>
            <office:change-info>
              <dc:creator>James J. Hunt</dc:creator>
              <dc:date>2018-04-04T20:29:25</dc:date>
            </office:change-info>
          </text:insertion>
        </text:changed-region>
        <text:changed-region xml:id="ct93962600381104" text:id="ct93962600381104">
          <text:insertion>
            <office:change-info>
              <dc:creator>Auteur inconnu</dc:creator>
              <dc:date>2013-02-19T14:36:00</dc:date>
            </office:change-info>
          </text:insertion>
        </text:changed-region>
        <text:changed-region xml:id="ct93962600380800" text:id="ct93962600380800">
          <text:deletion>
            <office:change-info>
              <dc:creator>James J. Hunt</dc:creator>
              <dc:date>2018-04-04T20:29:52</dc:date>
            </office:change-info>
            <text:p text:style-name="P43"><text:span text:style-name="T12">5</text:span></text:p>
          </text:deletion>
        </text:changed-region>
        <text:changed-region xml:id="ct93962670447360" text:id="ct93962670447360">
          <text:insertion>
            <office:change-info>
              <dc:creator>James J. Hunt</dc:creator>
              <dc:date>2018-04-04T20:29:53</dc:date>
            </office:change-info>
          </text:insertion>
        </text:changed-region>
        <text:changed-region xml:id="ct93962671080752" text:id="ct93962671080752">
          <text:insertion>
            <office:change-info>
              <dc:creator>Auteur inconnu</dc:creator>
              <dc:date>2013-02-19T14:36:00</dc:date>
            </office:change-info>
          </text:insertion>
        </text:changed-region>
        <text:changed-region xml:id="ct93962671081056" text:id="ct93962671081056">
          <text:deletion>
            <office:change-info>
              <dc:creator>James J. Hunt</dc:creator>
              <dc:date>2018-04-04T20:30:07</dc:date>
            </office:change-info>
            <text:p text:style-name="P43"><text:span text:style-name="T35">list the</text:span></text:p>
          </text:deletion>
        </text:changed-region>
        <text:changed-region xml:id="ct93962658199840" text:id="ct93962658199840">
          <text:insertion>
            <office:change-info>
              <dc:creator>James J. Hunt</dc:creator>
              <dc:date>2018-04-04T20:30:09</dc:date>
            </office:change-info>
          </text:insertion>
        </text:changed-region>
        <text:changed-region xml:id="ct93962665058144" text:id="ct93962665058144">
          <text:insertion>
            <office:change-info>
              <dc:creator>Auteur inconnu</dc:creator>
              <dc:date>2013-02-19T14:36:00</dc:date>
            </office:change-info>
          </text:insertion>
        </text:changed-region>
        <text:changed-region xml:id="ct93962625326656" text:id="ct93962625326656">
          <text:deletion>
            <office:change-info>
              <dc:creator>James J. Hunt</dc:creator>
              <dc:date>2018-04-04T20:30:27</dc:date>
            </office:change-info>
            <text:p text:style-name="P43"><text:span text:style-name="T35">can</text:span></text:p>
          </text:deletion>
        </text:changed-region>
        <text:changed-region xml:id="ct93962625327664" text:id="ct93962625327664">
          <text:insertion>
            <office:change-info>
              <dc:creator>James J. Hunt</dc:creator>
              <dc:date>2018-04-04T20:30:27</dc:date>
            </office:change-info>
          </text:insertion>
        </text:changed-region>
        <text:changed-region xml:id="ct93962625327968" text:id="ct93962625327968">
          <text:deletion>
            <office:change-info>
              <dc:creator>James J. Hunt</dc:creator>
              <dc:date>2018-04-04T20:30:42</dc:date>
            </office:change-info>
            <text:p text:style-name="P43"><text:span text:style-name="T36"><text:s/>be monitored on the underlying (hardware and software) platform.</text:span></text:p>
          </text:deletion>
        </text:changed-region>
        <text:changed-region xml:id="ct93962669982832" text:id="ct93962669982832">
          <text:insertion>
            <office:change-info>
              <dc:creator>Auteur inconnu</dc:creator>
              <dc:date>2013-02-19T14:36:00</dc:date>
            </office:change-info>
          </text:insertion>
        </text:changed-region>
        <text:changed-region xml:id="ct93962626384816" text:id="ct93962626384816">
          <text:deletion>
            <office:change-info>
              <dc:creator>James J. Hunt</dc:creator>
              <dc:date>2018-04-04T20:30:57</dc:date>
            </office:change-info>
            <text:p text:style-name="Body">.</text:p>
            <text:p text:style-name="Body">6</text:p>
          </text:deletion>
        </text:changed-region>
        <text:changed-region xml:id="ct93962626384592" text:id="ct93962626384592">
          <text:deletion>
            <office:change-info>
              <dc:creator>Auteur inconnu</dc:creator>
              <dc:date>2013-03-04T08:07:00</dc:date>
            </office:change-info>
            <text:p text:style-name="Body"><text:span text:style-name="T37">4</text:span></text:p>
          </text:deletion>
        </text:changed-region>
        <text:changed-region xml:id="ct93962669984848" text:id="ct93962669984848">
          <text:deletion>
            <office:change-info>
              <dc:creator>James J. Hunt</dc:creator>
              <dc:date>2018-04-04T20:30:57</dc:date>
            </office:change-info>
            <text:p text:style-name="Body"><text:span text:style-name="T37">while a bundle or a bundle set is exceeding one of the two thresholds defined by R</text:span></text:p>
          </text:deletion>
        </text:changed-region>
        <text:changed-region xml:id="ct93962669984624" text:id="ct93962669984624">
          <text:deletion>
            <office:change-info>
              <dc:creator>Auteur inconnu</dc:creator>
              <dc:date>2013-02-01T02:28:00</dc:date>
            </office:change-info>
            <text:p text:style-name="Body"><text:span text:style-name="T37"><office:annotation><dc:creator>Arnaud Rinquin</dc:creator><dc:date>2012-10-24T09:43:00.350000000</dc:date><text:p text:style-name="P171"><text:span text:style-name="T134">Where are these event set ? I think we need to describe the registration to these events.</text:span></text:p></office:annotation></text:span></text:p>
          </text:deletion>
        </text:changed-region>
        <text:changed-region xml:id="ct93962669984400" text:id="ct93962669984400">
          <text:deletion>
            <office:change-info>
              <dc:creator>James J. Hunt</dc:creator>
              <dc:date>2018-04-04T20:30:57</dc:date>
            </office:change-info>
            <text:p text:style-name="Body"><text:span text:style-name="T37">: The solution MUST send events 7</text:span></text:p>
          </text:deletion>
        </text:changed-region>
        <text:changed-region xml:id="ct93962669984176" text:id="ct93962669984176">
          <text:deletion>
            <office:change-info>
              <dc:creator>Auteur inconnu</dc:creator>
              <dc:date>2013-02-19T14:36:00</dc:date>
            </office:change-info>
            <text:p text:style-name="Body"><text:span text:style-name="T37">5</text:span></text:p>
          </text:deletion>
        </text:changed-region>
        <text:changed-region xml:id="ct93962669983952" text:id="ct93962669983952">
          <text:deletion>
            <office:change-info>
              <dc:creator>James J. Hunt</dc:creator>
              <dc:date>2018-04-04T20:30:54</dc:date>
            </office:change-info>
            <text:p text:style-name="Body">.</text:p>
            <text:p text:style-name="Body">R<text:span text:style-name="T37"> per bundle or set of bundles a warning threshold and an error thresholdallow the setting of</text:span></text:p>
          </text:deletion>
        </text:changed-region>
        <text:changed-region xml:id="ct93962669983728" text:id="ct93962669983728">
          <text:deletion>
            <office:change-info>
              <dc:creator>Arnaud Rinquin</dc:creator>
              <dc:date>2012-10-24T09:41:00</dc:date>
            </office:change-info>
            <text:p text:style-name="Body"><text:span text:style-name="T37">provide</text:span></text:p>
          </text:deletion>
        </text:changed-region>
        <text:changed-region xml:id="ct93962669983504" text:id="ct93962669983504">
          <text:deletion>
            <office:change-info>
              <dc:creator>James J. Hunt</dc:creator>
              <dc:date>2018-04-04T20:30:54</dc:date>
            </office:change-info>
            <text:p text:style-name="Body"><text:span text:style-name="T37">: The solution MUST 6</text:span></text:p>
          </text:deletion>
        </text:changed-region>
        <text:changed-region xml:id="ct93962669983280" text:id="ct93962669983280">
          <text:deletion>
            <office:change-info>
              <dc:creator>Auteur inconnu</dc:creator>
              <dc:date>2013-02-19T14:36:00</dc:date>
            </office:change-info>
            <text:p text:style-name="Body"><text:span text:style-name="T37">4</text:span></text:p>
          </text:deletion>
        </text:changed-region>
        <text:changed-region xml:id="ct93962669983056" text:id="ct93962669983056">
          <text:deletion>
            <office:change-info>
              <dc:creator>James J. Hunt</dc:creator>
              <dc:date>2018-04-04T20:30:54</dc:date>
            </office:change-info>
            <text:p text:style-name="Body"><text:span text:style-name="T37">R</text:span></text:p>
          </text:deletion>
        </text:changed-region>
        <text:changed-region xml:id="ct93962626385264" text:id="ct93962626385264">
          <text:deletion>
            <office:change-info>
              <dc:creator>James J. Hunt</dc:creator>
              <dc:date>2018-04-04T20:31:27</dc:date>
            </office:change-info>
            <text:p text:style-name="Body">8</text:p>
          </text:deletion>
        </text:changed-region>
        <text:changed-region xml:id="ct93962626385040" text:id="ct93962626385040">
          <text:deletion>
            <office:change-info>
              <dc:creator>Auteur inconnu</dc:creator>
              <dc:date>2013-02-19T14:36:00</dc:date>
            </office:change-info>
            <text:p text:style-name="Body">6</text:p>
          </text:deletion>
        </text:changed-region>
        <text:changed-region xml:id="ct93962626385488" text:id="ct93962626385488">
          <text:insertion>
            <office:change-info>
              <dc:creator>James J. Hunt</dc:creator>
              <dc:date>2018-04-04T20:31:28</dc:date>
            </office:change-info>
          </text:insertion>
        </text:changed-region>
        <text:changed-region xml:id="ct93962626385712" text:id="ct93962626385712">
          <text:deletion>
            <office:change-info>
              <dc:creator>James J. Hunt</dc:creator>
              <dc:date>2018-04-17T10:50:40</dc:date>
            </office:change-info>
            <text:p text:style-name="Body">define</text:p>
          </text:deletion>
        </text:changed-region>
        <text:changed-region xml:id="ct93962626385936" text:id="ct93962626385936">
          <text:insertion>
            <office:change-info>
              <dc:creator>James J. Hunt</dc:creator>
              <dc:date>2018-04-17T10:50:40</dc:date>
            </office:change-info>
          </text:insertion>
        </text:changed-region>
        <text:changed-region xml:id="ct93962626386160" text:id="ct93962626386160">
          <text:deletion>
            <office:change-info>
              <dc:creator>James J. Hunt</dc:creator>
              <dc:date>2018-04-17T10:50:51</dc:date>
            </office:change-info>
            <text:p text:style-name="Body">thresholds as a percentage of use</text:p>
          </text:deletion>
        </text:changed-region>
        <text:changed-region xml:id="ct93962626386624" text:id="ct93962626386624">
          <text:insertion>
            <office:change-info>
              <dc:creator>James J. Hunt</dc:creator>
              <dc:date>2018-04-17T10:50:52</dc:date>
            </office:change-info>
          </text:insertion>
        </text:changed-region>
        <text:changed-region xml:id="ct93962640664944" text:id="ct93962640664944">
          <text:deletion>
            <office:change-info>
              <dc:creator>James J. Hunt</dc:creator>
              <dc:date>2018-04-04T20:31:06</dc:date>
            </office:change-info>
            <text:p text:style-name="Body">configurable</text:p>
          </text:deletion>
        </text:changed-region>
        <text:changed-region xml:id="ct93962640665616" text:id="ct93962640665616">
          <text:insertion>
            <office:change-info>
              <dc:creator>James J. Hunt</dc:creator>
              <dc:date>2018-04-13T19:34:26</dc:date>
            </office:change-info>
          </text:insertion>
        </text:changed-region>
        <text:changed-region xml:id="ct93962609331872" text:id="ct93962609331872">
          <text:deletion>
            <office:change-info>
              <dc:creator>James J. Hunt</dc:creator>
              <dc:date>2018-04-17T11:18:30</dc:date>
            </office:change-info>
            <text:p text:style-name="Body">space thresholds as bytes.</text:p>
          </text:deletion>
        </text:changed-region>
        <text:changed-region xml:id="ct93962609331568" text:id="ct93962609331568">
          <text:deletion>
            <office:change-info>
              <dc:creator>Auteur inconnu</dc:creator>
              <dc:date>2013-02-01T02:27:00</dc:date>
            </office:change-info>
            <text:p text:style-name="Body"><office:annotation><dc:creator>Arnaud Rinquin</dc:creator><dc:date>2012-10-24T09:44:29.350000000</dc:date><text:p text:style-name="P171"><text:span text:style-name="T134">Shouldn't we merge R7+R8 and R9+R10 in order to lower the number of requirement and make the 3 threshold units more visible.</text:span></text:p></office:annotation></text:p>
          </text:deletion>
        </text:changed-region>
        <text:changed-region xml:id="ct93962609331264" text:id="ct93962609331264">
          <text:deletion>
            <office:change-info>
              <dc:creator>James J. Hunt</dc:creator>
              <dc:date>2018-04-17T11:18:31</dc:date>
            </office:change-info>
            <text:p text:style-name="Body">: The solution MUST define disk storage </text:p>
          </text:deletion>
        </text:changed-region>
        <text:changed-region xml:id="ct93962609330960" text:id="ct93962609330960">
          <text:deletion>
            <office:change-info>
              <dc:creator>James J. Hunt</dc:creator>
              <dc:date>2018-04-04T20:31:37</dc:date>
            </office:change-info>
            <text:p text:style-name="Body">10</text:p>
          </text:deletion>
        </text:changed-region>
        <text:changed-region xml:id="ct93962609330656" text:id="ct93962609330656">
          <text:deletion>
            <office:change-info>
              <dc:creator>Auteur inconnu</dc:creator>
              <dc:date>2013-02-19T14:37:00</dc:date>
            </office:change-info>
            <text:p text:style-name="Body">8</text:p>
          </text:deletion>
        </text:changed-region>
        <text:changed-region xml:id="ct93962640666880" text:id="ct93962640666880">
          <text:deletion>
            <office:change-info>
              <dc:creator>James J. Hunt</dc:creator>
              <dc:date>2018-04-17T11:18:31</dc:date>
            </office:change-info>
            <text:p text:style-name="Body">: The solution MUST define memory thresholds as bytes.</text:p>
            <text:p text:style-name="Body">R</text:p>
          </text:deletion>
        </text:changed-region>
        <text:changed-region xml:id="ct93962640666576" text:id="ct93962640666576">
          <text:deletion>
            <office:change-info>
              <dc:creator>James J. Hunt</dc:creator>
              <dc:date>2018-04-04T20:31:30</dc:date>
            </office:change-info>
            <text:p text:style-name="Body">9</text:p>
          </text:deletion>
        </text:changed-region>
        <text:changed-region xml:id="ct93962640666272" text:id="ct93962640666272">
          <text:deletion>
            <office:change-info>
              <dc:creator>Auteur inconnu</dc:creator>
              <dc:date>2013-02-19T14:36:00</dc:date>
            </office:change-info>
            <text:p text:style-name="Body">7</text:p>
          </text:deletion>
        </text:changed-region>
        <text:changed-region xml:id="ct93962640665968" text:id="ct93962640665968">
          <text:deletion>
            <office:change-info>
              <dc:creator>James J. Hunt</dc:creator>
              <dc:date>2018-04-17T11:18:31</dc:date>
            </office:change-info>
            <text:p text:style-name="Body"/>
            <text:p text:style-name="Body">R</text:p>
          </text:deletion>
        </text:changed-region>
        <text:changed-region xml:id="ct93962617099600" text:id="ct93962617099600">
          <text:deletion>
            <office:change-info>
              <dc:creator>James J. Hunt</dc:creator>
              <dc:date>2018-04-04T20:31:42</dc:date>
            </office:change-info>
            <text:p text:style-name="Body">11</text:p>
          </text:deletion>
        </text:changed-region>
        <text:changed-region xml:id="ct93962617100784" text:id="ct93962617100784">
          <text:deletion>
            <office:change-info>
              <dc:creator>Auteur inconnu</dc:creator>
              <dc:date>2013-02-19T14:37:00</dc:date>
            </office:change-info>
            <text:p text:style-name="Body">9</text:p>
          </text:deletion>
        </text:changed-region>
        <text:changed-region xml:id="ct93962656482320" text:id="ct93962656482320">
          <text:insertion>
            <office:change-info>
              <dc:creator>James J. Hunt</dc:creator>
              <dc:date>2018-04-17T11:18:35</dc:date>
            </office:change-info>
          </text:insertion>
        </text:changed-region>
        <text:changed-region xml:id="ct93962655516064" text:id="ct93962655516064">
          <text:deletion>
            <office:change-info>
              <dc:creator>Auteur inconnu</dc:creator>
              <dc:date>2013-01-29T20:23:00</dc:date>
            </office:change-info>
            <text:p text:style-name="Body">active </text:p>
          </text:deletion>
        </text:changed-region>
        <text:changed-region xml:id="ct93962655516784" text:id="ct93962655516784">
          <text:deletion>
            <office:change-info>
              <dc:creator>James J. Hunt</dc:creator>
              <dc:date>2018-04-04T20:31:48</dc:date>
            </office:change-info>
            <text:p text:style-name="Body">2</text:p>
          </text:deletion>
        </text:changed-region>
        <text:changed-region xml:id="ct93962616572272" text:id="ct93962616572272">
          <text:deletion>
            <office:change-info>
              <dc:creator>Auteur inconnu</dc:creator>
              <dc:date>2013-02-19T14:37:00</dc:date>
            </office:change-info>
            <text:p text:style-name="Body">0</text:p>
          </text:deletion>
        </text:changed-region>
        <text:changed-region xml:id="ct93962661467904" text:id="ct93962661467904">
          <text:deletion>
            <office:change-info>
              <dc:creator>James J. Hunt</dc:creator>
              <dc:date>2018-04-04T20:31:49</dc:date>
            </office:change-info>
            <text:p text:style-name="Body">1</text:p>
          </text:deletion>
        </text:changed-region>
        <text:changed-region xml:id="ct93962669701200" text:id="ct93962669701200">
          <text:insertion>
            <office:change-info>
              <dc:creator>James J. Hunt</dc:creator>
              <dc:date>2018-04-17T11:18:38</dc:date>
            </office:change-info>
          </text:insertion>
        </text:changed-region>
        <text:changed-region xml:id="ct93962600380512" text:id="ct93962600380512">
          <text:insertion>
            <office:change-info>
              <dc:creator>Andre Bottaro</dc:creator>
              <dc:date>2012-10-23T22:02:00</dc:date>
            </office:change-info>
          </text:insertion>
        </text:changed-region>
        <text:changed-region xml:id="ct93962618826224" text:id="ct93962618826224">
          <text:deletion>
            <office:change-info>
              <dc:creator>James J. Hunt</dc:creator>
              <dc:date>2018-04-04T20:32:05</dc:date>
            </office:change-info>
            <text:p text:style-name="Body">3</text:p>
          </text:deletion>
        </text:changed-region>
        <text:changed-region xml:id="ct93962624665408" text:id="ct93962624665408">
          <text:deletion>
            <office:change-info>
              <dc:creator>Auteur inconnu</dc:creator>
              <dc:date>2013-02-19T14:37:00</dc:date>
            </office:change-info>
            <text:p text:style-name="Body">1</text:p>
          </text:deletion>
        </text:changed-region>
        <text:changed-region xml:id="ct93962618826592" text:id="ct93962618826592">
          <text:deletion>
            <office:change-info>
              <dc:creator>James J. Hunt</dc:creator>
              <dc:date>2018-04-17T11:18:49</dc:date>
            </office:change-info>
            <text:p text:style-name="Body">1</text:p>
          </text:deletion>
        </text:changed-region>
        <text:changed-region xml:id="ct93962609240672" text:id="ct93962609240672">
          <text:insertion>
            <office:change-info>
              <dc:creator>James J. Hunt</dc:creator>
              <dc:date>2018-04-17T11:18:50</dc:date>
            </office:change-info>
          </text:insertion>
        </text:changed-region>
        <text:changed-region xml:id="ct93962669702048" text:id="ct93962669702048">
          <text:insertion>
            <office:change-info>
              <dc:creator>Andre Bottaro</dc:creator>
              <dc:date>2012-10-23T22:02:00</dc:date>
            </office:change-info>
          </text:insertion>
        </text:changed-region>
        <text:changed-region xml:id="ct93962627307920" text:id="ct93962627307920">
          <text:deletion>
            <office:change-info>
              <dc:creator>James J. Hunt</dc:creator>
              <dc:date>2018-04-17T11:02:45</dc:date>
            </office:change-info>
            <text:p text:style-name="Body"><text:s/>reached.</text:p>
          </text:deletion>
        </text:changed-region>
        <text:changed-region xml:id="ct93962645958160" text:id="ct93962645958160">
          <text:deletion>
            <office:change-info>
              <dc:creator>James J. Hunt</dc:creator>
              <dc:date>2018-04-04T20:32:28</dc:date>
            </office:change-info>
            <text:p text:style-name="Body">is</text:p>
          </text:deletion>
        </text:changed-region>
        <text:changed-region xml:id="ct93962645957856" text:id="ct93962645957856">
          <text:deletion>
            <office:change-info>
              <dc:creator>James J. Hunt</dc:creator>
              <dc:date>2018-04-17T11:02:45</dc:date>
            </office:change-info>
            <text:p text:style-name="Body"><text:s/>threshold </text:p>
          </text:deletion>
        </text:changed-region>
        <text:changed-region xml:id="ct93962645957552" text:id="ct93962645957552">
          <text:deletion>
            <office:change-info>
              <dc:creator>James J. Hunt</dc:creator>
              <dc:date>2018-04-04T20:32:21</dc:date>
            </office:change-info>
            <text:p text:style-name="Body">or</text:p>
          </text:deletion>
        </text:changed-region>
        <text:changed-region xml:id="ct93962645957248" text:id="ct93962645957248">
          <text:deletion>
            <office:change-info>
              <dc:creator>Auteur inconnu</dc:creator>
              <dc:date>2013-02-01T02:27:00</dc:date>
            </office:change-info>
            <text:p text:style-name="Body"><office:annotation><dc:creator>Arnaud Rinquin</dc:creator><dc:date>2012-10-24T09:46:19.350000000</dc:date><text:p text:style-name="P171"><text:span text:style-name="T134">JVM / OS implementation specific, isn't it ?</text:span></text:p></office:annotation></text:p>
          </text:deletion>
        </text:changed-region>
        <text:changed-region xml:id="ct93962645956944" text:id="ct93962645956944">
          <text:deletion>
            <office:change-info>
              <dc:creator>James J. Hunt</dc:creator>
              <dc:date>2018-04-04T20:32:22</dc:date>
            </office:change-info>
            <text:p text:style-name="Body">err</text:p>
          </text:deletion>
        </text:changed-region>
        <text:changed-region xml:id="ct93962645956640" text:id="ct93962645956640">
          <text:deletion>
            <office:change-info>
              <dc:creator>James J. Hunt</dc:creator>
              <dc:date>2018-04-17T11:02:45</dc:date>
            </office:change-info>
            <text:p text:style-name="Body"><text:s/>CPU </text:p>
          </text:deletion>
        </text:changed-region>
        <text:changed-region xml:id="ct93962645956336" text:id="ct93962645956336">
          <text:deletion>
            <office:change-info>
              <dc:creator>James J. Hunt</dc:creator>
              <dc:date>2018-04-04T20:32:14</dc:date>
            </office:change-info>
            <text:p text:style-name="Body">ile</text:p>
          </text:deletion>
        </text:changed-region>
        <text:changed-region xml:id="ct93962669703040" text:id="ct93962669703040">
          <text:deletion>
            <office:change-info>
              <dc:creator>James J. Hunt</dc:creator>
              <dc:date>2018-04-17T11:02:45</dc:date>
            </office:change-info>
            <text:p text:style-name="Body">lower bundle thread priorities whbe able to MUST </text:p>
          </text:deletion>
        </text:changed-region>
        <text:changed-region xml:id="ct93962627308544" text:id="ct93962627308544">
          <text:insertion>
            <office:change-info>
              <dc:creator>James J. Hunt</dc:creator>
              <dc:date>2018-04-17T11:02:45</dc:date>
            </office:change-info>
          </text:insertion>
        </text:changed-region>
        <text:changed-region xml:id="ct93962627309312" text:id="ct93962627309312">
          <text:insertion>
            <office:change-info>
              <dc:creator>James J. Hunt</dc:creator>
              <dc:date>2018-04-17T11:03:00</dc:date>
            </office:change-info>
          </text:insertion>
        </text:changed-region>
        <text:changed-region xml:id="ct93962627400000" text:id="ct93962627400000">
          <text:deletion>
            <office:change-info>
              <dc:creator>James J. Hunt</dc:creator>
              <dc:date>2018-04-04T20:36:26</dc:date>
            </office:change-info>
            <text:p text:style-name="Body">8</text:p>
          </text:deletion>
        </text:changed-region>
        <text:changed-region xml:id="ct93962627399696" text:id="ct93962627399696">
          <text:deletion>
            <office:change-info>
              <dc:creator>Auteur inconnu</dc:creator>
              <dc:date>2013-02-19T14:37:00</dc:date>
            </office:change-info>
            <text:p text:style-name="Body">6</text:p>
          </text:deletion>
        </text:changed-region>
        <text:changed-region xml:id="ct93962627399392" text:id="ct93962627399392">
          <text:deletion>
            <office:change-info>
              <dc:creator>James J. Hunt</dc:creator>
              <dc:date>2018-04-17T11:19:04</dc:date>
            </office:change-info>
            <text:p text:style-name="Body">1</text:p>
          </text:deletion>
        </text:changed-region>
        <text:changed-region xml:id="ct93962627399088" text:id="ct93962627399088">
          <text:deletion>
            <office:change-info>
              <dc:creator>James J. Hunt</dc:creator>
              <dc:date>2018-04-17T11:15:09</dc:date>
            </office:change-info>
            <text:p text:style-name="Body">R</text:p>
            <text:p text:style-name="Body"><text:s/>and MUST prevent further connected-state socket while socket error threshold is reached.</text:p>
          </text:deletion>
        </text:changed-region>
        <text:changed-region xml:id="ct93962627447568" text:id="ct93962627447568">
          <text:deletion>
            <office:change-info>
              <dc:creator>James J. Hunt</dc:creator>
              <dc:date>2018-04-04T20:34:59</dc:date>
            </office:change-info>
            <text:p text:style-name="Body"><text:s/>IOException), (e.g.</text:p>
          </text:deletion>
        </text:changed-region>
        <text:changed-region xml:id="ct93962627447264" text:id="ct93962627447264">
          <text:deletion>
            <office:change-info>
              <dc:creator>James J. Hunt</dc:creator>
              <dc:date>2018-04-17T11:15:08</dc:date>
            </office:change-info>
            <text:p text:style-name="Body">: The solution MUST raise an error</text:p>
          </text:deletion>
        </text:changed-region>
        <text:changed-region xml:id="ct93962627446960" text:id="ct93962627446960">
          <text:deletion>
            <office:change-info>
              <dc:creator>James J. Hunt</dc:creator>
              <dc:date>2018-04-04T20:36:20</dc:date>
            </office:change-info>
            <text:p text:style-name="Body">7</text:p>
          </text:deletion>
        </text:changed-region>
        <text:changed-region xml:id="ct93962627446656" text:id="ct93962627446656">
          <text:deletion>
            <office:change-info>
              <dc:creator>Auteur inconnu</dc:creator>
              <dc:date>2013-02-19T14:37:00</dc:date>
            </office:change-info>
            <text:p text:style-name="Body">5</text:p>
          </text:deletion>
        </text:changed-region>
        <text:changed-region xml:id="ct93962627446352" text:id="ct93962627446352">
          <text:deletion>
            <office:change-info>
              <dc:creator>Andre Bottaro</dc:creator>
              <dc:date>2012-10-23T22:03:00</dc:date>
            </office:change-info>
            <text:p text:style-name="Body">4</text:p>
          </text:deletion>
        </text:changed-region>
        <text:changed-region xml:id="ct93962664929792" text:id="ct93962664929792">
          <text:deletion>
            <office:change-info>
              <dc:creator>James J. Hunt</dc:creator>
              <dc:date>2018-04-17T11:15:08</dc:date>
            </office:change-info>
            <text:p text:style-name="Body"><text:s/>threshold is reached.</text:p>
            <text:p text:style-name="Body">R1</text:p>
          </text:deletion>
        </text:changed-region>
        <text:changed-region xml:id="ct93962664929488" text:id="ct93962664929488">
          <text:deletion>
            <office:change-info>
              <dc:creator>James J. Hunt</dc:creator>
              <dc:date>2018-04-04T20:34:48</dc:date>
            </office:change-info>
            <text:p text:style-name="Body">error</text:p>
          </text:deletion>
        </text:changed-region>
        <text:changed-region xml:id="ct93962664929184" text:id="ct93962664929184">
          <text:deletion>
            <office:change-info>
              <dc:creator>James J. Hunt</dc:creator>
              <dc:date>2018-04-17T11:15:08</dc:date>
            </office:change-info>
            <text:p text:style-name="Body">and MUST prevent further thread activation while thread </text:p>
          </text:deletion>
        </text:changed-region>
        <text:changed-region xml:id="ct93962664928880" text:id="ct93962664928880">
          <text:deletion>
            <office:change-info>
              <dc:creator>James J. Hunt</dc:creator>
              <dc:date>2018-04-04T20:34:37</dc:date>
            </office:change-info>
            <text:p text:style-name="Body"><text:s/>InternalError) ,(e.g.</text:p>
          </text:deletion>
        </text:changed-region>
        <text:changed-region xml:id="ct93962664928576" text:id="ct93962664928576">
          <text:deletion>
            <office:change-info>
              <dc:creator>James J. Hunt</dc:creator>
              <dc:date>2018-04-17T11:15:08</dc:date>
            </office:change-info>
            <text:p text:style-name="Body">: The solution MUST raise an error </text:p>
          </text:deletion>
        </text:changed-region>
        <text:changed-region xml:id="ct93962664928272" text:id="ct93962664928272">
          <text:deletion>
            <office:change-info>
              <dc:creator>James J. Hunt</dc:creator>
              <dc:date>2018-04-04T20:36:15</dc:date>
            </office:change-info>
            <text:p text:style-name="Body">6</text:p>
          </text:deletion>
        </text:changed-region>
        <text:changed-region xml:id="ct93962664927968" text:id="ct93962664927968">
          <text:deletion>
            <office:change-info>
              <dc:creator>Auteur inconnu</dc:creator>
              <dc:date>2013-02-19T14:37:00</dc:date>
            </office:change-info>
            <text:p text:style-name="Body">4</text:p>
          </text:deletion>
        </text:changed-region>
        <text:changed-region xml:id="ct93962671249008" text:id="ct93962671249008">
          <text:deletion>
            <office:change-info>
              <dc:creator>Andre Bottaro</dc:creator>
              <dc:date>2012-10-23T22:03:00</dc:date>
            </office:change-info>
            <text:p text:style-name="Body">3</text:p>
          </text:deletion>
        </text:changed-region>
        <text:changed-region xml:id="ct93962671248704" text:id="ct93962671248704">
          <text:deletion>
            <office:change-info>
              <dc:creator>James J. Hunt</dc:creator>
              <dc:date>2018-04-17T11:15:08</dc:date>
            </office:change-info>
            <text:p text:style-name="Body"><text:s/>threshold is reached.</text:p>
            <text:p text:style-name="Body">R1</text:p>
          </text:deletion>
        </text:changed-region>
        <text:changed-region xml:id="ct93962671248400" text:id="ct93962671248400">
          <text:deletion>
            <office:change-info>
              <dc:creator>James J. Hunt</dc:creator>
              <dc:date>2018-04-04T20:34:26</dc:date>
            </office:change-info>
            <text:p text:style-name="Body">error</text:p>
          </text:deletion>
        </text:changed-region>
        <text:changed-region xml:id="ct93962671248096" text:id="ct93962671248096">
          <text:deletion>
            <office:change-info>
              <dc:creator>James J. Hunt</dc:creator>
              <dc:date>2018-04-17T11:15:08</dc:date>
            </office:change-info>
            <text:p text:style-name="Body"><text:s/>and MUST prevent further disk storage space allocation while disk storage space </text:p>
          </text:deletion>
        </text:changed-region>
        <text:changed-region xml:id="ct93962671247792" text:id="ct93962671247792">
          <text:deletion>
            <office:change-info>
              <dc:creator>James J. Hunt</dc:creator>
              <dc:date>2018-04-04T20:34:08</dc:date>
            </office:change-info>
            <text:p text:style-name="Body"><text:s/>IOException),(e.g.</text:p>
          </text:deletion>
        </text:changed-region>
        <text:changed-region xml:id="ct93962671247488" text:id="ct93962671247488">
          <text:deletion>
            <office:change-info>
              <dc:creator>Auteur inconnu</dc:creator>
              <dc:date>2013-02-01T02:27:00</dc:date>
            </office:change-info>
            <text:p text:style-name="Body"><office:annotation><dc:creator>Arnaud Rinquin</dc:creator><dc:date>2012-10-24T09:47:09.350000000</dc:date><text:p text:style-name="P171"><text:span text:style-name="T134">Same as above. Should we merge this requirement based on the type of error ?</text:span></text:p></office:annotation></text:p>
          </text:deletion>
        </text:changed-region>
        <text:changed-region xml:id="ct93962671247184" text:id="ct93962671247184">
          <text:deletion>
            <office:change-info>
              <dc:creator>James J. Hunt</dc:creator>
              <dc:date>2018-04-04T20:34:10</dc:date>
            </office:change-info>
            <text:p text:style-name="Body"><text:s/></text:p>
          </text:deletion>
        </text:changed-region>
        <text:changed-region xml:id="ct93962640007616" text:id="ct93962640007616">
          <text:deletion>
            <office:change-info>
              <dc:creator>James J. Hunt</dc:creator>
              <dc:date>2018-04-17T11:15:08</dc:date>
            </office:change-info>
            <text:p text:style-name="Body">: The solution MUST raise an error</text:p>
          </text:deletion>
        </text:changed-region>
        <text:changed-region xml:id="ct93962640007312" text:id="ct93962640007312">
          <text:deletion>
            <office:change-info>
              <dc:creator>James J. Hunt</dc:creator>
              <dc:date>2018-04-04T20:36:12</dc:date>
            </office:change-info>
            <text:p text:style-name="Body">5</text:p>
          </text:deletion>
        </text:changed-region>
        <text:changed-region xml:id="ct93962640007008" text:id="ct93962640007008">
          <text:deletion>
            <office:change-info>
              <dc:creator>Auteur inconnu</dc:creator>
              <dc:date>2013-02-19T14:37:00</dc:date>
            </office:change-info>
            <text:p text:style-name="Body">3</text:p>
          </text:deletion>
        </text:changed-region>
        <text:changed-region xml:id="ct93962640006704" text:id="ct93962640006704">
          <text:deletion>
            <office:change-info>
              <dc:creator>Andre Bottaro</dc:creator>
              <dc:date>2012-10-23T22:03:00</dc:date>
            </office:change-info>
            <text:p text:style-name="Body">2</text:p>
          </text:deletion>
        </text:changed-region>
        <text:changed-region xml:id="ct93962640006400" text:id="ct93962640006400">
          <text:deletion>
            <office:change-info>
              <dc:creator>James J. Hunt</dc:creator>
              <dc:date>2018-04-17T11:15:08</dc:date>
            </office:change-info>
            <text:p text:style-name="Body"><text:s/>threshold is reached.</text:p>
            <text:p text:style-name="Body">R1</text:p>
          </text:deletion>
        </text:changed-region>
        <text:changed-region xml:id="ct93962640006096" text:id="ct93962640006096">
          <text:deletion>
            <office:change-info>
              <dc:creator>James J. Hunt</dc:creator>
              <dc:date>2018-04-04T20:32:43</dc:date>
            </office:change-info>
            <text:p text:style-name="Body">error</text:p>
          </text:deletion>
        </text:changed-region>
        <text:changed-region xml:id="ct93962640005792" text:id="ct93962640005792">
          <text:deletion>
            <office:change-info>
              <dc:creator>James J. Hunt</dc:creator>
              <dc:date>2018-04-17T11:15:08</dc:date>
            </office:change-info>
            <text:p text:style-name="Body"><text:s/>and MUST prevent further memory allocation while memory </text:p>
          </text:deletion>
        </text:changed-region>
        <text:changed-region xml:id="ct93962660545376" text:id="ct93962660545376">
          <text:deletion>
            <office:change-info>
              <dc:creator>James J. Hunt</dc:creator>
              <dc:date>2018-04-04T20:33:14</dc:date>
            </office:change-info>
            <text:p text:style-name="Body">)</text:p>
          </text:deletion>
        </text:changed-region>
        <text:changed-region xml:id="ct93962660545152" text:id="ct93962660545152">
          <text:deletion>
            <office:change-info>
              <dc:creator>James J. Hunt</dc:creator>
              <dc:date>2018-04-17T11:15:08</dc:date>
            </office:change-info>
            <text:p text:style-name="Body"><text:s/>OutOfMemoryError,e.g.</text:p>
          </text:deletion>
        </text:changed-region>
        <text:changed-region xml:id="ct93962660544480" text:id="ct93962660544480">
          <text:deletion>
            <office:change-info>
              <dc:creator>James J. Hunt</dc:creator>
              <dc:date>2018-04-04T20:33:09</dc:date>
            </office:change-info>
            <text:p text:style-name="Body"><text:s/>(</text:p>
          </text:deletion>
        </text:changed-region>
        <text:changed-region xml:id="ct93962660544256" text:id="ct93962660544256">
          <text:deletion>
            <office:change-info>
              <dc:creator>James J. Hunt</dc:creator>
              <dc:date>2018-04-17T11:15:08</dc:date>
            </office:change-info>
            <text:p text:style-name="Body">: The solution MUST raise an error</text:p>
          </text:deletion>
        </text:changed-region>
        <text:changed-region xml:id="ct93962660544032" text:id="ct93962660544032">
          <text:deletion>
            <office:change-info>
              <dc:creator>James J. Hunt</dc:creator>
              <dc:date>2018-04-04T20:32:49</dc:date>
            </office:change-info>
            <text:p text:style-name="Body">4</text:p>
          </text:deletion>
        </text:changed-region>
        <text:changed-region xml:id="ct93962660543808" text:id="ct93962660543808">
          <text:deletion>
            <office:change-info>
              <dc:creator>Auteur inconnu</dc:creator>
              <dc:date>2013-02-19T14:37:00</dc:date>
            </office:change-info>
            <text:p text:style-name="Body">2</text:p>
          </text:deletion>
        </text:changed-region>
        <text:changed-region xml:id="ct93962660543584" text:id="ct93962660543584">
          <text:deletion>
            <office:change-info>
              <dc:creator>Andre Bottaro</dc:creator>
              <dc:date>2012-10-23T22:03:00</dc:date>
            </office:change-info>
            <text:p text:style-name="Body">1</text:p>
          </text:deletion>
        </text:changed-region>
        <text:changed-region xml:id="ct93962627309792" text:id="ct93962627309792">
          <text:deletion>
            <office:change-info>
              <dc:creator>James J. Hunt</dc:creator>
              <dc:date>2018-04-17T11:15:08</dc:date>
            </office:change-info>
            <text:p text:style-name="Body">1</text:p>
          </text:deletion>
        </text:changed-region>
        <text:changed-region xml:id="ct93962627400624" text:id="ct93962627400624">
          <text:insertion>
            <office:change-info>
              <dc:creator>James J. Hunt</dc:creator>
              <dc:date>2018-04-17T11:19:05</dc:date>
            </office:change-info>
          </text:insertion>
        </text:changed-region>
        <text:changed-region xml:id="ct93962627400928" text:id="ct93962627400928">
          <text:insertion>
            <office:change-info>
              <dc:creator>Arnaud Rinquin</dc:creator>
              <dc:date>2013-01-25T17:11:00</dc:date>
            </office:change-info>
          </text:insertion>
        </text:changed-region>
        <text:changed-region xml:id="ct93962670009936" text:id="ct93962670009936">
          <text:deletion>
            <office:change-info>
              <dc:creator>James J. Hunt</dc:creator>
              <dc:date>2018-04-04T20:35:30</dc:date>
            </office:change-info>
            <text:p text:style-name="Body"><text:s/>bundles to</text:p>
          </text:deletion>
        </text:changed-region>
        <text:changed-region xml:id="ct93962670010656" text:id="ct93962670010656">
          <text:insertion>
            <office:change-info>
              <dc:creator>James J. Hunt</dc:creator>
              <dc:date>2018-04-04T20:35:31</dc:date>
            </office:change-info>
          </text:insertion>
        </text:changed-region>
        <text:changed-region xml:id="ct93962670010960" text:id="ct93962670010960">
          <text:insertion>
            <office:change-info>
              <dc:creator>Arnaud Rinquin</dc:creator>
              <dc:date>2013-01-25T17:11:00</dc:date>
            </office:change-info>
          </text:insertion>
        </text:changed-region>
        <text:changed-region xml:id="ct93962670011264" text:id="ct93962670011264">
          <text:deletion>
            <office:change-info>
              <dc:creator>James J. Hunt</dc:creator>
              <dc:date>2018-04-04T20:35:39</dc:date>
            </office:change-info>
            <text:p text:style-name="Body">define</text:p>
          </text:deletion>
        </text:changed-region>
        <text:changed-region xml:id="ct93962639180464" text:id="ct93962639180464">
          <text:insertion>
            <office:change-info>
              <dc:creator>James J. Hunt</dc:creator>
              <dc:date>2018-04-04T20:35:39</dc:date>
            </office:change-info>
          </text:insertion>
        </text:changed-region>
        <text:changed-region xml:id="ct93962639180768" text:id="ct93962639180768">
          <text:deletion>
            <office:change-info>
              <dc:creator>James J. Hunt</dc:creator>
              <dc:date>2018-04-04T20:35:53</dc:date>
            </office:change-info>
            <text:p text:style-name="Body"><text:span text:style-name="T38"><text:s/>their intended</text:span></text:p>
          </text:deletion>
        </text:changed-region>
        <text:changed-region xml:id="ct93962639181168" text:id="ct93962639181168">
          <text:insertion>
            <office:change-info>
              <dc:creator>Arnaud Rinquin</dc:creator>
              <dc:date>2013-01-25T17:11:00</dc:date>
            </office:change-info>
          </text:insertion>
        </text:changed-region>
        <text:changed-region xml:id="ct93962639181472" text:id="ct93962639181472">
          <text:deletion>
            <office:change-info>
              <dc:creator>James J. Hunt</dc:creator>
              <dc:date>2018-04-04T20:35:57</dc:date>
            </office:change-info>
            <text:p text:style-name="Body">usage</text:p>
          </text:deletion>
        </text:changed-region>
        <text:changed-region xml:id="ct93962639182192" text:id="ct93962639182192">
          <text:insertion>
            <office:change-info>
              <dc:creator>James J. Hunt</dc:creator>
              <dc:date>2018-04-04T20:35:57</dc:date>
            </office:change-info>
          </text:insertion>
        </text:changed-region>
        <text:changed-region xml:id="ct93962639182544" text:id="ct93962639182544">
          <text:insertion>
            <office:change-info>
              <dc:creator>Arnaud Rinquin</dc:creator>
              <dc:date>2013-01-25T17:11:00</dc:date>
            </office:change-info>
          </text:insertion>
        </text:changed-region>
        <text:changed-region xml:id="ct93962549159728" text:id="ct93962549159728">
          <text:deletion>
            <office:change-info>
              <dc:creator>James J. Hunt</dc:creator>
              <dc:date>2018-04-04T20:36:56</dc:date>
            </office:change-info>
            <text:p text:style-name="Body"><text:span text:style-name="T39">: The solution MUST provide a mechanism that allows to plug application specific components to evaluate application specific resources.2</text:span></text:p>
          </text:deletion>
        </text:changed-region>
        <text:changed-region xml:id="ct93962549159424" text:id="ct93962549159424">
          <text:deletion>
            <office:change-info>
              <dc:creator>Auteur inconnu</dc:creator>
              <dc:date>2013-02-19T14:37:00</dc:date>
            </office:change-info>
            <text:p text:style-name="Body"><text:span text:style-name="T39">0</text:span></text:p>
          </text:deletion>
        </text:changed-region>
        <text:changed-region xml:id="ct93962549159120" text:id="ct93962549159120">
          <text:deletion>
            <office:change-info>
              <dc:creator>James J. Hunt</dc:creator>
              <dc:date>2018-04-04T20:36:40</dc:date>
            </office:change-info>
            <text:p text:style-name="Body"><text:span text:style-name="T39">resolve this conflict.</text:span></text:p>
            <text:p text:style-name="P25"/>
            <text:p text:style-name="P44">R<text:span text:style-name="T40">2</text:span></text:p>
          </text:deletion>
        </text:changed-region>
        <text:changed-region xml:id="ct93962549158816" text:id="ct93962549158816">
          <text:deletion>
            <office:change-info>
              <dc:creator>Auteur inconnu</dc:creator>
              <dc:date>2013-03-04T08:06:00</dc:date>
            </office:change-info>
            <text:p text:style-name="P44"><text:span text:style-name="T40">(R18) </text:span></text:p>
          </text:deletion>
        </text:changed-region>
        <text:changed-region xml:id="ct93962670919440" text:id="ct93962670919440">
          <text:deletion>
            <office:change-info>
              <dc:creator>Auteur inconnu</dc:creator>
              <dc:date>2013-02-01T02:26:00</dc:date>
            </office:change-info>
            <text:p text:style-name="P44"><text:span text:style-name="T40">MUST</text:span></text:p>
          </text:deletion>
        </text:changed-region>
        <text:changed-region xml:id="ct93962670919136" text:id="ct93962670919136">
          <text:deletion>
            <office:change-info>
              <dc:creator>Auteur inconnu</dc:creator>
              <dc:date>2013-03-04T08:06:00</dc:date>
            </office:change-info>
            <text:p text:style-name="P44"><text:span text:style-name="T40"><text:s/></text:span></text:p>
          </text:deletion>
        </text:changed-region>
        <text:changed-region xml:id="ct93962670918832" text:id="ct93962670918832">
          <text:deletion>
            <office:change-info>
              <dc:creator>James J. Hunt</dc:creator>
              <dc:date>2018-04-04T20:36:40</dc:date>
            </office:change-info>
            <text:p text:style-name="P44"><text:span text:style-name="T40"><text:s/>that the framework mechanism MAY be</text:span></text:p>
          </text:deletion>
        </text:changed-region>
        <text:changed-region xml:id="ct93962670918528" text:id="ct93962670918528">
          <text:deletion>
            <office:change-info>
              <dc:creator>Auteur inconnu</dc:creator>
              <dc:date>2013-02-01T02:26:00</dc:date>
            </office:change-info>
            <text:p text:style-name="P44"><text:span text:style-name="T40">is</text:span></text:p>
          </text:deletion>
        </text:changed-region>
        <text:changed-region xml:id="ct93962670918224" text:id="ct93962670918224">
          <text:deletion>
            <office:change-info>
              <dc:creator>James J. Hunt</dc:creator>
              <dc:date>2018-04-04T20:36:40</dc:date>
            </office:change-info>
            <text:p text:style-name="P44"><text:span text:style-name="T40"><text:s/>take actions, if the conflicts are not resolved after a period of time. Default action MAY</text:span></text:p>
          </text:deletion>
        </text:changed-region>
        <text:changed-region xml:id="ct93962670917920" text:id="ct93962670917920">
          <text:deletion>
            <office:change-info>
              <dc:creator>Auteur inconnu</dc:creator>
              <dc:date>2013-02-05</dc:date>
            </office:change-info>
            <text:p text:style-name="P44"><text:span text:style-name="T40">and </text:span></text:p>
          </text:deletion>
        </text:changed-region>
        <text:changed-region xml:id="ct93962670917616" text:id="ct93962670917616">
          <text:deletion>
            <office:change-info>
              <dc:creator>Auteur inconnu</dc:creator>
              <dc:date>2013-02-01T02:26:00</dc:date>
            </office:change-info>
            <text:p text:style-name="P44"><text:span text:style-name="T40">MUST</text:span></text:p>
          </text:deletion>
        </text:changed-region>
        <text:changed-region xml:id="ct93962644465968" text:id="ct93962644465968">
          <text:deletion>
            <office:change-info>
              <dc:creator>James J. Hunt</dc:creator>
              <dc:date>2018-04-04T20:36:40</dc:date>
            </office:change-info>
            <text:p text:style-name="P44"><text:span text:style-name="T40"><text:s/>20</text:span></text:p>
          </text:deletion>
        </text:changed-region>
        <text:changed-region xml:id="ct93962644465664" text:id="ct93962644465664">
          <text:deletion>
            <office:change-info>
              <dc:creator>Auteur inconnu</dc:creator>
              <dc:date>2013-03-04T08:05:00</dc:date>
            </office:change-info>
            <text:p text:style-name="P44"><text:span text:style-name="T40">18</text:span></text:p>
          </text:deletion>
        </text:changed-region>
        <text:changed-region xml:id="ct93962644465360" text:id="ct93962644465360">
          <text:deletion>
            <office:change-info>
              <dc:creator>James J. Hunt</dc:creator>
              <dc:date>2018-04-04T20:36:40</dc:date>
            </office:change-info>
            <text:p text:style-name="P44"><text:span text:style-name="T40">able to monitor the success of R</text:span></text:p>
          </text:deletion>
        </text:changed-region>
        <text:changed-region xml:id="ct93962644465056" text:id="ct93962644465056">
          <text:deletion>
            <office:change-info>
              <dc:creator>Auteur inconnu</dc:creator>
              <dc:date>2013-02-04T23:59:00</dc:date>
            </office:change-info>
            <text:p text:style-name="P44"><text:span text:style-name="T40">be </text:span></text:p>
          </text:deletion>
        </text:changed-region>
        <text:changed-region xml:id="ct93962644464752" text:id="ct93962644464752">
          <text:deletion>
            <office:change-info>
              <dc:creator>James J. Hunt</dc:creator>
              <dc:date>2018-04-04T20:36:40</dc:date>
            </office:change-info>
            <text:p text:style-name="P44"><text:span text:style-name="T40">, an application 6</text:span></text:p>
          </text:deletion>
        </text:changed-region>
        <text:changed-region xml:id="ct93962644464448" text:id="ct93962644464448">
          <text:deletion>
            <office:change-info>
              <dc:creator>Auteur inconnu</dc:creator>
              <dc:date>2013-03-04T08:08:00</dc:date>
            </office:change-info>
            <text:p text:style-name="P44"><text:span text:style-name="T40">5</text:span></text:p>
          </text:deletion>
        </text:changed-region>
        <text:changed-region xml:id="ct93962644464144" text:id="ct93962644464144">
          <text:deletion>
            <office:change-info>
              <dc:creator>Auteur inconnu</dc:creator>
              <dc:date>2013-02-04T23:59:00</dc:date>
            </office:change-info>
            <text:p text:style-name="P44"><text:span text:style-name="T40"><text:s/>MUST </text:span></text:p>
          </text:deletion>
        </text:changed-region>
        <text:changed-region xml:id="ct93962617582288" text:id="ct93962617582288">
          <text:deletion>
            <office:change-info>
              <dc:creator>James J. Hunt</dc:creator>
              <dc:date>2018-04-04T20:36:40</dc:date>
            </office:change-info>
            <text:p text:style-name="P44"><text:span text:style-name="T40">RThanks to notification from </text:span></text:p>
          </text:deletion>
        </text:changed-region>
        <text:changed-region xml:id="ct93962617581984" text:id="ct93962617581984">
          <text:deletion>
            <office:change-info>
              <dc:creator>Auteur inconnu</dc:creator>
              <dc:date>2013-02-04T23:59:00</dc:date>
            </office:change-info>
            <text:p text:style-name="P44"><text:span text:style-name="T40">The entity from </text:span></text:p>
          </text:deletion>
        </text:changed-region>
        <text:changed-region xml:id="ct93962617581680" text:id="ct93962617581680">
          <text:deletion>
            <office:change-info>
              <dc:creator>James J. Hunt</dc:creator>
              <dc:date>2018-04-04T20:36:40</dc:date>
            </office:change-info>
            <text:p text:style-name="P44"><text:span text:style-name="T40">: 12</text:span></text:p>
          </text:deletion>
        </text:changed-region>
        <text:changed-region xml:id="ct93962617581376" text:id="ct93962617581376">
          <text:deletion>
            <office:change-info>
              <dc:creator>Auteur inconnu</dc:creator>
              <dc:date>2013-02-19T14:37:00</dc:date>
            </office:change-info>
            <text:p text:style-name="P44"><text:span text:style-name="T40">19</text:span></text:p>
          </text:deletion>
        </text:changed-region>
        <text:changed-region xml:id="ct93962617581072" text:id="ct93962617581072">
          <text:deletion>
            <office:change-info>
              <dc:creator>James J. Hunt</dc:creator>
              <dc:date>2018-04-04T20:36:41</dc:date>
            </office:change-info>
            <text:p text:style-name="P44"><text:span text:style-name="T39"/></text:p>
            <text:p text:style-name="P44"/>
            <text:p text:style-name="P44">R<text:span text:style-name="T40">9.</text:span></text:p>
          </text:deletion>
        </text:changed-region>
        <text:changed-region xml:id="ct93962617580768" text:id="ct93962617580768">
          <text:deletion>
            <office:change-info>
              <dc:creator>Auteur inconnu</dc:creator>
              <dc:date>2013-03-04T08:04:00</dc:date>
            </office:change-info>
            <text:p text:style-name="P44"><text:span text:style-name="T40">7 For the OSGi framework such a mechanism is mandatory.</text:span></text:p>
          </text:deletion>
        </text:changed-region>
        <text:changed-region xml:id="ct93962617580464" text:id="ct93962617580464">
          <text:deletion>
            <office:change-info>
              <dc:creator>James J. Hunt</dc:creator>
              <dc:date>2018-04-04T20:36:33</dc:date>
            </office:change-info>
            <text:p text:style-name="P44"><text:span text:style-name="T40"><text:s/>define optional means for a bundle to resolve its own conflicts based on the decisions of the entity introduced in R1MAY</text:span></text:p>
          </text:deletion>
        </text:changed-region>
        <text:changed-region xml:id="ct93962640201920" text:id="ct93962640201920">
          <text:deletion>
            <office:change-info>
              <dc:creator>Auteur inconnu</dc:creator>
              <dc:date>2013-02-05</dc:date>
            </office:change-info>
            <text:p text:style-name="P44"><text:span text:style-name="T40">MUST</text:span></text:p>
          </text:deletion>
        </text:changed-region>
        <text:changed-region xml:id="ct93962640201616" text:id="ct93962640201616">
          <text:deletion>
            <office:change-info>
              <dc:creator>James J. Hunt</dc:creator>
              <dc:date>2018-04-04T20:36:33</dc:date>
            </office:change-info>
            <text:p text:style-name="P44"><text:span text:style-name="T40">: The solution 20</text:span></text:p>
          </text:deletion>
        </text:changed-region>
        <text:changed-region xml:id="ct93962640201312" text:id="ct93962640201312">
          <text:deletion>
            <office:change-info>
              <dc:creator>Auteur inconnu</dc:creator>
              <dc:date>2013-03-04T07:58:00</dc:date>
            </office:change-info>
            <text:p text:style-name="P44"><text:span text:style-name="T40">1</text:span></text:p>
          </text:deletion>
        </text:changed-region>
        <text:changed-region xml:id="ct93962640201008" text:id="ct93962640201008">
          <text:deletion>
            <office:change-info>
              <dc:creator>Auteur inconnu</dc:creator>
              <dc:date>2013-02-19T14:37:00</dc:date>
            </office:change-info>
            <text:p text:style-name="P44"><text:span text:style-name="T40">8</text:span></text:p>
          </text:deletion>
        </text:changed-region>
        <text:changed-region xml:id="ct93962640200704" text:id="ct93962640200704">
          <text:deletion>
            <office:change-info>
              <dc:creator>James J. Hunt</dc:creator>
              <dc:date>2018-04-04T20:36:34</dc:date>
            </office:change-info>
            <text:p text:style-name="P44"><text:span text:style-name="T39"/></text:p>
            <text:p text:style-name="P44">RR19: The solution MUST allow OSGi applications to monitor bundles, evaluate their states and take decisions to react gracefully. </text:p>
          </text:deletion>
        </text:changed-region>
        <text:changed-region xml:id="ct93962640200400" text:id="ct93962640200400">
          <text:deletion>
            <office:change-info>
              <dc:creator>Auteur inconnu</dc:creator>
              <dc:date>2013-01-29T20:39:00</dc:date>
            </office:change-info>
            <text:p text:style-name="P44">R17: The solution MUST define an entity that monitors and evaluates states and takes decisions to react gracefully.</text:p>
          </text:deletion>
        </text:changed-region>
        <text:changed-region xml:id="ct93962640200096" text:id="ct93962640200096">
          <text:deletion>
            <office:change-info>
              <dc:creator>James J. Hunt</dc:creator>
              <dc:date>2018-04-04T20:36:08</dc:date>
            </office:change-info>
            <text:p text:style-name="P44"><text:span text:style-name="T39"/></text:p>
            <text:p text:style-name="P44"><text:span text:style-name="T39"/></text:p>
          </text:deletion>
        </text:changed-region>
        <text:changed-region xml:id="ct93962656752704" text:id="ct93962656752704">
          <text:insertion>
            <office:change-info>
              <dc:creator>Auteur inconnu</dc:creator>
              <dc:date>2013-03-04T08:41:00</dc:date>
            </office:change-info>
          </text:insertion>
        </text:changed-region>
        <text:changed-region xml:id="ct93962660803904" text:id="ct93962660803904">
          <text:deletion>
            <office:change-info>
              <dc:creator>James J. Hunt</dc:creator>
              <dc:date>2018-04-04T20:37:06</dc:date>
            </office:change-info>
            <text:p text:style-name="P43"><text:span text:style-name="T12">23</text:span></text:p>
          </text:deletion>
        </text:changed-region>
        <text:changed-region xml:id="ct93962609241152" text:id="ct93962609241152">
          <text:insertion>
            <office:change-info>
              <dc:creator>James J. Hunt</dc:creator>
              <dc:date>2018-04-04T20:37:07</dc:date>
            </office:change-info>
          </text:insertion>
        </text:changed-region>
        <text:changed-region xml:id="ct93962670739872" text:id="ct93962670739872">
          <text:insertion>
            <office:change-info>
              <dc:creator>James J. Hunt</dc:creator>
              <dc:date>2018-04-17T11:19:13</dc:date>
            </office:change-info>
          </text:insertion>
        </text:changed-region>
        <text:changed-region xml:id="ct93962616955312" text:id="ct93962616955312">
          <text:insertion>
            <office:change-info>
              <dc:creator>Auteur inconnu</dc:creator>
              <dc:date>2013-03-04T08:41:00</dc:date>
            </office:change-info>
          </text:insertion>
        </text:changed-region>
        <text:changed-region xml:id="ct93962670427328" text:id="ct93962670427328">
          <text:deletion>
            <office:change-info>
              <dc:creator>James J. Hunt</dc:creator>
              <dc:date>2018-04-04T20:37:10</dc:date>
            </office:change-info>
            <text:p text:style-name="P43"><text:span text:style-name="T12">.Special (non standard, see standard Java Runtime definition in section </text:span><text:span text:style-name="T12"><text:bookmark-ref text:reference-format="number-no-superior" text:ref-name="__RefNumPara__1574_240524085">2</text:bookmark-ref></text:span><text:span text:style-name="T12">) Java platform implementations MAY be necessary to support management of certain resource types</text:span></text:p>
          </text:deletion>
        </text:changed-region>
        <text:changed-region xml:id="ct93962638224032" text:id="ct93962638224032">
          <text:insertion>
            <office:change-info>
              <dc:creator>James J. Hunt</dc:creator>
              <dc:date>2018-04-04T20:37:11</dc:date>
            </office:change-info>
          </text:insertion>
        </text:changed-region>
        <text:changed-region xml:id="ct93962660793712" text:id="ct93962660793712">
          <text:insertion>
            <office:change-info>
              <dc:creator>James J. Hunt</dc:creator>
              <dc:date>2018-04-17T10:39:45</dc:date>
            </office:change-info>
          </text:insertion>
        </text:changed-region>
        <text:changed-region xml:id="ct93962635483776" text:id="ct93962635483776">
          <text:insertion>
            <office:change-info>
              <dc:creator>James J. Hunt</dc:creator>
              <dc:date>2018-04-17T10:40:00</dc:date>
            </office:change-info>
          </text:insertion>
        </text:changed-region>
        <text:changed-region xml:id="ct93962616933440" text:id="ct93962616933440">
          <text:insertion>
            <office:change-info>
              <dc:creator>James J. Hunt</dc:creator>
              <dc:date>2018-04-17T10:41:05</dc:date>
            </office:change-info>
          </text:insertion>
        </text:changed-region>
        <text:changed-region xml:id="ct93962635944192" text:id="ct93962635944192">
          <text:insertion>
            <office:change-info>
              <dc:creator>James J. Hunt</dc:creator>
              <dc:date>2018-04-17T11:24:53</dc:date>
            </office:change-info>
          </text:insertion>
        </text:changed-region>
        <text:changed-region xml:id="ct93962561777568" text:id="ct93962561777568">
          <text:insertion>
            <office:change-info>
              <dc:creator>James J. Hunt</dc:creator>
              <dc:date>2018-04-17T11:25:01</dc:date>
            </office:change-info>
          </text:insertion>
        </text:changed-region>
        <text:changed-region xml:id="ct93962642564704" text:id="ct93962642564704">
          <text:insertion>
            <office:change-info>
              <dc:creator>James J. Hunt</dc:creator>
              <dc:date>2018-04-17T11:28:24</dc:date>
            </office:change-info>
          </text:insertion>
        </text:changed-region>
        <text:changed-region xml:id="ct93962641214944" text:id="ct93962641214944">
          <text:insertion>
            <office:change-info>
              <dc:creator>James J. Hunt</dc:creator>
              <dc:date>2018-04-17T11:33:14</dc:date>
            </office:change-info>
          </text:insertion>
        </text:changed-region>
        <text:changed-region xml:id="ct93962609241872" text:id="ct93962609241872">
          <text:insertion>
            <office:change-info>
              <dc:creator>Arnaud Rinquin</dc:creator>
              <dc:date>2013-01-25T17:15:00</dc:date>
            </office:change-info>
          </text:insertion>
        </text:changed-region>
        <text:changed-region xml:id="ct93962655658144" text:id="ct93962655658144">
          <text:insertion>
            <office:change-info>
              <dc:creator>Auteur inconnu</dc:creator>
              <dc:date>2013-02-04T23:42:00</dc:date>
            </office:change-info>
          </text:insertion>
        </text:changed-region>
        <text:changed-region xml:id="ct93962670131024" text:id="ct93962670131024">
          <text:insertion>
            <office:change-info>
              <dc:creator>James J. Hunt</dc:creator>
              <dc:date>2018-04-04T15:37:49</dc:date>
            </office:change-info>
          </text:insertion>
        </text:changed-region>
        <text:changed-region xml:id="ct93962661721504" text:id="ct93962661721504">
          <text:insertion>
            <office:change-info>
              <dc:creator>James J. Hunt</dc:creator>
              <dc:date>2018-04-13T18:52:43</dc:date>
            </office:change-info>
          </text:insertion>
        </text:changed-region>
        <text:changed-region xml:id="ct93962639158240" text:id="ct93962639158240">
          <text:deletion>
            <office:change-info>
              <dc:creator>James J. Hunt</dc:creator>
              <dc:date>2018-04-13T18:52:40</dc:date>
            </office:change-info>
            <text:list xml:id="list276308317" text:style-name="WW8Num3">
              <text:list-item>
                <text:p text:style-name="P45"><text:span text:style-name="T41">T</text:span></text:p>
              </text:list-item>
            </text:list>
          </text:deletion>
        </text:changed-region>
        <text:changed-region xml:id="ct93962635943296" text:id="ct93962635943296">
          <text:insertion>
            <office:change-info>
              <dc:creator>James J. Hunt</dc:creator>
              <dc:date>2018-04-13T18:52:46</dc:date>
            </office:change-info>
          </text:insertion>
        </text:changed-region>
        <text:changed-region xml:id="ct93962557388880" text:id="ct93962557388880">
          <text:insertion>
            <office:change-info>
              <dc:creator>Auteur inconnu</dc:creator>
              <dc:date>2013-02-04T23:42:00</dc:date>
            </office:change-info>
          </text:insertion>
        </text:changed-region>
        <text:changed-region xml:id="ct93962642461872" text:id="ct93962642461872">
          <text:deletion>
            <office:change-info>
              <dc:creator>James J. Hunt</dc:creator>
              <dc:date>2018-04-04T15:38:07</dc:date>
            </office:change-info>
            <text:list xml:id="list122338963568515" text:continue-numbering="true" text:style-name="WW8Num3">
              <text:list-item>
                <text:p text:style-name="P45"><text:span text:style-name="T41">Java Language</text:span></text:p>
              </text:list-item>
            </text:list>
          </text:deletion>
        </text:changed-region>
        <text:changed-region xml:id="ct93962670614656" text:id="ct93962670614656">
          <text:insertion>
            <office:change-info>
              <dc:creator>James J. Hunt</dc:creator>
              <dc:date>2018-04-04T15:38:08</dc:date>
            </office:change-info>
          </text:insertion>
        </text:changed-region>
        <text:changed-region xml:id="ct93962670614960" text:id="ct93962670614960">
          <text:deletion>
            <office:change-info>
              <dc:creator>James J. Hunt</dc:creator>
              <dc:date>2018-04-04T15:38:31</dc:date>
            </office:change-info>
            <text:list xml:id="list122338687365915" text:continue-numbering="true" text:style-name="WW8Num3">
              <text:list-item>
                <text:p text:style-name="P45"><text:span text:style-name="T42"><text:s/>Specification</text:span></text:p>
              </text:list-item>
            </text:list>
          </text:deletion>
        </text:changed-region>
        <text:changed-region xml:id="ct93962670615776" text:id="ct93962670615776">
          <text:insertion>
            <office:change-info>
              <dc:creator>Auteur inconnu</dc:creator>
              <dc:date>2013-02-04T23:42:00</dc:date>
            </office:change-info>
          </text:insertion>
        </text:changed-region>
        <text:changed-region xml:id="ct93962670616080" text:id="ct93962670616080">
          <text:deletion>
            <office:change-info>
              <dc:creator>James J. Hunt</dc:creator>
              <dc:date>2018-04-04T15:38:45</dc:date>
            </office:change-info>
            <text:list xml:id="list122338713185204" text:continue-numbering="true" text:style-name="WW8Num3">
              <text:list-item>
                <text:p text:style-name="P45"><text:span text:style-name="T41">Third Edition, May 2005, ISBN 0-321-24678-0.</text:span></text:p>
              </text:list-item>
            </text:list>
          </text:deletion>
        </text:changed-region>
        <text:changed-region xml:id="ct93962618865904" text:id="ct93962618865904">
          <text:insertion>
            <office:change-info>
              <dc:creator>James J. Hunt</dc:creator>
              <dc:date>2018-04-13T14:31:59</dc:date>
            </office:change-info>
          </text:insertion>
        </text:changed-region>
        <text:changed-region xml:id="ct93962618866128" text:id="ct93962618866128">
          <text:insertion>
            <office:change-info>
              <dc:creator>James J. Hunt</dc:creator>
              <dc:date>2018-04-13T14:32:01</dc:date>
            </office:change-info>
          </text:insertion>
        </text:changed-region>
        <text:changed-region xml:id="ct93962618867120" text:id="ct93962618867120">
          <text:insertion>
            <office:change-info>
              <dc:creator>James J. Hunt</dc:creator>
              <dc:date>2018-04-13T14:33:09</dc:date>
            </office:change-info>
          </text:insertion>
        </text:changed-region>
        <text:changed-region xml:id="ct93962618868016" text:id="ct93962618868016">
          <text:insertion>
            <office:change-info>
              <dc:creator>James J. Hunt</dc:creator>
              <dc:date>2018-04-04T15:37:18</dc:date>
            </office:change-info>
          </text:insertion>
        </text:changed-region>
        <text:changed-region xml:id="ct93962656997056" text:id="ct93962656997056">
          <text:deletion>
            <office:change-info>
              <dc:creator>James J. Hunt</dc:creator>
              <dc:date>2018-04-04T15:47:59</dc:date>
            </office:change-info>
            <text:p text:style-name="P46"/>
            <text:list xml:id="list122337714240668" text:continue-numbering="true" text:style-name="WW8Num3">
              <text:list-item>
                <text:p text:style-name="P47"/>
              </text:list-item>
            </text:list>
            <text:p text:style-name="P46"/>
          </text:deletion>
        </text:changed-region>
        <text:changed-region xml:id="ct93962558457888" text:id="ct93962558457888">
          <text:insertion>
            <office:change-info>
              <dc:creator>Arnaud Rinquin</dc:creator>
              <dc:date>2013-01-25T17:16:00</dc:date>
            </office:change-info>
          </text:insertion>
        </text:changed-region>
        <text:changed-region xml:id="ct93962640051840" text:id="ct93962640051840">
          <text:deletion>
            <office:change-info>
              <dc:creator>James J. Hunt</dc:creator>
              <dc:date>2018-04-04T15:38:55</dc:date>
            </office:change-info>
            <text:p text:style-name="P48">Steffen Drüsedow</text:p>
          </text:deletion>
        </text:changed-region>
        <text:changed-region xml:id="ct93962616999968" text:id="ct93962616999968">
          <text:insertion>
            <office:change-info>
              <dc:creator>James J. Hunt</dc:creator>
              <dc:date>2018-04-04T15:38:57</dc:date>
            </office:change-info>
          </text:insertion>
        </text:changed-region>
        <text:changed-region xml:id="ct93962625472096" text:id="ct93962625472096">
          <text:insertion>
            <office:change-info>
              <dc:creator>Arnaud Rinquin</dc:creator>
              <dc:date>2013-01-25T17:16:00</dc:date>
            </office:change-info>
          </text:insertion>
        </text:changed-region>
        <text:changed-region xml:id="ct93962625887728" text:id="ct93962625887728">
          <text:deletion>
            <office:change-info>
              <dc:creator>James J. Hunt</dc:creator>
              <dc:date>2018-04-04T15:39:03</dc:date>
            </office:change-info>
            <text:p text:style-name="P48">Deutsche Telekom AG</text:p>
          </text:deletion>
        </text:changed-region>
        <text:changed-region xml:id="ct93962639092976" text:id="ct93962639092976">
          <text:insertion>
            <office:change-info>
              <dc:creator>James J. Hunt</dc:creator>
              <dc:date>2018-04-04T15:39:03</dc:date>
            </office:change-info>
          </text:insertion>
        </text:changed-region>
        <text:changed-region xml:id="ct93962649410864" text:id="ct93962649410864">
          <text:insertion>
            <office:change-info>
              <dc:creator>Arnaud Rinquin</dc:creator>
              <dc:date>2013-01-25T17:16:00</dc:date>
            </office:change-info>
          </text:insertion>
        </text:changed-region>
        <text:changed-region xml:id="ct93962661836240" text:id="ct93962661836240">
          <text:deletion>
            <office:change-info>
              <dc:creator>James J. Hunt</dc:creator>
              <dc:date>2018-04-04T15:41:02</dc:date>
            </office:change-info>
            <text:p text:style-name="P49">ress</text:p>
          </text:deletion>
        </text:changed-region>
        <text:changed-region xml:id="ct93962651874464" text:id="ct93962651874464">
          <text:insertion>
            <office:change-info>
              <dc:creator>James J. Hunt</dc:creator>
              <dc:date>2018-04-04T15:42:44</dc:date>
            </office:change-info>
          </text:insertion>
        </text:changed-region>
        <text:changed-region xml:id="ct93962616606688" text:id="ct93962616606688">
          <text:deletion>
            <office:change-info>
              <dc:creator>James J. Hunt</dc:creator>
              <dc:date>2018-04-04T15:40:58</dc:date>
            </office:change-info>
            <text:p text:style-name="P50">, Germany</text:p>
          </text:deletion>
        </text:changed-region>
        <text:changed-region xml:id="ct93962616943824" text:id="ct93962616943824">
          <text:deletion>
            <office:change-info>
              <dc:creator>James J. Hunt</dc:creator>
              <dc:date>2018-04-04T15:39:24</dc:date>
            </office:change-info>
            <text:p text:style-name="P50">Telekom Innovation Laboratories, Winterfeldtstrasse 21, 10781 Berlin</text:p>
          </text:deletion>
        </text:changed-region>
        <text:changed-region xml:id="ct93962556620704" text:id="ct93962556620704">
          <text:insertion>
            <office:change-info>
              <dc:creator>James J. Hunt</dc:creator>
              <dc:date>2018-04-04T15:43:31</dc:date>
            </office:change-info>
          </text:insertion>
        </text:changed-region>
        <text:changed-region xml:id="ct93962655198336" text:id="ct93962655198336">
          <text:deletion>
            <office:change-info>
              <dc:creator>James J. Hunt</dc:creator>
              <dc:date>2018-04-04T15:40:57</dc:date>
            </office:change-info>
            <text:p text:style-name="P51"><text:span text:style-name="T43">Voice</text:span></text:p>
          </text:deletion>
        </text:changed-region>
        <text:changed-region xml:id="ct93962609358432" text:id="ct93962609358432">
          <text:insertion>
            <office:change-info>
              <dc:creator>James J. Hunt</dc:creator>
              <dc:date>2018-04-04T15:46:25</dc:date>
            </office:change-info>
          </text:insertion>
        </text:changed-region>
        <text:changed-region xml:id="ct93962649394416" text:id="ct93962649394416">
          <text:deletion>
            <office:change-info>
              <dc:creator>James J. Hunt</dc:creator>
              <dc:date>2018-04-04T15:39:50</dc:date>
            </office:change-info>
            <text:p text:style-name="P52">30 835358-139</text:p>
          </text:deletion>
        </text:changed-region>
        <text:changed-region xml:id="ct93962625429696" text:id="ct93962625429696">
          <text:deletion>
            <office:change-info>
              <dc:creator>James J. Hunt</dc:creator>
              <dc:date>2018-04-04T15:40:57</dc:date>
            </office:change-info>
            <text:p text:style-name="P52">+49 </text:p>
          </text:deletion>
        </text:changed-region>
        <text:changed-region xml:id="ct93962669939504" text:id="ct93962669939504">
          <text:insertion>
            <office:change-info>
              <dc:creator>James J. Hunt</dc:creator>
              <dc:date>2018-04-04T15:46:15</dc:date>
            </office:change-info>
          </text:insertion>
        </text:changed-region>
        <text:changed-region xml:id="ct93962625142336" text:id="ct93962625142336">
          <text:deletion>
            <office:change-info>
              <dc:creator>James J. Hunt</dc:creator>
              <dc:date>2018-04-04T15:40:55</dc:date>
            </office:change-info>
            <text:p text:style-name="P53"><text:span text:style-name="T43">e-mail</text:span></text:p>
          </text:deletion>
        </text:changed-region>
        <text:changed-region xml:id="ct93962625142688" text:id="ct93962625142688">
          <text:insertion>
            <office:change-info>
              <dc:creator>James J. Hunt</dc:creator>
              <dc:date>2018-04-04T15:46:39</dc:date>
            </office:change-info>
          </text:insertion>
        </text:changed-region>
        <text:changed-region xml:id="ct93962670993552" text:id="ct93962670993552">
          <text:deletion>
            <office:change-info>
              <dc:creator>James J. Hunt</dc:creator>
              <dc:date>2018-04-04T15:40:07</dc:date>
            </office:change-info>
            <text:p text:style-name="P52"><text:span text:style-name="T44">dow@telekom.deSteffen.druese</text:span></text:p>
          </text:deletion>
        </text:changed-region>
        <text:changed-region xml:id="ct93962625226336" text:id="ct93962625226336">
          <text:insertion>
            <office:change-info>
              <dc:creator>James J. Hunt</dc:creator>
              <dc:date>2018-04-04T15:46:08</dc:date>
            </office:change-info>
          </text:insertion>
        </text:changed-region>
        <text:changed-region xml:id="ct93962641301648" text:id="ct93962641301648">
          <text:insertion>
            <office:change-info>
              <dc:creator>Arnaud Rinquin</dc:creator>
              <dc:date>2013-01-25T17:18:00</dc:date>
            </office:change-info>
          </text:insertion>
        </text:changed-region>
        <text:changed-region xml:id="ct93962645474944" text:id="ct93962645474944">
          <text:deletion>
            <office:change-info>
              <dc:creator>Arnaud Rinquin</dc:creator>
              <dc:date>2013-01-25T17:18:00</dc:date>
            </office:change-info>
            <text:p text:style-name="P54"/>
            <table:table table:name="表1" table:style-name="表1">
              <table:table-column table:style-name="表1.A"/>
              <table:table-column table:style-name="表1.B"/>
              <table:table-row table:style-name="表1.1">
                <table:table-cell table:style-name="表1.A1" office:value-type="string">
                  <text:p text:style-name="P49">Name</text:p>
                </table:table-cell>
                <table:table-cell table:style-name="表1.B1" office:value-type="string">
                  <text:p text:style-name="P135"><text:span text:style-name="T100">Andre Bottaro</text:span> </text:p>
                </table:table-cell>
              </table:table-row>
              <table:table-row table:style-name="表1.1">
                <table:table-cell table:style-name="表1.A1" office:value-type="string">
                  <text:p text:style-name="P49">Company</text:p>
                </table:table-cell>
                <table:table-cell table:style-name="表1.B1" office:value-type="string">
                  <text:p text:style-name="P135"><text:span text:style-name="T100">France Telecom Orange</text:span> </text:p>
                </table:table-cell>
              </table:table-row>
              <table:table-row table:style-name="表1.1">
                <table:table-cell table:style-name="表1.A1" office:value-type="string">
                  <text:p text:style-name="P49">Address</text:p>
                </table:table-cell>
                <table:table-cell table:style-name="表1.B1" office:value-type="string">
                  <text:p text:style-name="P141">28 Chemin du Vieux Chêne, 38240 Meylan, France</text:p>
                </table:table-cell>
              </table:table-row>
              <table:table-row table:style-name="表1.1">
                <table:table-cell table:style-name="表1.A1" office:value-type="string">
                  <text:p text:style-name="P49">Voice</text:p>
                </table:table-cell>
                <table:table-cell table:style-name="表1.B1" office:value-type="string">
                  <text:p text:style-name="P135"><text:span text:style-name="T100">+33 4 76 76 41 03</text:span> </text:p>
                </table:table-cell>
              </table:table-row>
              <table:table-row table:style-name="表1.1">
                <table:table-cell table:style-name="表1.A1" office:value-type="string">
                  <text:p text:style-name="P8">e-mail</text:p>
                </table:table-cell>
                <table:table-cell table:style-name="表1.B1" office:value-type="string">
                  <text:p text:style-name="P135">andre.bottaro@orange.com</text:p>
                </table:table-cell>
              </table:table-row>
            </table:table>
            <text:p text:style-name="Text_20_body"/>
          </text:deletion>
        </text:changed-region>
        <text:changed-region xml:id="ct93962656536480" text:id="ct93962656536480">
          <text:insertion>
            <office:change-info>
              <dc:creator>Andre Bottaro</dc:creator>
              <dc:date>2012-10-23T21: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draw:frame draw:style-name="fr2" draw:name="graphics1" text:anchor-type="paragraph" svg:width="7in" svg:height="3.1075in" draw:z-index="0"><draw:image xlink:href="Pictures/1000020100000427000001D861406D9F1B8C46FE.png" xlink:type="simple" xlink:show="embed" xlink:actuate="onLoad" loext:mime-type="image/png"/></draw:frame></text:p>
      <text:p text:style-name="Document_20_Title"><text:change text:change-id="ct93962665442560"/><text:user-defined style:data-style-name="N0" text:name="RFP Title">RFP 189—Resource Enforcement</text:user-defined></text:p>
      <text:p text:style-name="Document_20_Title"><text:span text:style-name="T113">Draft<text:line-break/><text:line-break/></text:span><text:span text:style-name="T113"><text:page-count style:num-format="1">11</text:page-count></text:span><text:span text:style-name="T113"> Pages</text:span></text:p>
      <text:p text:style-name="P99"/>
      <text:p text:style-name="P100">Abstract</text:p>
      <text:p text:style-name="P1"><text:change-start text:change-id="ct93962616604560"/><text:span text:style-name="T1">The purpose of this RFP is to </text:span><text:change-end text:change-id="ct93962616604560"/><text:change text:change-id="ct93962630875520"/><text:change-start text:change-id="ct93962630876688"/><text:span text:style-name="T1">enable the </text:span><text:change-end text:change-id="ct93962630876688"/><text:change text:change-id="ct93962669963216"/><text:change text:change-id="ct93962630877296"/><text:change text:change-id="ct93962630876992"/><text:change-start text:change-id="ct93962669964544"/><text:span text:style-name="T49">enforcement of resource restriction</text:span><text:change-end text:change-id="ct93962669964544"/><text:change-start text:change-id="ct93962669964944"/> o<text:change-end text:change-id="ct93962669964944"/><text:change text:change-id="ct93962660778288"/><text:change-start text:change-id="ct93962660779824"/><text:span text:style-name="T2">n</text:span><text:change-end text:change-id="ct93962660779824"/><text:change-start text:change-id="ct93962627677184"/> bundles <text:change-end text:change-id="ct93962627677184"/><text:change text:change-id="ct93962627677488"/><text:change-start text:change-id="ct93962619125312"/><text:span text:style-name="T2">to ensure the robustness of </text:span><text:change-end text:change-id="ct93962619125312"/><text:change-start text:change-id="ct93962619125712"/>the frame<text:change-end text:change-id="ct93962619125712"/><text:change text:change-id="ct93962619126016"/><text:change-start text:change-id="ct93962601793232"/><text:span text:style-name="T2">work</text:span><text:change-end text:change-id="ct93962601793232"/><text:change-start text:change-id="ct93962601793584"/>. <text:change-end text:change-id="ct93962601793584"/><text:change-start text:change-id="ct93962601793888"/><text:s/><text:change-end text:change-id="ct93962601793888"/><text:change-start text:change-id="ct93962601794496"/>The <text:change-end text:change-id="ct93962601794496"/><text:change text:change-id="ct93962673008816"/><text:change-start text:change-id="ct93962673010416"/><text:span text:style-name="T2">resources</text:span><text:change-end text:change-id="ct93962673010416"/><text:change-start text:change-id="ct93962663745536"/> of a bundle <text:change-end text:change-id="ct93962663745536"/><text:change text:change-id="ct93962663745840"/><text:change-start text:change-id="ct93962663747328"/><text:span text:style-name="T2">may</text:span><text:change-end text:change-id="ct93962663747328"/><text:change-start text:change-id="ct93962639278544"/> include <text:change-end text:change-id="ct93962639278544"/><text:change-start text:change-id="ct93962639280096"/><text:span text:style-name="T2">CPU use, </text:span><text:change-end text:change-id="ct93962639280096"/><text:change-start text:change-id="ct93962642479936"/>memory <text:change-end text:change-id="ct93962642479936"/><text:change text:change-id="ct93962642480240"/><text:change-start text:change-id="ct93962642481776"/><text:span text:style-name="T2">consumption</text:span><text:change-end text:change-id="ct93962642481776"/><text:change-start text:change-id="ct93962670025824"/>, number of threads, network connections, and other limited resources. <text:change-end text:change-id="ct93962670025824"/><text:change-start text:change-id="ct93962670026128"/><text:s/><text:change-end text:change-id="ct93962670026128"/><text:change-start text:change-id="ct93962670026528"/>These are<text:change-end text:change-id="ct93962670026528"/><text:change text:change-id="ct93962670026832"/><text:change-start text:change-id="ct93962670027136"/> not <text:change-end text:change-id="ct93962670027136"/><text:change-start text:change-id="ct93962638446048"/><text:span text:style-name="T123">just </text:span><text:change-end text:change-id="ct93962638446048"/><text:change-start text:change-id="ct93962638446576"/>limited to the runtime environment (Java VM, OSGi Framework, etc), but can also include any<text:change-end text:change-id="ct93962638446576"/><text:change text:change-id="ct93962638446880"/><text:change-start text:change-id="ct93962616586896"/> <text:span text:style-name="T2">resource required by a</text:span><text:change-end text:change-id="ct93962616586896"/><text:change-start text:change-id="ct93962616587424"/> service<text:change-end text:change-id="ct93962616587424"/><text:change text:change-id="ct93962616587728"/><text:change-start text:change-id="ct93962616587120"/>. </text:p>
      <text:p text:style-name="P1"/>
      <text:p text:style-name="P1">J<text:change-end text:change-id="ct93962616587120"/><text:change text:change-id="ct93962638446272"/><text:change-start text:change-id="ct93962645485776"/><text:span text:style-name="T2">SR 282 </text:span><text:change-end text:change-id="ct93962645485776"/><text:change text:change-id="ct93962638788928"/><text:change text:change-id="ct93962657846032"/><text:change text:change-id="ct93962617086368"/><text:change-start text:change-id="ct93962670588240"/><text:span text:style-name="T2">and the Java security manager already </text:span><text:change-end text:change-id="ct93962670588240"/><text:change-start text:change-id="ct93962616568704"/><text:span text:style-name="T2">provide mechanisms for </text:span><text:change-end text:change-id="ct93962616568704"/><text:change text:change-id="ct93962627207792"/><text:change-start text:change-id="ct93962670588592"/>such resource<text:change-end text:change-id="ct93962670588592"/><text:change-start text:change-id="ct93962644657680"/> <text:span text:style-name="T2">enforcement</text:span><text:change-end text:change-id="ct93962644657680"/><text:change text:change-id="ct93962644657312"/><text:change-start text:change-id="ct93962616569056"/> at a granular level, e.g., threads. <text:change-end text:change-id="ct93962616569056"/><text:change text:change-id="ct93962623741712"/><text:change text:change-id="ct93962617087184"/><text:change text:change-id="ct93962616588624"/><text:change text:change-id="ct93962651894288"/><text:change text:change-id="ct93962661192944"/><text:change text:change-id="ct93962638788448"/><text:change text:change-id="ct93962645486064"/><text:change text:change-id="ct93962657845600"/><text:change text:change-id="ct93962651893680"/><text:change-start text:change-id="ct93962638447104"/><text:s/><text:change-end text:change-id="ct93962638447104"/><text:change text:change-id="ct93962638447408"/><text:change-start text:change-id="ct93962670027360"/><text:span text:style-name="T2">I</text:span><text:change-end text:change-id="ct93962670027360"/><text:change-start text:change-id="ct93962630876064"/><text:span text:style-name="T4">ndustrial solutions also make </text:span><text:change-end text:change-id="ct93962630876064"/><text:change text:change-id="ct93962630876368"/><text:change-start text:change-id="ct93962639279152"/><text:span text:style-name="T51">them</text:span><text:change-end text:change-id="ct93962639279152"/><text:change-start text:change-id="ct93962660779264"/><text:span text:style-name="T4"> available at </text:span><text:change-end text:change-id="ct93962660779264"/><text:change-start text:change-id="ct93962627678048"/><text:span text:style-name="T4">the bundle level. </text:span><text:change-end text:change-id="ct93962627678048"/><text:change-start text:change-id="ct93962642480816"/><text:span text:style-name="T4"><text:s/></text:span><text:change-end text:change-id="ct93962642480816"/><text:change-start text:change-id="ct93962619127040"/><text:span text:style-name="T4">This RFP advocates </text:span><text:change-end text:change-id="ct93962619127040"/><text:change text:change-id="ct93962673009040"/><text:change-start text:change-id="ct93962616646304"/><text:span text:style-name="T4">standardiz</text:span><text:change-end text:change-id="ct93962616646304"/><text:change text:change-id="ct93962616646832"/><text:change-start text:change-id="ct93962601670544"/><text:span text:style-name="T51">ing</text:span><text:change-end text:change-id="ct93962601670544"/><text:change-start text:change-id="ct93962601672160"/><text:span text:style-name="T4"> the set of features </text:span><text:change-end text:change-id="ct93962601672160"/><text:change-start text:change-id="ct93962646327072"/><text:span text:style-name="T4">and their API in OSGi specifications.</text:span><text:change-end text:change-id="ct93962646327072"/><text:change-start text:change-id="ct93962616646000"/></text:p>
      <text:p text:style-name="P68"/>
      <text:p text:style-name="P57"><text:span text:style-name="T4">This API should complement the existing resource monitoring </text:span><text:change-end text:change-id="ct93962616646000"/><text:change-start text:change-id="ct93962616646528"/><text:span text:style-name="T4">API.</text:span><text:change-end text:change-id="ct93962616646528"/></text:p>
      <text:h text:style-name="P124" text:outline-level="1"><text:bookmark-start text:name="__RefNumPara__374_548041257"/>Document Information<text:bookmark-end text:name="__RefNumPara__374_548041257"/></text:h>
      <text:h text:style-name="P10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2">0 Document Information<text:tab/>2</text:p>
          <text:p text:style-name="P101">0.1 Table of Contents<text:tab/>2</text:p>
          <text:p text:style-name="P101">0.2 Terminology and Document Conventions<text:tab/>2</text:p>
          <text:p text:style-name="P101">0.3 Revision History<text:tab/>2</text:p>
          <text:p text:style-name="P102">1 Introduction<text:tab/>3</text:p>
          <text:p text:style-name="P102">2 Application Domain<text:tab/>3</text:p>
          <text:p text:style-name="P102">3 Problem Description<text:tab/>4</text:p>
          <text:p text:style-name="P102">4 Use Cases<text:tab/>4</text:p>
          <text:p text:style-name="P101">4.1 Resource Monitoring<text:tab/>4</text:p>
          <text:p text:style-name="P101">4.2 Eventing<text:tab/>4</text:p>
          <text:p text:style-name="P101">4.3 Error<text:tab/>5</text:p>
          <text:p text:style-name="P102">5 Requirements<text:tab/>5</text:p>
          <text:p text:style-name="P102">6 Document Support<text:tab/>6</text:p>
          <text:p text:style-name="P101">6.1 References<text:tab/>6</text:p>
          <text:p text:style-name="P101">6.2 Author’s Address<text:tab/>6</text:p>
          <text:p text:style-name="P101">6.3 End of Document<text:tab/>7</text:p>
        </text:index-body>
      </text:table-of-content>
      <text:p text:style-name="Body"><text:change-start text:change-id="ct93962642480512"/></text:p>
      <text:h text:style-name="P2" text:outline-level="2"><text:change-end text:change-id="ct93962642480512"/><text:change text:change-id="ct93962625197760"/>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ref2119"/>.</text:p>
      <text:p text:style-name="Body"><text:span text:style-name="T114">Source code is shown in this typeface</text:span>.</text:p>
      <text:h text:style-name="Heading_20_2" text:outline-level="2">Revision History</text:h>
      <text:p text:style-name="P8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7">Revision</text:p>
            </table:table-cell>
            <table:table-cell table:style-name="Table1.A1" office:value-type="string">
              <text:p text:style-name="P97">Date</text:p>
            </table:table-cell>
            <table:table-cell table:style-name="Table1.C1" office:value-type="string">
              <text:p text:style-name="P97">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3"><text:change text:change-id="ct93962619311088"/><text:change-start text:change-id="ct93962670162272"/><text:span text:style-name="T2">April</text:span><text:change-end text:change-id="ct93962670162272"/>-<text:change text:change-id="ct93962637700896"/><text:change-start text:change-id="ct93962637701968"/><text:span text:style-name="T126">0</text:span><text:change-end text:change-id="ct93962637701968"/><text:change-start text:change-id="ct93962554355008"/><text:span text:style-name="T126">5</text:span><text:change-end text:change-id="ct93962554355008"/>-201<text:change text:change-id="ct93962554355360"/><text:change-start text:change-id="ct93962627631136"/><text:span text:style-name="T2">8</text:span><text:change-end text:change-id="ct93962627631136"/></text:p>
          </table:table-cell>
          <table:table-cell table:style-name="Table1.C1" office:value-type="string">
            <text:p text:style-name="P3">Initial version<text:change text:change-id="ct93962637702336"/><text:change-start text:change-id="ct93962669963488"/>s from <text:change-end text:change-id="ct93962669963488"/><text:change text:change-id="ct93962554355712"/><text:change-start text:change-id="ct93962554354384"/><text:span text:style-name="T2">aicas GmbH</text:span><text:change-end text:change-id="ct93962554354384"/><text:change-start text:change-id="ct93962554354688"/>.<text:change-end text:change-id="ct93962554354688"/><text:change text:change-id="ct93962637701120"/></text:p>
          </table:table-cell>
        </table:table-row>
        <table:table-row table:style-name="Table1.2">
          <table:table-cell table:style-name="Table1.A3" office:value-type="string">
            <text:p text:style-name="P4"><text:change text:change-id="ct93962627631968"/><text:change text:change-id="ct93962637701600"/><text:change-start text:change-id="ct93962627632272"/>0.1<text:change-end text:change-id="ct93962627632272"/></text:p>
          </table:table-cell>
          <table:table-cell table:style-name="Table1.A3" office:value-type="string">
            <text:p text:style-name="P5"><text:change text:change-id="ct93962646614064"/><text:change text:change-id="ct93962646613760"/><text:change text:change-id="ct93962635614032"/><text:change-start text:change-id="ct93962646614368"/>April-<text:change-end text:change-id="ct93962646614368"/><text:change-start text:change-id="ct93962646614816"/>13-2018<text:change-end text:change-id="ct93962646614816"/></text:p>
          </table:table-cell>
          <table:table-cell table:style-name="Table1.C3" office:value-type="string">
            <text:p text:style-name="P5"><text:change text:change-id="ct93962670906208"/><text:change text:change-id="ct93962670905904"/><text:change text:change-id="ct93962670905600"/><text:change text:change-id="ct93962670905296"/><text:change text:change-id="ct93962670904992"/><text:change text:change-id="ct93962646615600"/><text:change text:change-id="ct93962646615296"/><text:change-start text:change-id="ct93962640817936"/><text:span text:style-name="T133">U</text:span><text:change-end text:change-id="ct93962640817936"/><text:change-start text:change-id="ct93962670906592"/>pdate from internal review<text:change-end text:change-id="ct93962670906592"/></text:p>
          </table:table-cell>
        </table:table-row>
        <table:table-row table:style-name="Table1.2">
          <table:table-cell table:style-name="Table1.A3" office:value-type="string">
            <text:p text:style-name="P6"><text:change text:change-id="ct93962670801312"/><text:change-start text:change-id="ct93962641305104"/>0.2<text:change-end text:change-id="ct93962641305104"/></text:p>
          </table:table-cell>
          <table:table-cell table:style-name="Table1.A3" office:value-type="string">
            <text:p text:style-name="P7"><text:change text:change-id="ct93962635614400"/><text:change-start text:change-id="ct93962630659232"/>April-<text:change-end text:change-id="ct93962630659232"/><text:change-start text:change-id="ct93962638953424"/>17-2018<text:change-end text:change-id="ct93962638953424"/></text:p>
          </table:table-cell>
          <table:table-cell table:style-name="Table1.C3" office:value-type="string">
            <text:p text:style-name="P7"><text:change text:change-id="ct93962627396560"/><text:change-start text:change-id="ct93962660315168"/>Update from OSGi Meeting<text:change-end text:change-id="ct93962660315168"/></text:p>
          </table:table-cell>
        </table:table-row>
        <table:table-row table:style-name="Table1.2">
          <table:table-cell table:style-name="Table1.A3" office:value-type="string">
            <text:p text:style-name="P8"><text:change text:change-id="ct93962661723136"/></text:p>
          </table:table-cell>
          <table:table-cell table:style-name="Table1.A3" office:value-type="string">
            <text:p text:style-name="P3"><text:change text:change-id="ct93962661723616"/></text:p>
          </table:table-cell>
          <table:table-cell table:style-name="Table1.C3" office:value-type="string">
            <text:p text:style-name="P3"><text:change text:change-id="ct93962661724320"/></text:p>
          </table:table-cell>
        </table:table-row>
        <table:table-row table:style-name="Table1.2">
          <table:table-cell table:style-name="Table1.A3" office:value-type="string">
            <text:p text:style-name="P8"><text:change text:change-id="ct93962669937744"/></text:p>
          </table:table-cell>
          <table:table-cell table:style-name="Table1.A3" office:value-type="string">
            <text:p text:style-name="P3"><text:change text:change-id="ct93962642446752"/></text:p>
          </table:table-cell>
          <table:table-cell table:style-name="Table1.C3" office:value-type="string">
            <text:p text:style-name="P9"><text:change text:change-id="ct93962670618416"/></text:p>
          </table:table-cell>
        </table:table-row>
      </table:table>
      <text:p text:style-name="P70"><text:change-start text:change-id="ct93962671043056"/></text:p>
      <text:p text:style-name="P71"><text:change-end text:change-id="ct93962671043056"/><text:change-start text:change-id="ct93962645578368"/></text:p>
      <text:h text:style-name="Heading_20_1" text:outline-level="1"><text:change-end text:change-id="ct93962645578368"/>Introduction</text:h>
      <text:p text:style-name="P10">Applications, executed on <text:change-start text:change-id="ct93962631785504"/>an <text:change-end text:change-id="ct93962631785504"/>OSGi platform<text:change text:change-id="ct93962631785984"/>, need hardware resources (CPU, memory, disk storage space) and software resources (sockets, threads). <text:change-start text:change-id="ct93962631786208"/><text:s/><text:change-end text:change-id="ct93962631786208"/>As these resources are limited,<text:change-start text:change-id="ct93962631786432"/>;<text:change-end text:change-id="ct93962631786432"/> applications have to share them in order to preserve system quality of service.<text:change text:change-id="ct93962631786880"/><text:change text:change-id="ct93962631786656"/><text:change-start text:change-id="ct93962671054592"/> <text:s/><text:change-end text:change-id="ct93962671054592"/><text:change-start text:change-id="ct93962671055216"/><text:span text:style-name="T8">This is </text:span><text:change-end text:change-id="ct93962671055216"/><text:change text:change-id="ct93962671055520"/><text:change-start text:change-id="ct93962671056144"/><text:span text:style-name="T8">particularly true of IoT systems. </text:span><text:change-end text:change-id="ct93962671056144"/><text:change-start text:change-id="ct93962671056448"/></text:p>
      <text:p text:style-name="P10"><text:span text:style-name="T8">Providing</text:span><text:change-end text:change-id="ct93962671056448"/><text:change text:change-id="ct93962556484400"/><text:change-start text:change-id="ct93962556484944"/><text:span text:style-name="T8"> well defined</text:span><text:change-end text:change-id="ct93962556484944"/><text:change-start text:change-id="ct93962556486144"/><text:span text:style-name="T8"> resource management features is </text:span><text:change-end text:change-id="ct93962556486144"/><text:change text:change-id="ct93962616998416"/><text:change-start text:change-id="ct93962616999744"/><text:span text:style-name="T8">crucial </text:span><text:change-end text:change-id="ct93962616999744"/><text:change-start text:change-id="ct93962670401456"/><text:span text:style-name="T8">for </text:span><text:change-end text:change-id="ct93962670401456"/><text:change text:change-id="ct93962670402048"/><text:change-start text:change-id="ct93962665950288"/><text:span text:style-name="T8">OS</text:span><text:change-end text:change-id="ct93962665950288"/><text:change-start text:change-id="ct93962665952000"/><text:span text:style-name="T8">Gi to succeed in the IoT market,</text:span><text:change-end text:change-id="ct93962665952000"/><text:change-start text:change-id="ct93962665950512"/><text:span text:style-name="T8"> as </text:span><text:change-end text:change-id="ct93962665950512"/><text:change text:change-id="ct93962670355792"/><text:change text:change-id="ct93962670355488"/><text:change text:change-id="ct93962670355184"/><text:change text:change-id="ct93962670354880"/><text:change text:change-id="ct93962670354576"/><text:change-start text:change-id="ct93962550015136"/><text:span text:style-name="T8">IoT</text:span><text:change-end text:change-id="ct93962550015136"/><text:change-start text:change-id="ct93962550015440"/> <text:change-end text:change-id="ct93962550015440"/><text:change text:change-id="ct93962620557648"/><text:change text:change-id="ct93962550016048"/><text:change text:change-id="ct93962550015744"/><text:change-start text:change-id="ct93962620559472"/><text:span text:style-name="T117">requires</text:span><text:change-end text:change-id="ct93962620559472"/><text:change-start text:change-id="ct93962639050576"/> <text:change-end text:change-id="ct93962639050576"/><text:change text:change-id="ct93962639050880"/><text:change-start text:change-id="ct93962559961584"/><text:span text:style-name="T9">high robustness even for systems </text:span><text:change-end text:change-id="ct93962559961584"/><text:change-start text:change-id="ct93962559963088"/><text:span text:style-name="T9">open</text:span><text:change-end text:change-id="ct93962559963088"/><text:change text:change-id="ct93962669705712"/><text:change text:change-id="ct93962669705408"/><text:change text:change-id="ct93962669705104"/><text:change text:change-id="ct93962669704800"/><text:change text:change-id="ct93962669704496"/><text:change text:change-id="ct93962669704272"/><text:change text:change-id="ct93962559963392"/><text:change-start text:change-id="ct93962669706112"/> to third party applications. <text:change-end text:change-id="ct93962669706112"/><text:change-start text:change-id="ct93962617066416"/><text:s/><text:change-end text:change-id="ct93962617066416"/><text:change-start text:change-id="ct93962617066720"/>In this perspective, the framework administrator has to <text:change-end text:change-id="ct93962617066720"/><text:change text:change-id="ct93962617067024"/><text:change-start text:change-id="ct93962617067328"/>offer <text:change-end text:change-id="ct93962617067328"/><text:change text:change-id="ct93962617067632"/><text:change-start text:change-id="ct93962624892352"/><text:span text:style-name="T11">well defined</text:span><text:change-end text:change-id="ct93962624892352"/><text:change-start text:change-id="ct93962624892784"/> guarantees to every actor sharing the platform<text:change-end text:change-id="ct93962624892784"/><text:change text:change-id="ct93962624893088"/><text:change-start text:change-id="ct93962639091872"/> <text:span text:style-name="T117">and the system must be robu</text:span><text:change-end text:change-id="ct93962639091872"/><text:change-start text:change-id="ct93962639093376"/><text:span text:style-name="T117">st against faulty bundles.</text:span><text:change-end text:change-id="ct93962639093376"/><text:change-start text:change-id="ct93962655201728"/><text:span text:style-name="T117"> <text:s/>These g</text:span><text:change-end text:change-id="ct93962655201728"/><text:change-start text:change-id="ct93962616650848"/><text:span text:style-name="T117">uarantees must consider both the resources available and the importance of each bundle.</text:span><text:change-end text:change-id="ct93962616650848"/><text:change-start text:change-id="ct93962626630512"/></text:p>
      <text:p text:style-name="P11">Resource <text:change-end text:change-id="ct93962626630512"/><text:change text:change-id="ct93962609828208"/><text:change-start text:change-id="ct93962547413024"/><text:span text:style-name="T117">enforcement</text:span><text:change-end text:change-id="ct93962547413024"/><text:change-start text:change-id="ct93962556484624"/> is also vital to Cloud Computing scenarios where a management agent needs to ensure that SLAs agreed around the cloud offering are met. <text:change-end text:change-id="ct93962556484624"/><text:change-start text:change-id="ct93962626631232"/><text:s/><text:change-end text:change-id="ct93962626631232"/><text:change-start text:change-id="ct93962671217200"/>When a cloud node <text:change-end text:change-id="ct93962671217200"/><text:change text:change-id="ct93962618987264"/><text:change-start text:change-id="ct93962547413376"/><text:span text:style-name="T117">becomes</text:span><text:change-end text:change-id="ct93962547413376"/><text:change-start text:change-id="ct93962670297760"/> overloaded or fails this can affect the <text:change-end text:change-id="ct93962670297760"/><text:change text:change-id="ct93962666528608"/><text:change-start text:change-id="ct93962666527808"/>agreed SLA and action needs to be taken. <text:change-end text:change-id="ct93962666527808"/><text:change-start text:change-id="ct93962617528944"/><text:s/><text:change-end text:change-id="ct93962617528944"/><text:change-start text:change-id="ct93962625760624"/>In a Cloud Computing scenario this may imply starting additional nodes, adjusting the provisioning state of the system by moving or adding deployments or indeed shutting down some nodes if the system has become quiet. <text:change-end text:change-id="ct93962625760624"/><text:change-start text:change-id="ct93962616684112"/><text:s/><text:change-end text:change-id="ct93962616684112"/><text:change-start text:change-id="ct93962626543808"/>To be able to handle such scenarios the management agent will need to have visibility of the resource utilization of the cloud system as a whole, which encompasses a multipl<text:change-end text:change-id="ct93962626543808"/><text:change text:change-id="ct93962645858880"/><text:change-start text:change-id="ct93962547766800"/><text:span text:style-name="T117">e</text:span><text:change-end text:change-id="ct93962547766800"/><text:change-start text:change-id="ct93962660608528"/> <text:change-end text:change-id="ct93962660608528"/><text:change text:change-id="ct93962645831232"/><text:change-start text:change-id="ct93962644778400"/><text:span text:style-name="T11">of </text:span><text:change-end text:change-id="ct93962644778400"/><text:change-start text:change-id="ct93962655201328"/>nodes and runtimes.<text:change-end text:change-id="ct93962655201328"/><text:change text:change-id="ct93962601792848"/><text:change-start text:change-id="ct93962665952224"/></text:p>
      <text:p text:style-name="P10"><text:change-end text:change-id="ct93962665952224"/>For the moment, existing OSGi specifications do<text:change-start text:change-id="ct93962671043616"/> <text:change-end text:change-id="ct93962671043616"/>n<text:change-start text:change-id="ct93962547766384"/>o<text:change-end text:change-id="ct93962547766384"/><text:change text:change-id="ct93962645859680"/>t provide <text:change text:change-id="ct93962670401680"/>resource <text:change-start text:change-id="ct93962645830080"/><text:span text:style-name="T117">enforcement </text:span><text:change-end text:change-id="ct93962645830080"/>mechanism ensuring a<text:change text:change-id="ct93962601447792"/> <text:change text:change-id="ct93962626544096"/><text:change text:change-id="ct93962626630800"/><text:change-start text:change-id="ct93962660608096"/><text:span text:style-name="T11">well defined</text:span><text:change-end text:change-id="ct93962660608096"/> resource sharing between <text:change-start text:change-id="ct93962645830432"/>bundles and <text:change-end text:change-id="ct93962645830432"/>applications. <text:change-start text:change-id="ct93962624891952"/>The underlying JVM <text:change-end text:change-id="ct93962624891952"/><text:change-start text:change-id="ct93962670354096"/>provides only some standard mechanisms at a <text:span text:style-name="T79">level that is too fine-grained, e.g., </text:span>classes, objects, methods<text:change-end text:change-id="ct93962670354096"/><text:change-start text:change-id="ct93962645860096"/>. <text:change-end text:change-id="ct93962645860096"/><text:change-start text:change-id="ct93962639091440"/><text:s/><text:change-end text:change-id="ct93962639091440"/><text:change-start text:change-id="ct93962616931936"/><text:span text:style-name="T11">Since </text:span><text:change-end text:change-id="ct93962616931936"/><text:change text:change-id="ct93962656457824"/><text:change-start text:change-id="ct93962617528448"/><text:span text:style-name="T11">t</text:span><text:change-end text:change-id="ct93962617528448"/><text:change-start text:change-id="ct93962659736960"/>he bundle <text:change-end text:change-id="ct93962659736960"/><text:change text:change-id="ct93962626542800"/><text:change-start text:change-id="ct93962625760096"/><text:span text:style-name="T11">is</text:span><text:change-end text:change-id="ct93962625760096"/><text:change-start text:change-id="ct93962637397584"/> the smallest deployment unit of interest for platform administrator<text:change-end text:change-id="ct93962637397584"/><text:change-start text:change-id="ct93962676316496"/><text:span text:style-name="T11">s</text:span><text:change-end text:change-id="ct93962676316496"/><text:change-start text:change-id="ct93962637398128"/> and application providers, <text:change-end text:change-id="ct93962637398128"/><text:change text:change-id="ct93962655200752"/><text:change-start text:change-id="ct93962655201056"/>t<text:change-end text:change-id="ct93962655201056"/>his RFP describes needs and requirements of such features at <text:change-start text:change-id="ct93962655202144"/>the <text:change-end text:change-id="ct93962655202144"/>OSGi <text:change-start text:change-id="ct93962655202448"/>bundle <text:change-end text:change-id="ct93962655202448"/>level.<text:change-start text:change-id="ct93962625491184"/></text:p>
      <text:p text:style-name="P12"><text:span text:style-name="T53">This </text:span><text:span text:style-name="T12">specification is not only of interest for the realm of embedded devices but might </text:span><text:change-end text:change-id="ct93962625491184"/><text:change text:change-id="ct93962669652320"/><text:change-start text:change-id="ct93962669652624"/><text:span text:style-name="T85">be useful</text:span><text:change-end text:change-id="ct93962669652624"/><text:change-start text:change-id="ct93962614654848"/><text:span text:style-name="T12"> to other domains</text:span><text:change-end text:change-id="ct93962614654848"/><text:change-start text:change-id="ct93962645902432"/><text:span text:style-name="T12">,</text:span><text:change-end text:change-id="ct93962645902432"/><text:change-start text:change-id="ct93962640770848"/><text:span text:style-name="T12"> </text:span><text:change-end text:change-id="ct93962640770848"/><text:change text:change-id="ct93962639686256"/><text:change-start text:change-id="ct93962625318608"/><text:span text:style-name="T85">such as</text:span><text:change-end text:change-id="ct93962625318608"/><text:change-start text:change-id="ct93962660016416"/><text:span text:style-name="T12"> Enterprise</text:span><text:change-end text:change-id="ct93962660016416"/><text:change text:change-id="ct93962601448400"/><text:change-start text:change-id="ct93962610328592"/><text:span text:style-name="T12">, </text:span><text:span text:style-name="T85">where robustness is also important</text:span><text:change-end text:change-id="ct93962610328592"/><text:change-start text:change-id="ct93962645616432"/><text:span text:style-name="T12">.</text:span><text:change-end text:change-id="ct93962645616432"/><text:change-start text:change-id="ct93962624893312"/></text:p>
      <text:p text:style-name="P13"><text:change-end text:change-id="ct93962624893312"/><text:change text:change-id="ct93962624893536"/></text:p>
      <text:h text:style-name="Heading_20_1" text:outline-level="1"><text:bookmark-start text:name="__RefNumPara__1574_240524085"/><text:soft-page-break/>Application Domain<text:bookmark-end text:name="__RefNumPara__1574_240524085"/></text:h>
      <text:p text:style-name="P14"><text:change-start text:change-id="ct93962626393184"/><text:span text:style-name="T1">Resources of environments are always limited and entities that share such environments should be aware of that. </text:span><text:change-end text:change-id="ct93962626393184"/><text:change-start text:change-id="ct93962665467872"/><text:span text:style-name="T1"><text:s/></text:span><text:change-end text:change-id="ct93962665467872"/><text:change-start text:change-id="ct93962656830592"/>This is not different <text:change-end text:change-id="ct93962656830592"/><text:change text:change-id="ct93962670185776"/><text:change-start text:change-id="ct93962632229504"/><text:span text:style-name="T118">for</text:span><text:change-end text:change-id="ct93962632229504"/><text:change-start text:change-id="ct93962626393552"/> OSGi environments. <text:change-end text:change-id="ct93962626393552"/><text:change-start text:change-id="ct93962656830960"/><text:s/><text:change-end text:change-id="ct93962656830960"/><text:change-start text:change-id="ct93962662818000"/>Each bundle consumes resources of <text:change-end text:change-id="ct93962662818000"/><text:change text:change-id="ct93962631785120"/><text:change text:change-id="ct93962617068128"/><text:change-start text:change-id="ct93962556485168"/><text:span text:style-name="T118">varying</text:span><text:change-end text:change-id="ct93962556485168"/><text:change-start text:change-id="ct93962616651584"/> types.<text:change-end text:change-id="ct93962616651584"/><text:change-start text:change-id="ct93962616651888"/> <text:change-end text:change-id="ct93962616651888"/><text:change-start text:change-id="ct93962616652192"/><text:s/>Some of them are required for the very basic operation, some others are <text:change-end text:change-id="ct93962616652192"/><text:change text:change-id="ct93962550014112"/><text:change-start text:change-id="ct93962616998640"/><text:span text:style-name="T124">optional</text:span><text:change-end text:change-id="ct93962616998640"/><text:change-start text:change-id="ct93962616998944"/>, but all of them can run out and lead to situations where the bundle, a set of bundles that form an application, or even the framework as a whole is <text:change-end text:change-id="ct93962616998944"/><text:change text:change-id="ct93962616999248"/><text:change-start text:change-id="ct93962559961984"/><text:span text:style-name="T118">no longer</text:span><text:change-end text:change-id="ct93962559961984"/><text:change-start text:change-id="ct93962559962336"/> operational<text:change-end text:change-id="ct93962559962336"/><text:change text:change-id="ct93962559962640"/><text:change-start text:change-id="ct93962639092240"/>.<text:change-end text:change-id="ct93962639092240"/><text:change-start text:change-id="ct93962557205616"/></text:p>
      <text:p text:style-name="P14"><text:change-end text:change-id="ct93962557205616"/><text:change-start text:change-id="ct93962626022432"/></text:p>
      <text:p text:style-name="P15">Problematic situations arise when a software unit binds <text:change-end text:change-id="ct93962626022432"/><text:change text:change-id="ct93962627627312"/><text:change-start text:change-id="ct93962626023520"/><text:span text:style-name="T118">important </text:span><text:change-end text:change-id="ct93962626023520"/><text:change-start text:change-id="ct93962626023088"/>resources but does not release them after normal operation. <text:change-end text:change-id="ct93962626023088"/><text:change-start text:change-id="ct93962626022720"/><text:s/><text:change-end text:change-id="ct93962626022720"/><text:change-start text:change-id="ct93962671062160"/>This can be caused by <text:change-end text:change-id="ct93962671062160"/><text:change text:change-id="ct93962671061792"/><text:change-start text:change-id="ct93962550014384"/><text:span text:style-name="T118">faulty</text:span><text:change-end text:change-id="ct93962550014384"/><text:change-start text:change-id="ct93962662818544"/> implementations, <text:change-end text:change-id="ct93962662818544"/><text:change text:change-id="ct93962620558272"/><text:change-start text:change-id="ct93962620559088"/><text:span text:style-name="T118">incorrect</text:span><text:change-end text:change-id="ct93962620559088"/><text:change-start text:change-id="ct93962665950736"/> error handling<text:change-end text:change-id="ct93962665950736"/><text:change-start text:change-id="ct93962665951040"/>,<text:change-end text:change-id="ct93962665951040"/><text:change-start text:change-id="ct93962665951344"/> or by intention in case of malware.<text:change-end text:change-id="ct93962665951344"/><text:change-start text:change-id="ct93962665951648"/> <text:change-end text:change-id="ct93962665951648"/><text:change-start text:change-id="ct93962670402272"/><text:s/>Especially in environments with very limited resources <text:change-end text:change-id="ct93962670402272"/><text:change text:change-id="ct93962670402576"/><text:change-start text:change-id="ct93962670403200"/><text:span text:style-name="T118">or</text:span><text:change-end text:change-id="ct93962670403200"/><text:change-start text:change-id="ct93962639051152"/> with a huge number of bundles<text:change-end text:change-id="ct93962639051152"/><text:change text:change-id="ct93962639051456"/><text:change-start text:change-id="ct93962657749632"/> <text:span text:style-name="T118">from varying </text:span><text:change-end text:change-id="ct93962657749632"/><text:change-start text:change-id="ct93962657750032"/>vendors<text:change-end text:change-id="ct93962657750032"/><text:change-start text:change-id="ct93962657750336"/>,<text:change-end text:change-id="ct93962657750336"/><text:change-start text:change-id="ct93962657750640"/> it is crucial to <text:change-end text:change-id="ct93962657750640"/><text:change text:change-id="ct93962657750944"/><text:change-start text:change-id="ct93962642542752"/><text:span text:style-name="T118">enforce limits on</text:span><text:change-end text:change-id="ct93962642542752"/><text:change-start text:change-id="ct93962642543104"/> the <text:change-end text:change-id="ct93962642543104"/><text:change text:change-id="ct93962642543408"/><text:change-start text:change-id="ct93962642544176"/><text:span text:style-name="T118">resourc</text:span><text:change-end text:change-id="ct93962642544176"/><text:change-start text:change-id="ct93962627251968"/><text:span text:style-name="T118">e use</text:span><text:change-end text:change-id="ct93962627251968"/><text:change-start text:change-id="ct93962627252368"/> of<text:change-end text:change-id="ct93962627252368"/><text:change-start text:change-id="ct93962627253248"/> <text:span text:style-name="T124">each</text:span><text:change-end text:change-id="ct93962627253248"/><text:change-start text:change-id="ct93962627253744"/> bundle<text:change-end text:change-id="ct93962627253744"/><text:change text:change-id="ct93962557218624"/><text:change text:change-id="ct93962557218320"/><text:change-start text:change-id="ct93962557218928"/>.<text:change-end text:change-id="ct93962557218928"/><text:change-start text:change-id="ct93962634111936"/></text:p>
      <text:p text:style-name="P15"/>
      <text:h text:style-name="Heading_20_2" text:outline-level="2">2.1 What are resources?</text:h>
      <text:p text:style-name="P16"><text:span text:style-name="T13">There are some obvious, basic resources like CPU, memory, disk-space, </text:span><text:change-end text:change-id="ct93962634111936"/><text:change-start text:change-id="ct93962557220288"/><text:span text:style-name="T77">communication </text:span><text:change-end text:change-id="ct93962557220288"/><text:change-start text:change-id="ct93962657185360"/><text:span text:style-name="T13">bandwidth</text:span><text:change-end text:change-id="ct93962657185360"/><text:change text:change-id="ct93962557206032"/><text:change-start text:change-id="ct93962616943280"/><text:span text:style-name="T13">. </text:span><text:change-end text:change-id="ct93962616943280"/><text:change-start text:change-id="ct93962627567744"/><text:span text:style-name="T13"><text:s/></text:span><text:change-end text:change-id="ct93962627567744"/><text:change-start text:change-id="ct93962601641328"/><text:span text:style-name="T13">But new applications might introduce the need for new</text:span><text:change-end text:change-id="ct93962601641328"/><text:change text:change-id="ct93962657747536"/><text:change-start text:change-id="ct93962634112592"/><text:span text:style-name="T13"> types of resources that are required for their normal operation</text:span><text:change-end text:change-id="ct93962634112592"/><text:change text:change-id="ct93962627568560"/><text:change-start text:change-id="ct93962557219856"/><text:span text:style-name="T13">, </text:span><text:change-end text:change-id="ct93962557219856"/><text:change-start text:change-id="ct93962661835872"/><text:span text:style-name="T13">e.g.</text:span><text:change-end text:change-id="ct93962661835872"/><text:change-start text:change-id="ct93962661835504"/><text:span text:style-name="T13">,</text:span><text:change-end text:change-id="ct93962661835504"/><text:change-start text:change-id="ct93962657824560"/><text:span text:style-name="T13"> the presence of </text:span><text:change-end text:change-id="ct93962657824560"/><text:change text:change-id="ct93962603102336"/><text:change text:change-id="ct93962603102704"/><text:change-start text:change-id="ct93962645976656"/><text:span text:style-name="T13">external services </text:span><text:change-end text:change-id="ct93962645976656"/><text:change text:change-id="ct93962603103392"/><text:change-start text:change-id="ct93962619669376"/><text:span text:style-name="T76">and devices</text:span><text:change-end text:change-id="ct93962619669376"/><text:change-start text:change-id="ct93962639051872"/><text:span text:style-name="T13">. </text:span><text:change-end text:change-id="ct93962639051872"/><text:change-start text:change-id="ct93962556619232"/><text:span text:style-name="T13"><text:s/></text:span><text:change-end text:change-id="ct93962556619232"/><text:change text:change-id="ct93962556619536"/><text:change-start text:change-id="ct93962619012464"/><text:span text:style-name="T76">In order to support this flexi</text:span><text:change-end text:change-id="ct93962619012464"/><text:change-start text:change-id="ct93962619014256"/><text:span text:style-name="T76">bility,</text:span><text:change-end text:change-id="ct93962619014256"/><text:change-start text:change-id="ct93962625545264"/><text:span text:style-name="T13"> it is impossible to provide a complete list of potential resources here</text:span><text:change-end text:change-id="ct93962625545264"/><text:change-start text:change-id="ct93962649409136"/><text:span text:style-name="T13">, </text:span><text:span text:style-name="T77">rather a general mechanism for resource enforcement must be provided</text:span><text:change-end text:change-id="ct93962649409136"/><text:change-start text:change-id="ct93962649410640"/><text:span text:style-name="T13">.</text:span><text:change-end text:change-id="ct93962649410640"/><text:change-start text:change-id="ct93962638980064"/></text:p>
      <text:p text:style-name="P17"><text:change-end text:change-id="ct93962638980064"/><text:change text:change-id="ct93962638980288"/><text:change-start text:change-id="ct93962616650320"/></text:p>
      <text:h text:style-name="Heading_20_2" text:outline-level="2">2.2 Most common and crucial resources</text:h>
      <text:p text:style-name="P10"><text:change-end text:change-id="ct93962616650320"/>Applications uses hardware and <text:change text:change-id="ct93962558168416"/><text:change-start text:change-id="ct93962639515760"/>operating system<text:change-end text:change-id="ct93962639515760"/> resources. <text:change text:change-id="ct93962605994640"/><text:change text:change-id="ct93962657512480"/><text:change-start text:change-id="ct93962551111904"/><text:s/><text:span text:style-name="T124">Some core</text:span><text:change-end text:change-id="ct93962551111904"/><text:change-start text:change-id="ct93962639515328"/> <text:change-end text:change-id="ct93962639515328"/>resources are<text:change text:change-id="ct93962645868784"/></text:p>
      <text:list xml:id="list122338076994289" text:continue-list="list122338508709444" text:style-name="L1">
        <text:list-item>
          <text:p text:style-name="P20"><text:change-start text:change-id="ct93962645869152"/>CPU </text:p>
        </text:list-item>
        <text:list-item>
          <text:p text:style-name="P20">Memory</text:p>
        </text:list-item>
        <text:list-item>
          <text:p text:style-name="P20">Disk storage space </text:p>
        </text:list-item>
        <text:list-item>
          <text:p text:style-name="P20"><text:change-end text:change-id="ct93962645869152"/><text:change text:change-id="ct93962670609280"/><text:change text:change-id="ct93962670609712"/><text:change-start text:change-id="ct93962649409440"/>B<text:change-end text:change-id="ct93962649409440"/><text:change-start text:change-id="ct93962645901888"/>andwidth on <text:change-end text:change-id="ct93962645901888"/><text:change-start text:change-id="ct93962670402800"/>connected networks<text:change-end text:change-id="ct93962670402800"/><text:change-start text:change-id="ct93962658898240"/></text:p>
        </text:list-item>
      </text:list>
      <text:p text:style-name="Body"><text:change-end text:change-id="ct93962658898240"/>JVMs allocate these resources when applications call Java standard API<text:change-start text:change-id="ct93962619668224"/>s<text:change-end text:change-id="ct93962619668224"/>. They may provide resource monitoring mechanisms such <text:change-start text:change-id="ct93962657824144"/>as<text:change-end text:change-id="ct93962657824144"/><text:change text:change-id="ct93962627252640"/></text:p>
      <text:list xml:id="list122338162036756" text:continue-numbering="true" text:style-name="L1">
        <text:list-item>
          <text:p text:style-name="P21">Java Management Extension (JMX), now provided by all J2SE-v5-compliant JVM<text:change-start text:change-id="ct93962639514848"/>,<text:change-end text:change-id="ct93962639514848"/></text:p>
        </text:list-item>
        <text:list-item>
          <text:p text:style-name="P21">JVM Tool Interface Interface(JVMTI)<text:change text:change-id="ct93962616607488"/><text:change-start text:change-id="ct93962658897984"/> and <text:change-end text:change-id="ct93962658897984"/>JVM Profiler Interface (JVMPI)<text:change text:change-id="ct93962616607056"/><text:change-start text:change-id="ct93962657748352"/>,<text:change-end text:change-id="ct93962657748352"/></text:p>
        </text:list-item>
        <text:list-item>
          <text:p text:style-name="P21">Proprietary resource management API<text:change text:change-id="ct93962649409952"/><text:change-start text:change-id="ct93962601642144"/>, <text:change-end text:change-id="ct93962601642144"/><text:change-start text:change-id="ct93962558167808"/>e.g., <text:change-end text:change-id="ct93962558167808"/>IBM J9, <text:change-start text:change-id="ct93962625545664"/>Oracle Java Embedded Client, <text:change-end text:change-id="ct93962625545664"/><text:change-start text:change-id="ct93962625545968"/>/<text:change-end text:change-id="ct93962625545968"/>K<text:change-start text:change-id="ct93962617080080"/>/<text:change-end text:change-id="ct93962617080080"/> Embedded Mika Max<text:change-start text:change-id="ct93962617080304"/>, Myriad Jbed<text:change-end text:change-id="ct93962617080304"/><text:change text:change-id="ct93962617079440"/><text:change-start text:change-id="ct93962574359600"/>, <text:span text:style-name="T124">and</text:span></text:p>
        </text:list-item>
        <text:list-item>
          <text:p text:style-name="P158">The Reatlime <text:change-end text:change-id="ct93962574359600"/><text:change-start text:change-id="ct93962638729136"/>Specification for Java (RTSJ<text:span text:style-name="T125">)</text:span><text:span text:style-name="T125"><text:bookmark-ref text:reference-format="number-no-superior" text:ref-name="__RefNumPara__8980_1825247634">[10].</text:bookmark-ref></text:span><text:span text:style-name="T125">, </text:span>e.g., JamaicaVM.<text:change-end text:change-id="ct93962638729136"/><text:change-start text:change-id="ct93962627190064"/></text:p>
        </text:list-item>
      </text:list>
      <text:p text:style-name="Body"><text:soft-page-break/>The latter provide strict algorithms that<text:change-end text:change-id="ct93962627190064"/><text:change-start text:change-id="ct93962574359968"/> charge bundles with consumed resources<text:change-end text:change-id="ct93962574359968"/><text:change-start text:change-id="ct93962641417152"/>. There are two known algorithms <text:span text:style-name="T17"><text:bookmark-ref text:reference-format="number-no-superior" text:ref-name="__RefNumPara__43635346">[3].</text:bookmark-ref></text:span>:<text:change-end text:change-id="ct93962641417152"/><text:change-start text:change-id="ct93962625544688"/></text:p>
      <text:list xml:id="list122337785565901" text:continue-numbering="true" text:style-name="L1">
        <text:list-item>
          <text:p text:style-name="P164"><text:span text:style-name="T15">direct accounting</text:span><text:change-end text:change-id="ct93962625544688"/><text:change text:change-id="ct93962663776448"/><text:change-start text:change-id="ct93962663777072"/><text:span text:style-name="T71">—</text:span><text:change-end text:change-id="ct93962663777072"/><text:change-start text:change-id="ct93962663778304"/><text:span text:style-name="T16">the resources consumed during bundle interaction are accounted to the code provider</text:span><text:change-end text:change-id="ct93962663778304"/><text:change text:change-id="ct93962670247024"/><text:change-start text:change-id="ct93962663777296"/><text:span text:style-name="T16">, </text:span><text:span text:style-name="T70">i</text:span><text:span text:style-name="T90">.e.</text:span><text:change-end text:change-id="ct93962663777296"/><text:change-start text:change-id="ct93962625938224"/><text:span text:style-name="T16">, the CPU used by a code that belongs to bundle A will be accounted to A, even if it is the bundle B that called this code through a public interface</text:span><text:change-end text:change-id="ct93962625938224"/><text:change text:change-id="ct93962625938720"/><text:change-start text:change-id="ct93962625939680"/><text:span text:style-name="T16">;</text:span><text:change-end text:change-id="ct93962625939680"/><text:change-start text:change-id="ct93962641670512"/></text:p>
        </text:list-item>
        <text:list-item>
          <text:p text:style-name="P166"><text:span text:style-name="T17">indirect accounting</text:span><text:change-end text:change-id="ct93962641670512"/><text:change text:change-id="ct93962651859664"/><text:change-start text:change-id="ct93962632900576"/><text:span text:style-name="T68">—</text:span><text:change-end text:change-id="ct93962632900576"/><text:change-start text:change-id="ct93962645952672"/><text:span text:style-name="T17">all the resources consumed by the threads belonging to a bundle are accounted to this same bundle</text:span><text:change-end text:change-id="ct93962645952672"/><text:change text:change-id="ct93962625083168"/><text:change-start text:change-id="ct93962655198112"/><text:span text:style-name="T17">,</text:span><text:change-end text:change-id="ct93962655198112"/><text:change-start text:change-id="ct93962655198704"/><text:span text:style-name="T17"> </text:span><text:change-end text:change-id="ct93962655198704"/><text:change text:change-id="ct93962655198928"/><text:change-start text:change-id="ct93962655199648"/><text:span text:style-name="T92">thus,</text:span><text:change-end text:change-id="ct93962655199648"/><text:change-start text:change-id="ct93962670404672"/><text:span text:style-name="T17"> in service interaction there is no resource consumption accounted to service providers</text:span><text:change-end text:change-id="ct93962670404672"/><text:change-start text:change-id="ct93962620801216"/><text:span text:style-name="T17">. </text:span></text:p>
        </text:list-item>
      </text:list>
      <text:p text:style-name="P24">Java and OSGi enables CPU m<text:change-end text:change-id="ct93962620801216"/><text:change text:change-id="ct93962646419936"/><text:change-start text:change-id="ct93962620800784"/><text:span text:style-name="T119">onitoring</text:span><text:change-end text:change-id="ct93962620800784"/><text:change-start text:change-id="ct93962655200016"/> per bundle on any VM (without any VM customization)<text:change-end text:change-id="ct93962655200016"/><text:change-start text:change-id="ct93962663777712"/> <text:change-end text:change-id="ct93962663777712"/><text:change-start text:change-id="ct93962670625744"/><text:bookmark-ref text:reference-format="number-no-superior" text:ref-name="__RefNumPara__43635346">[3].</text:bookmark-ref><text:bookmark-ref text:reference-format="number-no-superior" text:ref-name="__RefNumPara__43635800">[4].</text:bookmark-ref><text:change-end text:change-id="ct93962670625744"/><text:change text:change-id="ct93962670625968"/><text:change-start text:change-id="ct93962670626512"/>, <text:span text:style-name="T119">but not CPU use enforcement; however, </text:span><text:change-end text:change-id="ct93962670626512"/><text:change-start text:change-id="ct93962670405440"/><text:span text:style-name="T119">the RTSJ 2.0</text:span><text:change-end text:change-id="ct93962670405440"/><text:change-start text:change-id="ct93962670406272"/><text:span text:style-name="T119"> provides ProcessingGroups, which can provide such enforcement.</text:span><text:change-end text:change-id="ct93962670406272"/><text:change-start text:change-id="ct93962670406656"/></text:p>
      <text:p text:style-name="P24"><text:change-end text:change-id="ct93962670406656"/><text:change text:change-id="ct93962635707856"/><text:change-start text:change-id="ct93962635708080"/><text:span text:style-name="T18">Though, memory enforcement can be supported o</text:span><text:change-end text:change-id="ct93962635708080"/><text:change text:change-id="ct93962635708304"/><text:change-start text:change-id="ct93962635708528"/><text:span text:style-name="T18">n </text:span><text:change-end text:change-id="ct93962635708528"/><text:change-start text:change-id="ct93962635708848"/>standard VMs<text:change-end text:change-id="ct93962635708848"/><text:change text:change-id="ct93962635709072"/><text:change-start text:change-id="ct93962635709696"/>, <text:span text:style-name="T18">they would need significant additional memory for tracking live objects</text:span><text:change-end text:change-id="ct93962635709696"/><text:change-start text:change-id="ct93962672761648"/>.<text:change-end text:change-id="ct93962672761648"/><text:change text:change-id="ct93962672762560"/><text:change text:change-id="ct93962672762256"/><text:change text:change-id="ct93962672761952"/><text:change-start text:change-id="ct93962672762864"/> <text:s/><text:change-end text:change-id="ct93962672762864"/><text:change-start text:change-id="ct93962672763488"/><text:span text:style-name="T20">The overhead is on the order of O(n) in the number of live objects. <text:s/></text:span><text:change-end text:change-id="ct93962672763488"/><text:change-start text:change-id="ct93962646057904"/><text:span text:style-name="T20">Again, RTSJ 2.0 provides MemoryGroups, which could improve enforcement efficien</text:span><text:change-end text:change-id="ct93962646057904"/><text:change-start text:change-id="ct93962646059536"/><text:span text:style-name="T20">cy</text:span><text:change-end text:change-id="ct93962646059536"/><text:change-start text:change-id="ct93962609357648"/>.<text:change-end text:change-id="ct93962609357648"/><text:change-start text:change-id="ct93962609357952"/> <text:change-end text:change-id="ct93962609357952"/><text:change-start text:change-id="ct93962552610960"/></text:p>
      <text:h text:style-name="Heading_20_2" text:outline-level="2">2.<text:span text:style-name="T115">3</text:span> What is <text:change-end text:change-id="ct93962552610960"/><text:change text:change-id="ct93962626933664"/><text:change-start text:change-id="ct93962646058944"/><text:span text:style-name="T126">Robustness</text:span><text:change-end text:change-id="ct93962646058944"/><text:change-start text:change-id="ct93962557455008"/>?</text:h>
      <text:p text:style-name="P25"><text:change-end text:change-id="ct93962557455008"/><text:change text:change-id="ct93962626249776"/><text:change-start text:change-id="ct93962646240720"/><text:span text:style-name="T126">Robustness</text:span><text:change-end text:change-id="ct93962646240720"/><text:change-start text:change-id="ct93962629088400"/> of an entity (service, bundle, set of bundles, or the whole framework) is meant as the state where the entity is operational as it was specified and <text:change-end text:change-id="ct93962629088400"/><text:change text:change-id="ct93962670360880"/><text:change-start text:change-id="ct93962552611328"/><text:span text:style-name="T126">cannot be negatively impacted by other parts of the system</text:span><text:change-end text:change-id="ct93962552611328"/><text:change-start text:change-id="ct93962672763088"/>. <text:change-end text:change-id="ct93962672763088"/><text:change-start text:change-id="ct93962635709296"/><text:s/><text:change-end text:change-id="ct93962635709296"/><text:change-start text:change-id="ct93962640466976"/>The correct operation of such an entity is often strongly related to the availability<text:change-end text:change-id="ct93962640466976"/><text:change text:change-id="ct93962646058224"/><text:change-start text:change-id="ct93962617056720"/> <text:span text:style-name="T126">and to the state</text:span><text:change-end text:change-id="ct93962617056720"/><text:change-start text:change-id="ct93962617057120"/> of <text:change-end text:change-id="ct93962617057120"/><text:change-start text:change-id="ct93962646058448"/><text:span text:style-name="T126">the </text:span><text:change-end text:change-id="ct93962646058448"/><text:change-start text:change-id="ct93962601434160"/>resources<text:change-end text:change-id="ct93962601434160"/><text:change text:change-id="ct93962601434464"/><text:change-start text:change-id="ct93962601434816"/> the entity needs to <text:change-end text:change-id="ct93962601434816"/><text:change-start text:change-id="ct93962601435616"/><text:span text:style-name="T126">do its </text:span><text:change-end text:change-id="ct93962601435616"/><text:change-start text:change-id="ct93962601435920"/>work. <text:change-end text:change-id="ct93962601435920"/><text:change-start text:change-id="ct93962645779520"/><text:s/><text:change-end text:change-id="ct93962645779520"/><text:change-start text:change-id="ct93962645779824"/>That means an entity that does<text:change-end text:change-id="ct93962645779824"/><text:change text:change-id="ct93962645780128"/><text:change-start text:change-id="ct93962645780800"/> <text:span text:style-name="T18">not</text:span><text:change-end text:change-id="ct93962645780800"/><text:change-start text:change-id="ct93962645781296"/> have or <text:change-end text:change-id="ct93962645781296"/><text:change text:change-id="ct93962616532864"/><text:change-start text:change-id="ct93962616533728"/><text:span text:style-name="T18">can obtain</text:span><text:change-end text:change-id="ct93962616533728"/><text:change-start text:change-id="ct93962616534032"/> the required resources is not <text:change-end text:change-id="ct93962616534032"/><text:change text:change-id="ct93962616534336"/><text:change-start text:change-id="ct93962454690736"/><text:span text:style-name="T126">robust</text:span><text:change-end text:change-id="ct93962454690736"/><text:change-start text:change-id="ct93962454691088"/>.<text:change-end text:change-id="ct93962454691088"/><text:change text:change-id="ct93962454691392"/><text:change-start text:change-id="ct93962454691696"/> <text:s/><text:change-end text:change-id="ct93962454691696"/><text:change-start text:change-id="ct93962556516272"/>There might also be intermediate states where mandatory resources are there, but some optional ones are not available.<text:change-end text:change-id="ct93962556516272"/><text:change-start text:change-id="ct93962669650992"/></text:p>
      <text:p text:style-name="P25"/>
      <text:p text:style-name="P25">Other reasons for <text:change-end text:change-id="ct93962669650992"/><text:change text:change-id="ct93962656958240"/><text:change text:change-id="ct93962624675648"/><text:change-start text:change-id="ct93962609428304"/><text:span text:style-name="T126">the lack of robustness</text:span><text:change-end text:change-id="ct93962609428304"/><text:change-start text:change-id="ct93962609427232"/> <text:change-end text:change-id="ct93962609427232"/><text:change text:change-id="ct93962609426864"/><text:change-start text:change-id="ct93962671327120"/>are potential failure situations either inside the entity itself or in their environment. <text:change-end text:change-id="ct93962671327120"/><text:change-start text:change-id="ct93962617503008"/><text:s/><text:change-end text:change-id="ct93962617503008"/><text:change-start text:change-id="ct93962646241040"/>Sometimes such conditions cause shortage of other resources, which at the end affects other entities as well.<text:change-end text:change-id="ct93962646241040"/><text:change-start text:change-id="ct93962617503920"/> <text:s/><text:span text:style-name="T20">Being able to kill </text:span><text:span text:style-name="T61">rogue</text:span><text:span text:style-name="T20"> applications is essential to maintaining the robustness of the rest of the system.</text:span><text:change-end text:change-id="ct93962617503920"/><text:change-start text:change-id="ct93962669651712"/></text:p>
      <text:p text:style-name="P25"/>
      <text:p text:style-name="P25">So, in order to ensure the <text:change-end text:change-id="ct93962669651712"/><text:change text:change-id="ct93962670247936"/><text:change-start text:change-id="ct93962548085840"/><text:span text:style-name="T126">robustness</text:span><text:change-end text:change-id="ct93962548085840"/><text:change-start text:change-id="ct93962671326688"/> of entities<text:change-end text:change-id="ct93962671326688"/><text:change-start text:change-id="ct93962671326320"/>,<text:change-end text:change-id="ct93962671326320"/><text:change-start text:change-id="ct93962617503312"/> the f<text:change-end text:change-id="ct93962617503312"/><text:change text:change-id="ct93962626250384"/><text:change text:change-id="ct93962617056320"/><text:change text:change-id="ct93962669651280"/><text:change-start text:change-id="ct93962624675168"/><text:span text:style-name="T18">irst step is </text:span><text:change-end text:change-id="ct93962624675168"/><text:change-start text:change-id="ct93962651889392"/><text:span text:style-name="T18">to ensure that no entity can use more resources than it is </text:span><text:change-end text:change-id="ct93962651889392"/><text:change-start text:change-id="ct93962672474016"/><text:span text:style-name="T18">allotted.</text:span><text:change-end text:change-id="ct93962672474016"/><text:change-start text:change-id="ct93962617057344"/> <text:change-end text:change-id="ct93962617057344"/><text:change-start text:change-id="ct93962645780352"/><text:s/><text:change-end text:change-id="ct93962645780352"/><text:change-start text:change-id="ct93962556516640"/><text:span text:style-name="T20">This could be via </text:span><text:change-end text:change-id="ct93962556516640"/><text:change-start text:change-id="ct93962601435136"/><text:span text:style-name="T20">throttling or by denial. <text:s text:c="2"/></text:span><text:change-end text:change-id="ct93962601435136"/><text:change text:change-id="ct93962454692480"/><text:change text:change-id="ct93962454692176"/><text:change text:change-id="ct93962616533136"/><text:change text:change-id="ct93962548085296"/><text:change text:change-id="ct93962656827296"/><text:change-start text:change-id="ct93962649393680"/><text:span text:style-name="T20">Then t</text:span><text:change-end text:change-id="ct93962649393680"/><text:change-start text:change-id="ct93962625428144"/><text:span text:style-name="T20">here must be an instance that ensures that attempts to overrun resource allotments are handled to ensure system o</text:span><text:change-end text:change-id="ct93962625428144"/><text:change-start text:change-id="ct93962625428880"/><text:span text:style-name="T20">verall robustness.</text:span><text:change-end text:change-id="ct93962625428880"/><text:change-start text:change-id="ct93962642417696"/></text:p>
      <text:p text:style-name="P25"/>
      <text:h text:style-name="P92" text:outline-level="2">2.4 Terminology and abbreviations</text:h>
      <text:p text:style-name="P26"><text:change-end text:change-id="ct93962642417696"/><text:change-start text:change-id="ct93962670080400"/></text:p>
      <text:p text:style-name="P26">Application</text:p>
      <text:p text:style-name="P15">A set of bundles needed to render a full application to the user.</text:p>
      <text:p text:style-name="P26"><text:change-end text:change-id="ct93962670080400"/><text:change text:change-id="ct93962638765216"/><text:change-start text:change-id="ct93962651888496"/></text:p>
      <text:p text:style-name="P27"><text:change-end text:change-id="ct93962651888496"/><text:change text:change-id="ct93962669939200"/><text:change-start text:change-id="ct93962640774288"/>Resource Context<text:change-end text:change-id="ct93962640774288"/><text:change-start text:change-id="ct93962646151376"/></text:p>
      <text:p text:style-name="P25">An entity that is subject of <text:change-end text:change-id="ct93962646151376"/><text:change text:change-id="ct93962557222096"/><text:change-start text:change-id="ct93962556516864"/><text:span text:style-name="T20">resource</text:span><text:change-end text:change-id="ct93962556516864"/><text:change-start text:change-id="ct93962625429968"/> monitoring.<text:change-end text:change-id="ct93962625429968"/><text:change-start text:change-id="ct93962625141632"/> <text:change-end text:change-id="ct93962625141632"/><text:change-start text:change-id="ct93962625141856"/><text:s/>In the scope of this document this can be a framework, a bundle or a set of bundles.</text:p>
      <text:p text:style-name="P25"><text:soft-page-break/></text:p>
      <text:p text:style-name="P26">Health</text:p>
      <text:p text:style-name="P25">The state of an observable that describes its ability to work as specified.</text:p>
      <text:p text:style-name="P25"/>
      <text:p text:style-name="P26">Resource</text:p>
      <text:p text:style-name="P25">A limited source or supply of physical or virtual goods that are used by bundles in order to provide their service(s).</text:p>
      <text:p text:style-name="P25"/>
      <text:p text:style-name="P26">Fault</text:p>
      <text:p text:style-name="P25">The term fault is<text:change-end text:change-id="ct93962625141856"/><text:change text:change-id="ct93962609478176"/><text:change-start text:change-id="ct93962625227296"/> a defect at the lowest level of abstraction, e.g., a memory cell that always returns the value 0.</text:p>
      <text:p text:style-name="P25"/>
      <text:p text:style-name="P26">Error</text:p>
      <text:p text:style-name="P25">A fault may cause an error, which is a <text:change-end text:change-id="ct93962625227296"/><text:change text:change-id="ct93962645474464"/><text:change-start text:change-id="ct93962641674384"/>system state.</text:p>
      <text:p text:style-name="P25"/>
      <text:p text:style-name="P26">Failure</text:p>
      <text:p text:style-name="P25">An error, in effect, may lead to a failure, meaning that the system deviates from its correctness specification<text:change-end text:change-id="ct93962641674384"/><text:change text:change-id="ct93962641674688"/><text:change-start text:change-id="ct93962645448736"/> <text:span text:style-name="T20">or an error from </text:span><text:span text:style-name="T61">which</text:span><text:span text:style-name="T20"> an application cannot recover.</text:span><text:change-end text:change-id="ct93962645448736"/><text:change-start text:change-id="ct93962606613296"/></text:p>
      <text:h text:style-name="Heading_20_1" text:outline-level="1"><text:change-end text:change-id="ct93962606613296"/><text:change text:change-id="ct93962638764864"/>Problem Description</text:h>
      <text:p text:style-name="Body">OSGi platforms host several applications which are executed concurrently. These applications have to share limited resources between them.<text:change-start text:change-id="ct93962656316080"/> <text:s/><text:change-end text:change-id="ct93962656316080"/><text:change-start text:change-id="ct93962670190000"/><text:span text:style-name="T127">The current framework relies on cooperative execution of bundles. <text:s/>The means that </text:span><text:change-end text:change-id="ct93962670190000"/><text:change-start text:change-id="ct93962629087408"/><text:span text:style-name="T127">If any of the bundles hoards resource by </text:span><text:change-end text:change-id="ct93962629087408"/><text:change-start text:change-id="ct93962641674992"/><text:span text:style-name="T127">demanding too much of them, other bundles will fail to run properly. <text:s/>The result is that a </text:span><text:span text:style-name="T69">rogue</text:span><text:span text:style-name="T127"> or misconfigured bundle can take </text:span><text:change-end text:change-id="ct93962641674992"/><text:change-start text:change-id="ct93962657007792"/><text:span text:style-name="T127">down the entire system. <text:s/>For </text:span><text:change-end text:change-id="ct93962657007792"/><text:change-start text:change-id="ct93962656535392"/><text:span text:style-name="T127">a system to be robust, this must be prevented.</text:span><text:change-end text:change-id="ct93962656535392"/><text:change-start text:change-id="ct93962656535776"/><text:span text:style-name="T127"> <text:s/>A solution must </text:span><text:change-end text:change-id="ct93962656535776"/><text:change-start text:change-id="ct93962656536000"/><text:span text:style-name="T127">provide for both bundles that are aware of the solution and those that are not.</text:span><text:change-end text:change-id="ct93962656536000"/><text:change-start text:change-id="ct93962670189760"/></text:p>
      <text:h text:style-name="Heading_20_2" text:outline-level="2">3.1 <text:change-end text:change-id="ct93962670189760"/><text:change text:change-id="ct93962616855072"/><text:change-start text:change-id="ct93962616854560"/><text:span text:style-name="T120">Base Mechanism</text:span><text:change-end text:change-id="ct93962616854560"/><text:change-start text:change-id="ct93962656536752"/></text:h>
      <text:p text:style-name="Body"><text:span text:style-name="T21">The</text:span><text:change-end text:change-id="ct93962656536752"/><text:change text:change-id="ct93962656536976"/><text:change-start text:change-id="ct93962630861680"/><text:span text:style-name="T21"> base</text:span><text:change-end text:change-id="ct93962630861680"/><text:change-start text:change-id="ct93962641675488"/><text:span text:style-name="T21"> mechanisms </text:span><text:change-end text:change-id="ct93962641675488"/><text:change text:change-id="ct93962609099744"/><text:change-start text:change-id="ct93962670004896"/><text:span text:style-name="T21">should </text:span><text:change-end text:change-id="ct93962670004896"/><text:change-start text:change-id="ct93962644765728"/><text:span text:style-name="T21">prevent a bundle from using more resources than it is allowed to use.</text:span><text:change-end text:change-id="ct93962644765728"/><text:change-start text:change-id="ct93962644765952"/><text:span text:style-name="T21"> <text:s/></text:span><text:change-end text:change-id="ct93962644765952"/><text:change-start text:change-id="ct93962670005120"/><text:span text:style-name="T21">Most resource overruns are indicated with an error, such as OutOfMemoryError. <text:s/>However, CPU use (and possibly other rate based resources, such as bandwidth) is a special case</text:span><text:change-end text:change-id="ct93962670005120"/><text:change-start text:change-id="ct93962644767152"/><text:span text:style-name="T21">d. <text:s/>Here RTSJ priorities can be used to delay execution</text:span><text:change-end text:change-id="ct93962644767152"/><text:change-start text:change-id="ct93962607939392"/><text:span text:style-name="T21"> to prevent overuse.</text:span><text:change-end text:change-id="ct93962607939392"/><text:change-start text:change-id="ct93962607940144"/></text:p>
      <text:p text:style-name="P28"><text:change-end text:change-id="ct93962607940144"/><text:change text:change-id="ct93962661400368"/><text:change text:change-id="ct93962661400144"/><text:change text:change-id="ct93962661399920"/><text:change text:change-id="ct93962661399696"/><text:change text:change-id="ct93962661399472"/><text:change text:change-id="ct93962661399248"/><text:change text:change-id="ct93962601744592"/><text:change text:change-id="ct93962601744368"/><text:change text:change-id="ct93962601744144"/><text:change text:change-id="ct93962601743920"/><text:change text:change-id="ct93962601743696"/><text:change text:change-id="ct93962601743472"/><text:change text:change-id="ct93962601743248"/><text:change text:change-id="ct93962601743024"/><text:change text:change-id="ct93962601742800"/><text:change text:change-id="ct93962601742576"/><text:change text:change-id="ct93962607941264"/><text:change text:change-id="ct93962607941040"/><text:change text:change-id="ct93962607940816"/><text:change text:change-id="ct93962607940592"/><text:change text:change-id="ct93962607940368"/><text:change-start text:change-id="ct93962661400592"/>Core v<text:change-end text:change-id="ct93962661400592"/><text:change-start text:change-id="ct93962661400816"/>irtual machine resources, such as CPU <text:change-end text:change-id="ct93962661400816"/><text:change-start text:change-id="ct93962661401040"/>and memory use, need to <text:change-end text:change-id="ct93962661401040"/><text:change-start text:change-id="ct93962636623776"/>supported by the underlying Java virtual machine. <text:s/>Most other resources can be <text:change-end text:change-id="ct93962636623776"/><text:change-start text:change-id="ct93962636624000"/>enforced with a modified security manager. <text:s/>The only other exception may be rate-based limits such as bandwi<text:change-end text:change-id="ct93962636624000"/><text:change-start text:change-id="ct93962636624224"/>dth use, which may need more than just an enhanced security manager.</text:p>
      <text:p text:style-name="P28"><text:soft-page-break/>In any case, a standard means of extending a security manager for nonstandard resource en<text:change-end text:change-id="ct93962636624224"/><text:change-start text:change-id="ct93962636624992"/>forcement should be provided. <text:s/><text:span text:style-name="T121">However, the limits for any given bundle should be set at bundle start</text:span><text:change-end text:change-id="ct93962636624992"/><text:change-start text:change-id="ct93962557166896"/><text:span text:style-name="T121">, so that a reasonable admission policy can be provide for deciding how many bundle may be running at a given time.</text:span><text:change-end text:change-id="ct93962557166896"/><text:change-start text:change-id="ct93962557167200"/></text:p>
      <text:p text:style-name="P83">In extreme cases, the framework should be able to terminate a bundle while re<text:change-end text:change-id="ct93962557167200"/><text:change-start text:change-id="ct93962557167424"/>leasing any bound resources.<text:change-end text:change-id="ct93962557167424"/><text:change-start text:change-id="ct93962642604304"/></text:p>
      <text:h text:style-name="Heading_20_2" text:outline-level="2">3.2 <text:change-end text:change-id="ct93962642604304"/><text:change text:change-id="ct93962661401264"/><text:change-start text:change-id="ct93962657450688"/><text:span text:style-name="T121">Enforcement-Aware</text:span><text:change-end text:change-id="ct93962657450688"/><text:change-start text:change-id="ct93962640549760"/> <text:change-end text:change-id="ct93962640549760"/><text:change text:change-id="ct93962671190048"/><text:change-start text:change-id="ct93962625428368"/><text:span text:style-name="T121">A</text:span><text:change-end text:change-id="ct93962625428368"/><text:change-start text:change-id="ct93962657450992"/>pplications<text:change-end text:change-id="ct93962657450992"/></text:h>
      <text:p text:style-name="P31"><text:change text:change-id="ct93962549157840"/><text:change text:change-id="ct93962503423392"/><text:change text:change-id="ct93962645895712"/><text:change text:change-id="ct93962642603488"/><text:change text:change-id="ct93962671191216"/><text:change text:change-id="ct93962616756560"/><text:change text:change-id="ct93962557632464"/><text:change text:change-id="ct93962670047216"/><text:change text:change-id="ct93962646166336"/><text:change text:change-id="ct93962630587712"/><text:change text:change-id="ct93962616426240"/><text:change text:change-id="ct93962557633200"/><text:change-start text:change-id="ct93962640550576"/>A bundle should be able to find out what resource limits are being im<text:change-end text:change-id="ct93962640550576"/><text:change-start text:change-id="ct93962557167920"/>posed on it. <text:s/>This would enable a bundle to use the resource monitoring API to provide warnings before the limits are reached. <text:s/><text:change-end text:change-id="ct93962557167920"/><text:change-start text:change-id="ct93962557168224"/>An enforcement-aware application could then modify its behavior before it receives an enfo<text:change-end text:change-id="ct93962557168224"/><text:change-start text:change-id="ct93962656985328"/>rcement error. <text:s/>Of course, an aware application could also handle enforcement errors directly.<text:change-end text:change-id="ct93962656985328"/></text:p>
      <text:h text:style-name="Heading_20_1" text:outline-level="1">Use Cases<text:change-start text:change-id="ct93962616426720"/></text:h>
      <text:p text:style-name="P33"><text:change-end text:change-id="ct93962616426720"/><text:change text:change-id="ct93962646360352"/><text:change text:change-id="ct93962646360048"/><text:change text:change-id="ct93962646359744"/><text:change text:change-id="ct93962646359440"/><text:change text:change-id="ct93962646359136"/><text:change text:change-id="ct93962646358832"/><text:change text:change-id="ct93962646358528"/><text:change text:change-id="ct93962646170112"/><text:change text:change-id="ct93962646169808"/><text:change text:change-id="ct93962646169504"/><text:change text:change-id="ct93962646169200"/><text:change text:change-id="ct93962646168896"/><text:change text:change-id="ct93962646168592"/><text:change text:change-id="ct93962646168288"/><text:change text:change-id="ct93962626252752"/><text:change text:change-id="ct93962626252448"/><text:change text:change-id="ct93962626252144"/><text:change text:change-id="ct93962626251840"/><text:change text:change-id="ct93962626251536"/><text:change text:change-id="ct93962626251232"/><text:change text:change-id="ct93962626250928"/><text:change text:change-id="ct93962641299136"/><text:change text:change-id="ct93962641298832"/><text:change text:change-id="ct93962641298528"/><text:change text:change-id="ct93962641298224"/><text:change text:change-id="ct93962641297920"/><text:change text:change-id="ct93962641297616"/><text:change text:change-id="ct93962641297312"/><text:change text:change-id="ct93962618835008"/><text:change text:change-id="ct93962618834704"/><text:change text:change-id="ct93962618834400"/><text:change text:change-id="ct93962618834096"/><text:change text:change-id="ct93962618833792"/><text:change text:change-id="ct93962618833488"/><text:change text:change-id="ct93962618833184"/><text:change text:change-id="ct93962656986400"/><text:change text:change-id="ct93962656986096"/><text:change text:change-id="ct93962547788912"/><text:change text:change-id="ct93962612869792"/><text:change text:change-id="ct93962612870160"/><text:change text:change-id="ct93962556485392"/><text:change text:change-id="ct93962669696576"/><text:change-start text:change-id="ct93962646360576"/><text:span text:style-name="T27">When an OSGi framework is used to control a device, it should not be possible for a rogue bundle to freeze the fr</text:span><text:change-end text:change-id="ct93962646360576"/><text:change-start text:change-id="ct93962626059088"/><text:span text:style-name="T27">amework by </text:span><text:span text:style-name="T58">hoarding</text:span><text:span text:style-name="T27"> any resource.</text:span><text:change-end text:change-id="ct93962626059088"/><text:change-start text:change-id="ct93962626059984"/><text:span text:style-name="T27"> <text:s/>The resources available to each </text:span><text:change-end text:change-id="ct93962626059984"/><text:change-start text:change-id="ct93962601620896"/><text:span text:style-name="T27">bundle must be </text:span><text:span text:style-name="T58">declared</text:span><text:span text:style-name="T27"> before the bundle starts and if the bundle tr</text:span><text:change-end text:change-id="ct93962601620896"/><text:change-start text:change-id="ct93962601622016"/><text:span text:style-name="T27">ies to exceed any of those limits, it should be prevented from doing so, either passively via rate limiting or actively via a resource limit error.</text:span><text:change-end text:change-id="ct93962601622016"/><text:change-start text:change-id="ct93962664587376"/><text:span text:style-name="T27"> <text:s/>Any bundle that becomes nonresponsive </text:span><text:change-end text:change-id="ct93962664587376"/><text:change-start text:change-id="ct93962618855728"/><text:span text:style-name="T27">should be killed.</text:span></text:p>
      <text:h text:style-name="Heading_20_2" text:outline-level="2">4.1 Passive Example</text:h>
      <text:p text:style-name="P86"><text:change-end text:change-id="ct93962618855728"/><text:change-start text:change-id="ct93962672758928"/>A bundle <text:span text:style-name="T122">tries to </text:span>use more CPU than it is allowed to use. <text:s/>Here CPU<text:change-end text:change-id="ct93962672758928"/><text:change-start text:change-id="ct93962662292208"/> use is determined via some share of the compute cycles within a fixed, usually short time period. <text:s/>In this ca<text:change-end text:change-id="ct93962662292208"/><text:change-start text:change-id="ct93962641645888"/>se, the priority of all threads in the bundle are dropped to a priority under the idle thread until the <text:change-end text:change-id="ct93962641645888"/><text:change-start text:change-id="ct93962601622608"/>period end. <text:s/>The priority is <text:span text:style-name="T128">then </text:span>restored to the original priority.</text:p>
      <text:h text:style-name="P93" text:outline-level="2">4.<text:span text:style-name="T122">2</text:span> <text:span text:style-name="T122">Active</text:span> Example</text:h>
      <text:p text:style-name="P87">A bundle tries to use more memory than it is allowed to use. <text:s/>The bundle receives an OutOfMemoryError on that allocation. <text:s/>It is up to the application to respond to the error properly.<text:change-end text:change-id="ct93962601622608"/><text:change-start text:change-id="ct93962612597296"/></text:p>
      <text:h text:style-name="P94" text:outline-level="2">4.<text:span text:style-name="T122">3</text:span> <text:span text:style-name="T122">Unresponsive Bundle</text:span> Example<text:change-end text:change-id="ct93962612597296"/><text:change-start text:change-id="ct93962660820224"/></text:h>
      <text:p text:style-name="P87">A bundle becomes unresponsive. <text:s/>This could be due to not making progress on some activity, fail<text:change-end text:change-id="ct93962660820224"/><text:change-start text:change-id="ct93962626061056"/>ing to respond properly to a resource limit error, or just some other failure. <text:s/>The <text:change-end text:change-id="ct93962626061056"/><text:change-start text:change-id="ct93962651909152"/>system should be able to detect this and terminate the bundle safely.<text:change-end text:change-id="ct93962651909152"/></text:p>
      <text:h text:style-name="Heading_20_1" text:outline-level="1"><text:soft-page-break/>Requirements</text:h>
      <text:p text:style-name="P41"><text:span text:style-name="T4">R1: The solution MUST </text:span><text:change text:change-id="ct93962558740032"/><text:change text:change-id="ct93962636617936"/><text:change-start text:change-id="ct93962560579680"/>provide at <text:change-end text:change-id="ct93962560579680"/><text:change text:change-id="ct93962558738864"/><text:change-start text:change-id="ct93962558739600"/><text:span text:style-name="T128">least one accounting algorithm for each </text:span><text:change-end text:change-id="ct93962558739600"/><text:span text:style-name="T4">resource </text:span><text:change text:change-id="ct93962639148272"/><text:change text:change-id="ct93962639147968"/><text:change text:change-id="ct93962639147664"/><text:change text:change-id="ct93962639147360"/><text:change text:change-id="ct93962639147056"/><text:change text:change-id="ct93962639146752"/><text:change text:change-id="ct93962664589152"/><text:change text:change-id="ct93962664588848"/><text:change text:change-id="ct93962645601744"/><text:change text:change-id="ct93962645601392"/><text:change text:change-id="ct93962558739232"/><text:change-start text:change-id="ct93962645560816"/><text:span text:style-name="T128">type, using the the existing monitor specification where appropriate.</text:span><text:change-end text:change-id="ct93962645560816"/></text:p>
      <text:p text:style-name="P41">R<text:change text:change-id="ct93962645579200"/><text:change-start text:change-id="ct93962639058976"/><text:span text:style-name="T38">2</text:span><text:change-end text:change-id="ct93962639058976"/>: The solution MUST monitor resources per bundle or <text:change text:change-id="ct93962645562192"/><text:change text:change-id="ct93962645561888"/><text:change text:change-id="ct93962645561584"/><text:change text:change-id="ct93962620572000"/><text:change text:change-id="ct93962636618240"/><text:change text:change-id="ct93962651913248"/><text:change text:change-id="ct93962652460352"/><text:change-start text:change-id="ct93962645562816"/><text:span text:style-name="T129">group of bundles</text:span><text:change-end text:change-id="ct93962645562816"/><text:change-start text:change-id="ct93962670438352"/> <text:span text:style-name="T38">and take action to prevent resource limit violations.</text:span><text:change-end text:change-id="ct93962670438352"/></text:p>
      <text:p text:style-name="P23"><text:span text:style-name="T4">R</text:span><text:change text:change-id="ct93962670439424"/><text:change text:change-id="ct93962670439200"/><text:change-start text:change-id="ct93962670439824"/><text:span text:style-name="T52">3</text:span><text:change-end text:change-id="ct93962670439824"/><text:change-start text:change-id="ct93962671079424"/><text:span text:style-name="T33">: The solution MUST </text:span><text:change-end text:change-id="ct93962671079424"/><text:change text:change-id="ct93962671080336"/><text:change text:change-id="ct93962671080032"/><text:change text:change-id="ct93962671079728"/><text:change-start text:change-id="ct93962671081392"/><text:span text:style-name="T64">provide a mec</text:span><text:change-end text:change-id="ct93962671081392"/><text:change-start text:change-id="ct93962665057872"/><text:span text:style-name="T64">hanism to </text:span><text:change-end text:change-id="ct93962665057872"/><text:change-start text:change-id="ct93962665058832"/><text:span text:style-name="T63">enforce limits on</text:span><text:change-end text:change-id="ct93962665058832"/><text:change-start text:change-id="ct93962665059712"/><text:span text:style-name="T33"> the following resources</text:span><text:change-end text:change-id="ct93962665059712"/><text:change-start text:change-id="ct93962658199120"/><text:span text:style-name="T33">,</text:span><text:span text:style-name="T34"> </text:span><text:change-end text:change-id="ct93962658199120"/><text:change text:change-id="ct93962658199616"/><text:change-start text:change-id="ct93962658200480"/><text:span text:style-name="T66">where</text:span><text:change-end text:change-id="ct93962658200480"/><text:change-start text:change-id="ct93962670070032"/><text:span text:style-name="T34"> relevant on the underlying </text:span><text:span text:style-name="T67">(hardware and software) </text:span><text:span text:style-name="T34">platform</text:span><text:change-end text:change-id="ct93962670070032"/><text:change text:change-id="ct93962670070336"/><text:change-start text:change-id="ct93962670071152"/><text:span text:style-name="T33">:</text:span><text:change-end text:change-id="ct93962670071152"/></text:p>
      <text:list xml:id="list122338160824447" text:continue-list="list2134367507" text:style-name="L4">
        <text:list-item>
          <text:p text:style-name="P42">CPU</text:p>
        </text:list-item>
        <text:list-item>
          <text:p text:style-name="P42">Memory</text:p>
        </text:list-item>
        <text:list-item>
          <text:p text:style-name="P42">Disk storage space</text:p>
        </text:list-item>
        <text:list-item>
          <text:p text:style-name="P42"><text:change text:change-id="ct93962670045824"/><text:change-start text:change-id="ct93962620573136"/>Bandwidth on any <text:change-end text:change-id="ct93962620573136"/><text:change text:change-id="ct93962658201120"/><text:change-start text:change-id="ct93962600381520"/>network<text:change-end text:change-id="ct93962600381520"/><text:change text:change-id="ct93962661500048"/><text:change-start text:change-id="ct93962627605312"/> <text:span text:style-name="T38">connection.</text:span><text:change-end text:change-id="ct93962627605312"/></text:p>
        </text:list-item>
      </text:list>
      <text:p text:style-name="P43"><text:change-start text:change-id="ct93962600381104"/><text:span text:style-name="T12">R</text:span><text:change-end text:change-id="ct93962600381104"/><text:change text:change-id="ct93962600380800"/><text:change-start text:change-id="ct93962670447360"/><text:span text:style-name="T84">4</text:span><text:change-end text:change-id="ct93962670447360"/><text:change-start text:change-id="ct93962671080752"/><text:span text:style-name="T12">: </text:span><text:span text:style-name="T35">The solution MUST provide a mechanism to </text:span><text:change-end text:change-id="ct93962671080752"/><text:change text:change-id="ct93962671081056"/><text:change-start text:change-id="ct93962658199840"/><text:span text:style-name="T36">obtain a list of</text:span><text:change-end text:change-id="ct93962658199840"/><text:change-start text:change-id="ct93962665058144"/><text:span text:style-name="T35"> resource types that </text:span><text:change-end text:change-id="ct93962665058144"/><text:change text:change-id="ct93962625326656"/><text:change-start text:change-id="ct93962625327664"/><text:span text:style-name="T36">are limited and what those limits are.</text:span><text:change-end text:change-id="ct93962625327664"/><text:change text:change-id="ct93962625327968"/><text:change-start text:change-id="ct93962669982832"/></text:p>
      <text:p text:style-name="Body"><text:change-end text:change-id="ct93962669982832"/><text:change text:change-id="ct93962626384816"/><text:change text:change-id="ct93962626384592"/><text:change text:change-id="ct93962669984848"/><text:change text:change-id="ct93962669984624"/><text:change text:change-id="ct93962669984400"/><text:change text:change-id="ct93962669984176"/><text:change text:change-id="ct93962669983952"/><text:change text:change-id="ct93962669983728"/><text:change text:change-id="ct93962669983504"/><text:change text:change-id="ct93962669983280"/><text:change text:change-id="ct93962669983056"/>R<text:change text:change-id="ct93962626385264"/><text:change text:change-id="ct93962626385040"/><text:change-start text:change-id="ct93962626385488"/><text:span text:style-name="T38">5</text:span><text:change-end text:change-id="ct93962626385488"/>: The solution MUST <text:change text:change-id="ct93962626385712"/><text:change-start text:change-id="ct93962626385936"/><text:span text:style-name="T130">enforce</text:span><text:change-end text:change-id="ct93962626385936"/> CPU <text:change text:change-id="ct93962626386160"/><text:change-start text:change-id="ct93962626386624"/><text:span text:style-name="T130">limits</text:span><text:change-end text:change-id="ct93962626386624"/> over a <text:change text:change-id="ct93962640664944"/><text:change-start text:change-id="ct93962640665616"/><text:span text:style-name="T128">defined</text:span><text:change-end text:change-id="ct93962640665616"/> period.<text:change text:change-id="ct93962609331872"/><text:change text:change-id="ct93962609331568"/><text:change text:change-id="ct93962609331264"/><text:change text:change-id="ct93962609330960"/><text:change text:change-id="ct93962609330656"/><text:change text:change-id="ct93962640666880"/><text:change text:change-id="ct93962640666576"/><text:change text:change-id="ct93962640666272"/><text:change text:change-id="ct93962640665968"/></text:p>
      <text:p text:style-name="Body">R<text:change text:change-id="ct93962617099600"/><text:change text:change-id="ct93962617100784"/><text:change-start text:change-id="ct93962656482320"/><text:span text:style-name="T132">6</text:span><text:change-end text:change-id="ct93962656482320"/>: The solution MUST define thread thresholds as a number of <text:change text:change-id="ct93962655516064"/>threads.</text:p>
      <text:p text:style-name="Body">R<text:change text:change-id="ct93962655516784"/><text:change text:change-id="ct93962616572272"/><text:change text:change-id="ct93962661467904"/><text:change-start text:change-id="ct93962669701200"/><text:span text:style-name="T132">7</text:span><text:change-end text:change-id="ct93962669701200"/>: The solution MUST define socket thresholds as a number of opened sockets.<text:change-start text:change-id="ct93962600380512"/></text:p>
      <text:p text:style-name="Body">R<text:change-end text:change-id="ct93962600380512"/><text:change text:change-id="ct93962618826224"/><text:change text:change-id="ct93962624665408"/><text:change text:change-id="ct93962618826592"/><text:change-start text:change-id="ct93962609240672"/><text:span text:style-name="T132">8</text:span><text:change-end text:change-id="ct93962609240672"/><text:change-start text:change-id="ct93962669702048"/>: The solution <text:change-end text:change-id="ct93962669702048"/><text:change text:change-id="ct93962627307920"/><text:change text:change-id="ct93962645958160"/><text:change text:change-id="ct93962645957856"/><text:change text:change-id="ct93962645957552"/><text:change text:change-id="ct93962645957248"/><text:change text:change-id="ct93962645956944"/><text:change text:change-id="ct93962645956640"/><text:change text:change-id="ct93962645956336"/><text:change text:change-id="ct93962669703040"/><text:change-start text:change-id="ct93962627308544"/><text:span text:style-name="T131">SHOULD be able to defined policies for handling resource </text:span><text:change-end text:change-id="ct93962627308544"/><text:change-start text:change-id="ct93962627309312"/><text:span text:style-name="T131">violations.</text:span><text:change-end text:change-id="ct93962627309312"/></text:p>
      <text:p text:style-name="Body">R<text:change text:change-id="ct93962627400000"/><text:change text:change-id="ct93962627399696"/><text:change text:change-id="ct93962627399392"/><text:change text:change-id="ct93962627399088"/><text:change text:change-id="ct93962627447568"/><text:change text:change-id="ct93962627447264"/><text:change text:change-id="ct93962627446960"/><text:change text:change-id="ct93962627446656"/><text:change text:change-id="ct93962627446352"/><text:change text:change-id="ct93962664929792"/><text:change text:change-id="ct93962664929488"/><text:change text:change-id="ct93962664929184"/><text:change text:change-id="ct93962664928880"/><text:change text:change-id="ct93962664928576"/><text:change text:change-id="ct93962664928272"/><text:change text:change-id="ct93962664927968"/><text:change text:change-id="ct93962671249008"/><text:change text:change-id="ct93962671248704"/><text:change text:change-id="ct93962671248400"/><text:change text:change-id="ct93962671248096"/><text:change text:change-id="ct93962671247792"/><text:change text:change-id="ct93962671247488"/><text:change text:change-id="ct93962671247184"/><text:change text:change-id="ct93962640007616"/><text:change text:change-id="ct93962640007312"/><text:change text:change-id="ct93962640007008"/><text:change text:change-id="ct93962640006704"/><text:change text:change-id="ct93962640006400"/><text:change text:change-id="ct93962640006096"/><text:change text:change-id="ct93962640005792"/><text:change text:change-id="ct93962660545376"/><text:change text:change-id="ct93962660545152"/><text:change text:change-id="ct93962660544480"/><text:change text:change-id="ct93962660544256"/><text:change text:change-id="ct93962660544032"/><text:change text:change-id="ct93962660543808"/><text:change text:change-id="ct93962660543584"/><text:change text:change-id="ct93962627309792"/><text:change-start text:change-id="ct93962627400624"/><text:span text:style-name="T132">9</text:span><text:change-end text:change-id="ct93962627400624"/><text:change-start text:change-id="ct93962627400928"/>: The solution MUST define means for<text:change-end text:change-id="ct93962627400928"/><text:change text:change-id="ct93962670009936"/><text:change-start text:change-id="ct93962670010656"/> <text:span text:style-name="T38">specifying</text:span><text:change-end text:change-id="ct93962670010656"/><text:change-start text:change-id="ct93962670010960"/> <text:change-end text:change-id="ct93962670010960"/><text:change text:change-id="ct93962670011264"/><text:change-start text:change-id="ct93962639180464"/><text:span text:style-name="T38">a bundle’s</text:span><text:change-end text:change-id="ct93962639180464"/><text:change text:change-id="ct93962639180768"/><text:change-start text:change-id="ct93962639181168"/> resource <text:change-end text:change-id="ct93962639181168"/><text:change text:change-id="ct93962639181472"/><text:change-start text:change-id="ct93962639182192"/><text:span text:style-name="T38">limits</text:span><text:change-end text:change-id="ct93962639182192"/><text:change-start text:change-id="ct93962639182544"/>.<text:change-end text:change-id="ct93962639182544"/><text:change text:change-id="ct93962549159728"/><text:change text:change-id="ct93962549159424"/><text:change text:change-id="ct93962549159120"/><text:change text:change-id="ct93962549158816"/><text:change text:change-id="ct93962670919440"/><text:change text:change-id="ct93962670919136"/><text:change text:change-id="ct93962670918832"/><text:change text:change-id="ct93962670918528"/><text:change text:change-id="ct93962670918224"/><text:change text:change-id="ct93962670917920"/><text:change text:change-id="ct93962670917616"/><text:change text:change-id="ct93962644465968"/><text:change text:change-id="ct93962644465664"/><text:change text:change-id="ct93962644465360"/><text:change text:change-id="ct93962644465056"/><text:change text:change-id="ct93962644464752"/><text:change text:change-id="ct93962644464448"/><text:change text:change-id="ct93962644464144"/><text:change text:change-id="ct93962617582288"/><text:change text:change-id="ct93962617581984"/><text:change text:change-id="ct93962617581680"/><text:change text:change-id="ct93962617581376"/><text:change text:change-id="ct93962617581072"/><text:change text:change-id="ct93962617580768"/><text:change text:change-id="ct93962617580464"/><text:change text:change-id="ct93962640201920"/><text:change text:change-id="ct93962640201616"/><text:change text:change-id="ct93962640201312"/><text:change text:change-id="ct93962640201008"/><text:change text:change-id="ct93962640200704"/><text:change text:change-id="ct93962640200400"/><text:change text:change-id="ct93962640200096"/><text:change-start text:change-id="ct93962656752704"/></text:p>
      <text:p text:style-name="P25"/>
      <text:p text:style-name="P43"><text:span text:style-name="T12">R</text:span><text:change-end text:change-id="ct93962656752704"/><text:change text:change-id="ct93962660803904"/><text:change-start text:change-id="ct93962609241152"/><text:span text:style-name="T84">1</text:span><text:change-end text:change-id="ct93962609241152"/><text:change-start text:change-id="ct93962670739872"/><text:span text:style-name="T86">0</text:span><text:change-end text:change-id="ct93962670739872"/><text:change-start text:change-id="ct93962616955312"/><text:span text:style-name="T12">: </text:span><text:change-end text:change-id="ct93962616955312"/><text:change text:change-id="ct93962670427328"/><text:change-start text:change-id="ct93962638224032"/><text:span text:style-name="T84">The framework MUST be able to terminate a bundle without loosing resources.</text:span><text:change-end text:change-id="ct93962638224032"/><text:change-start text:change-id="ct93962660793712"/></text:p>
      <text:p text:style-name="P109"/>
      <text:p text:style-name="P60"><text:span text:style-name="T84">R</text:span><text:span text:style-name="T12">1</text:span><text:span text:style-name="T86">1</text:span><text:span text:style-name="T12">: As m</text:span><text:change-end text:change-id="ct93962660793712"/><text:change-start text:change-id="ct93962635483776"/><text:span text:style-name="T12">any existing bundles as feasible that do not require resource management SHOULD </text:span><text:change-end text:change-id="ct93962635483776"/><text:change-start text:change-id="ct93962616933440"/><text:span text:style-name="T12">run unmodified.</text:span><text:change-end text:change-id="ct93962616933440"/><text:change-start text:change-id="ct93962635944192"/></text:p>
      <text:p text:style-name="P110"/>
      <text:p text:style-name="P61"><text:span text:style-name="T12">R12: </text:span><text:change-end text:change-id="ct93962635944192"/><text:change-start text:change-id="ct93962561777568"/><text:span text:style-name="T12">Predeployment analysis tools MUST be provided to help ensure system robustness.</text:span><text:change-end text:change-id="ct93962561777568"/><text:change-start text:change-id="ct93962642564704"/></text:p>
      <text:p text:style-name="P111"><text:change-end text:change-id="ct93962642564704"/><text:change-start text:change-id="ct93962641214944"/></text:p>
      <text:p text:style-name="P112">R13: The system SHOULD be able to enforce that only vettered code may runnable on it.<text:change-end text:change-id="ct93962641214944"/></text:p>
      <text:h text:style-name="Heading_20_1" text:outline-level="1"><text:soft-page-break/>Document Support</text:h>
      <text:h text:style-name="Heading_20_2" text:outline-level="2">References</text:h>
      <text:list xml:id="list122338709841513" text:continue-list="list122337714240668" text:style-name="WW8Num3">
        <text:list-item>
          <text:p text:style-name="Definition_20_Term"><text:bookmark-start text:name="ref2119"/>Bradner, S., Key words for use in RFCs to Indicate Requirement Levels, RFC2119, March 1997.<text:bookmark-end text:name="ref2119"/></text:p>
        </text:list-item>
        <text:list-item>
          <text:p text:style-name="Definition_20_Term"><text:change-start text:change-id="ct93962609241872"/>Software Requirements &amp; Specifications. Michael Jackson. ISBN 0-201-87712-0<text:change-end text:change-id="ct93962609241872"/><text:change-start text:change-id="ct93962655658144"/></text:p>
        </text:list-item>
        <text:list-item>
          <text:p text:style-name="Definition_20_Term"><text:bookmark-start text:name="__RefNumPara__43635346"/>T. Miettinen, D. Pakkala, and M. Hongisto. A method for the resource monitoring of osgi-based software components. In Software Engineering and Advanced Applications, 2008. SEAA '08. 34th Euromicro Conference, pages 100 {107, 3-5 2008.<text:bookmark-end text:name="__RefNumPara__43635346"/></text:p>
        </text:list-item>
        <text:list-item>
          <text:p text:style-name="Definition_20_Term"><text:bookmark-start text:name="__RefNumPara__43635800"/><text:span text:style-name="T116">Y. Maurel, A. Bottaro, R. Kopetz, K. Attouchi. </text:span>Adaptive Monitoring of End-user OSGi-based Home Boxes. In Component Base Software Engineering, 15th ACM SigSoft International Symposium on Component-Based Software Engineering (CBSE 2012), Bertinoro, Italy, June 2012<text:bookmark-end text:name="__RefNumPara__43635800"/></text:p>
        </text:list-item>
        <text:list-item>
          <text:p text:style-name="P170"><text:bookmark-start text:name="__RefNumPara__43636180"/>C. Larsson and C. Gray. Challenges of resource management in an OSGi environment. In OSGi Community Event 2011, Darmstadt, Germany, September 2011.<text:bookmark-end text:name="__RefNumPara__43636180"/></text:p>
        </text:list-item>
        <text:list-item>
          <text:p text:style-name="P170"><text:bookmark-start text:name="__RefNumPara__43640332"/>N. Geofray, G. Thomas, G. Muller, P. Parrend, S. Frénot, and B. Folliot. I-JVM: a java virtual machine for component isolation in osgi. In Proceedings of the 2009 IEEE/IFIP International Conference on Dependable Systems and Networks, DSN, pages 544{553. IEEE, 2009.<text:bookmark-end text:name="__RefNumPara__43640332"/></text:p>
        </text:list-item>
        <text:list-item>
          <text:p text:style-name="P170"><text:bookmark-start text:name="__RefNumPara__29223935"/>Java Community Process, Java Specification Request 163, Java Platform Profiling Architecture, final release, September 2004.<text:bookmark-end text:name="__RefNumPara__29223935"/></text:p>
        </text:list-item>
        <text:list-item>
          <text:p text:style-name="Definition_20_Term"><text:bookmark-start text:name="__RefNumPara__29234332"/><text:span text:style-name="T41">The Java Virtual Machine Specification</text:span>, Second Edition by Tim Lindholm and Frank Yellin. Addison-Wesley, 1999, ISBN 0-201-43294-3.<text:bookmark-end text:name="__RefNumPara__29234332"/></text:p>
        </text:list-item>
        <text:list-item>
          <text:p text:style-name="P45"><text:change-end text:change-id="ct93962655658144"/><text:change-start text:change-id="ct93962670131024"/><text:span text:style-name="T42">T</text:span><text:span text:style-name="T41">he Java Language Specification, Third Edition, May 2005, ISBN 0-321-24678-</text:span><text:change-end text:change-id="ct93962670131024"/><text:change-start text:change-id="ct93962661721504"/></text:p>
        </text:list-item>
        <text:list-item>
          <text:p text:style-name="P45"><text:bookmark-start text:name="__RefNumPara__8980_1825247634"/><text:change-end text:change-id="ct93962661721504"/><text:change text:change-id="ct93962639158240"/><text:change-start text:change-id="ct93962635943296"/><text:span text:style-name="T110">T</text:span><text:change-end text:change-id="ct93962635943296"/><text:change-start text:change-id="ct93962557388880"/><text:span text:style-name="T41">he </text:span><text:change-end text:change-id="ct93962557388880"/><text:change text:change-id="ct93962642461872"/><text:change-start text:change-id="ct93962670614656"/><text:span text:style-name="T42">Realtime Specification for Java 2.0.</text:span><text:change-end text:change-id="ct93962670614656"/><text:change text:change-id="ct93962670614960"/><text:change-start text:change-id="ct93962670615776"/><text:span text:style-name="T41">, </text:span><text:change-end text:change-id="ct93962670615776"/><text:change text:change-id="ct93962670616080"/><text:change-start text:change-id="ct93962618865904"/><text:span text:style-name="T109">JSR </text:span><text:change-end text:change-id="ct93962618865904"/><text:change-start text:change-id="ct93962618866128"/><text:span text:style-name="T109">282, </text:span><text:change-end text:change-id="ct93962618866128"/><text:change-start text:change-id="ct93962618867120"/><text:span text:style-name="T109">http://www.aicas.com/cms/rtsj</text:span><text:bookmark-end text:name="__RefNumPara__8980_1825247634"/><text:change-end text:change-id="ct93962618867120"/><text:change-start text:change-id="ct93962618868016"/></text:p>
        </text:list-item>
      </text:list>
      <text:p text:style-name="P46"><text:change-end text:change-id="ct93962618868016"/><text:change text:change-id="ct93962656997056"/></text:p>
      <text:h text:style-name="Heading_20_2" text:outline-level="2">Author’s Address</text:h>
      <text:p text:style-name="P88"/>
      <table:table table:name="Tableau2" table:style-name="Tableau2">
        <table:table-column table:style-name="Tableau2.A"/>
        <table:table-column table:style-name="Tableau2.B"/>
        <text:soft-page-break/>
        <table:table-row table:style-name="Tableau2.1">
          <table:table-cell table:style-name="Tableau2.A1" office:value-type="string">
            <text:p text:style-name="P49"><text:change-start text:change-id="ct93962558457888"/>Name<text:change-end text:change-id="ct93962558457888"/></text:p>
          </table:table-cell>
          <table:table-cell table:style-name="Tableau2.B1" office:value-type="string">
            <text:p text:style-name="P48"><text:change text:change-id="ct93962640051840"/><text:change-start text:change-id="ct93962616999968"/>James J. Hunt<text:change-end text:change-id="ct93962616999968"/></text:p>
          </table:table-cell>
        </table:table-row>
        <table:table-row table:style-name="Tableau2.1">
          <table:table-cell table:style-name="Tableau2.A1" office:value-type="string">
            <text:p text:style-name="P49"><text:change-start text:change-id="ct93962625472096"/>Company<text:change-end text:change-id="ct93962625472096"/></text:p>
          </table:table-cell>
          <table:table-cell table:style-name="Tableau2.B1" office:value-type="string">
            <text:p text:style-name="P48"><text:change text:change-id="ct93962625887728"/><text:change-start text:change-id="ct93962639092976"/>aicas GmbH<text:change-end text:change-id="ct93962639092976"/></text:p>
          </table:table-cell>
        </table:table-row>
        <table:table-row table:style-name="Tableau2.1">
          <table:table-cell table:style-name="Tableau2.A1" office:value-type="string">
            <text:p text:style-name="P49"><text:change-start text:change-id="ct93962649410864"/>Add<text:change-end text:change-id="ct93962649410864"/><text:change text:change-id="ct93962661836240"/><text:change-start text:change-id="ct93962651874464"/><text:span text:style-name="T43">ress</text:span><text:change-end text:change-id="ct93962651874464"/></text:p>
          </table:table-cell>
          <table:table-cell table:style-name="Tableau2.B1" office:value-type="string">
            <text:p text:style-name="P50"><text:change text:change-id="ct93962616606688"/><text:change text:change-id="ct93962616943824"/><text:change-start text:change-id="ct93962556620704"/>Emmy-Noethe-Straße 9, 76131 Karlsruhe, Germany<text:change-end text:change-id="ct93962556620704"/></text:p>
          </table:table-cell>
        </table:table-row>
        <table:table-row table:style-name="Tableau2.1">
          <table:table-cell table:style-name="Tableau2.A1" office:value-type="string">
            <text:p text:style-name="P51"><text:change text:change-id="ct93962655198336"/><text:change-start text:change-id="ct93962609358432"/>Voice<text:change-end text:change-id="ct93962609358432"/></text:p>
          </table:table-cell>
          <table:table-cell table:style-name="Tableau2.B1" office:value-type="string">
            <text:p text:style-name="P52"><text:change text:change-id="ct93962649394416"/><text:change text:change-id="ct93962625429696"/><text:change-start text:change-id="ct93962669939504"/>+49 721 663 968-22<text:change-end text:change-id="ct93962669939504"/></text:p>
          </table:table-cell>
        </table:table-row>
        <table:table-row table:style-name="Tableau2.1">
          <table:table-cell table:style-name="Tableau2.A1" office:value-type="string">
            <text:p text:style-name="P53"><text:change text:change-id="ct93962625142336"/><text:change-start text:change-id="ct93962625142688"/>E-mail<text:change-end text:change-id="ct93962625142688"/></text:p>
          </table:table-cell>
          <table:table-cell table:style-name="Tableau2.B1" office:value-type="string">
            <text:p text:style-name="P52"><text:change text:change-id="ct93962670993552"/><text:change-start text:change-id="ct93962625226336"/>jjh@aicas.com<text:change-end text:change-id="ct93962625226336"/></text:p>
          </table:table-cell>
        </table:table-row>
      </table:table>
      <text:p text:style-name="P84"/>
      <text:p text:style-name="P54"/>
      <text:p text:style-name="P54"><text:change-start text:change-id="ct93962641301648"/></text:p>
      <text:p text:style-name="Text_20_body"><text:change-end text:change-id="ct93962641301648"/><text:change text:change-id="ct93962645474944"/></text:p>
      <text:p text:style-name="P104"><text:change-start text:change-id="ct93962656536480"/></text:p>
      <text:h text:style-name="Heading_20_2" text:outline-level="2"><text:change-end text:change-id="ct93962656536480"/>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MBX9" svg:font-family="CMBX9"/>
    <style:font-face style:name="CMR9" svg:font-family="CMR9"/>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Segoe UI" svg:font-family="'Segoe UI'"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writing-mode="page"/>
      <style:text-properties fo:color="#000000" style:font-name="Times New Roman" fo:font-family="'Times New Roman', 'Times New Roman'" style:font-family-generic="roman" fo:font-size="12pt" fo:language="en" fo:country="US" style:font-name-asian="Times New Roman" style:font-family-asian="'Times New Roman', 'Times New Roman'" style:font-family-generic-asian="roman" style:font-size-asian="12pt" style:font-name-complex="Times New Roman" style:font-family-complex="'Times New Roman', 'Times New Roman'" style:font-family-generic-complex="roman" style:font-size-complex="12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27in" fo:margin-bottom="0.0827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T1" style:family="text">
      <style:text-properties officeooo:rsid="0012f3f9"/>
    </style:style>
    <style:style style:name="MT2" style:family="text">
      <style:text-properties officeooo:rsid="0026008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098in" fo:margin-bottom="0.65in" fo:margin-left="0.75in" fo:margin-right="0.75in" fo:background-color="transparent" style:writing-mode="lr-tb" style:layout-grid-color="#c0c0c0" style:layout-grid-lines="39" style:layout-grid-base-height="0.139in" style:layout-grid-ruby-height="0.111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098in" fo:background-color="transparent" style:dynamic-spacing="true" draw:fill="none" draw:fill-color="#99ccff"/>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121">
      <number:year number:style="long"/>
    </number:date-style>
  </office:automatic-styles>
  <office:master-styles>
    <style:master-page style:name="Standard" style:page-layout-name="Mpm1">
      <style:header>
        <text:tracked-changes>
          <text:changed-region xml:id="ct93962625908448" text:id="ct93962625908448">
            <text:deletion>
              <office:change-info>
                <dc:creator>Arnaud Rinquin</dc:creator>
                <dc:date>2013-01-24T10:58:00</dc:date>
              </office:change-info>
              <text:p text:style-name="Header">RFP - </text:p>
            </text:deletion>
          </text:changed-region>
          <text:changed-region xml:id="ct93962616770368" text:id="ct93962616770368">
            <text:deletion>
              <office:change-info>
                <dc:creator>James J. Hunt</dc:creator>
                <dc:date>2018-04-04T14:54:14</dc:date>
              </office:change-info>
              <text:p text:style-name="Header">3-03-04</text:p>
            </text:deletion>
          </text:changed-region>
          <text:changed-region xml:id="ct93962625908864" text:id="ct93962625908864">
            <text:deletion>
              <office:change-info>
                <dc:creator>Auteur inconnu</dc:creator>
                <dc:date>2013-03-04T08:49:00</dc:date>
              </office:change-info>
              <text:p text:style-name="Header">2-10-19</text:p>
            </text:deletion>
          </text:changed-region>
          <text:changed-region xml:id="ct93962625472912" text:id="ct93962625472912">
            <text:insertion>
              <office:change-info>
                <dc:creator>James J. Hunt</dc:creator>
                <dc:date>2018-04-04T14:54:16</dc:date>
              </office:change-info>
            </text:insertion>
          </text:changed-region>
        </text:tracked-changes>
        <text:p text:style-name="Header"><draw:frame draw:style-name="Mfr1" draw:name="graphics2" text:anchor-type="paragraph" svg:x="0.0091in" svg:y="-0.0016in" svg:width="0.95in" svg:height="0.4201in" draw:z-index="10"><draw:image xlink:href="Pictures/1000020100000427000001D861406D9F1B8C46FE.png" xlink:type="simple" xlink:show="embed" xlink:actuate="onLoad" loext:mime-type="image/png"/></draw:frame><text:tab/><text:change text:change-id="ct93962625908448"/><text:user-defined style:data-style-name="N0" text:name="RFP Title">RFP 189—Resource Enforcement</text:user-defined><text:tab/>Page <text:page-number text:select-page="current">3</text:page-number><text:s/>of <text:page-count style:num-format="1">11</text:page-count></text:p>
        <text:p text:style-name="Header"/>
        <text:p text:style-name="Header"><text:tab/><text:tab/>201<text:change text:change-id="ct93962616770368"/><text:change text:change-id="ct93962625908864"/><text:change-start text:change-id="ct93962625472912"/><text:span text:style-name="MT1">8-04-05</text:span><text:change-end text:change-id="ct93962625472912"/></text:p>
      </style:header>
      <style:footer>
        <text:tracked-changes>
          <text:changed-region xml:id="ct93962662503552" text:id="ct93962662503552">
            <text:deletion>
              <office:change-info>
                <dc:creator>Arnaud Rinquin</dc:creator>
                <dc:date>2013-01-24T10:58:00</dc:date>
              </office:change-info>
              <text:p text:style-name="Footer"><text:user-defined style:data-style-name="N0" text:name="Company">aicas GmbH</text:user-defined></text:p>
            </text:deletion>
          </text:changed-region>
          <text:changed-region xml:id="ct93962548084048" text:id="ct93962548084048">
            <text:insertion>
              <office:change-info>
                <dc:creator>Arnaud Rinquin</dc:creator>
                <dc:date>2013-01-24T10:58:00</dc:date>
              </office:change-info>
            </text:insertion>
          </text:changed-region>
        </text:tracked-changes>
        <text:p text:style-name="Footer">Copyright © <text:change text:change-id="ct93962662503552"/><text:change-start text:change-id="ct93962548084048"/><text:span text:style-name="MT2">OSGi Alliance</text:span><text:change-end text:change-id="ct93962548084048"/> <text:s/><text:modification-date style:data-style-name="N121">2018</text:modification-date><text:tab/>All Rights Reserved</text:p>
      </style:footer>
    </style:master-page>
    <style:master-page style:name="First_20_Page" style:display-name="First Page" style:page-layout-name="Mpm2" style:next-style-name="Standard">
      <style:header>
        <text:p text:style-name="MP1"/>
      </style:header>
      <style:footer>
        <text:tracked-changes>
          <text:changed-region xml:id="ct93962670358064" text:id="ct93962670358064">
            <text:insertion>
              <office:change-info>
                <dc:creator>Arnaud Rinquin</dc:creator>
                <dc:date>2013-01-24T10:59:00</dc:date>
              </office:change-info>
            </text:insertion>
          </text:changed-region>
          <text:changed-region xml:id="ct93962657368112" text:id="ct93962657368112">
            <text:deletion>
              <office:change-info>
                <dc:creator>Arnaud Rinquin</dc:creator>
                <dc:date>2013-01-24T10:59:00</dc:date>
              </office:change-info>
              <text:p text:style-name="Legals"><text:span text:style-name="MT2"><text:user-defined style:data-style-name="N0" text:name="Company">aicas GmbH</text:user-defined></text:span><text:span text:style-name="MT2"><text:s/></text:span></text:p>
            </text:deletion>
          </text:changed-region>
        </text:tracked-changes>
        <text:p text:style-name="Legals">Copyright © <text:change-start text:change-id="ct93962670358064"/><text:span text:style-name="MT2">OSGi Alliance</text:span><text:change-end text:change-id="ct93962670358064"/><text:change text:change-id="ct93962657368112"/><text:modification-date style:data-style-name="N121">201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creation-date>2011-02-03T17:31:15</meta:creation-date>
    <meta:editing-cycles>182</meta:editing-cycles>
    <meta:editing-duration>P38DT6H46M55S</meta:editing-duration>
    <meta:initial-creator>Masayoshi Shimizu</meta:initial-creator>
    <dc:date>2018-04-17T12:23:37.348519220</dc:date>
    <meta:print-date>2013-03-04T09:17:07.830000000</meta:print-date>
    <dc:creator>James J. Hunt</dc:creator>
    <meta:document-statistic meta:table-count="3" meta:image-count="4" meta:object-count="0" meta:page-count="11" meta:paragraph-count="152" meta:word-count="2543" meta:character-count="15863" meta:non-whitespace-character-count="13442"/>
    <meta:user-defined meta:name="Company">aicas GmbH</meta:user-defined>
    <meta:user-defined meta:name="Info 3"/>
    <meta:user-defined meta:name="Info 4"/>
    <meta:user-defined meta:name="RFP Title">RFP 189—Resource Enforcement</meta:user-defined>
  </office:meta>
</office:document-meta>
</file>